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928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2.118cm"/>
    </style:style>
    <style:style style:name="co4" style:family="table-column">
      <style:table-column-properties fo:break-before="auto" style:column-width="8.042cm"/>
    </style:style>
    <style:style style:name="co5" style:family="table-column">
      <style:table-column-properties fo:break-before="auto" style:column-width="7.551cm"/>
    </style:style>
    <style:style style:name="co6" style:family="table-column">
      <style:table-column-properties fo:break-before="auto" style:column-width="7.802cm"/>
    </style:style>
    <style:style style:name="co7" style:family="table-column">
      <style:table-column-properties fo:break-before="auto" style:column-width="6.279cm"/>
    </style:style>
    <style:style style:name="co8" style:family="table-column">
      <style:table-column-properties fo:break-before="auto" style:column-width="5.435cm"/>
    </style:style>
    <style:style style:name="co9" style:family="table-column">
      <style:table-column-properties fo:break-before="auto" style:column-width="7.534cm"/>
    </style:style>
    <style:style style:name="co10" style:family="table-column">
      <style:table-column-properties fo:break-before="auto" style:column-width="7.692cm"/>
    </style:style>
    <style:style style:name="co11" style:family="table-column">
      <style:table-column-properties fo:break-before="auto" style:column-width="8.573cm"/>
    </style:style>
    <style:style style:name="co12" style:family="table-column">
      <style:table-column-properties fo:break-before="auto" style:column-width="8.84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RD">
      <style:table-properties table:display="true" style:writing-mode="lr-tb"/>
    </style:style>
    <style:style style:name="ta2" style:family="table" style:master-page-name="PageStyle_5f_FF">
      <style:table-properties table:display="true" style:writing-mode="lr-tb"/>
    </style:style>
    <style:style style:name="ta3" style:family="table" style:master-page-name="PageStyle_5f_ND">
      <style:table-properties table:display="true" style:writing-mode="lr-tb"/>
    </style:style>
    <style:style style:name="ta4" style:family="table" style:master-page-name="PageStyle_5f_SS">
      <style:table-properties table:display="true" style:writing-mode="lr-tb"/>
    </style:style>
    <style:style style:name="ta5" style:family="table" style:master-page-name="PageStyle_5f_LE">
      <style:table-properties table:display="true" style:writing-mode="lr-tb"/>
    </style:style>
    <style:style style:name="ta6" style:family="table" style:master-page-name="PageStyle_5f_All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D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1020" table:default-cell-style-name="ce3"/>
        <table:table-row table:style-name="ro1">
          <table:table-cell table:style-name="ce1" office:value-type="string" calcext:value-type="string">
            <text:p>Beeping</text:p>
          </table:table-cell>
          <table:table-cell table:style-name="ce1" table:formula="of:=LOWER([.A1])" office:value-type="string" office:string-value="beeping" calcext:value-type="string">
            <text:p>beeping</text:p>
          </table:table-cell>
          <table:table-cell table:style-name="ce1" office:value-type="string" calcext:value-type="string">
            <text:p>_RDS1</text:p>
          </table:table-cell>
          <table:table-cell table:style-name="ce1" table:formula="of:=[.B1]&amp;[.C1]" office:value-type="string" office:string-value="beeping_RDS1" calcext:value-type="string">
            <text:p>beeping_RDS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alogu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ocking_gun</text:p>
          </table:table-cell>
          <table:table-cell table:style-name="ce1" table:formula="of:=LOWER([.A2])" office:value-type="string" office:string-value="cocking_gun" calcext:value-type="string">
            <text:p>cocking_gun</text:p>
          </table:table-cell>
          <table:table-cell table:style-name="ce1" office:value-type="string" calcext:value-type="string">
            <text:p>_RDS1</text:p>
          </table:table-cell>
          <table:table-cell table:style-name="ce1" table:formula="of:=[.B2]&amp;[.C2]" office:value-type="string" office:string-value="cocking_gun_RDS1" calcext:value-type="string">
            <text:p>cocking_gun_RDS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oreground/character sounds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abric_crumpling</text:p>
          </table:table-cell>
          <table:table-cell table:style-name="ce1" table:formula="of:=LOWER([.A3])" office:value-type="string" office:string-value="fabric_crumpling" calcext:value-type="string">
            <text:p>fabric_crumpling</text:p>
          </table:table-cell>
          <table:table-cell table:style-name="ce1" office:value-type="string" calcext:value-type="string">
            <text:p>_RDS1</text:p>
          </table:table-cell>
          <table:table-cell table:style-name="ce1" table:formula="of:=[.B3]&amp;[.C3]" office:value-type="string" office:string-value="fabric_crumpling_RDS1" calcext:value-type="string">
            <text:p>fabric_crumpling_RDS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ground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un_zaps</text:p>
          </table:table-cell>
          <table:table-cell table:style-name="ce1" table:formula="of:=LOWER([.A4])" office:value-type="string" office:string-value="gun_zaps" calcext:value-type="string">
            <text:p>gun_zaps</text:p>
          </table:table-cell>
          <table:table-cell table:style-name="ce1" office:value-type="string" calcext:value-type="string">
            <text:p>_RDS1</text:p>
          </table:table-cell>
          <table:table-cell table:style-name="ce1" table:formula="of:=[.B4]&amp;[.C4]" office:value-type="string" office:string-value="gun_zaps_RDS1" calcext:value-type="string">
            <text:p>gun_zaps_RDS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n diegetic music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iss</text:p>
          </table:table-cell>
          <table:table-cell table:style-name="ce1" table:formula="of:=LOWER([.A5])" office:value-type="string" office:string-value="hiss" calcext:value-type="string">
            <text:p>hiss</text:p>
          </table:table-cell>
          <table:table-cell table:style-name="ce1" office:value-type="string" calcext:value-type="string">
            <text:p>_RDS1</text:p>
          </table:table-cell>
          <table:table-cell table:style-name="ce1" table:formula="of:=[.B5]&amp;[.C5]" office:value-type="string" office:string-value="hiss_RDS1" calcext:value-type="string">
            <text:p>hiss_RDS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iegetic music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le_voice_D</text:p>
          </table:table-cell>
          <table:table-cell table:formula="of:=LOWER([.A6])" office:value-type="string" office:string-value="male_voice_d" calcext:value-type="string">
            <text:p>male_voice_d</text:p>
          </table:table-cell>
          <table:table-cell office:value-type="string" calcext:value-type="string">
            <text:p>_RDS1</text:p>
          </table:table-cell>
          <table:table-cell table:formula="of:=[.B6]&amp;[.C6]" office:value-type="string" office:string-value="male_voice_d_RDS1" calcext:value-type="string">
            <text:p>male_voice_d_RDS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obot_voice</text:p>
          </table:table-cell>
          <table:table-cell table:style-name="ce1" table:formula="of:=LOWER([.A7])" office:value-type="string" office:string-value="robot_voice" calcext:value-type="string">
            <text:p>robot_voice</text:p>
          </table:table-cell>
          <table:table-cell table:style-name="ce1" office:value-type="string" calcext:value-type="string">
            <text:p>_RDS1</text:p>
          </table:table-cell>
          <table:table-cell table:style-name="ce1" table:formula="of:=[.B7]&amp;[.C7]" office:value-type="string" office:string-value="robot_voice_RDS1" calcext:value-type="string">
            <text:p>robot_voice_RDS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ynth</text:p>
          </table:table-cell>
          <table:table-cell table:style-name="ce1" table:formula="of:=LOWER([.A8])" office:value-type="string" office:string-value="synth" calcext:value-type="string">
            <text:p>synth</text:p>
          </table:table-cell>
          <table:table-cell table:style-name="ce1" office:value-type="string" calcext:value-type="string">
            <text:p>_RDS1</text:p>
          </table:table-cell>
          <table:table-cell table:style-name="ce1" table:formula="of:=[.B8]&amp;[.C8]" office:value-type="string" office:string-value="synth_RDS1" calcext:value-type="string">
            <text:p>synth_RDS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hirring_sound</text:p>
          </table:table-cell>
          <table:table-cell table:style-name="ce1" table:formula="of:=LOWER([.A9])" office:value-type="string" office:string-value="whirring_sound" calcext:value-type="string">
            <text:p>whirring_sound</text:p>
          </table:table-cell>
          <table:table-cell table:style-name="ce1" office:value-type="string" calcext:value-type="string">
            <text:p>_RDS1</text:p>
          </table:table-cell>
          <table:table-cell table:style-name="ce1" table:formula="of:=[.B9]&amp;[.C9]" office:value-type="string" office:string-value="whirring_sound_RDS1" calcext:value-type="string">
            <text:p>whirring_sound_RDS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ird_tweeting</text:p>
          </table:table-cell>
          <table:table-cell table:style-name="ce1" table:formula="of:=LOWER([.A10])" office:value-type="string" office:string-value="bird_tweeting" calcext:value-type="string">
            <text:p>bird_tweeting</text:p>
          </table:table-cell>
          <table:table-cell table:style-name="ce1" office:value-type="string" calcext:value-type="string">
            <text:p>_RDS10</text:p>
          </table:table-cell>
          <table:table-cell table:style-name="ce1" table:formula="of:=[.B10]&amp;[.C10]" office:value-type="string" office:string-value="bird_tweeting_RDS10" calcext:value-type="string">
            <text:p>bird_tweeting_RDS1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rass_instruments</text:p>
          </table:table-cell>
          <table:table-cell table:style-name="ce1" table:formula="of:=LOWER([.A11])" office:value-type="string" office:string-value="brass_instruments" calcext:value-type="string">
            <text:p>brass_instruments</text:p>
          </table:table-cell>
          <table:table-cell table:style-name="ce1" office:value-type="string" calcext:value-type="string">
            <text:p>_RDS10</text:p>
          </table:table-cell>
          <table:table-cell table:style-name="ce1" table:formula="of:=[.B11]&amp;[.C11]" office:value-type="string" office:string-value="brass_instruments_RDS10" calcext:value-type="string">
            <text:p>brass_instruments_RDS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rushing_sound</text:p>
          </table:table-cell>
          <table:table-cell table:style-name="ce1" table:formula="of:=LOWER([.A12])" office:value-type="string" office:string-value="brushing_sound" calcext:value-type="string">
            <text:p>brushing_sound</text:p>
          </table:table-cell>
          <table:table-cell table:style-name="ce1" office:value-type="string" calcext:value-type="string">
            <text:p>_RDS10</text:p>
          </table:table-cell>
          <table:table-cell table:style-name="ce1" table:formula="of:=[.B12]&amp;[.C12]" office:value-type="string" office:string-value="brushing_sound_RDS10" calcext:value-type="string">
            <text:p>brushing_sound_RDS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igh_frequency_crackling</text:p>
          </table:table-cell>
          <table:table-cell table:style-name="ce1" table:formula="of:=LOWER([.A13])" office:value-type="string" office:string-value="high_frequency_crackling" calcext:value-type="string">
            <text:p>high_frequency_crackling</text:p>
          </table:table-cell>
          <table:table-cell table:style-name="ce1" office:value-type="string" calcext:value-type="string">
            <text:p>_RDS10</text:p>
          </table:table-cell>
          <table:table-cell table:style-name="ce1" table:formula="of:=[.B13]&amp;[.C13]" office:value-type="string" office:string-value="high_frequency_crackling_RDS10" calcext:value-type="string">
            <text:p>high_frequency_crackling_RDS1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mpact_of_spaceship_landing</text:p>
          </table:table-cell>
          <table:table-cell table:style-name="ce1" table:formula="of:=LOWER([.A14])" office:value-type="string" office:string-value="impact_of_spaceship_landing" calcext:value-type="string">
            <text:p>impact_of_spaceship_landing</text:p>
          </table:table-cell>
          <table:table-cell table:style-name="ce1" office:value-type="string" calcext:value-type="string">
            <text:p>_RDS10</text:p>
          </table:table-cell>
          <table:table-cell table:style-name="ce1" table:formula="of:=[.B14]&amp;[.C14]" office:value-type="string" office:string-value="impact_of_spaceship_landing_RDS10" calcext:value-type="string">
            <text:p>impact_of_spaceship_landing_RDS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le_voice_A</text:p>
          </table:table-cell>
          <table:table-cell table:style-name="ce1" table:formula="of:=LOWER([.A15])" office:value-type="string" office:string-value="male_voice_a" calcext:value-type="string">
            <text:p>male_voice_a</text:p>
          </table:table-cell>
          <table:table-cell table:style-name="ce1" office:value-type="string" calcext:value-type="string">
            <text:p>_RDS10</text:p>
          </table:table-cell>
          <table:table-cell table:style-name="ce1" table:formula="of:=[.B15]&amp;[.C15]" office:value-type="string" office:string-value="male_voice_a_RDS10" calcext:value-type="string">
            <text:p>male_voice_a_RDS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oar_of_spaceship_decending</text:p>
          </table:table-cell>
          <table:table-cell table:style-name="ce1" table:formula="of:=LOWER([.A16])" office:value-type="string" office:string-value="roar_of_spaceship_decending" calcext:value-type="string">
            <text:p>roar_of_spaceship_decending</text:p>
          </table:table-cell>
          <table:table-cell table:style-name="ce1" office:value-type="string" calcext:value-type="string">
            <text:p>_RDS10</text:p>
          </table:table-cell>
          <table:table-cell table:style-name="ce1" table:formula="of:=[.B16]&amp;[.C16]" office:value-type="string" office:string-value="roar_of_spaceship_decending_RDS10" calcext:value-type="string">
            <text:p>roar_of_spaceship_decending_RDS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ustling_footsteps</text:p>
          </table:table-cell>
          <table:table-cell table:style-name="ce1" table:formula="of:=LOWER([.A17])" office:value-type="string" office:string-value="rustling_footsteps" calcext:value-type="string">
            <text:p>rustling_footsteps</text:p>
          </table:table-cell>
          <table:table-cell table:style-name="ce1" office:value-type="string" calcext:value-type="string">
            <text:p>_RDS10</text:p>
          </table:table-cell>
          <table:table-cell table:style-name="ce1" table:formula="of:=[.B17]&amp;[.C17]" office:value-type="string" office:string-value="rustling_footsteps_RDS10" calcext:value-type="string">
            <text:p>rustling_footsteps_RDS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cuffling_sound</text:p>
          </table:table-cell>
          <table:table-cell table:style-name="ce1" table:formula="of:=LOWER([.A18])" office:value-type="string" office:string-value="scuffling_sound" calcext:value-type="string">
            <text:p>scuffling_sound</text:p>
          </table:table-cell>
          <table:table-cell table:style-name="ce1" office:value-type="string" calcext:value-type="string">
            <text:p>_RDS10</text:p>
          </table:table-cell>
          <table:table-cell table:style-name="ce1" table:formula="of:=[.B18]&amp;[.C18]" office:value-type="string" office:string-value="scuffling_sound_RDS10" calcext:value-type="string">
            <text:p>scuffling_sound_RDS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trings</text:p>
          </table:table-cell>
          <table:table-cell table:style-name="ce1" table:formula="of:=LOWER([.A19])" office:value-type="string" office:string-value="strings" calcext:value-type="string">
            <text:p>strings</text:p>
          </table:table-cell>
          <table:table-cell office:value-type="string" calcext:value-type="string">
            <text:p>_RDS10</text:p>
          </table:table-cell>
          <table:table-cell table:style-name="ce1" table:formula="of:=[.B19]&amp;[.C19]" office:value-type="string" office:string-value="strings_RDS10" calcext:value-type="string">
            <text:p>strings_RDS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ubulence_sound</text:p>
          </table:table-cell>
          <table:table-cell table:style-name="ce1" table:formula="of:=LOWER([.A20])" office:value-type="string" office:string-value="tubulence_sound" calcext:value-type="string">
            <text:p>tubulence_sound</text:p>
          </table:table-cell>
          <table:table-cell table:style-name="ce1" office:value-type="string" calcext:value-type="string">
            <text:p>_RDS10</text:p>
          </table:table-cell>
          <table:table-cell table:style-name="ce1" table:formula="of:=[.B20]&amp;[.C20]" office:value-type="string" office:string-value="tubulence_sound_RDS10" calcext:value-type="string">
            <text:p>tubulence_sound_RDS1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hooshing_sound</text:p>
          </table:table-cell>
          <table:table-cell table:style-name="ce1" table:formula="of:=LOWER([.A21])" office:value-type="string" office:string-value="whooshing_sound" calcext:value-type="string">
            <text:p>whooshing_sound</text:p>
          </table:table-cell>
          <table:table-cell table:style-name="ce1" office:value-type="string" calcext:value-type="string">
            <text:p>_RDS10</text:p>
          </table:table-cell>
          <table:table-cell table:style-name="ce1" table:formula="of:=[.B21]&amp;[.C21]" office:value-type="string" office:string-value="whooshing_sound_RDS10" calcext:value-type="string">
            <text:p>whooshing_sound_RDS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link_of_glasses</text:p>
          </table:table-cell>
          <table:table-cell table:style-name="ce1" table:formula="of:=LOWER([.A22])" office:value-type="string" office:string-value="clink_of_glasses" calcext:value-type="string">
            <text:p>clink_of_glasses</text:p>
          </table:table-cell>
          <table:table-cell table:style-name="ce1" office:value-type="string" calcext:value-type="string">
            <text:p>_RDS11</text:p>
          </table:table-cell>
          <table:table-cell table:style-name="ce1" table:formula="of:=[.B22]&amp;[.C22]" office:value-type="string" office:string-value="clink_of_glasses_RDS11" calcext:value-type="string">
            <text:p>clink_of_glasses_RDS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losing_door</text:p>
          </table:table-cell>
          <table:table-cell table:style-name="ce1" table:formula="of:=LOWER([.A23])" office:value-type="string" office:string-value="closing_door" calcext:value-type="string">
            <text:p>closing_door</text:p>
          </table:table-cell>
          <table:table-cell table:style-name="ce1" office:value-type="string" calcext:value-type="string">
            <text:p>_RDS11</text:p>
          </table:table-cell>
          <table:table-cell table:style-name="ce1" table:formula="of:=[.B23]&amp;[.C23]" office:value-type="string" office:string-value="closing_door_RDS11" calcext:value-type="string">
            <text:p>closing_door_RDS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rowd_babble</text:p>
          </table:table-cell>
          <table:table-cell table:style-name="ce1" table:formula="of:=LOWER([.A24])" office:value-type="string" office:string-value="crowd_babble" calcext:value-type="string">
            <text:p>crowd_babble</text:p>
          </table:table-cell>
          <table:table-cell table:style-name="ce1" office:value-type="string" calcext:value-type="string">
            <text:p>_RDS11</text:p>
          </table:table-cell>
          <table:table-cell table:style-name="ce1" table:formula="of:=[.B24]&amp;[.C24]" office:value-type="string" office:string-value="crowd_babble_RDS11" calcext:value-type="string">
            <text:p>crowd_babble_RDS1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rums</text:p>
          </table:table-cell>
          <table:table-cell table:style-name="ce1" table:formula="of:=LOWER([.A25])" office:value-type="string" office:string-value="drums" calcext:value-type="string">
            <text:p>drums</text:p>
          </table:table-cell>
          <table:table-cell table:style-name="ce1" office:value-type="string" calcext:value-type="string">
            <text:p>_RDS11</text:p>
          </table:table-cell>
          <table:table-cell table:style-name="ce1" table:formula="of:=[.B25]&amp;[.C25]" office:value-type="string" office:string-value="drums_RDS11" calcext:value-type="string">
            <text:p>drums_RDS1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emale_laugh</text:p>
          </table:table-cell>
          <table:table-cell table:style-name="ce1" table:formula="of:=LOWER([.A26])" office:value-type="string" office:string-value="female_laugh" calcext:value-type="string">
            <text:p>female_laugh</text:p>
          </table:table-cell>
          <table:table-cell table:style-name="ce1" office:value-type="string" calcext:value-type="string">
            <text:p>_RDS11</text:p>
          </table:table-cell>
          <table:table-cell table:style-name="ce1" table:formula="of:=[.B26]&amp;[.C26]" office:value-type="string" office:string-value="female_laugh_RDS11" calcext:value-type="string">
            <text:p>female_laugh_RDS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emale_voice</text:p>
          </table:table-cell>
          <table:table-cell table:style-name="ce1" table:formula="of:=LOWER([.A27])" office:value-type="string" office:string-value="female_voice" calcext:value-type="string">
            <text:p>female_voice</text:p>
          </table:table-cell>
          <table:table-cell table:style-name="ce1" office:value-type="string" calcext:value-type="string">
            <text:p>_RDS11</text:p>
          </table:table-cell>
          <table:table-cell table:style-name="ce1" table:formula="of:=[.B27]&amp;[.C27]" office:value-type="string" office:string-value="female_voice_RDS11" calcext:value-type="string">
            <text:p>female_voice_RDS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uitar</text:p>
          </table:table-cell>
          <table:table-cell table:style-name="ce1" table:formula="of:=LOWER([.A28])" office:value-type="string" office:string-value="guitar" calcext:value-type="string">
            <text:p>guitar</text:p>
          </table:table-cell>
          <table:table-cell table:style-name="ce1" office:value-type="string" calcext:value-type="string">
            <text:p>_RDS11</text:p>
          </table:table-cell>
          <table:table-cell table:style-name="ce1" table:formula="of:=[.B28]&amp;[.C28]" office:value-type="string" office:string-value="guitar_RDS11" calcext:value-type="string">
            <text:p>guitar_RDS1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eyboard</text:p>
          </table:table-cell>
          <table:table-cell table:style-name="ce1" table:formula="of:=LOWER([.A29])" office:value-type="string" office:string-value="keyboard" calcext:value-type="string">
            <text:p>keyboard</text:p>
          </table:table-cell>
          <table:table-cell table:style-name="ce1" office:value-type="string" calcext:value-type="string">
            <text:p>_RDS11</text:p>
          </table:table-cell>
          <table:table-cell table:style-name="ce1" table:formula="of:=[.B29]&amp;[.C29]" office:value-type="string" office:string-value="keyboard_RDS11" calcext:value-type="string">
            <text:p>keyboard_RDS1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nock_on_door</text:p>
          </table:table-cell>
          <table:table-cell table:style-name="ce1" table:formula="of:=LOWER([.A30])" office:value-type="string" office:string-value="knock_on_door" calcext:value-type="string">
            <text:p>knock_on_door</text:p>
          </table:table-cell>
          <table:table-cell office:value-type="string" calcext:value-type="string">
            <text:p>_RDS11</text:p>
          </table:table-cell>
          <table:table-cell table:style-name="ce1" table:formula="of:=[.B30]&amp;[.C30]" office:value-type="string" office:string-value="knock_on_door_RDS11" calcext:value-type="string">
            <text:p>knock_on_door_RDS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le_voice_A</text:p>
          </table:table-cell>
          <table:table-cell table:style-name="ce1" table:formula="of:=LOWER([.A31])" office:value-type="string" office:string-value="male_voice_a" calcext:value-type="string">
            <text:p>male_voice_a</text:p>
          </table:table-cell>
          <table:table-cell table:style-name="ce1" office:value-type="string" calcext:value-type="string">
            <text:p>_RDS11</text:p>
          </table:table-cell>
          <table:table-cell table:style-name="ce1" table:formula="of:=[.B31]&amp;[.C31]" office:value-type="string" office:string-value="male_voice_a_RDS11" calcext:value-type="string">
            <text:p>male_voice_a_RDS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le_voice_answering_door</text:p>
          </table:table-cell>
          <table:table-cell table:style-name="ce1" table:formula="of:=LOWER([.A32])" office:value-type="string" office:string-value="male_voice_answering_door" calcext:value-type="string">
            <text:p>male_voice_answering_door</text:p>
          </table:table-cell>
          <table:table-cell table:style-name="ce1" office:value-type="string" calcext:value-type="string">
            <text:p>_RDS11</text:p>
          </table:table-cell>
          <table:table-cell table:style-name="ce1" table:formula="of:=[.B32]&amp;[.C32]" office:value-type="string" office:string-value="male_voice_answering_door_RDS11" calcext:value-type="string">
            <text:p>male_voice_answering_door_RDS1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le_voice_B</text:p>
          </table:table-cell>
          <table:table-cell table:style-name="ce1" table:formula="of:=LOWER([.A33])" office:value-type="string" office:string-value="male_voice_b" calcext:value-type="string">
            <text:p>male_voice_b</text:p>
          </table:table-cell>
          <table:table-cell table:style-name="ce1" office:value-type="string" calcext:value-type="string">
            <text:p>_RDS11</text:p>
          </table:table-cell>
          <table:table-cell table:style-name="ce1" table:formula="of:=[.B33]&amp;[.C33]" office:value-type="string" office:string-value="male_voice_b_RDS11" calcext:value-type="string">
            <text:p>male_voice_b_RDS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Opening_door</text:p>
          </table:table-cell>
          <table:table-cell table:style-name="ce1" table:formula="of:=LOWER([.A34])" office:value-type="string" office:string-value="opening_door" calcext:value-type="string">
            <text:p>opening_door</text:p>
          </table:table-cell>
          <table:table-cell table:style-name="ce1" office:value-type="string" calcext:value-type="string">
            <text:p>_RDS11</text:p>
          </table:table-cell>
          <table:table-cell table:style-name="ce1" table:formula="of:=[.B34]&amp;[.C34]" office:value-type="string" office:string-value="opening_door_RDS11" calcext:value-type="string">
            <text:p>opening_door_RDS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terodactyl_voice</text:p>
          </table:table-cell>
          <table:table-cell table:style-name="ce1" table:formula="of:=LOWER([.A35])" office:value-type="string" office:string-value="pterodactyl_voice" calcext:value-type="string">
            <text:p>pterodactyl_voice</text:p>
          </table:table-cell>
          <table:table-cell table:style-name="ce1" office:value-type="string" calcext:value-type="string">
            <text:p>_RDS11</text:p>
          </table:table-cell>
          <table:table-cell table:style-name="ce1" table:formula="of:=[.B35]&amp;[.C35]" office:value-type="string" office:string-value="pterodactyl_voice_RDS11" calcext:value-type="string">
            <text:p>pterodactyl_voice_RDS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hor_laugh</text:p>
          </table:table-cell>
          <table:table-cell table:style-name="ce1" table:formula="of:=LOWER([.A36])" office:value-type="string" office:string-value="thor_laugh" calcext:value-type="string">
            <text:p>thor_laugh</text:p>
          </table:table-cell>
          <table:table-cell table:style-name="ce1" office:value-type="string" calcext:value-type="string">
            <text:p>_RDS11</text:p>
          </table:table-cell>
          <table:table-cell table:style-name="ce1" table:formula="of:=[.B36]&amp;[.C36]" office:value-type="string" office:string-value="thor_laugh_RDS11" calcext:value-type="string">
            <text:p>thor_laugh_RDS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hor_voice</text:p>
          </table:table-cell>
          <table:table-cell table:style-name="ce1" table:formula="of:=LOWER([.A37])" office:value-type="string" office:string-value="thor_voice" calcext:value-type="string">
            <text:p>thor_voice</text:p>
          </table:table-cell>
          <table:table-cell table:style-name="ce1" office:value-type="string" calcext:value-type="string">
            <text:p>_RDS11</text:p>
          </table:table-cell>
          <table:table-cell table:style-name="ce1" table:formula="of:=[.B37]&amp;[.C37]" office:value-type="string" office:string-value="thor_voice_RDS11" calcext:value-type="string">
            <text:p>thor_voice_RDS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eating_of_wings</text:p>
          </table:table-cell>
          <table:table-cell table:style-name="ce1" table:formula="of:=LOWER([.A38])" office:value-type="string" office:string-value="beating_of_wings" calcext:value-type="string">
            <text:p>beating_of_wings</text:p>
          </table:table-cell>
          <table:table-cell table:style-name="ce1" office:value-type="string" calcext:value-type="string">
            <text:p>_RDS2</text:p>
          </table:table-cell>
          <table:table-cell table:style-name="ce1" table:formula="of:=[.B38]&amp;[.C38]" office:value-type="string" office:string-value="beating_of_wings_RDS2" calcext:value-type="string">
            <text:p>beating_of_wings_RDS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ird_tweeting</text:p>
          </table:table-cell>
          <table:table-cell table:style-name="ce1" table:formula="of:=LOWER([.A39])" office:value-type="string" office:string-value="bird_tweeting" calcext:value-type="string">
            <text:p>bird_tweeting</text:p>
          </table:table-cell>
          <table:table-cell table:style-name="ce1" office:value-type="string" calcext:value-type="string">
            <text:p>_RDS2</text:p>
          </table:table-cell>
          <table:table-cell table:style-name="ce1" table:formula="of:=[.B39]&amp;[.C39]" office:value-type="string" office:string-value="bird_tweeting_RDS2" calcext:value-type="string">
            <text:p>bird_tweeting_RDS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irds_screeching</text:p>
          </table:table-cell>
          <table:table-cell table:style-name="ce1" table:formula="of:=LOWER([.A40])" office:value-type="string" office:string-value="birds_screeching" calcext:value-type="string">
            <text:p>birds_screeching</text:p>
          </table:table-cell>
          <table:table-cell table:style-name="ce1" office:value-type="string" calcext:value-type="string">
            <text:p>_RDS2</text:p>
          </table:table-cell>
          <table:table-cell table:style-name="ce1" table:formula="of:=[.B40]&amp;[.C40]" office:value-type="string" office:string-value="birds_screeching_RDS2" calcext:value-type="string">
            <text:p>birds_screeching_RDS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rackling_sound</text:p>
          </table:table-cell>
          <table:table-cell table:style-name="ce1" table:formula="of:=LOWER([.A41])" office:value-type="string" office:string-value="crackling_sound" calcext:value-type="string">
            <text:p>crackling_sound</text:p>
          </table:table-cell>
          <table:table-cell table:style-name="ce1" office:value-type="string" calcext:value-type="string">
            <text:p>_RDS2</text:p>
          </table:table-cell>
          <table:table-cell table:style-name="ce1" table:formula="of:=[.B41]&amp;[.C41]" office:value-type="string" office:string-value="crackling_sound_RDS2" calcext:value-type="string">
            <text:p>crackling_sound_RDS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ymbals</text:p>
          </table:table-cell>
          <table:table-cell table:style-name="ce1" table:formula="of:=LOWER([.A42])" office:value-type="string" office:string-value="cymbals" calcext:value-type="string">
            <text:p>cymbals</text:p>
          </table:table-cell>
          <table:table-cell table:style-name="ce1" office:value-type="string" calcext:value-type="string">
            <text:p>_RDS2</text:p>
          </table:table-cell>
          <table:table-cell table:style-name="ce1" table:formula="of:=[.B42]&amp;[.C42]" office:value-type="string" office:string-value="cymbals_RDS2" calcext:value-type="string">
            <text:p>cymbals_RDS2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og_barking</text:p>
          </table:table-cell>
          <table:table-cell table:style-name="ce1" table:formula="of:=LOWER([.A43])" office:value-type="string" office:string-value="dog_barking" calcext:value-type="string">
            <text:p>dog_barking</text:p>
          </table:table-cell>
          <table:table-cell table:style-name="ce1" office:value-type="string" calcext:value-type="string">
            <text:p>_RDS2</text:p>
          </table:table-cell>
          <table:table-cell table:style-name="ce1" table:formula="of:=[.B43]&amp;[.C43]" office:value-type="string" office:string-value="dog_barking_RDS2" calcext:value-type="string">
            <text:p>dog_barking_RDS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orothys_voice</text:p>
          </table:table-cell>
          <table:table-cell table:style-name="ce1" table:formula="of:=LOWER([.A44])" office:value-type="string" office:string-value="dorothys_voice" calcext:value-type="string">
            <text:p>dorothys_voice</text:p>
          </table:table-cell>
          <table:table-cell table:style-name="ce1" office:value-type="string" calcext:value-type="string">
            <text:p>_RDS2</text:p>
          </table:table-cell>
          <table:table-cell table:style-name="ce1" table:formula="of:=[.B44]&amp;[.C44]" office:value-type="string" office:string-value="dorothys_voice_RDS2" calcext:value-type="string">
            <text:p>dorothys_voice_RDS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ootsteps</text:p>
          </table:table-cell>
          <table:table-cell table:style-name="ce1" table:formula="of:=LOWER([.A45])" office:value-type="string" office:string-value="footsteps" calcext:value-type="string">
            <text:p>footsteps</text:p>
          </table:table-cell>
          <table:table-cell table:style-name="ce1" office:value-type="string" calcext:value-type="string">
            <text:p>_RDS2</text:p>
          </table:table-cell>
          <table:table-cell table:style-name="ce1" table:formula="of:=[.B45]&amp;[.C45]" office:value-type="string" office:string-value="footsteps_RDS2" calcext:value-type="string">
            <text:p>footsteps_RDS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arp</text:p>
          </table:table-cell>
          <table:table-cell table:style-name="ce1" table:formula="of:=LOWER([.A46])" office:value-type="string" office:string-value="harp" calcext:value-type="string">
            <text:p>harp</text:p>
          </table:table-cell>
          <table:table-cell office:value-type="string" calcext:value-type="string">
            <text:p>_RDS2</text:p>
          </table:table-cell>
          <table:table-cell table:style-name="ce1" table:formula="of:=[.B46]&amp;[.C46]" office:value-type="string" office:string-value="harp_RDS2" calcext:value-type="string">
            <text:p>harp_RDS2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onkey_grunting</text:p>
          </table:table-cell>
          <table:table-cell table:style-name="ce1" table:formula="of:=LOWER([.A47])" office:value-type="string" office:string-value="monkey_grunting" calcext:value-type="string">
            <text:p>monkey_grunting</text:p>
          </table:table-cell>
          <table:table-cell table:style-name="ce1" office:value-type="string" calcext:value-type="string">
            <text:p>_RDS2</text:p>
          </table:table-cell>
          <table:table-cell table:style-name="ce1" table:formula="of:=[.B47]&amp;[.C47]" office:value-type="string" office:string-value="monkey_grunting_RDS2" calcext:value-type="string">
            <text:p>monkey_grunting_RDS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onkey_landing</text:p>
          </table:table-cell>
          <table:table-cell table:style-name="ce1" table:formula="of:=LOWER([.A48])" office:value-type="string" office:string-value="monkey_landing" calcext:value-type="string">
            <text:p>monkey_landing</text:p>
          </table:table-cell>
          <table:table-cell table:style-name="ce1" office:value-type="string" calcext:value-type="string">
            <text:p>_RDS2</text:p>
          </table:table-cell>
          <table:table-cell table:style-name="ce1" table:formula="of:=[.B48]&amp;[.C48]" office:value-type="string" office:string-value="monkey_landing_RDS2" calcext:value-type="string">
            <text:p>monkey_landing_RDS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onkey_screaming</text:p>
          </table:table-cell>
          <table:table-cell table:style-name="ce1" table:formula="of:=LOWER([.A49])" office:value-type="string" office:string-value="monkey_screaming" calcext:value-type="string">
            <text:p>monkey_screaming</text:p>
          </table:table-cell>
          <table:table-cell table:style-name="ce1" office:value-type="string" calcext:value-type="string">
            <text:p>_RDS2</text:p>
          </table:table-cell>
          <table:table-cell table:style-name="ce1" table:formula="of:=[.B49]&amp;[.C49]" office:value-type="string" office:string-value="monkey_screaming_RDS2" calcext:value-type="string">
            <text:p>monkey_screaming_RDS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onkey_voice</text:p>
          </table:table-cell>
          <table:table-cell table:style-name="ce1" table:formula="of:=LOWER([.A50])" office:value-type="string" office:string-value="monkey_voice" calcext:value-type="string">
            <text:p>monkey_voice</text:p>
          </table:table-cell>
          <table:table-cell table:style-name="ce1" office:value-type="string" calcext:value-type="string">
            <text:p>_RDS2</text:p>
          </table:table-cell>
          <table:table-cell table:style-name="ce1" table:formula="of:=[.B50]&amp;[.C50]" office:value-type="string" office:string-value="monkey_voice_RDS2" calcext:value-type="string">
            <text:p>monkey_voice_RDS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unchkin_laugh</text:p>
          </table:table-cell>
          <table:table-cell table:style-name="ce1" table:formula="of:=LOWER([.A51])" office:value-type="string" office:string-value="munchkin_laugh" calcext:value-type="string">
            <text:p>munchkin_laugh</text:p>
          </table:table-cell>
          <table:table-cell table:style-name="ce1" office:value-type="string" calcext:value-type="string">
            <text:p>_RDS2</text:p>
          </table:table-cell>
          <table:table-cell table:style-name="ce1" table:formula="of:=[.B51]&amp;[.C51]" office:value-type="string" office:string-value="munchkin_laugh_RDS2" calcext:value-type="string">
            <text:p>munchkin_laugh_RDS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unckin_voice</text:p>
          </table:table-cell>
          <table:table-cell table:style-name="ce1" table:formula="of:=LOWER([.A52])" office:value-type="string" office:string-value="munckin_voice" calcext:value-type="string">
            <text:p>munckin_voice</text:p>
          </table:table-cell>
          <table:table-cell table:style-name="ce1" office:value-type="string" calcext:value-type="string">
            <text:p>_RDS2</text:p>
          </table:table-cell>
          <table:table-cell table:style-name="ce1" table:formula="of:=[.B52]&amp;[.C52]" office:value-type="string" office:string-value="munckin_voice_RDS2" calcext:value-type="string">
            <text:p>munckin_voice_RDS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ynth</text:p>
          </table:table-cell>
          <table:table-cell table:style-name="ce1" table:formula="of:=LOWER([.A53])" office:value-type="string" office:string-value="synth" calcext:value-type="string">
            <text:p>synth</text:p>
          </table:table-cell>
          <table:table-cell table:style-name="ce1" office:value-type="string" calcext:value-type="string">
            <text:p>_RDS2</text:p>
          </table:table-cell>
          <table:table-cell table:style-name="ce1" table:formula="of:=[.B53]&amp;[.C53]" office:value-type="string" office:string-value="synth_RDS2" calcext:value-type="string">
            <text:p>synth_RDS2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hrowing_sound</text:p>
          </table:table-cell>
          <table:table-cell table:style-name="ce1" table:formula="of:=LOWER([.A54])" office:value-type="string" office:string-value="throwing_sound" calcext:value-type="string">
            <text:p>throwing_sound</text:p>
          </table:table-cell>
          <table:table-cell table:style-name="ce1" office:value-type="string" calcext:value-type="string">
            <text:p>_RDS2</text:p>
          </table:table-cell>
          <table:table-cell table:style-name="ce1" table:formula="of:=[.B54]&amp;[.C54]" office:value-type="string" office:string-value="throwing_sound_RDS2" calcext:value-type="string">
            <text:p>throwing_sound_RDS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histling_sound</text:p>
          </table:table-cell>
          <table:table-cell table:style-name="ce1" table:formula="of:=LOWER([.A55])" office:value-type="string" office:string-value="whistling_sound" calcext:value-type="string">
            <text:p>whistling_sound</text:p>
          </table:table-cell>
          <table:table-cell table:style-name="ce1" office:value-type="string" calcext:value-type="string">
            <text:p>_RDS2</text:p>
          </table:table-cell>
          <table:table-cell table:style-name="ce1" table:formula="of:=[.B55]&amp;[.C55]" office:value-type="string" office:string-value="whistling_sound_RDS2" calcext:value-type="string">
            <text:p>whistling_sound_RDS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hooshing_sound</text:p>
          </table:table-cell>
          <table:table-cell table:style-name="ce1" table:formula="of:=LOWER([.A56])" office:value-type="string" office:string-value="whooshing_sound" calcext:value-type="string">
            <text:p>whooshing_sound</text:p>
          </table:table-cell>
          <table:table-cell table:style-name="ce1" office:value-type="string" calcext:value-type="string">
            <text:p>_RDS2</text:p>
          </table:table-cell>
          <table:table-cell table:style-name="ce1" table:formula="of:=[.B56]&amp;[.C56]" office:value-type="string" office:string-value="whooshing_sound_RDS2" calcext:value-type="string">
            <text:p>whooshing_sound_RDS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xe_impacting_wood</text:p>
          </table:table-cell>
          <table:table-cell table:style-name="ce1" table:formula="of:=LOWER([.A57])" office:value-type="string" office:string-value="axe_impacting_wood" calcext:value-type="string">
            <text:p>axe_impacting_wood</text:p>
          </table:table-cell>
          <table:table-cell table:style-name="ce2" office:value-type="string" calcext:value-type="string">
            <text:p>_RDS3</text:p>
          </table:table-cell>
          <table:table-cell table:style-name="ce1" table:formula="of:=[.B57]&amp;[.C57]" office:value-type="string" office:string-value="axe_impacting_wood_RDS3" calcext:value-type="string">
            <text:p>axe_impacting_wood_RDS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ass_drum</text:p>
          </table:table-cell>
          <table:table-cell table:style-name="ce1" table:formula="of:=LOWER([.A58])" office:value-type="string" office:string-value="bass_drum" calcext:value-type="string">
            <text:p>bass_drum</text:p>
          </table:table-cell>
          <table:table-cell table:style-name="ce2" office:value-type="string" calcext:value-type="string">
            <text:p>_RDS3</text:p>
          </table:table-cell>
          <table:table-cell table:style-name="ce1" table:formula="of:=[.B58]&amp;[.C58]" office:value-type="string" office:string-value="bass_drum_RDS3" calcext:value-type="string">
            <text:p>bass_drum_RDS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irds_screeching</text:p>
          </table:table-cell>
          <table:table-cell table:style-name="ce1" table:formula="of:=LOWER([.A59])" office:value-type="string" office:string-value="birds_screeching" calcext:value-type="string">
            <text:p>birds_screeching</text:p>
          </table:table-cell>
          <table:table-cell table:style-name="ce2" office:value-type="string" calcext:value-type="string">
            <text:p>_RDS3</text:p>
          </table:table-cell>
          <table:table-cell table:style-name="ce1" table:formula="of:=[.B59]&amp;[.C59]" office:value-type="string" office:string-value="birds_screeching_RDS3" calcext:value-type="string">
            <text:p>birds_screeching_RDS3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reaking_of_falling_tree</text:p>
          </table:table-cell>
          <table:table-cell table:style-name="ce1" table:formula="of:=LOWER([.A60])" office:value-type="string" office:string-value="creaking_of_falling_tree" calcext:value-type="string">
            <text:p>creaking_of_falling_tree</text:p>
          </table:table-cell>
          <table:table-cell table:style-name="ce2" office:value-type="string" calcext:value-type="string">
            <text:p>_RDS3</text:p>
          </table:table-cell>
          <table:table-cell table:style-name="ce1" table:formula="of:=[.B60]&amp;[.C60]" office:value-type="string" office:string-value="creaking_of_falling_tree_RDS3" calcext:value-type="string">
            <text:p>creaking_of_falling_tree_RDS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orothy_scream</text:p>
          </table:table-cell>
          <table:table-cell table:style-name="ce1" table:formula="of:=LOWER([.A61])" office:value-type="string" office:string-value="dorothy_scream" calcext:value-type="string">
            <text:p>dorothy_scream</text:p>
          </table:table-cell>
          <table:table-cell table:style-name="ce2" office:value-type="string" calcext:value-type="string">
            <text:p>_RDS3</text:p>
          </table:table-cell>
          <table:table-cell table:style-name="ce1" table:formula="of:=[.B61]&amp;[.C61]" office:value-type="string" office:string-value="dorothy_scream_RDS3" calcext:value-type="string">
            <text:p>dorothy_scream_RDS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orothys_voice</text:p>
          </table:table-cell>
          <table:table-cell table:style-name="ce1" table:formula="of:=LOWER([.A62])" office:value-type="string" office:string-value="dorothys_voice" calcext:value-type="string">
            <text:p>dorothys_voice</text:p>
          </table:table-cell>
          <table:table-cell table:style-name="ce2" office:value-type="string" calcext:value-type="string">
            <text:p>_RDS3</text:p>
          </table:table-cell>
          <table:table-cell table:style-name="ce1" table:formula="of:=[.B62]&amp;[.C62]" office:value-type="string" office:string-value="dorothys_voice_RDS3" calcext:value-type="string">
            <text:p>dorothys_voice_RDS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mpact_of_fallingtree</text:p>
          </table:table-cell>
          <table:table-cell table:style-name="ce1" table:formula="of:=LOWER([.A63])" office:value-type="string" office:string-value="impact_of_fallingtree" calcext:value-type="string">
            <text:p>impact_of_fallingtree</text:p>
          </table:table-cell>
          <table:table-cell table:style-name="ce2" office:value-type="string" calcext:value-type="string">
            <text:p>_RDS3</text:p>
          </table:table-cell>
          <table:table-cell table:style-name="ce1" table:formula="of:=[.B63]&amp;[.C63]" office:value-type="string" office:string-value="impact_of_fallingtree_RDS3" calcext:value-type="string">
            <text:p>impact_of_fallingtree_RDS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anding_impact</text:p>
          </table:table-cell>
          <table:table-cell table:style-name="ce1" table:formula="of:=LOWER([.A64])" office:value-type="string" office:string-value="landing_impact" calcext:value-type="string">
            <text:p>landing_impact</text:p>
          </table:table-cell>
          <table:table-cell table:style-name="ce2" office:value-type="string" calcext:value-type="string">
            <text:p>_RDS3</text:p>
          </table:table-cell>
          <table:table-cell table:style-name="ce1" table:formula="of:=[.B64]&amp;[.C64]" office:value-type="string" office:string-value="landing_impact_RDS3" calcext:value-type="string">
            <text:p>landing_impact_RDS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eaping_synth_sound</text:p>
          </table:table-cell>
          <table:table-cell table:style-name="ce1" table:formula="of:=LOWER([.A65])" office:value-type="string" office:string-value="leaping_synth_sound" calcext:value-type="string">
            <text:p>leaping_synth_sound</text:p>
          </table:table-cell>
          <table:table-cell table:style-name="ce2" office:value-type="string" calcext:value-type="string">
            <text:p>_RDS3</text:p>
          </table:table-cell>
          <table:table-cell table:style-name="ce1" table:formula="of:=[.B65]&amp;[.C65]" office:value-type="string" office:string-value="leaping_synth_sound_RDS3" calcext:value-type="string">
            <text:p>leaping_synth_sound_RDS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F_rumble</text:p>
          </table:table-cell>
          <table:table-cell table:style-name="ce1" table:formula="of:=LOWER([.A66])" office:value-type="string" office:string-value="lf_rumble" calcext:value-type="string">
            <text:p>lf_rumble</text:p>
          </table:table-cell>
          <table:table-cell table:style-name="ce2" office:value-type="string" calcext:value-type="string">
            <text:p>_RDS3</text:p>
          </table:table-cell>
          <table:table-cell table:style-name="ce1" table:formula="of:=[.B66]&amp;[.C66]" office:value-type="string" office:string-value="lf_rumble_RDS3" calcext:value-type="string">
            <text:p>lf_rumble_RDS3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ions_voice</text:p>
          </table:table-cell>
          <table:table-cell table:style-name="ce1" table:formula="of:=LOWER([.A67])" office:value-type="string" office:string-value="lions_voice" calcext:value-type="string">
            <text:p>lions_voice</text:p>
          </table:table-cell>
          <table:table-cell table:style-name="ce2" office:value-type="string" calcext:value-type="string">
            <text:p>_RDS3</text:p>
          </table:table-cell>
          <table:table-cell table:style-name="ce1" table:formula="of:=[.B67]&amp;[.C67]" office:value-type="string" office:string-value="lions_voice_RDS3" calcext:value-type="string">
            <text:p>lions_voice_RDS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oar_sound</text:p>
          </table:table-cell>
          <table:table-cell table:style-name="ce1" table:formula="of:=LOWER([.A68])" office:value-type="string" office:string-value="roar_sound" calcext:value-type="string">
            <text:p>roar_sound</text:p>
          </table:table-cell>
          <table:table-cell table:style-name="ce2" office:value-type="string" calcext:value-type="string">
            <text:p>_RDS3</text:p>
          </table:table-cell>
          <table:table-cell table:style-name="ce1" table:formula="of:=[.B68]&amp;[.C68]" office:value-type="string" office:string-value="roar_sound_RDS3" calcext:value-type="string">
            <text:p>roar_sound_RDS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recrows_voice</text:p>
          </table:table-cell>
          <table:table-cell table:style-name="ce1" table:formula="of:=LOWER([.A69])" office:value-type="string" office:string-value="scarecrows_voice" calcext:value-type="string">
            <text:p>scarecrows_voice</text:p>
          </table:table-cell>
          <table:table-cell table:style-name="ce2" office:value-type="string" calcext:value-type="string">
            <text:p>_RDS3</text:p>
          </table:table-cell>
          <table:table-cell table:style-name="ce1" table:formula="of:=[.B69]&amp;[.C69]" office:value-type="string" office:string-value="scarecrows_voice_RDS3" calcext:value-type="string">
            <text:p>scarecrows_voice_RDS3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hrieking_sound</text:p>
          </table:table-cell>
          <table:table-cell table:style-name="ce1" table:formula="of:=LOWER([.A70])" office:value-type="string" office:string-value="shrieking_sound" calcext:value-type="string">
            <text:p>shrieking_sound</text:p>
          </table:table-cell>
          <table:table-cell table:style-name="ce2" office:value-type="string" calcext:value-type="string">
            <text:p>_RDS3</text:p>
          </table:table-cell>
          <table:table-cell table:style-name="ce1" table:formula="of:=[.B70]&amp;[.C70]" office:value-type="string" office:string-value="shrieking_sound_RDS3" calcext:value-type="string">
            <text:p>shrieking_sound_RDS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ynth_pad</text:p>
          </table:table-cell>
          <table:table-cell table:style-name="ce1" table:formula="of:=LOWER([.A71])" office:value-type="string" office:string-value="synth_pad" calcext:value-type="string">
            <text:p>synth_pad</text:p>
          </table:table-cell>
          <table:table-cell table:style-name="ce2" office:value-type="string" calcext:value-type="string">
            <text:p>_RDS3</text:p>
          </table:table-cell>
          <table:table-cell table:style-name="ce1" table:formula="of:=[.B71]&amp;[.C71]" office:value-type="string" office:string-value="synth_pad_RDS3" calcext:value-type="string">
            <text:p>synth_pad_RDS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in_mans_voice</text:p>
          </table:table-cell>
          <table:table-cell table:style-name="ce1" table:formula="of:=LOWER([.A72])" office:value-type="string" office:string-value="tin_mans_voice" calcext:value-type="string">
            <text:p>tin_mans_voice</text:p>
          </table:table-cell>
          <table:table-cell table:style-name="ce2" office:value-type="string" calcext:value-type="string">
            <text:p>_RDS3</text:p>
          </table:table-cell>
          <table:table-cell table:style-name="ce1" table:formula="of:=[.B72]&amp;[.C72]" office:value-type="string" office:string-value="tin_mans_voice_RDS3" calcext:value-type="string">
            <text:p>tin_mans_voice_RDS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ig_zooming_sound</text:p>
          </table:table-cell>
          <table:table-cell table:style-name="ce1" table:formula="of:=LOWER([.A73])" office:value-type="string" office:string-value="big_zooming_sound" calcext:value-type="string">
            <text:p>big_zooming_sound</text:p>
          </table:table-cell>
          <table:table-cell table:style-name="ce1" office:value-type="string" calcext:value-type="string">
            <text:p>_RDS4</text:p>
          </table:table-cell>
          <table:table-cell table:style-name="ce1" table:formula="of:=[.B73]&amp;[.C73]" office:value-type="string" office:string-value="big_zooming_sound_RDS4" calcext:value-type="string">
            <text:p>big_zooming_sound_RDS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reaking_glass</text:p>
          </table:table-cell>
          <table:table-cell table:style-name="ce1" table:formula="of:=LOWER([.A74])" office:value-type="string" office:string-value="breaking_glass" calcext:value-type="string">
            <text:p>breaking_glass</text:p>
          </table:table-cell>
          <table:table-cell table:style-name="ce1" office:value-type="string" calcext:value-type="string">
            <text:p>_RDS4</text:p>
          </table:table-cell>
          <table:table-cell table:style-name="ce1" table:formula="of:=[.B74]&amp;[.C74]" office:value-type="string" office:string-value="breaking_glass_RDS4" calcext:value-type="string">
            <text:p>breaking_glass_RDS4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mmentators_voice</text:p>
          </table:table-cell>
          <table:table-cell table:style-name="ce1" table:formula="of:=LOWER([.A75])" office:value-type="string" office:string-value="commentators_voice" calcext:value-type="string">
            <text:p>commentators_voice</text:p>
          </table:table-cell>
          <table:table-cell table:style-name="ce1" office:value-type="string" calcext:value-type="string">
            <text:p>_RDS4</text:p>
          </table:table-cell>
          <table:table-cell table:style-name="ce1" table:formula="of:=[.B75]&amp;[.C75]" office:value-type="string" office:string-value="commentators_voice_RDS4" calcext:value-type="string">
            <text:p>commentators_voice_RDS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xplosion</text:p>
          </table:table-cell>
          <table:table-cell table:style-name="ce1" table:formula="of:=LOWER([.A76])" office:value-type="string" office:string-value="explosion" calcext:value-type="string">
            <text:p>explosion</text:p>
          </table:table-cell>
          <table:table-cell table:style-name="ce1" office:value-type="string" calcext:value-type="string">
            <text:p>_RDS4</text:p>
          </table:table-cell>
          <table:table-cell table:style-name="ce1" table:formula="of:=[.B76]&amp;[.C76]" office:value-type="string" office:string-value="explosion_RDS4" calcext:value-type="string">
            <text:p>explosion_RDS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mpact_of_ball_on_bat</text:p>
          </table:table-cell>
          <table:table-cell table:style-name="ce1" table:formula="of:=LOWER([.A77])" office:value-type="string" office:string-value="impact_of_ball_on_bat" calcext:value-type="string">
            <text:p>impact_of_ball_on_bat</text:p>
          </table:table-cell>
          <table:table-cell table:style-name="ce1" office:value-type="string" calcext:value-type="string">
            <text:p>_RDS4</text:p>
          </table:table-cell>
          <table:table-cell table:style-name="ce1" table:formula="of:=[.B77]&amp;[.C77]" office:value-type="string" office:string-value="impact_of_ball_on_bat_RDS4" calcext:value-type="string">
            <text:p>impact_of_ball_on_bat_RDS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le_voice_A</text:p>
          </table:table-cell>
          <table:table-cell table:style-name="ce1" table:formula="of:=LOWER([.A78])" office:value-type="string" office:string-value="male_voice_a" calcext:value-type="string">
            <text:p>male_voice_a</text:p>
          </table:table-cell>
          <table:table-cell office:value-type="string" calcext:value-type="string">
            <text:p>_RDS4</text:p>
          </table:table-cell>
          <table:table-cell table:style-name="ce1" table:formula="of:=[.B78]&amp;[.C78]" office:value-type="string" office:string-value="male_voice_a_RDS4" calcext:value-type="string">
            <text:p>male_voice_a_RDS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le_voice_B</text:p>
          </table:table-cell>
          <table:table-cell table:style-name="ce1" table:formula="of:=LOWER([.A79])" office:value-type="string" office:string-value="male_voice_b" calcext:value-type="string">
            <text:p>male_voice_b</text:p>
          </table:table-cell>
          <table:table-cell table:style-name="ce1" office:value-type="string" calcext:value-type="string">
            <text:p>_RDS4</text:p>
          </table:table-cell>
          <table:table-cell table:style-name="ce1" table:formula="of:=[.B79]&amp;[.C79]" office:value-type="string" office:string-value="male_voice_b_RDS4" calcext:value-type="string">
            <text:p>male_voice_b_RDS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obot_voice</text:p>
          </table:table-cell>
          <table:table-cell table:style-name="ce1" table:formula="of:=LOWER([.A80])" office:value-type="string" office:string-value="robot_voice" calcext:value-type="string">
            <text:p>robot_voice</text:p>
          </table:table-cell>
          <table:table-cell table:style-name="ce1" office:value-type="string" calcext:value-type="string">
            <text:p>_RDS4</text:p>
          </table:table-cell>
          <table:table-cell table:style-name="ce1" table:formula="of:=[.B80]&amp;[.C80]" office:value-type="string" office:string-value="robot_voice_RDS4" calcext:value-type="string">
            <text:p>robot_voice_RDS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iren</text:p>
          </table:table-cell>
          <table:table-cell table:style-name="ce1" table:formula="of:=LOWER([.A81])" office:value-type="string" office:string-value="siren" calcext:value-type="string">
            <text:p>siren</text:p>
          </table:table-cell>
          <table:table-cell table:style-name="ce1" office:value-type="string" calcext:value-type="string">
            <text:p>_RDS4</text:p>
          </table:table-cell>
          <table:table-cell table:style-name="ce1" table:formula="of:=[.B81]&amp;[.C81]" office:value-type="string" office:string-value="siren_RDS4" calcext:value-type="string">
            <text:p>siren_RDS4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trings</text:p>
          </table:table-cell>
          <table:table-cell table:style-name="ce1" table:formula="of:=LOWER([.A82])" office:value-type="string" office:string-value="strings" calcext:value-type="string">
            <text:p>strings</text:p>
          </table:table-cell>
          <table:table-cell table:style-name="ce1" office:value-type="string" calcext:value-type="string">
            <text:p>_RDS4</text:p>
          </table:table-cell>
          <table:table-cell table:style-name="ce1" table:formula="of:=[.B82]&amp;[.C82]" office:value-type="string" office:string-value="strings_RDS4" calcext:value-type="string">
            <text:p>strings_RDS4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ynth</text:p>
          </table:table-cell>
          <table:table-cell table:style-name="ce1" table:formula="of:=LOWER([.A83])" office:value-type="string" office:string-value="synth" calcext:value-type="string">
            <text:p>synth</text:p>
          </table:table-cell>
          <table:table-cell table:style-name="ce1" office:value-type="string" calcext:value-type="string">
            <text:p>_RDS4</text:p>
          </table:table-cell>
          <table:table-cell table:style-name="ce1" table:formula="of:=[.B83]&amp;[.C83]" office:value-type="string" office:string-value="synth_RDS4" calcext:value-type="string">
            <text:p>synth_RDS4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hud</text:p>
          </table:table-cell>
          <table:table-cell table:style-name="ce1" table:formula="of:=LOWER([.A84])" office:value-type="string" office:string-value="thud" calcext:value-type="string">
            <text:p>thud</text:p>
          </table:table-cell>
          <table:table-cell table:style-name="ce1" office:value-type="string" calcext:value-type="string">
            <text:p>_RDS4</text:p>
          </table:table-cell>
          <table:table-cell table:style-name="ce1" table:formula="of:=[.B84]&amp;[.C84]" office:value-type="string" office:string-value="thud_RDS4" calcext:value-type="string">
            <text:p>thud_RDS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ehicle_screeching</text:p>
          </table:table-cell>
          <table:table-cell table:style-name="ce1" table:formula="of:=LOWER([.A85])" office:value-type="string" office:string-value="vehicle_screeching" calcext:value-type="string">
            <text:p>vehicle_screeching</text:p>
          </table:table-cell>
          <table:table-cell table:style-name="ce1" office:value-type="string" calcext:value-type="string">
            <text:p>_RDS4</text:p>
          </table:table-cell>
          <table:table-cell table:style-name="ce1" table:formula="of:=[.B85]&amp;[.C85]" office:value-type="string" office:string-value="vehicle_screeching_RDS4" calcext:value-type="string">
            <text:p>vehicle_screeching_RDS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Zapping_of_flying_ball</text:p>
          </table:table-cell>
          <table:table-cell table:style-name="ce1" table:formula="of:=LOWER([.A86])" office:value-type="string" office:string-value="zapping_of_flying_ball" calcext:value-type="string">
            <text:p>zapping_of_flying_ball</text:p>
          </table:table-cell>
          <table:table-cell table:style-name="ce1" office:value-type="string" calcext:value-type="string">
            <text:p>_RDS4</text:p>
          </table:table-cell>
          <table:table-cell table:style-name="ce1" table:formula="of:=[.B86]&amp;[.C86]" office:value-type="string" office:string-value="zapping_of_flying_ball_RDS4" calcext:value-type="string">
            <text:p>zapping_of_flying_ball_RDS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Zooming_of_robots</text:p>
          </table:table-cell>
          <table:table-cell table:style-name="ce1" table:formula="of:=LOWER([.A87])" office:value-type="string" office:string-value="zooming_of_robots" calcext:value-type="string">
            <text:p>zooming_of_robots</text:p>
          </table:table-cell>
          <table:table-cell table:style-name="ce1" office:value-type="string" calcext:value-type="string">
            <text:p>_RDS4</text:p>
          </table:table-cell>
          <table:table-cell table:style-name="ce1" table:formula="of:=[.B87]&amp;[.C87]" office:value-type="string" office:string-value="zooming_of_robots_RDS4" calcext:value-type="string">
            <text:p>zooming_of_robots_RDS4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unt_Ems_voice</text:p>
          </table:table-cell>
          <table:table-cell table:style-name="ce1" table:formula="of:=LOWER([.A88])" office:value-type="string" office:string-value="aunt_ems_voice" calcext:value-type="string">
            <text:p>aunt_ems_voice</text:p>
          </table:table-cell>
          <table:table-cell table:style-name="ce1" office:value-type="string" calcext:value-type="string">
            <text:p>_RDS5</text:p>
          </table:table-cell>
          <table:table-cell table:style-name="ce1" table:formula="of:=[.B88]&amp;[.C88]" office:value-type="string" office:string-value="aunt_ems_voice_RDS5" calcext:value-type="string">
            <text:p>aunt_ems_voice_RDS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arn_roof_collapsing</text:p>
          </table:table-cell>
          <table:table-cell table:style-name="ce1" table:formula="of:=LOWER([.A89])" office:value-type="string" office:string-value="barn_roof_collapsing" calcext:value-type="string">
            <text:p>barn_roof_collapsing</text:p>
          </table:table-cell>
          <table:table-cell table:style-name="ce1" office:value-type="string" calcext:value-type="string">
            <text:p>_RDS5</text:p>
          </table:table-cell>
          <table:table-cell table:style-name="ce1" table:formula="of:=[.B89]&amp;[.C89]" office:value-type="string" office:string-value="barn_roof_collapsing_RDS5" calcext:value-type="string">
            <text:p>barn_roof_collapsing_RDS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ellar_door_opening</text:p>
          </table:table-cell>
          <table:table-cell table:style-name="ce1" table:formula="of:=LOWER([.A90])" office:value-type="string" office:string-value="cellar_door_opening" calcext:value-type="string">
            <text:p>cellar_door_opening</text:p>
          </table:table-cell>
          <table:table-cell table:style-name="ce1" office:value-type="string" calcext:value-type="string">
            <text:p>_RDS5</text:p>
          </table:table-cell>
          <table:table-cell table:style-name="ce1" table:formula="of:=[.B90]&amp;[.C90]" office:value-type="string" office:string-value="cellar_door_opening_RDS5" calcext:value-type="string">
            <text:p>cellar_door_opening_RDS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linking_sound</text:p>
          </table:table-cell>
          <table:table-cell table:style-name="ce1" table:formula="of:=LOWER([.A91])" office:value-type="string" office:string-value="clinking_sound" calcext:value-type="string">
            <text:p>clinking_sound</text:p>
          </table:table-cell>
          <table:table-cell table:style-name="ce1" office:value-type="string" calcext:value-type="string">
            <text:p>_RDS5</text:p>
          </table:table-cell>
          <table:table-cell table:style-name="ce1" table:formula="of:=[.B91]&amp;[.C91]" office:value-type="string" office:string-value="clinking_sound_RDS5" calcext:value-type="string">
            <text:p>clinking_sound_RDS5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ishes_clinking</text:p>
          </table:table-cell>
          <table:table-cell table:style-name="ce1" table:formula="of:=LOWER([.A92])" office:value-type="string" office:string-value="dishes_clinking" calcext:value-type="string">
            <text:p>dishes_clinking</text:p>
          </table:table-cell>
          <table:table-cell table:style-name="ce1" office:value-type="string" calcext:value-type="string">
            <text:p>_RDS5</text:p>
          </table:table-cell>
          <table:table-cell table:style-name="ce1" table:formula="of:=[.B92]&amp;[.C92]" office:value-type="string" office:string-value="dishes_clinking_RDS5" calcext:value-type="string">
            <text:p>dishes_clinking_RDS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og_barking</text:p>
          </table:table-cell>
          <table:table-cell table:style-name="ce1" table:formula="of:=LOWER([.A93])" office:value-type="string" office:string-value="dog_barking" calcext:value-type="string">
            <text:p>dog_barking</text:p>
          </table:table-cell>
          <table:table-cell table:style-name="ce1" office:value-type="string" calcext:value-type="string">
            <text:p>_RDS5</text:p>
          </table:table-cell>
          <table:table-cell table:style-name="ce1" table:formula="of:=[.B93]&amp;[.C93]" office:value-type="string" office:string-value="dog_barking_RDS5" calcext:value-type="string">
            <text:p>dog_barking_RDS5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oor_closing</text:p>
          </table:table-cell>
          <table:table-cell table:style-name="ce1" table:formula="of:=LOWER([.A94])" office:value-type="string" office:string-value="door_closing" calcext:value-type="string">
            <text:p>door_closing</text:p>
          </table:table-cell>
          <table:table-cell table:style-name="ce1" office:value-type="string" calcext:value-type="string">
            <text:p>_RDS5</text:p>
          </table:table-cell>
          <table:table-cell table:style-name="ce1" table:formula="of:=[.B94]&amp;[.C94]" office:value-type="string" office:string-value="door_closing_RDS5" calcext:value-type="string">
            <text:p>door_closing_RDS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orothys_voice</text:p>
          </table:table-cell>
          <table:table-cell table:style-name="ce1" table:formula="of:=LOWER([.A95])" office:value-type="string" office:string-value="dorothys_voice" calcext:value-type="string">
            <text:p>dorothys_voice</text:p>
          </table:table-cell>
          <table:table-cell table:style-name="ce1" office:value-type="string" calcext:value-type="string">
            <text:p>_RDS5</text:p>
          </table:table-cell>
          <table:table-cell table:style-name="ce1" table:formula="of:=[.B95]&amp;[.C95]" office:value-type="string" office:string-value="dorothys_voice_RDS5" calcext:value-type="string">
            <text:p>dorothys_voice_RDS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ootsteps</text:p>
          </table:table-cell>
          <table:table-cell table:style-name="ce1" table:formula="of:=LOWER([.A96])" office:value-type="string" office:string-value="footsteps" calcext:value-type="string">
            <text:p>footsteps</text:p>
          </table:table-cell>
          <table:table-cell table:style-name="ce1" office:value-type="string" calcext:value-type="string">
            <text:p>_RDS5</text:p>
          </table:table-cell>
          <table:table-cell table:style-name="ce1" table:formula="of:=[.B96]&amp;[.C96]" office:value-type="string" office:string-value="footsteps_RDS5" calcext:value-type="string">
            <text:p>footsteps_RDS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te_rattling</text:p>
          </table:table-cell>
          <table:table-cell table:style-name="ce1" table:formula="of:=LOWER([.A97])" office:value-type="string" office:string-value="gate_rattling" calcext:value-type="string">
            <text:p>gate_rattling</text:p>
          </table:table-cell>
          <table:table-cell table:style-name="ce1" office:value-type="string" calcext:value-type="string">
            <text:p>_RDS5</text:p>
          </table:table-cell>
          <table:table-cell table:style-name="ce1" table:formula="of:=[.B97]&amp;[.C97]" office:value-type="string" office:string-value="gate_rattling_RDS5" calcext:value-type="string">
            <text:p>gate_rattling_RDS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roaning_sound</text:p>
          </table:table-cell>
          <table:table-cell table:style-name="ce1" table:formula="of:=LOWER([.A98])" office:value-type="string" office:string-value="groaning_sound" calcext:value-type="string">
            <text:p>groaning_sound</text:p>
          </table:table-cell>
          <table:table-cell table:style-name="ce1" office:value-type="string" calcext:value-type="string">
            <text:p>_RDS5</text:p>
          </table:table-cell>
          <table:table-cell table:style-name="ce1" table:formula="of:=[.B98]&amp;[.C98]" office:value-type="string" office:string-value="groaning_sound_RDS5" calcext:value-type="string">
            <text:p>groaning_sound_RDS5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ad_synth</text:p>
          </table:table-cell>
          <table:table-cell table:style-name="ce1" table:formula="of:=LOWER([.A99])" office:value-type="string" office:string-value="pad_synth" calcext:value-type="string">
            <text:p>pad_synth</text:p>
          </table:table-cell>
          <table:table-cell office:value-type="string" calcext:value-type="string">
            <text:p>_RDS5</text:p>
          </table:table-cell>
          <table:table-cell table:style-name="ce1" table:formula="of:=[.B99]&amp;[.C99]" office:value-type="string" office:string-value="pad_synth_RDS5" calcext:value-type="string">
            <text:p>pad_synth_RDS5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ain</text:p>
          </table:table-cell>
          <table:table-cell table:style-name="ce1" table:formula="of:=LOWER([.A100])" office:value-type="string" office:string-value="rain" calcext:value-type="string">
            <text:p>rain</text:p>
          </table:table-cell>
          <table:table-cell table:style-name="ce1" office:value-type="string" calcext:value-type="string">
            <text:p>_RDS5</text:p>
          </table:table-cell>
          <table:table-cell table:style-name="ce1" table:formula="of:=[.B100]&amp;[.C100]" office:value-type="string" office:string-value="rain_RDS5" calcext:value-type="string">
            <text:p>rain_RDS5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hud_of_fencepost</text:p>
          </table:table-cell>
          <table:table-cell table:style-name="ce1" table:formula="of:=LOWER([.A101])" office:value-type="string" office:string-value="thud_of_fencepost" calcext:value-type="string">
            <text:p>thud_of_fencepost</text:p>
          </table:table-cell>
          <table:table-cell table:style-name="ce1" office:value-type="string" calcext:value-type="string">
            <text:p>_RDS5</text:p>
          </table:table-cell>
          <table:table-cell table:style-name="ce1" table:formula="of:=[.B101]&amp;[.C101]" office:value-type="string" office:string-value="thud_of_fencepost_RDS5" calcext:value-type="string">
            <text:p>thud_of_fencepost_RDS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hudding_sound</text:p>
          </table:table-cell>
          <table:table-cell table:style-name="ce1" table:formula="of:=LOWER([.A102])" office:value-type="string" office:string-value="thudding_sound" calcext:value-type="string">
            <text:p>thudding_sound</text:p>
          </table:table-cell>
          <table:table-cell table:style-name="ce1" office:value-type="string" calcext:value-type="string">
            <text:p>_RDS5</text:p>
          </table:table-cell>
          <table:table-cell table:style-name="ce1" table:formula="of:=[.B102]&amp;[.C102]" office:value-type="string" office:string-value="thudding_sound_RDS5" calcext:value-type="string">
            <text:p>thudding_sound_RDS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hunder</text:p>
          </table:table-cell>
          <table:table-cell table:style-name="ce1" table:formula="of:=LOWER([.A103])" office:value-type="string" office:string-value="thunder" calcext:value-type="string">
            <text:p>thunder</text:p>
          </table:table-cell>
          <table:table-cell table:style-name="ce1" office:value-type="string" calcext:value-type="string">
            <text:p>_RDS5</text:p>
          </table:table-cell>
          <table:table-cell table:style-name="ce1" table:formula="of:=[.B103]&amp;[.C103]" office:value-type="string" office:string-value="thunder_RDS5" calcext:value-type="string">
            <text:p>thunder_RDS5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ncle_Henrys_voice</text:p>
          </table:table-cell>
          <table:table-cell table:style-name="ce1" table:formula="of:=LOWER([.A104])" office:value-type="string" office:string-value="uncle_henrys_voice" calcext:value-type="string">
            <text:p>uncle_henrys_voice</text:p>
          </table:table-cell>
          <table:table-cell table:style-name="ce1" office:value-type="string" calcext:value-type="string">
            <text:p>_RDS5</text:p>
          </table:table-cell>
          <table:table-cell table:style-name="ce1" table:formula="of:=[.B104]&amp;[.C104]" office:value-type="string" office:string-value="uncle_henrys_voice_RDS5" calcext:value-type="string">
            <text:p>uncle_henrys_voice_RDS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hooshing_sound</text:p>
          </table:table-cell>
          <table:table-cell table:style-name="ce1" table:formula="of:=LOWER([.A105])" office:value-type="string" office:string-value="whooshing_sound" calcext:value-type="string">
            <text:p>whooshing_sound</text:p>
          </table:table-cell>
          <table:table-cell table:style-name="ce1" office:value-type="string" calcext:value-type="string">
            <text:p>_RDS5</text:p>
          </table:table-cell>
          <table:table-cell table:style-name="ce1" table:formula="of:=[.B105]&amp;[.C105]" office:value-type="string" office:string-value="whooshing_sound_RDS5" calcext:value-type="string">
            <text:p>whooshing_sound_RDS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ind_whistling</text:p>
          </table:table-cell>
          <table:table-cell table:style-name="ce1" table:formula="of:=LOWER([.A106])" office:value-type="string" office:string-value="wind_whistling" calcext:value-type="string">
            <text:p>wind_whistling</text:p>
          </table:table-cell>
          <table:table-cell table:style-name="ce1" office:value-type="string" calcext:value-type="string">
            <text:p>_RDS5</text:p>
          </table:table-cell>
          <table:table-cell table:style-name="ce1" table:formula="of:=[.B106]&amp;[.C106]" office:value-type="string" office:string-value="wind_whistling_RDS5" calcext:value-type="string">
            <text:p>wind_whistling_RDS5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ooden_impact</text:p>
          </table:table-cell>
          <table:table-cell table:style-name="ce1" table:formula="of:=LOWER([.A107])" office:value-type="string" office:string-value="wooden_impact" calcext:value-type="string">
            <text:p>wooden_impact</text:p>
          </table:table-cell>
          <table:table-cell table:style-name="ce1" office:value-type="string" calcext:value-type="string">
            <text:p>_RDS5</text:p>
          </table:table-cell>
          <table:table-cell table:style-name="ce1" table:formula="of:=[.B107]&amp;[.C107]" office:value-type="string" office:string-value="wooden_impact_RDS5" calcext:value-type="string">
            <text:p>wooden_impact_RDS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eating_of_wings</text:p>
          </table:table-cell>
          <table:table-cell table:style-name="ce1" table:formula="of:=LOWER([.A108])" office:value-type="string" office:string-value="beating_of_wings" calcext:value-type="string">
            <text:p>beating_of_wings</text:p>
          </table:table-cell>
          <table:table-cell table:style-name="ce1" office:value-type="string" calcext:value-type="string">
            <text:p>_RDS6</text:p>
          </table:table-cell>
          <table:table-cell table:style-name="ce1" table:formula="of:=[.B108]&amp;[.C108]" office:value-type="string" office:string-value="beating_of_wings_RDS6" calcext:value-type="string">
            <text:p>beating_of_wings_RDS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rass</text:p>
          </table:table-cell>
          <table:table-cell table:style-name="ce1" table:formula="of:=LOWER([.A109])" office:value-type="string" office:string-value="brass" calcext:value-type="string">
            <text:p>brass</text:p>
          </table:table-cell>
          <table:table-cell table:style-name="ce1" office:value-type="string" calcext:value-type="string">
            <text:p>_RDS6</text:p>
          </table:table-cell>
          <table:table-cell table:style-name="ce1" table:formula="of:=[.B109]&amp;[.C109]" office:value-type="string" office:string-value="brass_RDS6" calcext:value-type="string">
            <text:p>brass_RDS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ymbal</text:p>
          </table:table-cell>
          <table:table-cell table:style-name="ce1" table:formula="of:=LOWER([.A110])" office:value-type="string" office:string-value="cymbal" calcext:value-type="string">
            <text:p>cymbal</text:p>
          </table:table-cell>
          <table:table-cell table:style-name="ce1" office:value-type="string" calcext:value-type="string">
            <text:p>_RDS6</text:p>
          </table:table-cell>
          <table:table-cell table:style-name="ce1" table:formula="of:=[.B110]&amp;[.C110]" office:value-type="string" office:string-value="cymbal_RDS6" calcext:value-type="string">
            <text:p>cymbal_RDS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og_barking</text:p>
          </table:table-cell>
          <table:table-cell table:style-name="ce1" table:formula="of:=LOWER([.A111])" office:value-type="string" office:string-value="dog_barking" calcext:value-type="string">
            <text:p>dog_barking</text:p>
          </table:table-cell>
          <table:table-cell table:style-name="ce1" office:value-type="string" calcext:value-type="string">
            <text:p>_RDS6</text:p>
          </table:table-cell>
          <table:table-cell table:style-name="ce1" table:formula="of:=[.B111]&amp;[.C111]" office:value-type="string" office:string-value="dog_barking_RDS6" calcext:value-type="string">
            <text:p>dog_barking_RDS6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orothys_voice</text:p>
          </table:table-cell>
          <table:table-cell table:style-name="ce1" table:formula="of:=LOWER([.A112])" office:value-type="string" office:string-value="dorothys_voice" calcext:value-type="string">
            <text:p>dorothys_voice</text:p>
          </table:table-cell>
          <table:table-cell table:style-name="ce1" office:value-type="string" calcext:value-type="string">
            <text:p>_RDS6</text:p>
          </table:table-cell>
          <table:table-cell table:style-name="ce1" table:formula="of:=[.B112]&amp;[.C112]" office:value-type="string" office:string-value="dorothys_voice_RDS6" calcext:value-type="string">
            <text:p>dorothys_voice_RDS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lockenspiel</text:p>
          </table:table-cell>
          <table:table-cell table:style-name="ce1" table:formula="of:=LOWER([.A113])" office:value-type="string" office:string-value="glockenspiel" calcext:value-type="string">
            <text:p>glockenspiel</text:p>
          </table:table-cell>
          <table:table-cell table:style-name="ce1" office:value-type="string" calcext:value-type="string">
            <text:p>_RDS6</text:p>
          </table:table-cell>
          <table:table-cell table:style-name="ce1" table:formula="of:=[.B113]&amp;[.C113]" office:value-type="string" office:string-value="glockenspiel_RDS6" calcext:value-type="string">
            <text:p>glockenspiel_RDS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umming_voice</text:p>
          </table:table-cell>
          <table:table-cell table:style-name="ce1" table:formula="of:=LOWER([.A114])" office:value-type="string" office:string-value="humming_voice" calcext:value-type="string">
            <text:p>humming_voice</text:p>
          </table:table-cell>
          <table:table-cell office:value-type="string" calcext:value-type="string">
            <text:p>_RDS6</text:p>
          </table:table-cell>
          <table:table-cell table:style-name="ce1" table:formula="of:=[.B114]&amp;[.C114]" office:value-type="string" office:string-value="humming_voice_RDS6" calcext:value-type="string">
            <text:p>humming_voice_RDS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F_rumble</text:p>
          </table:table-cell>
          <table:table-cell table:style-name="ce1" table:formula="of:=LOWER([.A115])" office:value-type="string" office:string-value="lf_rumble" calcext:value-type="string">
            <text:p>lf_rumble</text:p>
          </table:table-cell>
          <table:table-cell table:style-name="ce1" office:value-type="string" calcext:value-type="string">
            <text:p>_RDS6</text:p>
          </table:table-cell>
          <table:table-cell table:style-name="ce1" table:formula="of:=[.B115]&amp;[.C115]" office:value-type="string" office:string-value="lf_rumble_RDS6" calcext:value-type="string">
            <text:p>lf_rumble_RDS6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ions_growl</text:p>
          </table:table-cell>
          <table:table-cell table:style-name="ce1" table:formula="of:=LOWER([.A116])" office:value-type="string" office:string-value="lions_growl" calcext:value-type="string">
            <text:p>lions_growl</text:p>
          </table:table-cell>
          <table:table-cell table:style-name="ce1" office:value-type="string" calcext:value-type="string">
            <text:p>_RDS6</text:p>
          </table:table-cell>
          <table:table-cell table:style-name="ce1" table:formula="of:=[.B116]&amp;[.C116]" office:value-type="string" office:string-value="lions_growl_RDS6" calcext:value-type="string">
            <text:p>lions_growl_RDS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ions_roar</text:p>
          </table:table-cell>
          <table:table-cell table:style-name="ce1" table:formula="of:=LOWER([.A117])" office:value-type="string" office:string-value="lions_roar" calcext:value-type="string">
            <text:p>lions_roar</text:p>
          </table:table-cell>
          <table:table-cell table:style-name="ce1" office:value-type="string" calcext:value-type="string">
            <text:p>_RDS6</text:p>
          </table:table-cell>
          <table:table-cell table:style-name="ce1" table:formula="of:=[.B117]&amp;[.C117]" office:value-type="string" office:string-value="lions_roar_RDS6" calcext:value-type="string">
            <text:p>lions_roar_RDS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ions_voice</text:p>
          </table:table-cell>
          <table:table-cell table:style-name="ce1" table:formula="of:=LOWER([.A118])" office:value-type="string" office:string-value="lions_voice" calcext:value-type="string">
            <text:p>lions_voice</text:p>
          </table:table-cell>
          <table:table-cell table:style-name="ce1" office:value-type="string" calcext:value-type="string">
            <text:p>_RDS6</text:p>
          </table:table-cell>
          <table:table-cell table:style-name="ce1" table:formula="of:=[.B118]&amp;[.C118]" office:value-type="string" office:string-value="lions_voice_RDS6" calcext:value-type="string">
            <text:p>lions_voice_RDS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onkeys_voice</text:p>
          </table:table-cell>
          <table:table-cell table:style-name="ce1" table:formula="of:=LOWER([.A119])" office:value-type="string" office:string-value="monkeys_voice" calcext:value-type="string">
            <text:p>monkeys_voice</text:p>
          </table:table-cell>
          <table:table-cell table:style-name="ce1" office:value-type="string" calcext:value-type="string">
            <text:p>_RDS6</text:p>
          </table:table-cell>
          <table:table-cell table:style-name="ce1" table:formula="of:=[.B119]&amp;[.C119]" office:value-type="string" office:string-value="monkeys_voice_RDS6" calcext:value-type="string">
            <text:p>monkeys_voice_RDS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ercussion</text:p>
          </table:table-cell>
          <table:table-cell table:style-name="ce1" table:formula="of:=LOWER([.A120])" office:value-type="string" office:string-value="percussion" calcext:value-type="string">
            <text:p>percussion</text:p>
          </table:table-cell>
          <table:table-cell table:style-name="ce1" office:value-type="string" calcext:value-type="string">
            <text:p>_RDS6</text:p>
          </table:table-cell>
          <table:table-cell table:style-name="ce1" table:formula="of:=[.B120]&amp;[.C120]" office:value-type="string" office:string-value="percussion_RDS6" calcext:value-type="string">
            <text:p>percussion_RDS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carecrows_voice</text:p>
          </table:table-cell>
          <table:table-cell table:style-name="ce1" table:formula="of:=LOWER([.A121])" office:value-type="string" office:string-value="scarecrows_voice" calcext:value-type="string">
            <text:p>scarecrows_voice</text:p>
          </table:table-cell>
          <table:table-cell table:style-name="ce1" office:value-type="string" calcext:value-type="string">
            <text:p>_RDS6</text:p>
          </table:table-cell>
          <table:table-cell table:style-name="ce1" table:formula="of:=[.B121]&amp;[.C121]" office:value-type="string" office:string-value="scarecrows_voice_RDS6" calcext:value-type="string">
            <text:p>scarecrows_voice_RDS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creeching_sound</text:p>
          </table:table-cell>
          <table:table-cell table:style-name="ce1" table:formula="of:=LOWER([.A122])" office:value-type="string" office:string-value="screeching_sound" calcext:value-type="string">
            <text:p>screeching_sound</text:p>
          </table:table-cell>
          <table:table-cell table:style-name="ce1" office:value-type="string" calcext:value-type="string">
            <text:p>_RDS6</text:p>
          </table:table-cell>
          <table:table-cell table:style-name="ce1" table:formula="of:=[.B122]&amp;[.C122]" office:value-type="string" office:string-value="screeching_sound_RDS6" calcext:value-type="string">
            <text:p>screeching_sound_RDS6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in_man_creaking</text:p>
          </table:table-cell>
          <table:table-cell table:style-name="ce1" table:formula="of:=LOWER([.A123])" office:value-type="string" office:string-value="tin_man_creaking" calcext:value-type="string">
            <text:p>tin_man_creaking</text:p>
          </table:table-cell>
          <table:table-cell table:style-name="ce1" office:value-type="string" calcext:value-type="string">
            <text:p>_RDS6</text:p>
          </table:table-cell>
          <table:table-cell table:style-name="ce1" table:formula="of:=[.B123]&amp;[.C123]" office:value-type="string" office:string-value="tin_man_creaking_RDS6" calcext:value-type="string">
            <text:p>tin_man_creaking_RDS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in_mans_voice</text:p>
          </table:table-cell>
          <table:table-cell table:style-name="ce1" table:formula="of:=LOWER([.A124])" office:value-type="string" office:string-value="tin_mans_voice" calcext:value-type="string">
            <text:p>tin_mans_voice</text:p>
          </table:table-cell>
          <table:table-cell table:style-name="ce1" office:value-type="string" calcext:value-type="string">
            <text:p>_RDS6</text:p>
          </table:table-cell>
          <table:table-cell table:style-name="ce1" table:formula="of:=[.B124]&amp;[.C124]" office:value-type="string" office:string-value="tin_mans_voice_RDS6" calcext:value-type="string">
            <text:p>tin_mans_voice_RDS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hooshing</text:p>
          </table:table-cell>
          <table:table-cell table:style-name="ce1" table:formula="of:=LOWER([.A125])" office:value-type="string" office:string-value="whooshing" calcext:value-type="string">
            <text:p>whooshing</text:p>
          </table:table-cell>
          <table:table-cell table:style-name="ce1" office:value-type="string" calcext:value-type="string">
            <text:p>_RDS6</text:p>
          </table:table-cell>
          <table:table-cell table:style-name="ce1" table:formula="of:=[.B125]&amp;[.C125]" office:value-type="string" office:string-value="whooshing_RDS6" calcext:value-type="string">
            <text:p>whooshing_RDS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ind</text:p>
          </table:table-cell>
          <table:table-cell table:style-name="ce1" table:formula="of:=LOWER([.A126])" office:value-type="string" office:string-value="wind" calcext:value-type="string">
            <text:p>wind</text:p>
          </table:table-cell>
          <table:table-cell table:style-name="ce1" office:value-type="string" calcext:value-type="string">
            <text:p>_RDS6</text:p>
          </table:table-cell>
          <table:table-cell table:style-name="ce1" table:formula="of:=[.B126]&amp;[.C126]" office:value-type="string" office:string-value="wind_RDS6" calcext:value-type="string">
            <text:p>wind_RDS6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oodwind</text:p>
          </table:table-cell>
          <table:table-cell table:style-name="ce1" table:formula="of:=LOWER([.A127])" office:value-type="string" office:string-value="woodwind" calcext:value-type="string">
            <text:p>woodwind</text:p>
          </table:table-cell>
          <table:table-cell table:style-name="ce1" office:value-type="string" calcext:value-type="string">
            <text:p>_RDS6</text:p>
          </table:table-cell>
          <table:table-cell table:style-name="ce1" table:formula="of:=[.B127]&amp;[.C127]" office:value-type="string" office:string-value="woodwind_RDS6" calcext:value-type="string">
            <text:p>woodwind_RDS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irds_screeching</text:p>
          </table:table-cell>
          <table:table-cell table:style-name="ce1" table:formula="of:=LOWER([.A128])" office:value-type="string" office:string-value="birds_screeching" calcext:value-type="string">
            <text:p>birds_screeching</text:p>
          </table:table-cell>
          <table:table-cell table:style-name="ce1" office:value-type="string" calcext:value-type="string">
            <text:p>_RDS7</text:p>
          </table:table-cell>
          <table:table-cell table:style-name="ce1" table:formula="of:=[.B128]&amp;[.C128]" office:value-type="string" office:string-value="birds_screeching_RDS7" calcext:value-type="string">
            <text:p>birds_screeching_RDS7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lattering_of_tin_man</text:p>
          </table:table-cell>
          <table:table-cell table:style-name="ce1" table:formula="of:=LOWER([.A129])" office:value-type="string" office:string-value="clattering_of_tin_man" calcext:value-type="string">
            <text:p>clattering_of_tin_man</text:p>
          </table:table-cell>
          <table:table-cell table:style-name="ce1" office:value-type="string" calcext:value-type="string">
            <text:p>_RDS7</text:p>
          </table:table-cell>
          <table:table-cell table:style-name="ce1" table:formula="of:=[.B129]&amp;[.C129]" office:value-type="string" office:string-value="clattering_of_tin_man_RDS7" calcext:value-type="string">
            <text:p>clattering_of_tin_man_RDS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reaking_of_tin_man</text:p>
          </table:table-cell>
          <table:table-cell table:style-name="ce1" table:formula="of:=LOWER([.A130])" office:value-type="string" office:string-value="creaking_of_tin_man" calcext:value-type="string">
            <text:p>creaking_of_tin_man</text:p>
          </table:table-cell>
          <table:table-cell table:style-name="ce1" office:value-type="string" calcext:value-type="string">
            <text:p>_RDS7</text:p>
          </table:table-cell>
          <table:table-cell table:style-name="ce1" table:formula="of:=[.B130]&amp;[.C130]" office:value-type="string" office:string-value="creaking_of_tin_man_RDS7" calcext:value-type="string">
            <text:p>creaking_of_tin_man_RDS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og_barking</text:p>
          </table:table-cell>
          <table:table-cell table:style-name="ce1" table:formula="of:=LOWER([.A131])" office:value-type="string" office:string-value="dog_barking" calcext:value-type="string">
            <text:p>dog_barking</text:p>
          </table:table-cell>
          <table:table-cell table:style-name="ce1" office:value-type="string" calcext:value-type="string">
            <text:p>_RDS7</text:p>
          </table:table-cell>
          <table:table-cell table:style-name="ce1" table:formula="of:=[.B131]&amp;[.C131]" office:value-type="string" office:string-value="dog_barking_RDS7" calcext:value-type="string">
            <text:p>dog_barking_RDS7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orothy_scream</text:p>
          </table:table-cell>
          <table:table-cell table:style-name="ce1" table:formula="of:=LOWER([.A132])" office:value-type="string" office:string-value="dorothy_scream" calcext:value-type="string">
            <text:p>dorothy_scream</text:p>
          </table:table-cell>
          <table:table-cell table:style-name="ce1" office:value-type="string" calcext:value-type="string">
            <text:p>_RDS7</text:p>
          </table:table-cell>
          <table:table-cell table:style-name="ce1" table:formula="of:=[.B132]&amp;[.C132]" office:value-type="string" office:string-value="dorothy_scream_RDS7" calcext:value-type="string">
            <text:p>dorothy_scream_RDS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orothys_voice</text:p>
          </table:table-cell>
          <table:table-cell table:style-name="ce1" table:formula="of:=LOWER([.A133])" office:value-type="string" office:string-value="dorothys_voice" calcext:value-type="string">
            <text:p>dorothys_voice</text:p>
          </table:table-cell>
          <table:table-cell table:style-name="ce1" office:value-type="string" calcext:value-type="string">
            <text:p>_RDS7</text:p>
          </table:table-cell>
          <table:table-cell table:style-name="ce1" table:formula="of:=[.B133]&amp;[.C133]" office:value-type="string" office:string-value="dorothys_voice_RDS7" calcext:value-type="string">
            <text:p>dorothys_voice_RDS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roaning_sounds</text:p>
          </table:table-cell>
          <table:table-cell table:style-name="ce1" table:formula="of:=LOWER([.A134])" office:value-type="string" office:string-value="groaning_sounds" calcext:value-type="string">
            <text:p>groaning_sounds</text:p>
          </table:table-cell>
          <table:table-cell table:style-name="ce1" office:value-type="string" calcext:value-type="string">
            <text:p>_RDS7</text:p>
          </table:table-cell>
          <table:table-cell table:style-name="ce1" table:formula="of:=[.B134]&amp;[.C134]" office:value-type="string" office:string-value="groaning_sounds_RDS7" calcext:value-type="string">
            <text:p>groaning_sounds_RDS7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rowling</text:p>
          </table:table-cell>
          <table:table-cell table:style-name="ce1" table:formula="of:=LOWER([.A135])" office:value-type="string" office:string-value="growling" calcext:value-type="string">
            <text:p>growling</text:p>
          </table:table-cell>
          <table:table-cell table:style-name="ce1" office:value-type="string" calcext:value-type="string">
            <text:p>_RDS7</text:p>
          </table:table-cell>
          <table:table-cell table:style-name="ce1" table:formula="of:=[.B135]&amp;[.C135]" office:value-type="string" office:string-value="growling_RDS7" calcext:value-type="string">
            <text:p>growling_RDS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F_rumble</text:p>
          </table:table-cell>
          <table:table-cell table:style-name="ce1" table:formula="of:=LOWER([.A136])" office:value-type="string" office:string-value="lf_rumble" calcext:value-type="string">
            <text:p>lf_rumble</text:p>
          </table:table-cell>
          <table:table-cell office:value-type="string" calcext:value-type="string">
            <text:p>_RDS7</text:p>
          </table:table-cell>
          <table:table-cell table:style-name="ce1" table:formula="of:=[.B136]&amp;[.C136]" office:value-type="string" office:string-value="lf_rumble_RDS7" calcext:value-type="string">
            <text:p>lf_rumble_RDS7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ion_roar</text:p>
          </table:table-cell>
          <table:table-cell table:style-name="ce1" table:formula="of:=LOWER([.A137])" office:value-type="string" office:string-value="lion_roar" calcext:value-type="string">
            <text:p>lion_roar</text:p>
          </table:table-cell>
          <table:table-cell table:style-name="ce1" office:value-type="string" calcext:value-type="string">
            <text:p>_RDS7</text:p>
          </table:table-cell>
          <table:table-cell table:style-name="ce1" table:formula="of:=[.B137]&amp;[.C137]" office:value-type="string" office:string-value="lion_roar_RDS7" calcext:value-type="string">
            <text:p>lion_roar_RDS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ions_voice</text:p>
          </table:table-cell>
          <table:table-cell table:style-name="ce1" table:formula="of:=LOWER([.A138])" office:value-type="string" office:string-value="lions_voice" calcext:value-type="string">
            <text:p>lions_voice</text:p>
          </table:table-cell>
          <table:table-cell table:style-name="ce1" office:value-type="string" calcext:value-type="string">
            <text:p>_RDS7</text:p>
          </table:table-cell>
          <table:table-cell table:style-name="ce1" table:formula="of:=[.B138]&amp;[.C138]" office:value-type="string" office:string-value="lions_voice_RDS7" calcext:value-type="string">
            <text:p>lions_voice_RDS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carecrow_shouting</text:p>
          </table:table-cell>
          <table:table-cell table:style-name="ce1" table:formula="of:=LOWER([.A139])" office:value-type="string" office:string-value="scarecrow_shouting" calcext:value-type="string">
            <text:p>scarecrow_shouting</text:p>
          </table:table-cell>
          <table:table-cell table:style-name="ce1" office:value-type="string" calcext:value-type="string">
            <text:p>_RDS7</text:p>
          </table:table-cell>
          <table:table-cell table:style-name="ce1" table:formula="of:=[.B139]&amp;[.C139]" office:value-type="string" office:string-value="scarecrow_shouting_RDS7" calcext:value-type="string">
            <text:p>scarecrow_shouting_RDS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carecrow_unintelligible__voice</text:p>
          </table:table-cell>
          <table:table-cell table:style-name="ce1" table:formula="of:=LOWER([.A140])" office:value-type="string" office:string-value="scarecrow_unintelligible__voice" calcext:value-type="string">
            <text:p>scarecrow_unintelligible__voice</text:p>
          </table:table-cell>
          <table:table-cell table:style-name="ce1" office:value-type="string" calcext:value-type="string">
            <text:p>_RDS7</text:p>
          </table:table-cell>
          <table:table-cell table:style-name="ce1" table:formula="of:=[.B140]&amp;[.C140]" office:value-type="string" office:string-value="scarecrow_unintelligible__voice_RDS7" calcext:value-type="string">
            <text:p>scarecrow_unintelligible__voice_RDS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carecrows_voice</text:p>
          </table:table-cell>
          <table:table-cell table:style-name="ce1" table:formula="of:=LOWER([.A141])" office:value-type="string" office:string-value="scarecrows_voice" calcext:value-type="string">
            <text:p>scarecrows_voice</text:p>
          </table:table-cell>
          <table:table-cell table:style-name="ce1" office:value-type="string" calcext:value-type="string">
            <text:p>_RDS7</text:p>
          </table:table-cell>
          <table:table-cell table:style-name="ce1" table:formula="of:=[.B141]&amp;[.C141]" office:value-type="string" office:string-value="scarecrows_voice_RDS7" calcext:value-type="string">
            <text:p>scarecrows_voice_RDS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creeching_sound</text:p>
          </table:table-cell>
          <table:table-cell table:style-name="ce1" table:formula="of:=LOWER([.A142])" office:value-type="string" office:string-value="screeching_sound" calcext:value-type="string">
            <text:p>screeching_sound</text:p>
          </table:table-cell>
          <table:table-cell table:style-name="ce1" office:value-type="string" calcext:value-type="string">
            <text:p>_RDS7</text:p>
          </table:table-cell>
          <table:table-cell table:style-name="ce1" table:formula="of:=[.B142]&amp;[.C142]" office:value-type="string" office:string-value="screeching_sound_RDS7" calcext:value-type="string">
            <text:p>screeching_sound_RDS7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in_man_falling</text:p>
          </table:table-cell>
          <table:table-cell table:style-name="ce1" table:formula="of:=LOWER([.A143])" office:value-type="string" office:string-value="tin_man_falling" calcext:value-type="string">
            <text:p>tin_man_falling</text:p>
          </table:table-cell>
          <table:table-cell table:style-name="ce1" office:value-type="string" calcext:value-type="string">
            <text:p>_RDS7</text:p>
          </table:table-cell>
          <table:table-cell table:style-name="ce1" table:formula="of:=[.B143]&amp;[.C143]" office:value-type="string" office:string-value="tin_man_falling_RDS7" calcext:value-type="string">
            <text:p>tin_man_falling_RDS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in_man_shouting</text:p>
          </table:table-cell>
          <table:table-cell table:style-name="ce1" table:formula="of:=LOWER([.A144])" office:value-type="string" office:string-value="tin_man_shouting" calcext:value-type="string">
            <text:p>tin_man_shouting</text:p>
          </table:table-cell>
          <table:table-cell table:style-name="ce1" office:value-type="string" calcext:value-type="string">
            <text:p>_RDS7</text:p>
          </table:table-cell>
          <table:table-cell table:style-name="ce1" table:formula="of:=[.B144]&amp;[.C144]" office:value-type="string" office:string-value="tin_man_shouting_RDS7" calcext:value-type="string">
            <text:p>tin_man_shouting_RDS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in_mans_voice</text:p>
          </table:table-cell>
          <table:table-cell table:style-name="ce1" table:formula="of:=LOWER([.A145])" office:value-type="string" office:string-value="tin_mans_voice" calcext:value-type="string">
            <text:p>tin_mans_voice</text:p>
          </table:table-cell>
          <table:table-cell table:style-name="ce1" office:value-type="string" calcext:value-type="string">
            <text:p>_RDS7</text:p>
          </table:table-cell>
          <table:table-cell table:style-name="ce1" table:formula="of:=[.B145]&amp;[.C145]" office:value-type="string" office:string-value="tin_mans_voice_RDS7" calcext:value-type="string">
            <text:p>tin_mans_voice_RDS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inman_unintelligible_voice_</text:p>
          </table:table-cell>
          <table:table-cell table:style-name="ce1" table:formula="of:=LOWER([.A146])" office:value-type="string" office:string-value="tinman_unintelligible_voice_" calcext:value-type="string">
            <text:p>tinman_unintelligible_voice_</text:p>
          </table:table-cell>
          <table:table-cell table:style-name="ce1" office:value-type="string" calcext:value-type="string">
            <text:p>_RDS7</text:p>
          </table:table-cell>
          <table:table-cell table:style-name="ce1" table:formula="of:=[.B146]&amp;[.C146]" office:value-type="string" office:string-value="tinman_unintelligible_voice__RDS7" calcext:value-type="string">
            <text:p>tinman_unintelligible_voice__RDS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mputer_fizzling</text:p>
          </table:table-cell>
          <table:table-cell table:style-name="ce1" table:formula="of:=LOWER([.A147])" office:value-type="string" office:string-value="computer_fizzling" calcext:value-type="string">
            <text:p>computer_fizzling</text:p>
          </table:table-cell>
          <table:table-cell table:style-name="ce1" office:value-type="string" calcext:value-type="string">
            <text:p>_RDS8</text:p>
          </table:table-cell>
          <table:table-cell table:style-name="ce1" table:formula="of:=[.B147]&amp;[.C147]" office:value-type="string" office:string-value="computer_fizzling_RDS8" calcext:value-type="string">
            <text:p>computer_fizzling_RDS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mputer_music_-_Fanfare</text:p>
          </table:table-cell>
          <table:table-cell table:style-name="ce1" table:formula="of:=LOWER([.A148])" office:value-type="string" office:string-value="computer_music_-_fanfare" calcext:value-type="string">
            <text:p>computer_music_-_fanfare</text:p>
          </table:table-cell>
          <table:table-cell table:style-name="ce1" office:value-type="string" calcext:value-type="string">
            <text:p>_RDS8</text:p>
          </table:table-cell>
          <table:table-cell table:style-name="ce1" table:formula="of:=[.B148]&amp;[.C148]" office:value-type="string" office:string-value="computer_music_-_fanfare_RDS8" calcext:value-type="string">
            <text:p>computer_music_-_fanfare_RDS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xplosion</text:p>
          </table:table-cell>
          <table:table-cell table:style-name="ce1" table:formula="of:=LOWER([.A149])" office:value-type="string" office:string-value="explosion" calcext:value-type="string">
            <text:p>explosion</text:p>
          </table:table-cell>
          <table:table-cell table:style-name="ce1" office:value-type="string" calcext:value-type="string">
            <text:p>_RDS8</text:p>
          </table:table-cell>
          <table:table-cell table:style-name="ce1" table:formula="of:=[.B149]&amp;[.C149]" office:value-type="string" office:string-value="explosion_RDS8" calcext:value-type="string">
            <text:p>explosion_RDS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emale_computer_voice</text:p>
          </table:table-cell>
          <table:table-cell table:style-name="ce1" table:formula="of:=LOWER([.A150])" office:value-type="string" office:string-value="female_computer_voice" calcext:value-type="string">
            <text:p>female_computer_voice</text:p>
          </table:table-cell>
          <table:table-cell table:style-name="ce1" office:value-type="string" calcext:value-type="string">
            <text:p>_RDS8</text:p>
          </table:table-cell>
          <table:table-cell table:style-name="ce1" table:formula="of:=[.B150]&amp;[.C150]" office:value-type="string" office:string-value="female_computer_voice_RDS8" calcext:value-type="string">
            <text:p>female_computer_voice_RDS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ootsteps</text:p>
          </table:table-cell>
          <table:table-cell table:style-name="ce1" table:formula="of:=LOWER([.A151])" office:value-type="string" office:string-value="footsteps" calcext:value-type="string">
            <text:p>footsteps</text:p>
          </table:table-cell>
          <table:table-cell table:style-name="ce1" office:value-type="string" calcext:value-type="string">
            <text:p>_RDS8</text:p>
          </table:table-cell>
          <table:table-cell table:style-name="ce1" table:formula="of:=[.B151]&amp;[.C151]" office:value-type="string" office:string-value="footsteps_RDS8" calcext:value-type="string">
            <text:p>footsteps_RDS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runting</text:p>
          </table:table-cell>
          <table:table-cell table:style-name="ce1" table:formula="of:=LOWER([.A152])" office:value-type="string" office:string-value="grunting" calcext:value-type="string">
            <text:p>grunting</text:p>
          </table:table-cell>
          <table:table-cell table:style-name="ce1" office:value-type="string" calcext:value-type="string">
            <text:p>_RDS8</text:p>
          </table:table-cell>
          <table:table-cell table:style-name="ce1" table:formula="of:=[.B152]&amp;[.C152]" office:value-type="string" office:string-value="grunting_RDS8" calcext:value-type="string">
            <text:p>grunting_RDS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issing</text:p>
          </table:table-cell>
          <table:table-cell table:style-name="ce1" table:formula="of:=LOWER([.A153])" office:value-type="string" office:string-value="hissing" calcext:value-type="string">
            <text:p>hissing</text:p>
          </table:table-cell>
          <table:table-cell table:style-name="ce1" office:value-type="string" calcext:value-type="string">
            <text:p>_RDS8</text:p>
          </table:table-cell>
          <table:table-cell table:style-name="ce1" table:formula="of:=[.B153]&amp;[.C153]" office:value-type="string" office:string-value="hissing_RDS8" calcext:value-type="string">
            <text:p>hissing_RDS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mpact</text:p>
          </table:table-cell>
          <table:table-cell table:style-name="ce1" table:formula="of:=LOWER([.A154])" office:value-type="string" office:string-value="impact" calcext:value-type="string">
            <text:p>impact</text:p>
          </table:table-cell>
          <table:table-cell table:style-name="ce1" office:value-type="string" calcext:value-type="string">
            <text:p>_RDS8</text:p>
          </table:table-cell>
          <table:table-cell table:style-name="ce1" table:formula="of:=[.B154]&amp;[.C154]" office:value-type="string" office:string-value="impact_RDS8" calcext:value-type="string">
            <text:p>impact_RDS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le_computer_voice</text:p>
          </table:table-cell>
          <table:table-cell table:style-name="ce1" table:formula="of:=LOWER([.A155])" office:value-type="string" office:string-value="male_computer_voice" calcext:value-type="string">
            <text:p>male_computer_voice</text:p>
          </table:table-cell>
          <table:table-cell table:style-name="ce1" office:value-type="string" calcext:value-type="string">
            <text:p>_RDS8</text:p>
          </table:table-cell>
          <table:table-cell table:style-name="ce1" table:formula="of:=[.B155]&amp;[.C155]" office:value-type="string" office:string-value="male_computer_voice_RDS8" calcext:value-type="string">
            <text:p>male_computer_voice_RDS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le_voice_D</text:p>
          </table:table-cell>
          <table:table-cell table:style-name="ce1" table:formula="of:=LOWER([.A156])" office:value-type="string" office:string-value="male_voice_d" calcext:value-type="string">
            <text:p>male_voice_d</text:p>
          </table:table-cell>
          <table:table-cell office:value-type="string" calcext:value-type="string">
            <text:p>_RDS8</text:p>
          </table:table-cell>
          <table:table-cell table:style-name="ce1" table:formula="of:=[.B156]&amp;[.C156]" office:value-type="string" office:string-value="male_voice_d_RDS8" calcext:value-type="string">
            <text:p>male_voice_d_RDS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lowed_down_music</text:p>
          </table:table-cell>
          <table:table-cell table:style-name="ce1" table:formula="of:=LOWER([.A157])" office:value-type="string" office:string-value="slowed_down_music" calcext:value-type="string">
            <text:p>slowed_down_music</text:p>
          </table:table-cell>
          <table:table-cell table:style-name="ce1" office:value-type="string" calcext:value-type="string">
            <text:p>_RDS8</text:p>
          </table:table-cell>
          <table:table-cell table:style-name="ce1" table:formula="of:=[.B157]&amp;[.C157]" office:value-type="string" office:string-value="slowed_down_music_RDS8" calcext:value-type="string">
            <text:p>slowed_down_music_RDS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ynth_pad</text:p>
          </table:table-cell>
          <table:table-cell table:style-name="ce1" table:formula="of:=LOWER([.A158])" office:value-type="string" office:string-value="synth_pad" calcext:value-type="string">
            <text:p>synth_pad</text:p>
          </table:table-cell>
          <table:table-cell table:style-name="ce1" office:value-type="string" calcext:value-type="string">
            <text:p>_RDS8</text:p>
          </table:table-cell>
          <table:table-cell table:style-name="ce1" table:formula="of:=[.B158]&amp;[.C158]" office:value-type="string" office:string-value="synth_pad_RDS8" calcext:value-type="string">
            <text:p>synth_pad_RDS8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ind</text:p>
          </table:table-cell>
          <table:table-cell table:style-name="ce1" table:formula="of:=LOWER([.A159])" office:value-type="string" office:string-value="wind" calcext:value-type="string">
            <text:p>wind</text:p>
          </table:table-cell>
          <table:table-cell table:style-name="ce1" office:value-type="string" calcext:value-type="string">
            <text:p>_RDS8</text:p>
          </table:table-cell>
          <table:table-cell table:style-name="ce1" table:formula="of:=[.B159]&amp;[.C159]" office:value-type="string" office:string-value="wind_RDS8" calcext:value-type="string">
            <text:p>wind_RDS8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Zap</text:p>
          </table:table-cell>
          <table:table-cell table:style-name="ce1" table:formula="of:=LOWER([.A160])" office:value-type="string" office:string-value="zap" calcext:value-type="string">
            <text:p>zap</text:p>
          </table:table-cell>
          <table:table-cell table:style-name="ce1" office:value-type="string" calcext:value-type="string">
            <text:p>_RDS8</text:p>
          </table:table-cell>
          <table:table-cell table:style-name="ce1" table:formula="of:=[.B160]&amp;[.C160]" office:value-type="string" office:string-value="zap_RDS8" calcext:value-type="string">
            <text:p>zap_RDS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ccordian</text:p>
          </table:table-cell>
          <table:table-cell table:style-name="ce1" table:formula="of:=LOWER([.A161])" office:value-type="string" office:string-value="accordian" calcext:value-type="string">
            <text:p>accordian</text:p>
          </table:table-cell>
          <table:table-cell table:style-name="ce1" office:value-type="string" calcext:value-type="string">
            <text:p>_RDS9</text:p>
          </table:table-cell>
          <table:table-cell table:style-name="ce1" table:formula="of:=[.B161]&amp;[.C161]" office:value-type="string" office:string-value="accordian_RDS9" calcext:value-type="string">
            <text:p>accordian_RDS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leeping</text:p>
          </table:table-cell>
          <table:table-cell table:style-name="ce1" table:formula="of:=LOWER([.A162])" office:value-type="string" office:string-value="bleeping" calcext:value-type="string">
            <text:p>bleeping</text:p>
          </table:table-cell>
          <table:table-cell office:value-type="string" calcext:value-type="string">
            <text:p>_RDS9</text:p>
          </table:table-cell>
          <table:table-cell table:style-name="ce1" table:formula="of:=[.B162]&amp;[.C162]" office:value-type="string" office:string-value="bleeping_RDS9" calcext:value-type="string">
            <text:p>bleeping_RDS9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n_opening</text:p>
          </table:table-cell>
          <table:table-cell table:style-name="ce1" table:formula="of:=LOWER([.A163])" office:value-type="string" office:string-value="can_opening" calcext:value-type="string">
            <text:p>can_opening</text:p>
          </table:table-cell>
          <table:table-cell table:style-name="ce1" office:value-type="string" calcext:value-type="string">
            <text:p>_RDS9</text:p>
          </table:table-cell>
          <table:table-cell table:style-name="ce1" table:formula="of:=[.B163]&amp;[.C163]" office:value-type="string" office:string-value="can_opening_RDS9" calcext:value-type="string">
            <text:p>can_opening_RDS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linking_of_glasses</text:p>
          </table:table-cell>
          <table:table-cell table:style-name="ce1" table:formula="of:=LOWER([.A164])" office:value-type="string" office:string-value="clinking_of_glasses" calcext:value-type="string">
            <text:p>clinking_of_glasses</text:p>
          </table:table-cell>
          <table:table-cell table:style-name="ce1" office:value-type="string" calcext:value-type="string">
            <text:p>_RDS9</text:p>
          </table:table-cell>
          <table:table-cell table:style-name="ce1" table:formula="of:=[.B164]&amp;[.C164]" office:value-type="string" office:string-value="clinking_of_glasses_RDS9" calcext:value-type="string">
            <text:p>clinking_of_glasses_RDS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rk_popping</text:p>
          </table:table-cell>
          <table:table-cell table:style-name="ce1" table:formula="of:=LOWER([.A165])" office:value-type="string" office:string-value="cork_popping" calcext:value-type="string">
            <text:p>cork_popping</text:p>
          </table:table-cell>
          <table:table-cell table:style-name="ce1" office:value-type="string" calcext:value-type="string">
            <text:p>_RDS9</text:p>
          </table:table-cell>
          <table:table-cell table:style-name="ce1" table:formula="of:=[.B165]&amp;[.C165]" office:value-type="string" office:string-value="cork_popping_RDS9" calcext:value-type="string">
            <text:p>cork_popping_RDS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luttering_synth_sound</text:p>
          </table:table-cell>
          <table:table-cell table:style-name="ce1" table:formula="of:=LOWER([.A166])" office:value-type="string" office:string-value="fluttering_synth_sound" calcext:value-type="string">
            <text:p>fluttering_synth_sound</text:p>
          </table:table-cell>
          <table:table-cell table:style-name="ce1" office:value-type="string" calcext:value-type="string">
            <text:p>_RDS9</text:p>
          </table:table-cell>
          <table:table-cell table:style-name="ce1" table:formula="of:=[.B166]&amp;[.C166]" office:value-type="string" office:string-value="fluttering_synth_sound_RDS9" calcext:value-type="string">
            <text:p>fluttering_synth_sound_RDS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ootsteps_on_metal_staircase</text:p>
          </table:table-cell>
          <table:table-cell table:style-name="ce1" table:formula="of:=LOWER([.A167])" office:value-type="string" office:string-value="footsteps_on_metal_staircase" calcext:value-type="string">
            <text:p>footsteps_on_metal_staircase</text:p>
          </table:table-cell>
          <table:table-cell table:style-name="ce1" office:value-type="string" calcext:value-type="string">
            <text:p>_RDS9</text:p>
          </table:table-cell>
          <table:table-cell table:style-name="ce1" table:formula="of:=[.B167]&amp;[.C167]" office:value-type="string" office:string-value="footsteps_on_metal_staircase_RDS9" calcext:value-type="string">
            <text:p>footsteps_on_metal_staircase_RDS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ootsteps</text:p>
          </table:table-cell>
          <table:table-cell table:style-name="ce1" table:formula="of:=LOWER([.A168])" office:value-type="string" office:string-value="footsteps" calcext:value-type="string">
            <text:p>footsteps</text:p>
          </table:table-cell>
          <table:table-cell table:style-name="ce1" office:value-type="string" calcext:value-type="string">
            <text:p>_RDS9</text:p>
          </table:table-cell>
          <table:table-cell table:style-name="ce1" table:formula="of:=[.B168]&amp;[.C168]" office:value-type="string" office:string-value="footsteps_RDS9" calcext:value-type="string">
            <text:p>footsteps_RDS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igh_frequency_whirring</text:p>
          </table:table-cell>
          <table:table-cell table:style-name="ce1" table:formula="of:=LOWER([.A169])" office:value-type="string" office:string-value="high_frequency_whirring" calcext:value-type="string">
            <text:p>high_frequency_whirring</text:p>
          </table:table-cell>
          <table:table-cell table:style-name="ce1" office:value-type="string" calcext:value-type="string">
            <text:p>_RDS9</text:p>
          </table:table-cell>
          <table:table-cell table:style-name="ce1" table:formula="of:=[.B169]&amp;[.C169]" office:value-type="string" office:string-value="high_frequency_whirring_RDS9" calcext:value-type="string">
            <text:p>high_frequency_whirring_RDS9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le_voice_A</text:p>
          </table:table-cell>
          <table:table-cell table:style-name="ce1" table:formula="of:=LOWER([.A170])" office:value-type="string" office:string-value="male_voice_a" calcext:value-type="string">
            <text:p>male_voice_a</text:p>
          </table:table-cell>
          <table:table-cell table:style-name="ce1" office:value-type="string" calcext:value-type="string">
            <text:p>_RDS9</text:p>
          </table:table-cell>
          <table:table-cell table:style-name="ce1" table:formula="of:=[.B170]&amp;[.C170]" office:value-type="string" office:string-value="male_voice_a_RDS9" calcext:value-type="string">
            <text:p>male_voice_a_RDS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le_voice_B</text:p>
          </table:table-cell>
          <table:table-cell table:style-name="ce1" table:formula="of:=LOWER([.A171])" office:value-type="string" office:string-value="male_voice_b" calcext:value-type="string">
            <text:p>male_voice_b</text:p>
          </table:table-cell>
          <table:table-cell table:style-name="ce1" office:value-type="string" calcext:value-type="string">
            <text:p>_RDS9</text:p>
          </table:table-cell>
          <table:table-cell table:style-name="ce1" table:formula="of:=[.B171]&amp;[.C171]" office:value-type="string" office:string-value="male_voice_b_RDS9" calcext:value-type="string">
            <text:p>male_voice_b_RDS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le_voice_C</text:p>
          </table:table-cell>
          <table:table-cell table:style-name="ce1" table:formula="of:=LOWER([.A172])" office:value-type="string" office:string-value="male_voice_c" calcext:value-type="string">
            <text:p>male_voice_c</text:p>
          </table:table-cell>
          <table:table-cell table:style-name="ce1" office:value-type="string" calcext:value-type="string">
            <text:p>_RDS9</text:p>
          </table:table-cell>
          <table:table-cell table:style-name="ce1" table:formula="of:=[.B172]&amp;[.C172]" office:value-type="string" office:string-value="male_voice_c_RDS9" calcext:value-type="string">
            <text:p>male_voice_c_RDS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ouring_of_drinks</text:p>
          </table:table-cell>
          <table:table-cell table:style-name="ce1" table:formula="of:=LOWER([.A173])" office:value-type="string" office:string-value="pouring_of_drinks" calcext:value-type="string">
            <text:p>pouring_of_drinks</text:p>
          </table:table-cell>
          <table:table-cell table:style-name="ce1" office:value-type="string" calcext:value-type="string">
            <text:p>_RDS9</text:p>
          </table:table-cell>
          <table:table-cell table:style-name="ce1" table:formula="of:=[.B173]&amp;[.C173]" office:value-type="string" office:string-value="pouring_of_drinks_RDS9" calcext:value-type="string">
            <text:p>pouring_of_drinks_RDS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attling_of_ice_bucket</text:p>
          </table:table-cell>
          <table:table-cell table:style-name="ce1" table:formula="of:=LOWER([.A174])" office:value-type="string" office:string-value="rattling_of_ice_bucket" calcext:value-type="string">
            <text:p>rattling_of_ice_bucket</text:p>
          </table:table-cell>
          <table:table-cell table:style-name="ce1" office:value-type="string" calcext:value-type="string">
            <text:p>_RDS9</text:p>
          </table:table-cell>
          <table:table-cell table:style-name="ce1" table:formula="of:=[.B174]&amp;[.C174]" office:value-type="string" office:string-value="rattling_of_ice_bucket_RDS9" calcext:value-type="string">
            <text:p>rattling_of_ice_bucket_RDS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queaking</text:p>
          </table:table-cell>
          <table:table-cell table:style-name="ce1" table:formula="of:=LOWER([.A175])" office:value-type="string" office:string-value="squeaking" calcext:value-type="string">
            <text:p>squeaking</text:p>
          </table:table-cell>
          <table:table-cell table:style-name="ce1" office:value-type="string" calcext:value-type="string">
            <text:p>_RDS9</text:p>
          </table:table-cell>
          <table:table-cell table:style-name="ce1" table:formula="of:=[.B175]&amp;[.C175]" office:value-type="string" office:string-value="squeaking_RDS9" calcext:value-type="string">
            <text:p>squeaking_RDS9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hooshing_sound</text:p>
          </table:table-cell>
          <table:table-cell table:style-name="ce1" table:formula="of:=LOWER([.A176])" office:value-type="string" office:string-value="whooshing_sound" calcext:value-type="string">
            <text:p>whooshing_sound</text:p>
          </table:table-cell>
          <table:table-cell table:style-name="ce1" office:value-type="string" calcext:value-type="string">
            <text:p>_RDS9</text:p>
          </table:table-cell>
          <table:table-cell table:style-name="ce1" table:formula="of:=[.B176]&amp;[.C176]" office:value-type="string" office:string-value="whooshing_sound_RDS9" calcext:value-type="string">
            <text:p>whooshing_sound_RDS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7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F" table:style-name="ta2">
        <office:forms form:automatic-focus="false" form:apply-design-mode="false"/>
        <table:table-column table:style-name="co5" table:default-cell-style-name="ce3"/>
        <table:table-column table:style-name="co3" table:number-columns-repeated="2" table:default-cell-style-name="ce3"/>
        <table:table-column table:style-name="co6" table:default-cell-style-name="ce3"/>
        <table:table-column table:style-name="co3" table:number-columns-repeated="1020" table:default-cell-style-name="ce3"/>
        <table:table-row table:style-name="ro1">
          <table:table-cell table:style-name="ce1" office:value-type="string" calcext:value-type="string">
            <text:p>Bell</text:p>
          </table:table-cell>
          <table:table-cell table:style-name="ce1" table:formula="of:=LOWER([.A1])" office:value-type="string" office:string-value="bell" calcext:value-type="string">
            <text:p>bell</text:p>
          </table:table-cell>
          <table:table-cell table:style-name="ce1" office:value-type="string" calcext:value-type="string">
            <text:p>_FFS1</text:p>
          </table:table-cell>
          <table:table-cell table:style-name="ce1" table:formula="of:=[.B1]&amp;[.C1]" office:value-type="string" office:string-value="bell_FFS1" calcext:value-type="string">
            <text:p>bell_FFS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alogue/voices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ox_opening_sound</text:p>
          </table:table-cell>
          <table:table-cell table:style-name="ce1" table:formula="of:=LOWER([.A2])" office:value-type="string" office:string-value="box_opening_sound" calcext:value-type="string">
            <text:p>box_opening_sound</text:p>
          </table:table-cell>
          <table:table-cell table:style-name="ce1" office:value-type="string" calcext:value-type="string">
            <text:p>_FFS1</text:p>
          </table:table-cell>
          <table:table-cell table:style-name="ce1" table:formula="of:=[.B2]&amp;[.C2]" office:value-type="string" office:string-value="box_opening_sound_FFS1" calcext:value-type="string">
            <text:p>box_opening_sound_FFS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ground/ambient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ock_ticking</text:p>
          </table:table-cell>
          <table:table-cell table:style-name="ce1" table:formula="of:=LOWER([.A3])" office:value-type="string" office:string-value="clock_ticking" calcext:value-type="string">
            <text:p>clock_ticking</text:p>
          </table:table-cell>
          <table:table-cell table:style-name="ce1" office:value-type="string" calcext:value-type="string">
            <text:p>_FFS1</text:p>
          </table:table-cell>
          <table:table-cell table:style-name="ce1" table:formula="of:=[.B3]&amp;[.C3]" office:value-type="string" office:string-value="clock_ticking_FFS1" calcext:value-type="string">
            <text:p>clock_ticking_FFS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n diegetic music/SFX 'Enhancement'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reaking_chair</text:p>
          </table:table-cell>
          <table:table-cell table:style-name="ce1" table:formula="of:=LOWER([.A4])" office:value-type="string" office:string-value="creaking_chair" calcext:value-type="string">
            <text:p>creaking_chair</text:p>
          </table:table-cell>
          <table:table-cell table:style-name="ce1" office:value-type="string" calcext:value-type="string">
            <text:p>_FFS1</text:p>
          </table:table-cell>
          <table:table-cell table:style-name="ce1" table:formula="of:=[.B4]&amp;[.C4]" office:value-type="string" office:string-value="creaking_chair_FFS1" calcext:value-type="string">
            <text:p>creaking_chair_FFS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ff screen but significant. Horror film specific? 'Spooky stuff'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rowd_babble</text:p>
          </table:table-cell>
          <table:table-cell table:style-name="ce1" table:formula="of:=LOWER([.A5])" office:value-type="string" office:string-value="crowd_babble" calcext:value-type="string">
            <text:p>crowd_babble</text:p>
          </table:table-cell>
          <table:table-cell table:style-name="ce1" office:value-type="string" calcext:value-type="string">
            <text:p>_FFS1</text:p>
          </table:table-cell>
          <table:table-cell table:style-name="ce1" table:formula="of:=[.B5]&amp;[.C5]" office:value-type="string" office:string-value="crowd_babble_FFS1" calcext:value-type="string">
            <text:p>crowd_babble_FFS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aracter/objects sounds. Focal/usually visibl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abric_brushing</text:p>
          </table:table-cell>
          <table:table-cell table:style-name="ce1" table:formula="of:=LOWER([.A6])" office:value-type="string" office:string-value="fabric_brushing" calcext:value-type="string">
            <text:p>fabric_brushing</text:p>
          </table:table-cell>
          <table:table-cell table:style-name="ce1" office:value-type="string" calcext:value-type="string">
            <text:p>_FFS1</text:p>
          </table:table-cell>
          <table:table-cell table:style-name="ce1" table:formula="of:=[.B6]&amp;[.C6]" office:value-type="string" office:string-value="fabric_brushing_FFS1" calcext:value-type="string">
            <text:p>fabric_brushing_FFS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emale_voice_A</text:p>
          </table:table-cell>
          <table:table-cell table:style-name="ce1" table:formula="of:=LOWER([.A7])" office:value-type="string" office:string-value="female_voice_a" calcext:value-type="string">
            <text:p>female_voice_a</text:p>
          </table:table-cell>
          <table:table-cell table:style-name="ce1" office:value-type="string" calcext:value-type="string">
            <text:p>_FFS1</text:p>
          </table:table-cell>
          <table:table-cell table:style-name="ce1" table:formula="of:=[.B7]&amp;[.C7]" office:value-type="string" office:string-value="female_voice_a_FFS1" calcext:value-type="string">
            <text:p>female_voice_a_FFS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ootsteps</text:p>
          </table:table-cell>
          <table:table-cell table:style-name="ce1" table:formula="of:=LOWER([.A8])" office:value-type="string" office:string-value="footsteps" calcext:value-type="string">
            <text:p>footsteps</text:p>
          </table:table-cell>
          <table:table-cell table:style-name="ce1" office:value-type="string" calcext:value-type="string">
            <text:p>_FFS1</text:p>
          </table:table-cell>
          <table:table-cell table:style-name="ce1" table:formula="of:=[.B8]&amp;[.C8]" office:value-type="string" office:string-value="footsteps_FFS1" calcext:value-type="string">
            <text:p>footsteps_FFS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orses_hooves</text:p>
          </table:table-cell>
          <table:table-cell table:style-name="ce1" table:formula="of:=LOWER([.A9])" office:value-type="string" office:string-value="horses_hooves" calcext:value-type="string">
            <text:p>horses_hooves</text:p>
          </table:table-cell>
          <table:table-cell table:style-name="ce1" office:value-type="string" calcext:value-type="string">
            <text:p>_FFS1</text:p>
          </table:table-cell>
          <table:table-cell table:style-name="ce1" table:formula="of:=[.B9]&amp;[.C9]" office:value-type="string" office:string-value="horses_hooves_FFS1" calcext:value-type="string">
            <text:p>horses_hooves_FFS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orses_hooves</text:p>
          </table:table-cell>
          <table:table-cell table:style-name="ce1" table:formula="of:=LOWER([.A10])" office:value-type="string" office:string-value="horses_hooves" calcext:value-type="string">
            <text:p>horses_hooves</text:p>
          </table:table-cell>
          <table:table-cell table:style-name="ce1" office:value-type="string" calcext:value-type="string">
            <text:p>_FFS1</text:p>
          </table:table-cell>
          <table:table-cell table:style-name="ce1" table:formula="of:=[.B10]&amp;[.C10]" office:value-type="string" office:string-value="horses_hooves_FFS1" calcext:value-type="string">
            <text:p>horses_hooves_FFS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mpact_of_object_on_table</text:p>
          </table:table-cell>
          <table:table-cell table:style-name="ce1" table:formula="of:=LOWER([.A11])" office:value-type="string" office:string-value="impact_of_object_on_table" calcext:value-type="string">
            <text:p>impact_of_object_on_table</text:p>
          </table:table-cell>
          <table:table-cell table:style-name="ce1" office:value-type="string" calcext:value-type="string">
            <text:p>_FFS1</text:p>
          </table:table-cell>
          <table:table-cell table:style-name="ce1" table:formula="of:=[.B11]&amp;[.C11]" office:value-type="string" office:string-value="impact_of_object_on_table_FFS1" calcext:value-type="string">
            <text:p>impact_of_object_on_table_FFS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le_voice_A</text:p>
          </table:table-cell>
          <table:table-cell table:style-name="ce1" table:formula="of:=LOWER([.A12])" office:value-type="string" office:string-value="male_voice_a" calcext:value-type="string">
            <text:p>male_voice_a</text:p>
          </table:table-cell>
          <table:table-cell table:style-name="ce1" office:value-type="string" calcext:value-type="string">
            <text:p>_FFS1</text:p>
          </table:table-cell>
          <table:table-cell table:style-name="ce1" table:formula="of:=[.B12]&amp;[.C12]" office:value-type="string" office:string-value="male_voice_a_FFS1" calcext:value-type="string">
            <text:p>male_voice_a_FFS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le_voice_B</text:p>
          </table:table-cell>
          <table:table-cell table:style-name="ce1" table:formula="of:=LOWER([.A13])" office:value-type="string" office:string-value="male_voice_b" calcext:value-type="string">
            <text:p>male_voice_b</text:p>
          </table:table-cell>
          <table:table-cell table:style-name="ce1" office:value-type="string" calcext:value-type="string">
            <text:p>_FFS1</text:p>
          </table:table-cell>
          <table:table-cell table:style-name="ce1" table:formula="of:=[.B13]&amp;[.C13]" office:value-type="string" office:string-value="male_voice_b_FFS1" calcext:value-type="string">
            <text:p>male_voice_b_FFS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otor_car</text:p>
          </table:table-cell>
          <table:table-cell table:formula="of:=LOWER([.A14])" office:value-type="string" office:string-value="motor_car" calcext:value-type="string">
            <text:p>motor_car</text:p>
          </table:table-cell>
          <table:table-cell office:value-type="string" calcext:value-type="string">
            <text:p>_FFS1</text:p>
          </table:table-cell>
          <table:table-cell table:formula="of:=[.B14]&amp;[.C14]" office:value-type="string" office:string-value="motor_car_FFS1" calcext:value-type="string">
            <text:p>motor_car_FFS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ustling_of_paper</text:p>
          </table:table-cell>
          <table:table-cell table:style-name="ce1" table:formula="of:=LOWER([.A15])" office:value-type="string" office:string-value="rustling_of_paper" calcext:value-type="string">
            <text:p>rustling_of_paper</text:p>
          </table:table-cell>
          <table:table-cell table:style-name="ce1" office:value-type="string" calcext:value-type="string">
            <text:p>_FFS1</text:p>
          </table:table-cell>
          <table:table-cell table:style-name="ce1" table:formula="of:=[.B15]&amp;[.C15]" office:value-type="string" office:string-value="rustling_of_paper_FFS1" calcext:value-type="string">
            <text:p>rustling_of_paper_FFS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craping</text:p>
          </table:table-cell>
          <table:table-cell table:style-name="ce1" table:formula="of:=LOWER([.A16])" office:value-type="string" office:string-value="scraping" calcext:value-type="string">
            <text:p>scraping</text:p>
          </table:table-cell>
          <table:table-cell table:style-name="ce1" office:value-type="string" calcext:value-type="string">
            <text:p>_FFS1</text:p>
          </table:table-cell>
          <table:table-cell table:style-name="ce1" table:formula="of:=[.B16]&amp;[.C16]" office:value-type="string" office:string-value="scraping_FFS1" calcext:value-type="string">
            <text:p>scraping_FFS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nipping</text:p>
          </table:table-cell>
          <table:table-cell table:style-name="ce1" table:formula="of:=LOWER([.A17])" office:value-type="string" office:string-value="snipping" calcext:value-type="string">
            <text:p>snipping</text:p>
          </table:table-cell>
          <table:table-cell table:style-name="ce1" office:value-type="string" calcext:value-type="string">
            <text:p>_FFS1</text:p>
          </table:table-cell>
          <table:table-cell table:style-name="ce1" table:formula="of:=[.B17]&amp;[.C17]" office:value-type="string" office:string-value="snipping_FFS1" calcext:value-type="string">
            <text:p>snipping_FFS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trings</text:p>
          </table:table-cell>
          <table:table-cell table:style-name="ce1" table:formula="of:=LOWER([.A18])" office:value-type="string" office:string-value="strings" calcext:value-type="string">
            <text:p>strings</text:p>
          </table:table-cell>
          <table:table-cell table:style-name="ce1" office:value-type="string" calcext:value-type="string">
            <text:p>_FFS1</text:p>
          </table:table-cell>
          <table:table-cell table:style-name="ce1" table:formula="of:=[.B18]&amp;[.C18]" office:value-type="string" office:string-value="strings_FFS1" calcext:value-type="string">
            <text:p>strings_FFS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ird_squark</text:p>
          </table:table-cell>
          <table:table-cell table:style-name="ce1" table:formula="of:=LOWER([.A19])" office:value-type="string" office:string-value="bird_squark" calcext:value-type="string">
            <text:p>bird_squark</text:p>
          </table:table-cell>
          <table:table-cell table:style-name="ce1" office:value-type="string" calcext:value-type="string">
            <text:p>_FFS2</text:p>
          </table:table-cell>
          <table:table-cell table:style-name="ce1" table:formula="of:=[.B19]&amp;[.C19]" office:value-type="string" office:string-value="bird_squark_FFS2" calcext:value-type="string">
            <text:p>bird_squark_FFS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ird_voice</text:p>
          </table:table-cell>
          <table:table-cell table:style-name="ce1" table:formula="of:=LOWER([.A20])" office:value-type="string" office:string-value="bird_voice" calcext:value-type="string">
            <text:p>bird_voice</text:p>
          </table:table-cell>
          <table:table-cell table:style-name="ce1" office:value-type="string" calcext:value-type="string">
            <text:p>_FFS2</text:p>
          </table:table-cell>
          <table:table-cell table:style-name="ce1" table:formula="of:=[.B20]&amp;[.C20]" office:value-type="string" office:string-value="bird_voice_FFS2" calcext:value-type="string">
            <text:p>bird_voice_FFS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losing_curtains</text:p>
          </table:table-cell>
          <table:table-cell table:style-name="ce1" table:formula="of:=LOWER([.A21])" office:value-type="string" office:string-value="closing_curtains" calcext:value-type="string">
            <text:p>closing_curtains</text:p>
          </table:table-cell>
          <table:table-cell table:style-name="ce1" office:value-type="string" calcext:value-type="string">
            <text:p>_FFS2</text:p>
          </table:table-cell>
          <table:table-cell table:style-name="ce1" table:formula="of:=[.B21]&amp;[.C21]" office:value-type="string" office:string-value="closing_curtains_FFS2" calcext:value-type="string">
            <text:p>closing_curtains_FFS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losing_watch</text:p>
          </table:table-cell>
          <table:table-cell table:style-name="ce1" table:formula="of:=LOWER([.A22])" office:value-type="string" office:string-value="closing_watch" calcext:value-type="string">
            <text:p>closing_watch</text:p>
          </table:table-cell>
          <table:table-cell table:style-name="ce1" office:value-type="string" calcext:value-type="string">
            <text:p>_FFS2</text:p>
          </table:table-cell>
          <table:table-cell table:style-name="ce1" table:formula="of:=[.B22]&amp;[.C22]" office:value-type="string" office:string-value="closing_watch_FFS2" calcext:value-type="string">
            <text:p>closing_watch_FFS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reaking_of_basket</text:p>
          </table:table-cell>
          <table:table-cell table:style-name="ce1" table:formula="of:=LOWER([.A23])" office:value-type="string" office:string-value="creaking_of_basket" calcext:value-type="string">
            <text:p>creaking_of_basket</text:p>
          </table:table-cell>
          <table:table-cell table:style-name="ce1" office:value-type="string" calcext:value-type="string">
            <text:p>_FFS2</text:p>
          </table:table-cell>
          <table:table-cell table:style-name="ce1" table:formula="of:=[.B23]&amp;[.C23]" office:value-type="string" office:string-value="creaking_of_basket_FFS2" calcext:value-type="string">
            <text:p>creaking_of_basket_FFS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reaking_window</text:p>
          </table:table-cell>
          <table:table-cell table:style-name="ce1" table:formula="of:=LOWER([.A24])" office:value-type="string" office:string-value="creaking_window" calcext:value-type="string">
            <text:p>creaking_window</text:p>
          </table:table-cell>
          <table:table-cell table:style-name="ce1" office:value-type="string" calcext:value-type="string">
            <text:p>_FFS2</text:p>
          </table:table-cell>
          <table:table-cell table:style-name="ce1" table:formula="of:=[.B24]&amp;[.C24]" office:value-type="string" office:string-value="creaking_window_FFS2" calcext:value-type="string">
            <text:p>creaking_window_FFS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oor_closing</text:p>
          </table:table-cell>
          <table:table-cell table:style-name="ce1" table:formula="of:=LOWER([.A25])" office:value-type="string" office:string-value="door_closing" calcext:value-type="string">
            <text:p>door_closing</text:p>
          </table:table-cell>
          <table:table-cell table:style-name="ce1" office:value-type="string" calcext:value-type="string">
            <text:p>_FFS2</text:p>
          </table:table-cell>
          <table:table-cell table:style-name="ce1" table:formula="of:=[.B25]&amp;[.C25]" office:value-type="string" office:string-value="door_closing_FFS2" calcext:value-type="string">
            <text:p>door_closing_FFS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oor_creaking</text:p>
          </table:table-cell>
          <table:table-cell table:style-name="ce1" table:formula="of:=LOWER([.A26])" office:value-type="string" office:string-value="door_creaking" calcext:value-type="string">
            <text:p>door_creaking</text:p>
          </table:table-cell>
          <table:table-cell table:style-name="ce1" office:value-type="string" calcext:value-type="string">
            <text:p>_FFS2</text:p>
          </table:table-cell>
          <table:table-cell table:style-name="ce1" table:formula="of:=[.B26]&amp;[.C26]" office:value-type="string" office:string-value="door_creaking_FFS2" calcext:value-type="string">
            <text:p>door_creaking_FFS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oor_lock</text:p>
          </table:table-cell>
          <table:table-cell table:style-name="ce1" table:formula="of:=LOWER([.A27])" office:value-type="string" office:string-value="door_lock" calcext:value-type="string">
            <text:p>door_lock</text:p>
          </table:table-cell>
          <table:table-cell table:style-name="ce1" office:value-type="string" calcext:value-type="string">
            <text:p>_FFS2</text:p>
          </table:table-cell>
          <table:table-cell table:style-name="ce1" table:formula="of:=[.B27]&amp;[.C27]" office:value-type="string" office:string-value="door_lock_FFS2" calcext:value-type="string">
            <text:p>door_lock_FFS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oor_opening</text:p>
          </table:table-cell>
          <table:table-cell table:style-name="ce1" table:formula="of:=LOWER([.A28])" office:value-type="string" office:string-value="door_opening" calcext:value-type="string">
            <text:p>door_opening</text:p>
          </table:table-cell>
          <table:table-cell table:style-name="ce1" office:value-type="string" calcext:value-type="string">
            <text:p>_FFS2</text:p>
          </table:table-cell>
          <table:table-cell table:style-name="ce1" table:formula="of:=[.B28]&amp;[.C28]" office:value-type="string" office:string-value="door_opening_FFS2" calcext:value-type="string">
            <text:p>door_opening_FFS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emale_voice_B</text:p>
          </table:table-cell>
          <table:table-cell table:style-name="ce1" table:formula="of:=LOWER([.A29])" office:value-type="string" office:string-value="female_voice_b" calcext:value-type="string">
            <text:p>female_voice_b</text:p>
          </table:table-cell>
          <table:table-cell table:style-name="ce1" office:value-type="string" calcext:value-type="string">
            <text:p>_FFS2</text:p>
          </table:table-cell>
          <table:table-cell table:style-name="ce1" table:formula="of:=[.B29]&amp;[.C29]" office:value-type="string" office:string-value="female_voice_b_FFS2" calcext:value-type="string">
            <text:p>female_voice_b_FFS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ootsteps_on_stairs</text:p>
          </table:table-cell>
          <table:table-cell table:style-name="ce1" table:formula="of:=LOWER([.A30])" office:value-type="string" office:string-value="footsteps_on_stairs" calcext:value-type="string">
            <text:p>footsteps_on_stairs</text:p>
          </table:table-cell>
          <table:table-cell table:style-name="ce1" office:value-type="string" calcext:value-type="string">
            <text:p>_FFS2</text:p>
          </table:table-cell>
          <table:table-cell table:style-name="ce1" table:formula="of:=[.B30]&amp;[.C30]" office:value-type="string" office:string-value="footsteps_on_stairs_FFS2" calcext:value-type="string">
            <text:p>footsteps_on_stairs_FFS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mpact_of_basket_on_table</text:p>
          </table:table-cell>
          <table:table-cell table:style-name="ce1" table:formula="of:=LOWER([.A31])" office:value-type="string" office:string-value="impact_of_basket_on_table" calcext:value-type="string">
            <text:p>impact_of_basket_on_table</text:p>
          </table:table-cell>
          <table:table-cell table:style-name="ce1" office:value-type="string" calcext:value-type="string">
            <text:p>_FFS2</text:p>
          </table:table-cell>
          <table:table-cell table:style-name="ce1" table:formula="of:=[.B31]&amp;[.C31]" office:value-type="string" office:string-value="impact_of_basket_on_table_FFS2" calcext:value-type="string">
            <text:p>impact_of_basket_on_table_FFS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mpact_of_watch_on_table</text:p>
          </table:table-cell>
          <table:table-cell table:style-name="ce1" table:formula="of:=LOWER([.A32])" office:value-type="string" office:string-value="impact_of_watch_on_table" calcext:value-type="string">
            <text:p>impact_of_watch_on_table</text:p>
          </table:table-cell>
          <table:table-cell table:style-name="ce1" office:value-type="string" calcext:value-type="string">
            <text:p>_FFS2</text:p>
          </table:table-cell>
          <table:table-cell table:style-name="ce1" table:formula="of:=[.B32]&amp;[.C32]" office:value-type="string" office:string-value="impact_of_watch_on_table_FFS2" calcext:value-type="string">
            <text:p>impact_of_watch_on_table_FFS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Jangling_keys</text:p>
          </table:table-cell>
          <table:table-cell table:style-name="ce1" table:formula="of:=LOWER([.A33])" office:value-type="string" office:string-value="jangling_keys" calcext:value-type="string">
            <text:p>jangling_keys</text:p>
          </table:table-cell>
          <table:table-cell office:value-type="string" calcext:value-type="string">
            <text:p>_FFS2</text:p>
          </table:table-cell>
          <table:table-cell table:style-name="ce1" table:formula="of:=[.B33]&amp;[.C33]" office:value-type="string" office:string-value="jangling_keys_FFS2" calcext:value-type="string">
            <text:p>jangling_keys_FFS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Jangling_of_watch_chain</text:p>
          </table:table-cell>
          <table:table-cell table:style-name="ce1" table:formula="of:=LOWER([.A34])" office:value-type="string" office:string-value="jangling_of_watch_chain" calcext:value-type="string">
            <text:p>jangling_of_watch_chain</text:p>
          </table:table-cell>
          <table:table-cell table:style-name="ce1" office:value-type="string" calcext:value-type="string">
            <text:p>_FFS2</text:p>
          </table:table-cell>
          <table:table-cell table:style-name="ce1" table:formula="of:=[.B34]&amp;[.C34]" office:value-type="string" office:string-value="jangling_of_watch_chain_FFS2" calcext:value-type="string">
            <text:p>jangling_of_watch_chain_FFS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le_voice_A</text:p>
          </table:table-cell>
          <table:table-cell table:style-name="ce1" table:formula="of:=LOWER([.A35])" office:value-type="string" office:string-value="male_voice_a" calcext:value-type="string">
            <text:p>male_voice_a</text:p>
          </table:table-cell>
          <table:table-cell table:style-name="ce1" office:value-type="string" calcext:value-type="string">
            <text:p>_FFS2</text:p>
          </table:table-cell>
          <table:table-cell table:style-name="ce1" table:formula="of:=[.B35]&amp;[.C35]" office:value-type="string" office:string-value="male_voice_a_FFS2" calcext:value-type="string">
            <text:p>male_voice_a_FFS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ain</text:p>
          </table:table-cell>
          <table:table-cell table:style-name="ce1" table:formula="of:=LOWER([.A36])" office:value-type="string" office:string-value="rain" calcext:value-type="string">
            <text:p>rain</text:p>
          </table:table-cell>
          <table:table-cell table:style-name="ce1" office:value-type="string" calcext:value-type="string">
            <text:p>_FFS2</text:p>
          </table:table-cell>
          <table:table-cell table:style-name="ce1" table:formula="of:=[.B36]&amp;[.C36]" office:value-type="string" office:string-value="rain_FFS2" calcext:value-type="string">
            <text:p>rain_FFS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attle_of_lamp</text:p>
          </table:table-cell>
          <table:table-cell table:style-name="ce1" table:formula="of:=LOWER([.A37])" office:value-type="string" office:string-value="rattle_of_lamp" calcext:value-type="string">
            <text:p>rattle_of_lamp</text:p>
          </table:table-cell>
          <table:table-cell table:style-name="ce1" office:value-type="string" calcext:value-type="string">
            <text:p>_FFS2</text:p>
          </table:table-cell>
          <table:table-cell table:style-name="ce1" table:formula="of:=[.B37]&amp;[.C37]" office:value-type="string" office:string-value="rattle_of_lamp_FFS2" calcext:value-type="string">
            <text:p>rattle_of_lamp_FFS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trings</text:p>
          </table:table-cell>
          <table:table-cell table:style-name="ce1" table:formula="of:=LOWER([.A38])" office:value-type="string" office:string-value="strings" calcext:value-type="string">
            <text:p>strings</text:p>
          </table:table-cell>
          <table:table-cell table:style-name="ce1" office:value-type="string" calcext:value-type="string">
            <text:p>_FFS2</text:p>
          </table:table-cell>
          <table:table-cell table:style-name="ce1" table:formula="of:=[.B38]&amp;[.C38]" office:value-type="string" office:string-value="strings_FFS2" calcext:value-type="string">
            <text:p>strings_FFS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ynth_pad</text:p>
          </table:table-cell>
          <table:table-cell table:style-name="ce1" table:formula="of:=LOWER([.A39])" office:value-type="string" office:string-value="synth_pad" calcext:value-type="string">
            <text:p>synth_pad</text:p>
          </table:table-cell>
          <table:table-cell table:style-name="ce1" office:value-type="string" calcext:value-type="string">
            <text:p>_FFS2</text:p>
          </table:table-cell>
          <table:table-cell table:style-name="ce1" table:formula="of:=[.B39]&amp;[.C39]" office:value-type="string" office:string-value="synth_pad_FFS2" calcext:value-type="string">
            <text:p>synth_pad_FFS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hud</text:p>
          </table:table-cell>
          <table:table-cell table:style-name="ce1" table:formula="of:=LOWER([.A40])" office:value-type="string" office:string-value="thud" calcext:value-type="string">
            <text:p>thud</text:p>
          </table:table-cell>
          <table:table-cell table:style-name="ce1" office:value-type="string" calcext:value-type="string">
            <text:p>_FFS2</text:p>
          </table:table-cell>
          <table:table-cell table:style-name="ce1" table:formula="of:=[.B40]&amp;[.C40]" office:value-type="string" office:string-value="thud_FFS2" calcext:value-type="string">
            <text:p>thud_FFS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ibraphone</text:p>
          </table:table-cell>
          <table:table-cell table:style-name="ce1" table:formula="of:=LOWER([.A41])" office:value-type="string" office:string-value="vibraphone" calcext:value-type="string">
            <text:p>vibraphone</text:p>
          </table:table-cell>
          <table:table-cell table:style-name="ce1" office:value-type="string" calcext:value-type="string">
            <text:p>_FFS2</text:p>
          </table:table-cell>
          <table:table-cell table:style-name="ce1" table:formula="of:=[.B41]&amp;[.C41]" office:value-type="string" office:string-value="vibraphone_FFS2" calcext:value-type="string">
            <text:p>vibraphone_FFS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oodwind</text:p>
          </table:table-cell>
          <table:table-cell table:style-name="ce1" table:formula="of:=LOWER([.A42])" office:value-type="string" office:string-value="woodwind" calcext:value-type="string">
            <text:p>woodwind</text:p>
          </table:table-cell>
          <table:table-cell table:style-name="ce1" office:value-type="string" calcext:value-type="string">
            <text:p>_FFS2</text:p>
          </table:table-cell>
          <table:table-cell table:style-name="ce1" table:formula="of:=[.B42]&amp;[.C42]" office:value-type="string" office:string-value="woodwind_FFS2" calcext:value-type="string">
            <text:p>woodwind_FFS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irdsong</text:p>
          </table:table-cell>
          <table:table-cell table:style-name="ce1" table:formula="of:=LOWER([.A43])" office:value-type="string" office:string-value="birdsong" calcext:value-type="string">
            <text:p>birdsong</text:p>
          </table:table-cell>
          <table:table-cell table:style-name="ce1" office:value-type="string" calcext:value-type="string">
            <text:p>_FFS3</text:p>
          </table:table-cell>
          <table:table-cell table:style-name="ce1" table:formula="of:=[.B43]&amp;[.C43]" office:value-type="string" office:string-value="birdsong_FFS3" calcext:value-type="string">
            <text:p>birdsong_FFS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rt_wheels</text:p>
          </table:table-cell>
          <table:table-cell table:style-name="ce1" table:formula="of:=LOWER([.A44])" office:value-type="string" office:string-value="cart_wheels" calcext:value-type="string">
            <text:p>cart_wheels</text:p>
          </table:table-cell>
          <table:table-cell table:style-name="ce1" office:value-type="string" calcext:value-type="string">
            <text:p>_FFS3</text:p>
          </table:table-cell>
          <table:table-cell table:style-name="ce1" table:formula="of:=[.B44]&amp;[.C44]" office:value-type="string" office:string-value="cart_wheels_FFS3" calcext:value-type="string">
            <text:p>cart_wheels_FFS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ootsteps</text:p>
          </table:table-cell>
          <table:table-cell table:style-name="ce1" table:formula="of:=LOWER([.A45])" office:value-type="string" office:string-value="footsteps" calcext:value-type="string">
            <text:p>footsteps</text:p>
          </table:table-cell>
          <table:table-cell table:style-name="ce1" office:value-type="string" calcext:value-type="string">
            <text:p>_FFS3</text:p>
          </table:table-cell>
          <table:table-cell table:style-name="ce1" table:formula="of:=[.B45]&amp;[.C45]" office:value-type="string" office:string-value="footsteps_FFS3" calcext:value-type="string">
            <text:p>footsteps_FFS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ooves</text:p>
          </table:table-cell>
          <table:table-cell table:style-name="ce1" table:formula="of:=LOWER([.A46])" office:value-type="string" office:string-value="hooves" calcext:value-type="string">
            <text:p>hooves</text:p>
          </table:table-cell>
          <table:table-cell table:style-name="ce1" office:value-type="string" calcext:value-type="string">
            <text:p>_FFS3</text:p>
          </table:table-cell>
          <table:table-cell table:style-name="ce1" table:formula="of:=[.B46]&amp;[.C46]" office:value-type="string" office:string-value="hooves_FFS3" calcext:value-type="string">
            <text:p>hooves_FFS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orse_breathing</text:p>
          </table:table-cell>
          <table:table-cell table:style-name="ce1" table:formula="of:=LOWER([.A47])" office:value-type="string" office:string-value="horse_breathing" calcext:value-type="string">
            <text:p>horse_breathing</text:p>
          </table:table-cell>
          <table:table-cell table:style-name="ce1" office:value-type="string" calcext:value-type="string">
            <text:p>_FFS3</text:p>
          </table:table-cell>
          <table:table-cell table:style-name="ce1" table:formula="of:=[.B47]&amp;[.C47]" office:value-type="string" office:string-value="horse_breathing_FFS3" calcext:value-type="string">
            <text:p>horse_breathing_FFS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orse_grunt</text:p>
          </table:table-cell>
          <table:table-cell table:style-name="ce1" table:formula="of:=LOWER([.A48])" office:value-type="string" office:string-value="horse_grunt" calcext:value-type="string">
            <text:p>horse_grunt</text:p>
          </table:table-cell>
          <table:table-cell table:style-name="ce1" office:value-type="string" calcext:value-type="string">
            <text:p>_FFS3</text:p>
          </table:table-cell>
          <table:table-cell table:style-name="ce1" table:formula="of:=[.B48]&amp;[.C48]" office:value-type="string" office:string-value="horse_grunt_FFS3" calcext:value-type="string">
            <text:p>horse_grunt_FFS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Jangling_coins</text:p>
          </table:table-cell>
          <table:table-cell table:style-name="ce1" table:formula="of:=LOWER([.A49])" office:value-type="string" office:string-value="jangling_coins" calcext:value-type="string">
            <text:p>jangling_coins</text:p>
          </table:table-cell>
          <table:table-cell table:style-name="ce1" office:value-type="string" calcext:value-type="string">
            <text:p>_FFS3</text:p>
          </table:table-cell>
          <table:table-cell table:style-name="ce1" table:formula="of:=[.B49]&amp;[.C49]" office:value-type="string" office:string-value="jangling_coins_FFS3" calcext:value-type="string">
            <text:p>jangling_coins_FFS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le_voice_A</text:p>
          </table:table-cell>
          <table:table-cell table:style-name="ce1" table:formula="of:=LOWER([.A50])" office:value-type="string" office:string-value="male_voice_a" calcext:value-type="string">
            <text:p>male_voice_a</text:p>
          </table:table-cell>
          <table:table-cell table:style-name="ce1" office:value-type="string" calcext:value-type="string">
            <text:p>_FFS3</text:p>
          </table:table-cell>
          <table:table-cell table:style-name="ce1" table:formula="of:=[.B50]&amp;[.C50]" office:value-type="string" office:string-value="male_voice_a_FFS3" calcext:value-type="string">
            <text:p>male_voice_a_FFS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le_voice_C</text:p>
          </table:table-cell>
          <table:table-cell table:style-name="ce1" table:formula="of:=LOWER([.A51])" office:value-type="string" office:string-value="male_voice_c" calcext:value-type="string">
            <text:p>male_voice_c</text:p>
          </table:table-cell>
          <table:table-cell table:style-name="ce1" office:value-type="string" calcext:value-type="string">
            <text:p>_FFS3</text:p>
          </table:table-cell>
          <table:table-cell table:style-name="ce1" table:formula="of:=[.B51]&amp;[.C51]" office:value-type="string" office:string-value="male_voice_c_FFS3" calcext:value-type="string">
            <text:p>male_voice_c_FFS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eins</text:p>
          </table:table-cell>
          <table:table-cell table:style-name="ce1" table:formula="of:=LOWER([.A52])" office:value-type="string" office:string-value="reins" calcext:value-type="string">
            <text:p>reins</text:p>
          </table:table-cell>
          <table:table-cell table:style-name="ce1" office:value-type="string" calcext:value-type="string">
            <text:p>_FFS3</text:p>
          </table:table-cell>
          <table:table-cell table:style-name="ce1" table:formula="of:=[.B52]&amp;[.C52]" office:value-type="string" office:string-value="reins_FFS3" calcext:value-type="string">
            <text:p>reins_FFS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ustle_of_paper</text:p>
          </table:table-cell>
          <table:table-cell table:style-name="ce1" table:formula="of:=LOWER([.A53])" office:value-type="string" office:string-value="rustle_of_paper" calcext:value-type="string">
            <text:p>rustle_of_paper</text:p>
          </table:table-cell>
          <table:table-cell table:style-name="ce1" office:value-type="string" calcext:value-type="string">
            <text:p>_FFS3</text:p>
          </table:table-cell>
          <table:table-cell table:style-name="ce1" table:formula="of:=[.B53]&amp;[.C53]" office:value-type="string" office:string-value="rustle_of_paper_FFS3" calcext:value-type="string">
            <text:p>rustle_of_paper_FFS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trings</text:p>
          </table:table-cell>
          <table:table-cell table:style-name="ce1" table:formula="of:=LOWER([.A54])" office:value-type="string" office:string-value="strings" calcext:value-type="string">
            <text:p>strings</text:p>
          </table:table-cell>
          <table:table-cell table:style-name="ce1" office:value-type="string" calcext:value-type="string">
            <text:p>_FFS3</text:p>
          </table:table-cell>
          <table:table-cell table:style-name="ce1" table:formula="of:=[.B54]&amp;[.C54]" office:value-type="string" office:string-value="strings_FFS3" calcext:value-type="string">
            <text:p>strings_FFS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ind</text:p>
          </table:table-cell>
          <table:table-cell table:style-name="ce1" table:formula="of:=LOWER([.A55])" office:value-type="string" office:string-value="wind" calcext:value-type="string">
            <text:p>wind</text:p>
          </table:table-cell>
          <table:table-cell office:value-type="string" calcext:value-type="string">
            <text:p>_FFS3</text:p>
          </table:table-cell>
          <table:table-cell table:style-name="ce1" table:formula="of:=[.B55]&amp;[.C55]" office:value-type="string" office:string-value="wind_FFS3" calcext:value-type="string">
            <text:p>wind_FFS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ind_whistling</text:p>
          </table:table-cell>
          <table:table-cell table:style-name="ce1" table:formula="of:=LOWER([.A56])" office:value-type="string" office:string-value="wind_whistling" calcext:value-type="string">
            <text:p>wind_whistling</text:p>
          </table:table-cell>
          <table:table-cell table:style-name="ce1" office:value-type="string" calcext:value-type="string">
            <text:p>_FFS3</text:p>
          </table:table-cell>
          <table:table-cell table:style-name="ce1" table:formula="of:=[.B56]&amp;[.C56]" office:value-type="string" office:string-value="wind_whistling_FFS3" calcext:value-type="string">
            <text:p>wind_whistling_FFS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irds</text:p>
          </table:table-cell>
          <table:table-cell table:style-name="ce1" table:formula="of:=LOWER([.A57])" office:value-type="string" office:string-value="birds" calcext:value-type="string">
            <text:p>birds</text:p>
          </table:table-cell>
          <table:table-cell table:style-name="ce1" office:value-type="string" calcext:value-type="string">
            <text:p>_FFS4</text:p>
          </table:table-cell>
          <table:table-cell table:style-name="ce1" table:formula="of:=[.B57]&amp;[.C57]" office:value-type="string" office:string-value="birds_FFS4" calcext:value-type="string">
            <text:p>birds_FFS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rt_wheels</text:p>
          </table:table-cell>
          <table:table-cell table:style-name="ce1" table:formula="of:=LOWER([.A58])" office:value-type="string" office:string-value="cart_wheels" calcext:value-type="string">
            <text:p>cart_wheels</text:p>
          </table:table-cell>
          <table:table-cell table:style-name="ce1" office:value-type="string" calcext:value-type="string">
            <text:p>_FFS4</text:p>
          </table:table-cell>
          <table:table-cell table:style-name="ce1" table:formula="of:=[.B58]&amp;[.C58]" office:value-type="string" office:string-value="cart_wheels_FFS4" calcext:value-type="string">
            <text:p>cart_wheels_FFS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row_cawing</text:p>
          </table:table-cell>
          <table:table-cell table:style-name="ce1" table:formula="of:=LOWER([.A59])" office:value-type="string" office:string-value="crow_cawing" calcext:value-type="string">
            <text:p>crow_cawing</text:p>
          </table:table-cell>
          <table:table-cell table:style-name="ce1" office:value-type="string" calcext:value-type="string">
            <text:p>_FFS4</text:p>
          </table:table-cell>
          <table:table-cell table:style-name="ce1" table:formula="of:=[.B59]&amp;[.C59]" office:value-type="string" office:string-value="crow_cawing_FFS4" calcext:value-type="string">
            <text:p>crow_cawing_FFS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oor_creaking</text:p>
          </table:table-cell>
          <table:table-cell table:style-name="ce1" table:formula="of:=LOWER([.A60])" office:value-type="string" office:string-value="door_creaking" calcext:value-type="string">
            <text:p>door_creaking</text:p>
          </table:table-cell>
          <table:table-cell table:style-name="ce1" office:value-type="string" calcext:value-type="string">
            <text:p>_FFS4</text:p>
          </table:table-cell>
          <table:table-cell table:style-name="ce1" table:formula="of:=[.B60]&amp;[.C60]" office:value-type="string" office:string-value="door_creaking_FFS4" calcext:value-type="string">
            <text:p>door_creaking_FFS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ootsteps</text:p>
          </table:table-cell>
          <table:table-cell table:style-name="ce1" table:formula="of:=LOWER([.A61])" office:value-type="string" office:string-value="footsteps" calcext:value-type="string">
            <text:p>footsteps</text:p>
          </table:table-cell>
          <table:table-cell table:style-name="ce1" office:value-type="string" calcext:value-type="string">
            <text:p>_FFS4</text:p>
          </table:table-cell>
          <table:table-cell table:style-name="ce1" table:formula="of:=[.B61]&amp;[.C61]" office:value-type="string" office:string-value="footsteps_FFS4" calcext:value-type="string">
            <text:p>footsteps_FFS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ooves</text:p>
          </table:table-cell>
          <table:table-cell table:style-name="ce1" table:formula="of:=LOWER([.A62])" office:value-type="string" office:string-value="hooves" calcext:value-type="string">
            <text:p>hooves</text:p>
          </table:table-cell>
          <table:table-cell table:style-name="ce1" office:value-type="string" calcext:value-type="string">
            <text:p>_FFS4</text:p>
          </table:table-cell>
          <table:table-cell table:style-name="ce1" table:formula="of:=[.B62]&amp;[.C62]" office:value-type="string" office:string-value="hooves_FFS4" calcext:value-type="string">
            <text:p>hooves_FFS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orse_snorting</text:p>
          </table:table-cell>
          <table:table-cell table:style-name="ce1" table:formula="of:=LOWER([.A63])" office:value-type="string" office:string-value="horse_snorting" calcext:value-type="string">
            <text:p>horse_snorting</text:p>
          </table:table-cell>
          <table:table-cell office:value-type="string" calcext:value-type="string">
            <text:p>_FFS4</text:p>
          </table:table-cell>
          <table:table-cell table:style-name="ce1" table:formula="of:=[.B63]&amp;[.C63]" office:value-type="string" office:string-value="horse_snorting_FFS4" calcext:value-type="string">
            <text:p>horse_snorting_FFS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mpact_of_breifcase</text:p>
          </table:table-cell>
          <table:table-cell table:style-name="ce1" table:formula="of:=LOWER([.A64])" office:value-type="string" office:string-value="impact_of_breifcase" calcext:value-type="string">
            <text:p>impact_of_breifcase</text:p>
          </table:table-cell>
          <table:table-cell table:style-name="ce1" office:value-type="string" calcext:value-type="string">
            <text:p>_FFS4</text:p>
          </table:table-cell>
          <table:table-cell table:style-name="ce1" table:formula="of:=[.B64]&amp;[.C64]" office:value-type="string" office:string-value="impact_of_breifcase_FFS4" calcext:value-type="string">
            <text:p>impact_of_breifcase_FFS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Jangling_keys</text:p>
          </table:table-cell>
          <table:table-cell table:style-name="ce1" table:formula="of:=LOWER([.A65])" office:value-type="string" office:string-value="jangling_keys" calcext:value-type="string">
            <text:p>jangling_keys</text:p>
          </table:table-cell>
          <table:table-cell table:style-name="ce1" office:value-type="string" calcext:value-type="string">
            <text:p>_FFS4</text:p>
          </table:table-cell>
          <table:table-cell table:style-name="ce1" table:formula="of:=[.B65]&amp;[.C65]" office:value-type="string" office:string-value="jangling_keys_FFS4" calcext:value-type="string">
            <text:p>jangling_keys_FFS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Opening_door</text:p>
          </table:table-cell>
          <table:table-cell table:style-name="ce1" table:formula="of:=LOWER([.A66])" office:value-type="string" office:string-value="opening_door" calcext:value-type="string">
            <text:p>opening_door</text:p>
          </table:table-cell>
          <table:table-cell table:style-name="ce1" office:value-type="string" calcext:value-type="string">
            <text:p>_FFS4</text:p>
          </table:table-cell>
          <table:table-cell table:style-name="ce1" table:formula="of:=[.B66]&amp;[.C66]" office:value-type="string" office:string-value="opening_door_FFS4" calcext:value-type="string">
            <text:p>opening_door_FFS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trings</text:p>
          </table:table-cell>
          <table:table-cell table:style-name="ce1" table:formula="of:=LOWER([.A67])" office:value-type="string" office:string-value="strings" calcext:value-type="string">
            <text:p>strings</text:p>
          </table:table-cell>
          <table:table-cell table:style-name="ce1" office:value-type="string" calcext:value-type="string">
            <text:p>_FFS4</text:p>
          </table:table-cell>
          <table:table-cell table:style-name="ce1" table:formula="of:=[.B67]&amp;[.C67]" office:value-type="string" office:string-value="strings_FFS4" calcext:value-type="string">
            <text:p>strings_FFS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nlocking_door</text:p>
          </table:table-cell>
          <table:table-cell table:style-name="ce1" table:formula="of:=LOWER([.A68])" office:value-type="string" office:string-value="unlocking_door" calcext:value-type="string">
            <text:p>unlocking_door</text:p>
          </table:table-cell>
          <table:table-cell table:style-name="ce1" office:value-type="string" calcext:value-type="string">
            <text:p>_FFS4</text:p>
          </table:table-cell>
          <table:table-cell table:style-name="ce1" table:formula="of:=[.B68]&amp;[.C68]" office:value-type="string" office:string-value="unlocking_door_FFS4" calcext:value-type="string">
            <text:p>unlocking_door_FFS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ind</text:p>
          </table:table-cell>
          <table:table-cell table:style-name="ce1" table:formula="of:=LOWER([.A69])" office:value-type="string" office:string-value="wind" calcext:value-type="string">
            <text:p>wind</text:p>
          </table:table-cell>
          <table:table-cell table:style-name="ce1" office:value-type="string" calcext:value-type="string">
            <text:p>_FFS4</text:p>
          </table:table-cell>
          <table:table-cell table:style-name="ce1" table:formula="of:=[.B69]&amp;[.C69]" office:value-type="string" office:string-value="wind_FFS4" calcext:value-type="string">
            <text:p>wind_FFS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irdsong</text:p>
          </table:table-cell>
          <table:table-cell table:style-name="ce1" table:formula="of:=LOWER([.A70])" office:value-type="string" office:string-value="birdsong" calcext:value-type="string">
            <text:p>birdsong</text:p>
          </table:table-cell>
          <table:table-cell table:style-name="ce1" office:value-type="string" calcext:value-type="string">
            <text:p>_FFS5</text:p>
          </table:table-cell>
          <table:table-cell table:style-name="ce1" table:formula="of:=[.B70]&amp;[.C70]" office:value-type="string" office:string-value="birdsong_FFS5" calcext:value-type="string">
            <text:p>birdsong_FFS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reathing</text:p>
          </table:table-cell>
          <table:table-cell table:style-name="ce1" table:formula="of:=LOWER([.A71])" office:value-type="string" office:string-value="breathing" calcext:value-type="string">
            <text:p>breathing</text:p>
          </table:table-cell>
          <table:table-cell table:style-name="ce1" office:value-type="string" calcext:value-type="string">
            <text:p>_FFS5</text:p>
          </table:table-cell>
          <table:table-cell table:style-name="ce1" table:formula="of:=[.B71]&amp;[.C71]" office:value-type="string" office:string-value="breathing_FFS5" calcext:value-type="string">
            <text:p>breathing_FFS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reak_of_stairs</text:p>
          </table:table-cell>
          <table:table-cell table:style-name="ce1" table:formula="of:=LOWER([.A72])" office:value-type="string" office:string-value="creak_of_stairs" calcext:value-type="string">
            <text:p>creak_of_stairs</text:p>
          </table:table-cell>
          <table:table-cell table:style-name="ce1" office:value-type="string" calcext:value-type="string">
            <text:p>_FFS5</text:p>
          </table:table-cell>
          <table:table-cell table:style-name="ce1" table:formula="of:=[.B72]&amp;[.C72]" office:value-type="string" office:string-value="creak_of_stairs_FFS5" calcext:value-type="string">
            <text:p>creak_of_stairs_FFS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reaking_upstairs</text:p>
          </table:table-cell>
          <table:table-cell table:style-name="ce1" table:formula="of:=LOWER([.A73])" office:value-type="string" office:string-value="creaking_upstairs" calcext:value-type="string">
            <text:p>creaking_upstairs</text:p>
          </table:table-cell>
          <table:table-cell table:style-name="ce1" office:value-type="string" calcext:value-type="string">
            <text:p>_FFS5</text:p>
          </table:table-cell>
          <table:table-cell table:style-name="ce1" table:formula="of:=[.B73]&amp;[.C73]" office:value-type="string" office:string-value="creaking_upstairs_FFS5" calcext:value-type="string">
            <text:p>creaking_upstairs_FFS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row_cawing</text:p>
          </table:table-cell>
          <table:table-cell table:style-name="ce1" table:formula="of:=LOWER([.A74])" office:value-type="string" office:string-value="crow_cawing" calcext:value-type="string">
            <text:p>crow_cawing</text:p>
          </table:table-cell>
          <table:table-cell table:style-name="ce1" office:value-type="string" calcext:value-type="string">
            <text:p>_FFS5</text:p>
          </table:table-cell>
          <table:table-cell table:style-name="ce1" table:formula="of:=[.B74]&amp;[.C74]" office:value-type="string" office:string-value="crow_cawing_FFS5" calcext:value-type="string">
            <text:p>crow_cawing_FFS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row_flapping</text:p>
          </table:table-cell>
          <table:table-cell table:style-name="ce1" table:formula="of:=LOWER([.A75])" office:value-type="string" office:string-value="crow_flapping" calcext:value-type="string">
            <text:p>crow_flapping</text:p>
          </table:table-cell>
          <table:table-cell table:style-name="ce1" office:value-type="string" calcext:value-type="string">
            <text:p>_FFS5</text:p>
          </table:table-cell>
          <table:table-cell table:style-name="ce1" table:formula="of:=[.B75]&amp;[.C75]" office:value-type="string" office:string-value="crow_flapping_FFS5" calcext:value-type="string">
            <text:p>crow_flapping_FFS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rumping_paper</text:p>
          </table:table-cell>
          <table:table-cell table:style-name="ce1" table:formula="of:=LOWER([.A76])" office:value-type="string" office:string-value="crumping_paper" calcext:value-type="string">
            <text:p>crumping_paper</text:p>
          </table:table-cell>
          <table:table-cell office:value-type="string" calcext:value-type="string">
            <text:p>_FFS5</text:p>
          </table:table-cell>
          <table:table-cell table:style-name="ce1" table:formula="of:=[.B76]&amp;[.C76]" office:value-type="string" office:string-value="crumping_paper_FFS5" calcext:value-type="string">
            <text:p>crumping_paper_FFS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oor_creaking</text:p>
          </table:table-cell>
          <table:table-cell table:style-name="ce1" table:formula="of:=LOWER([.A77])" office:value-type="string" office:string-value="door_creaking" calcext:value-type="string">
            <text:p>door_creaking</text:p>
          </table:table-cell>
          <table:table-cell table:style-name="ce1" office:value-type="string" calcext:value-type="string">
            <text:p>_FFS5</text:p>
          </table:table-cell>
          <table:table-cell table:style-name="ce1" table:formula="of:=[.B77]&amp;[.C77]" office:value-type="string" office:string-value="door_creaking_FFS5" calcext:value-type="string">
            <text:p>door_creaking_FFS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oor_rattling</text:p>
          </table:table-cell>
          <table:table-cell table:style-name="ce1" table:formula="of:=LOWER([.A78])" office:value-type="string" office:string-value="door_rattling" calcext:value-type="string">
            <text:p>door_rattling</text:p>
          </table:table-cell>
          <table:table-cell table:style-name="ce1" office:value-type="string" calcext:value-type="string">
            <text:p>_FFS5</text:p>
          </table:table-cell>
          <table:table-cell table:style-name="ce1" table:formula="of:=[.B78]&amp;[.C78]" office:value-type="string" office:string-value="door_rattling_FFS5" calcext:value-type="string">
            <text:p>door_rattling_FFS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abric_brushing</text:p>
          </table:table-cell>
          <table:table-cell table:style-name="ce1" table:formula="of:=LOWER([.A79])" office:value-type="string" office:string-value="fabric_brushing" calcext:value-type="string">
            <text:p>fabric_brushing</text:p>
          </table:table-cell>
          <table:table-cell table:style-name="ce1" office:value-type="string" calcext:value-type="string">
            <text:p>_FFS5</text:p>
          </table:table-cell>
          <table:table-cell table:style-name="ce1" table:formula="of:=[.B79]&amp;[.C79]" office:value-type="string" office:string-value="fabric_brushing_FFS5" calcext:value-type="string">
            <text:p>fabric_brushing_FFS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ire_crackling</text:p>
          </table:table-cell>
          <table:table-cell table:style-name="ce1" table:formula="of:=LOWER([.A80])" office:value-type="string" office:string-value="fire_crackling" calcext:value-type="string">
            <text:p>fire_crackling</text:p>
          </table:table-cell>
          <table:table-cell table:style-name="ce1" office:value-type="string" calcext:value-type="string">
            <text:p>_FFS5</text:p>
          </table:table-cell>
          <table:table-cell table:style-name="ce1" table:formula="of:=[.B80]&amp;[.C80]" office:value-type="string" office:string-value="fire_crackling_FFS5" calcext:value-type="string">
            <text:p>fire_crackling_FFS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ootsteps</text:p>
          </table:table-cell>
          <table:table-cell table:style-name="ce1" table:formula="of:=LOWER([.A81])" office:value-type="string" office:string-value="footsteps" calcext:value-type="string">
            <text:p>footsteps</text:p>
          </table:table-cell>
          <table:table-cell table:style-name="ce1" office:value-type="string" calcext:value-type="string">
            <text:p>_FFS5</text:p>
          </table:table-cell>
          <table:table-cell table:style-name="ce1" table:formula="of:=[.B81]&amp;[.C81]" office:value-type="string" office:string-value="footsteps_FFS5" calcext:value-type="string">
            <text:p>footsteps_FFS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ootsteps_on_stairs</text:p>
          </table:table-cell>
          <table:table-cell table:style-name="ce1" table:formula="of:=LOWER([.A82])" office:value-type="string" office:string-value="footsteps_on_stairs" calcext:value-type="string">
            <text:p>footsteps_on_stairs</text:p>
          </table:table-cell>
          <table:table-cell table:style-name="ce1" office:value-type="string" calcext:value-type="string">
            <text:p>_FFS5</text:p>
          </table:table-cell>
          <table:table-cell table:style-name="ce1" table:formula="of:=[.B82]&amp;[.C82]" office:value-type="string" office:string-value="footsteps_on_stairs_FFS5" calcext:value-type="string">
            <text:p>footsteps_on_stairs_FFS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lass_smashing</text:p>
          </table:table-cell>
          <table:table-cell table:style-name="ce1" table:formula="of:=LOWER([.A83])" office:value-type="string" office:string-value="glass_smashing" calcext:value-type="string">
            <text:p>glass_smashing</text:p>
          </table:table-cell>
          <table:table-cell table:style-name="ce1" office:value-type="string" calcext:value-type="string">
            <text:p>_FFS5</text:p>
          </table:table-cell>
          <table:table-cell table:style-name="ce1" table:formula="of:=[.B83]&amp;[.C83]" office:value-type="string" office:string-value="glass_smashing_FFS5" calcext:value-type="string">
            <text:p>glass_smashing_FFS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arpsicord</text:p>
          </table:table-cell>
          <table:table-cell table:style-name="ce1" table:formula="of:=LOWER([.A84])" office:value-type="string" office:string-value="harpsicord" calcext:value-type="string">
            <text:p>harpsicord</text:p>
          </table:table-cell>
          <table:table-cell table:style-name="ce1" office:value-type="string" calcext:value-type="string">
            <text:p>_FFS5</text:p>
          </table:table-cell>
          <table:table-cell table:style-name="ce1" table:formula="of:=[.B84]&amp;[.C84]" office:value-type="string" office:string-value="harpsicord_FFS5" calcext:value-type="string">
            <text:p>harpsicord_FFS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F_ringing</text:p>
          </table:table-cell>
          <table:table-cell table:style-name="ce1" table:formula="of:=LOWER([.A85])" office:value-type="string" office:string-value="hf_ringing" calcext:value-type="string">
            <text:p>hf_ringing</text:p>
          </table:table-cell>
          <table:table-cell table:style-name="ce1" office:value-type="string" calcext:value-type="string">
            <text:p>_FFS5</text:p>
          </table:table-cell>
          <table:table-cell table:style-name="ce1" table:formula="of:=[.B85]&amp;[.C85]" office:value-type="string" office:string-value="hf_ringing_FFS5" calcext:value-type="string">
            <text:p>hf_ringing_FFS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F_whisper</text:p>
          </table:table-cell>
          <table:table-cell table:style-name="ce1" table:formula="of:=LOWER([.A86])" office:value-type="string" office:string-value="hf_whisper" calcext:value-type="string">
            <text:p>hf_whisper</text:p>
          </table:table-cell>
          <table:table-cell table:style-name="ce1" office:value-type="string" calcext:value-type="string">
            <text:p>_FFS5</text:p>
          </table:table-cell>
          <table:table-cell table:style-name="ce1" table:formula="of:=[.B86]&amp;[.C86]" office:value-type="string" office:string-value="hf_whisper_FFS5" calcext:value-type="string">
            <text:p>hf_whisper_FFS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mpact_of_lantern_on_floor</text:p>
          </table:table-cell>
          <table:table-cell table:style-name="ce1" table:formula="of:=LOWER([.A87])" office:value-type="string" office:string-value="impact_of_lantern_on_floor" calcext:value-type="string">
            <text:p>impact_of_lantern_on_floor</text:p>
          </table:table-cell>
          <table:table-cell table:style-name="ce1" office:value-type="string" calcext:value-type="string">
            <text:p>_FFS5</text:p>
          </table:table-cell>
          <table:table-cell table:style-name="ce1" table:formula="of:=[.B87]&amp;[.C87]" office:value-type="string" office:string-value="impact_of_lantern_on_floor_FFS5" calcext:value-type="string">
            <text:p>impact_of_lantern_on_floor_FFS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mpact_of_object_on_desk</text:p>
          </table:table-cell>
          <table:table-cell table:style-name="ce1" table:formula="of:=LOWER([.A88])" office:value-type="string" office:string-value="impact_of_object_on_desk" calcext:value-type="string">
            <text:p>impact_of_object_on_desk</text:p>
          </table:table-cell>
          <table:table-cell table:style-name="ce1" office:value-type="string" calcext:value-type="string">
            <text:p>_FFS5</text:p>
          </table:table-cell>
          <table:table-cell table:style-name="ce1" table:formula="of:=[.B88]&amp;[.C88]" office:value-type="string" office:string-value="impact_of_object_on_desk_FFS5" calcext:value-type="string">
            <text:p>impact_of_object_on_desk_FFS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le_voice_A</text:p>
          </table:table-cell>
          <table:table-cell table:style-name="ce1" table:formula="of:=LOWER([.A89])" office:value-type="string" office:string-value="male_voice_a" calcext:value-type="string">
            <text:p>male_voice_a</text:p>
          </table:table-cell>
          <table:table-cell table:style-name="ce1" office:value-type="string" calcext:value-type="string">
            <text:p>_FFS5</text:p>
          </table:table-cell>
          <table:table-cell table:style-name="ce1" table:formula="of:=[.B89]&amp;[.C89]" office:value-type="string" office:string-value="male_voice_a_FFS5" calcext:value-type="string">
            <text:p>male_voice_a_FFS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oving_chair</text:p>
          </table:table-cell>
          <table:table-cell table:style-name="ce1" table:formula="of:=LOWER([.A90])" office:value-type="string" office:string-value="moving_chair" calcext:value-type="string">
            <text:p>moving_chair</text:p>
          </table:table-cell>
          <table:table-cell table:style-name="ce1" office:value-type="string" calcext:value-type="string">
            <text:p>_FFS5</text:p>
          </table:table-cell>
          <table:table-cell table:style-name="ce1" table:formula="of:=[.B90]&amp;[.C90]" office:value-type="string" office:string-value="moving_chair_FFS5" calcext:value-type="string">
            <text:p>moving_chair_FFS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usic_box</text:p>
          </table:table-cell>
          <table:table-cell table:style-name="ce1" table:formula="of:=LOWER([.A91])" office:value-type="string" office:string-value="music_box" calcext:value-type="string">
            <text:p>music_box</text:p>
          </table:table-cell>
          <table:table-cell table:style-name="ce1" office:value-type="string" calcext:value-type="string">
            <text:p>_FFS5</text:p>
          </table:table-cell>
          <table:table-cell table:style-name="ce1" table:formula="of:=[.B91]&amp;[.C91]" office:value-type="string" office:string-value="music_box_FFS5" calcext:value-type="string">
            <text:p>music_box_FFS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ustle_of_nest</text:p>
          </table:table-cell>
          <table:table-cell table:style-name="ce1" table:formula="of:=LOWER([.A92])" office:value-type="string" office:string-value="rustle_of_nest" calcext:value-type="string">
            <text:p>rustle_of_nest</text:p>
          </table:table-cell>
          <table:table-cell table:style-name="ce1" office:value-type="string" calcext:value-type="string">
            <text:p>_FFS5</text:p>
          </table:table-cell>
          <table:table-cell table:style-name="ce1" table:formula="of:=[.B92]&amp;[.C92]" office:value-type="string" office:string-value="rustle_of_nest_FFS5" calcext:value-type="string">
            <text:p>rustle_of_nest_FFS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ustling_of_baby_bird</text:p>
          </table:table-cell>
          <table:table-cell table:style-name="ce1" table:formula="of:=LOWER([.A93])" office:value-type="string" office:string-value="rustling_of_baby_bird" calcext:value-type="string">
            <text:p>rustling_of_baby_bird</text:p>
          </table:table-cell>
          <table:table-cell table:style-name="ce1" office:value-type="string" calcext:value-type="string">
            <text:p>_FFS5</text:p>
          </table:table-cell>
          <table:table-cell table:style-name="ce1" table:formula="of:=[.B93]&amp;[.C93]" office:value-type="string" office:string-value="rustling_of_baby_bird_FFS5" calcext:value-type="string">
            <text:p>rustling_of_baby_bird_FFS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hufflings_cards</text:p>
          </table:table-cell>
          <table:table-cell table:style-name="ce1" table:formula="of:=LOWER([.A94])" office:value-type="string" office:string-value="shufflings_cards" calcext:value-type="string">
            <text:p>shufflings_cards</text:p>
          </table:table-cell>
          <table:table-cell table:style-name="ce1" office:value-type="string" calcext:value-type="string">
            <text:p>_FFS5</text:p>
          </table:table-cell>
          <table:table-cell table:style-name="ce1" table:formula="of:=[.B94]&amp;[.C94]" office:value-type="string" office:string-value="shufflings_cards_FFS5" calcext:value-type="string">
            <text:p>shufflings_cards_FFS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trings</text:p>
          </table:table-cell>
          <table:table-cell table:style-name="ce1" table:formula="of:=LOWER([.A95])" office:value-type="string" office:string-value="strings" calcext:value-type="string">
            <text:p>strings</text:p>
          </table:table-cell>
          <table:table-cell table:style-name="ce1" office:value-type="string" calcext:value-type="string">
            <text:p>_FFS5</text:p>
          </table:table-cell>
          <table:table-cell table:style-name="ce1" table:formula="of:=[.B95]&amp;[.C95]" office:value-type="string" office:string-value="strings_FFS5" calcext:value-type="string">
            <text:p>strings_FFS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hud_as_door_kicked</text:p>
          </table:table-cell>
          <table:table-cell table:style-name="ce1" table:formula="of:=LOWER([.A96])" office:value-type="string" office:string-value="thud_as_door_kicked" calcext:value-type="string">
            <text:p>thud_as_door_kicked</text:p>
          </table:table-cell>
          <table:table-cell table:style-name="ce1" office:value-type="string" calcext:value-type="string">
            <text:p>_FFS5</text:p>
          </table:table-cell>
          <table:table-cell table:style-name="ce1" table:formula="of:=[.B96]&amp;[.C96]" office:value-type="string" office:string-value="thud_as_door_kicked_FFS5" calcext:value-type="string">
            <text:p>thud_as_door_kicked_FFS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hud_upstairs</text:p>
          </table:table-cell>
          <table:table-cell table:style-name="ce1" table:formula="of:=LOWER([.A97])" office:value-type="string" office:string-value="thud_upstairs" calcext:value-type="string">
            <text:p>thud_upstairs</text:p>
          </table:table-cell>
          <table:table-cell table:style-name="ce1" office:value-type="string" calcext:value-type="string">
            <text:p>_FFS5</text:p>
          </table:table-cell>
          <table:table-cell table:style-name="ce1" table:formula="of:=[.B97]&amp;[.C97]" office:value-type="string" office:string-value="thud_upstairs_FFS5" calcext:value-type="string">
            <text:p>thud_upstairs_FFS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hispering</text:p>
          </table:table-cell>
          <table:table-cell table:style-name="ce1" table:formula="of:=LOWER([.A98])" office:value-type="string" office:string-value="whispering" calcext:value-type="string">
            <text:p>whispering</text:p>
          </table:table-cell>
          <table:table-cell table:style-name="ce1" office:value-type="string" calcext:value-type="string">
            <text:p>_FFS5</text:p>
          </table:table-cell>
          <table:table-cell table:style-name="ce1" table:formula="of:=[.B98]&amp;[.C98]" office:value-type="string" office:string-value="whispering_FFS5" calcext:value-type="string">
            <text:p>whispering_FFS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ind_whistling</text:p>
          </table:table-cell>
          <table:table-cell table:style-name="ce1" table:formula="of:=LOWER([.A99])" office:value-type="string" office:string-value="wind_whistling" calcext:value-type="string">
            <text:p>wind_whistling</text:p>
          </table:table-cell>
          <table:table-cell table:style-name="ce1" office:value-type="string" calcext:value-type="string">
            <text:p>_FFS5</text:p>
          </table:table-cell>
          <table:table-cell table:style-name="ce1" table:formula="of:=[.B99]&amp;[.C99]" office:value-type="string" office:string-value="wind_whistling_FFS5" calcext:value-type="string">
            <text:p>wind_whistling_FFS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indow_opening</text:p>
          </table:table-cell>
          <table:table-cell table:style-name="ce1" table:formula="of:=LOWER([.A100])" office:value-type="string" office:string-value="window_opening" calcext:value-type="string">
            <text:p>window_opening</text:p>
          </table:table-cell>
          <table:table-cell table:style-name="ce1" office:value-type="string" calcext:value-type="string">
            <text:p>_FFS5</text:p>
          </table:table-cell>
          <table:table-cell table:style-name="ce1" table:formula="of:=[.B100]&amp;[.C100]" office:value-type="string" office:string-value="window_opening_FFS5" calcext:value-type="string">
            <text:p>window_opening_FFS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oodwind</text:p>
          </table:table-cell>
          <table:table-cell table:style-name="ce1" table:formula="of:=LOWER([.A101])" office:value-type="string" office:string-value="woodwind" calcext:value-type="string">
            <text:p>woodwind</text:p>
          </table:table-cell>
          <table:table-cell table:style-name="ce1" office:value-type="string" calcext:value-type="string">
            <text:p>_FFS5</text:p>
          </table:table-cell>
          <table:table-cell table:style-name="ce1" table:formula="of:=[.B101]&amp;[.C101]" office:value-type="string" office:string-value="woodwind_FFS5" calcext:value-type="string">
            <text:p>woodwind_FFS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irdsong</text:p>
          </table:table-cell>
          <table:table-cell table:style-name="ce1" table:formula="of:=LOWER([.A102])" office:value-type="string" office:string-value="birdsong" calcext:value-type="string">
            <text:p>birdsong</text:p>
          </table:table-cell>
          <table:table-cell table:style-name="ce1" office:value-type="string" calcext:value-type="string">
            <text:p>_FFS6</text:p>
          </table:table-cell>
          <table:table-cell table:style-name="ce1" table:formula="of:=[.B102]&amp;[.C102]" office:value-type="string" office:string-value="birdsong_FFS6" calcext:value-type="string">
            <text:p>birdsong_FFS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reathing</text:p>
          </table:table-cell>
          <table:table-cell table:style-name="ce1" table:formula="of:=LOWER([.A103])" office:value-type="string" office:string-value="breathing" calcext:value-type="string">
            <text:p>breathing</text:p>
          </table:table-cell>
          <table:table-cell table:style-name="ce1" office:value-type="string" calcext:value-type="string">
            <text:p>_FFS6</text:p>
          </table:table-cell>
          <table:table-cell table:style-name="ce1" table:formula="of:=[.B103]&amp;[.C103]" office:value-type="string" office:string-value="breathing_FFS6" calcext:value-type="string">
            <text:p>breathing_FFS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hild_shouting</text:p>
          </table:table-cell>
          <table:table-cell table:style-name="ce1" table:formula="of:=LOWER([.A104])" office:value-type="string" office:string-value="child_shouting" calcext:value-type="string">
            <text:p>child_shouting</text:p>
          </table:table-cell>
          <table:table-cell table:style-name="ce1" office:value-type="string" calcext:value-type="string">
            <text:p>_FFS6</text:p>
          </table:table-cell>
          <table:table-cell table:style-name="ce1" table:formula="of:=[.B104]&amp;[.C104]" office:value-type="string" office:string-value="child_shouting_FFS6" calcext:value-type="string">
            <text:p>child_shouting_FFS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hilds_voice_A</text:p>
          </table:table-cell>
          <table:table-cell table:style-name="ce1" table:formula="of:=LOWER([.A105])" office:value-type="string" office:string-value="childs_voice_a" calcext:value-type="string">
            <text:p>childs_voice_a</text:p>
          </table:table-cell>
          <table:table-cell table:style-name="ce1" office:value-type="string" calcext:value-type="string">
            <text:p>_FFS6</text:p>
          </table:table-cell>
          <table:table-cell table:style-name="ce1" table:formula="of:=[.B105]&amp;[.C105]" office:value-type="string" office:string-value="childs_voice_a_FFS6" calcext:value-type="string">
            <text:p>childs_voice_a_FFS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hilds_voice_B</text:p>
          </table:table-cell>
          <table:table-cell table:style-name="ce1" table:formula="of:=LOWER([.A106])" office:value-type="string" office:string-value="childs_voice_b" calcext:value-type="string">
            <text:p>childs_voice_b</text:p>
          </table:table-cell>
          <table:table-cell table:style-name="ce1" office:value-type="string" calcext:value-type="string">
            <text:p>_FFS6</text:p>
          </table:table-cell>
          <table:table-cell table:style-name="ce1" table:formula="of:=[.B106]&amp;[.C106]" office:value-type="string" office:string-value="childs_voice_b_FFS6" calcext:value-type="string">
            <text:p>childs_voice_b_FFS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oor_closing</text:p>
          </table:table-cell>
          <table:table-cell table:style-name="ce1" table:formula="of:=LOWER([.A107])" office:value-type="string" office:string-value="door_closing" calcext:value-type="string">
            <text:p>door_closing</text:p>
          </table:table-cell>
          <table:table-cell table:style-name="ce1" office:value-type="string" calcext:value-type="string">
            <text:p>_FFS6</text:p>
          </table:table-cell>
          <table:table-cell table:style-name="ce1" table:formula="of:=[.B107]&amp;[.C107]" office:value-type="string" office:string-value="door_closing_FFS6" calcext:value-type="string">
            <text:p>door_closing_FFS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oor_creaking</text:p>
          </table:table-cell>
          <table:table-cell table:style-name="ce1" table:formula="of:=LOWER([.A108])" office:value-type="string" office:string-value="door_creaking" calcext:value-type="string">
            <text:p>door_creaking</text:p>
          </table:table-cell>
          <table:table-cell office:value-type="string" calcext:value-type="string">
            <text:p>_FFS6</text:p>
          </table:table-cell>
          <table:table-cell table:style-name="ce1" table:formula="of:=[.B108]&amp;[.C108]" office:value-type="string" office:string-value="door_creaking_FFS6" calcext:value-type="string">
            <text:p>door_creaking_FFS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emale_scream</text:p>
          </table:table-cell>
          <table:table-cell table:style-name="ce1" table:formula="of:=LOWER([.A109])" office:value-type="string" office:string-value="female_scream" calcext:value-type="string">
            <text:p>female_scream</text:p>
          </table:table-cell>
          <table:table-cell table:style-name="ce1" office:value-type="string" calcext:value-type="string">
            <text:p>_FFS6</text:p>
          </table:table-cell>
          <table:table-cell table:style-name="ce1" table:formula="of:=[.B109]&amp;[.C109]" office:value-type="string" office:string-value="female_scream_FFS6" calcext:value-type="string">
            <text:p>female_scream_FFS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ootsteps</text:p>
          </table:table-cell>
          <table:table-cell table:style-name="ce1" table:formula="of:=LOWER([.A110])" office:value-type="string" office:string-value="footsteps" calcext:value-type="string">
            <text:p>footsteps</text:p>
          </table:table-cell>
          <table:table-cell table:style-name="ce1" office:value-type="string" calcext:value-type="string">
            <text:p>_FFS6</text:p>
          </table:table-cell>
          <table:table-cell table:style-name="ce1" table:formula="of:=[.B110]&amp;[.C110]" office:value-type="string" office:string-value="footsteps_FFS6" calcext:value-type="string">
            <text:p>footsteps_FFS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ooves</text:p>
          </table:table-cell>
          <table:table-cell table:style-name="ce1" table:formula="of:=LOWER([.A111])" office:value-type="string" office:string-value="hooves" calcext:value-type="string">
            <text:p>hooves</text:p>
          </table:table-cell>
          <table:table-cell table:style-name="ce1" office:value-type="string" calcext:value-type="string">
            <text:p>_FFS6</text:p>
          </table:table-cell>
          <table:table-cell table:style-name="ce1" table:formula="of:=[.B111]&amp;[.C111]" office:value-type="string" office:string-value="hooves_FFS6" calcext:value-type="string">
            <text:p>hooves_FFS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orse_neighing</text:p>
          </table:table-cell>
          <table:table-cell table:style-name="ce1" table:formula="of:=LOWER([.A112])" office:value-type="string" office:string-value="horse_neighing" calcext:value-type="string">
            <text:p>horse_neighing</text:p>
          </table:table-cell>
          <table:table-cell table:style-name="ce1" office:value-type="string" calcext:value-type="string">
            <text:p>_FFS6</text:p>
          </table:table-cell>
          <table:table-cell table:style-name="ce1" table:formula="of:=[.B112]&amp;[.C112]" office:value-type="string" office:string-value="horse_neighing_FFS6" calcext:value-type="string">
            <text:p>horse_neighing_FFS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owling_sound</text:p>
          </table:table-cell>
          <table:table-cell table:style-name="ce1" table:formula="of:=LOWER([.A113])" office:value-type="string" office:string-value="howling_sound" calcext:value-type="string">
            <text:p>howling_sound</text:p>
          </table:table-cell>
          <table:table-cell table:style-name="ce1" office:value-type="string" calcext:value-type="string">
            <text:p>_FFS6</text:p>
          </table:table-cell>
          <table:table-cell table:style-name="ce1" table:formula="of:=[.B113]&amp;[.C113]" office:value-type="string" office:string-value="howling_sound_FFS6" calcext:value-type="string">
            <text:p>howling_sound_FFS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mpact_sound</text:p>
          </table:table-cell>
          <table:table-cell table:style-name="ce1" table:formula="of:=LOWER([.A114])" office:value-type="string" office:string-value="impact_sound" calcext:value-type="string">
            <text:p>impact_sound</text:p>
          </table:table-cell>
          <table:table-cell table:style-name="ce1" office:value-type="string" calcext:value-type="string">
            <text:p>_FFS6</text:p>
          </table:table-cell>
          <table:table-cell table:style-name="ce1" table:formula="of:=[.B114]&amp;[.C114]" office:value-type="string" office:string-value="impact_sound_FFS6" calcext:value-type="string">
            <text:p>impact_sound_FFS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F_Rumbling</text:p>
          </table:table-cell>
          <table:table-cell table:style-name="ce1" table:formula="of:=LOWER([.A115])" office:value-type="string" office:string-value="lf_rumbling" calcext:value-type="string">
            <text:p>lf_rumbling</text:p>
          </table:table-cell>
          <table:table-cell table:style-name="ce1" office:value-type="string" calcext:value-type="string">
            <text:p>_FFS6</text:p>
          </table:table-cell>
          <table:table-cell table:style-name="ce1" table:formula="of:=[.B115]&amp;[.C115]" office:value-type="string" office:string-value="lf_rumbling_FFS6" calcext:value-type="string">
            <text:p>lf_rumbling_FFS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le_voice_A</text:p>
          </table:table-cell>
          <table:table-cell table:style-name="ce1" table:formula="of:=LOWER([.A116])" office:value-type="string" office:string-value="male_voice_a" calcext:value-type="string">
            <text:p>male_voice_a</text:p>
          </table:table-cell>
          <table:table-cell table:style-name="ce1" office:value-type="string" calcext:value-type="string">
            <text:p>_FFS6</text:p>
          </table:table-cell>
          <table:table-cell table:style-name="ce1" table:formula="of:=[.B116]&amp;[.C116]" office:value-type="string" office:string-value="male_voice_a_FFS6" calcext:value-type="string">
            <text:p>male_voice_a_FFS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le_voice_shouting</text:p>
          </table:table-cell>
          <table:table-cell table:style-name="ce1" table:formula="of:=LOWER([.A117])" office:value-type="string" office:string-value="male_voice_shouting" calcext:value-type="string">
            <text:p>male_voice_shouting</text:p>
          </table:table-cell>
          <table:table-cell table:style-name="ce1" office:value-type="string" calcext:value-type="string">
            <text:p>_FFS6</text:p>
          </table:table-cell>
          <table:table-cell table:style-name="ce1" table:formula="of:=[.B117]&amp;[.C117]" office:value-type="string" office:string-value="male_voice_shouting_FFS6" calcext:value-type="string">
            <text:p>male_voice_shouting_FFS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creaming</text:p>
          </table:table-cell>
          <table:table-cell table:style-name="ce1" table:formula="of:=LOWER([.A118])" office:value-type="string" office:string-value="screaming" calcext:value-type="string">
            <text:p>screaming</text:p>
          </table:table-cell>
          <table:table-cell table:style-name="ce1" office:value-type="string" calcext:value-type="string">
            <text:p>_FFS6</text:p>
          </table:table-cell>
          <table:table-cell table:style-name="ce1" table:formula="of:=[.B118]&amp;[.C118]" office:value-type="string" office:string-value="screaming_FFS6" calcext:value-type="string">
            <text:p>screaming_FFS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trings</text:p>
          </table:table-cell>
          <table:table-cell table:style-name="ce1" table:formula="of:=LOWER([.A119])" office:value-type="string" office:string-value="strings" calcext:value-type="string">
            <text:p>strings</text:p>
          </table:table-cell>
          <table:table-cell table:style-name="ce1" office:value-type="string" calcext:value-type="string">
            <text:p>_FFS6</text:p>
          </table:table-cell>
          <table:table-cell table:style-name="ce1" table:formula="of:=[.B119]&amp;[.C119]" office:value-type="string" office:string-value="strings_FFS6" calcext:value-type="string">
            <text:p>strings_FFS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ind</text:p>
          </table:table-cell>
          <table:table-cell table:style-name="ce1" table:formula="of:=LOWER([.A120])" office:value-type="string" office:string-value="wind" calcext:value-type="string">
            <text:p>wind</text:p>
          </table:table-cell>
          <table:table-cell table:style-name="ce1" office:value-type="string" calcext:value-type="string">
            <text:p>_FFS6</text:p>
          </table:table-cell>
          <table:table-cell table:style-name="ce1" table:formula="of:=[.B120]&amp;[.C120]" office:value-type="string" office:string-value="wind_FFS6" calcext:value-type="string">
            <text:p>wind_FFS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hair_moving</text:p>
          </table:table-cell>
          <table:table-cell table:style-name="ce1" table:formula="of:=LOWER([.A121])" office:value-type="string" office:string-value="chair_moving" calcext:value-type="string">
            <text:p>chair_moving</text:p>
          </table:table-cell>
          <table:table-cell office:value-type="string" calcext:value-type="string">
            <text:p>_FFS7</text:p>
          </table:table-cell>
          <table:table-cell table:style-name="ce1" table:formula="of:=[.B121]&amp;[.C121]" office:value-type="string" office:string-value="chair_moving_FFS7" calcext:value-type="string">
            <text:p>chair_moving_FFS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lock_ticking</text:p>
          </table:table-cell>
          <table:table-cell table:style-name="ce1" table:formula="of:=LOWER([.A122])" office:value-type="string" office:string-value="clock_ticking" calcext:value-type="string">
            <text:p>clock_ticking</text:p>
          </table:table-cell>
          <table:table-cell table:style-name="ce1" office:value-type="string" calcext:value-type="string">
            <text:p>_FFS7</text:p>
          </table:table-cell>
          <table:table-cell table:style-name="ce1" table:formula="of:=[.B122]&amp;[.C122]" office:value-type="string" office:string-value="clock_ticking_FFS7" calcext:value-type="string">
            <text:p>clock_ticking_FFS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Creaking_sounds</text:p>
          </table:table-cell>
          <table:table-cell table:style-name="ce1" table:formula="of:=LOWER([.A123])" office:value-type="string" office:string-value="creaking_sounds" calcext:value-type="string">
            <text:p>creaking_sounds</text:p>
          </table:table-cell>
          <table:table-cell table:style-name="ce1" office:value-type="string" calcext:value-type="string">
            <text:p>_FFS7</text:p>
          </table:table-cell>
          <table:table-cell table:style-name="ce1" table:formula="of:=[.B123]&amp;[.C123]" office:value-type="string" office:string-value="creaking_sounds_FFS7" calcext:value-type="string">
            <text:p>creaking_sounds_FFS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og_barking</text:p>
          </table:table-cell>
          <table:table-cell table:style-name="ce1" table:formula="of:=LOWER([.A124])" office:value-type="string" office:string-value="dog_barking" calcext:value-type="string">
            <text:p>dog_barking</text:p>
          </table:table-cell>
          <table:table-cell table:style-name="ce1" office:value-type="string" calcext:value-type="string">
            <text:p>_FFS7</text:p>
          </table:table-cell>
          <table:table-cell table:style-name="ce1" table:formula="of:=[.B124]&amp;[.C124]" office:value-type="string" office:string-value="dog_barking_FFS7" calcext:value-type="string">
            <text:p>dog_barking_FFS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og_growling</text:p>
          </table:table-cell>
          <table:table-cell table:style-name="ce1" table:formula="of:=LOWER([.A125])" office:value-type="string" office:string-value="dog_growling" calcext:value-type="string">
            <text:p>dog_growling</text:p>
          </table:table-cell>
          <table:table-cell table:style-name="ce1" office:value-type="string" calcext:value-type="string">
            <text:p>_FFS7</text:p>
          </table:table-cell>
          <table:table-cell table:style-name="ce1" table:formula="of:=[.B125]&amp;[.C125]" office:value-type="string" office:string-value="dog_growling_FFS7" calcext:value-type="string">
            <text:p>dog_growling_FFS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Fire_crackling</text:p>
          </table:table-cell>
          <table:table-cell table:style-name="ce1" table:formula="of:=LOWER([.A126])" office:value-type="string" office:string-value="fire_crackling" calcext:value-type="string">
            <text:p>fire_crackling</text:p>
          </table:table-cell>
          <table:table-cell table:style-name="ce1" office:value-type="string" calcext:value-type="string">
            <text:p>_FFS7</text:p>
          </table:table-cell>
          <table:table-cell table:style-name="ce1" table:formula="of:=[.B126]&amp;[.C126]" office:value-type="string" office:string-value="fire_crackling_FFS7" calcext:value-type="string">
            <text:p>fire_crackling_FFS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F_whispering</text:p>
          </table:table-cell>
          <table:table-cell table:style-name="ce1" table:formula="of:=LOWER([.A127])" office:value-type="string" office:string-value="hf_whispering" calcext:value-type="string">
            <text:p>hf_whispering</text:p>
          </table:table-cell>
          <table:table-cell table:style-name="ce1" office:value-type="string" calcext:value-type="string">
            <text:p>_FFS7</text:p>
          </table:table-cell>
          <table:table-cell table:style-name="ce1" table:formula="of:=[.B127]&amp;[.C127]" office:value-type="string" office:string-value="hf_whispering_FFS7" calcext:value-type="string">
            <text:p>hf_whispering_FFS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F_rumble</text:p>
          </table:table-cell>
          <table:table-cell table:style-name="ce1" table:formula="of:=LOWER([.A128])" office:value-type="string" office:string-value="lf_rumble" calcext:value-type="string">
            <text:p>lf_rumble</text:p>
          </table:table-cell>
          <table:table-cell table:style-name="ce1" office:value-type="string" calcext:value-type="string">
            <text:p>_FFS7</text:p>
          </table:table-cell>
          <table:table-cell table:style-name="ce1" table:formula="of:=[.B128]&amp;[.C128]" office:value-type="string" office:string-value="lf_rumble_FFS7" calcext:value-type="string">
            <text:p>lf_rumble_FFS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creeching</text:p>
          </table:table-cell>
          <table:table-cell table:style-name="ce1" table:formula="of:=LOWER([.A129])" office:value-type="string" office:string-value="screeching" calcext:value-type="string">
            <text:p>screeching</text:p>
          </table:table-cell>
          <table:table-cell table:style-name="ce1" office:value-type="string" calcext:value-type="string">
            <text:p>_FFS7</text:p>
          </table:table-cell>
          <table:table-cell table:style-name="ce1" table:formula="of:=[.B129]&amp;[.C129]" office:value-type="string" office:string-value="screeching_FFS7" calcext:value-type="string">
            <text:p>screeching_FFS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ynth_pad</text:p>
          </table:table-cell>
          <table:table-cell table:style-name="ce1" table:formula="of:=LOWER([.A130])" office:value-type="string" office:string-value="synth_pad" calcext:value-type="string">
            <text:p>synth_pad</text:p>
          </table:table-cell>
          <table:table-cell table:style-name="ce1" office:value-type="string" calcext:value-type="string">
            <text:p>_FFS7</text:p>
          </table:table-cell>
          <table:table-cell table:style-name="ce1" table:formula="of:=[.B130]&amp;[.C130]" office:value-type="string" office:string-value="synth_pad_FFS7" calcext:value-type="string">
            <text:p>synth_pad_FFS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lockwork_monkey</text:p>
          </table:table-cell>
          <table:table-cell table:style-name="ce1" table:formula="of:=LOWER([.A131])" office:value-type="string" office:string-value="clockwork_monkey" calcext:value-type="string">
            <text:p>clockwork_monkey</text:p>
          </table:table-cell>
          <table:table-cell table:style-name="ce1" office:value-type="string" calcext:value-type="string">
            <text:p>_FFS8</text:p>
          </table:table-cell>
          <table:table-cell table:style-name="ce1" table:formula="of:=[.B131]&amp;[.C131]" office:value-type="string" office:string-value="clockwork_monkey_FFS8" calcext:value-type="string">
            <text:p>clockwork_monkey_FFS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reaking</text:p>
          </table:table-cell>
          <table:table-cell table:style-name="ce1" table:formula="of:=LOWER([.A132])" office:value-type="string" office:string-value="creaking" calcext:value-type="string">
            <text:p>creaking</text:p>
          </table:table-cell>
          <table:table-cell table:style-name="ce1" office:value-type="string" calcext:value-type="string">
            <text:p>_FFS8</text:p>
          </table:table-cell>
          <table:table-cell table:style-name="ce1" table:formula="of:=[.B132]&amp;[.C132]" office:value-type="string" office:string-value="creaking_FFS8" calcext:value-type="string">
            <text:p>creaking_FFS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rumpling_of_wallpaper</text:p>
          </table:table-cell>
          <table:table-cell table:style-name="ce1" table:formula="of:=LOWER([.A133])" office:value-type="string" office:string-value="crumpling_of_wallpaper" calcext:value-type="string">
            <text:p>crumpling_of_wallpaper</text:p>
          </table:table-cell>
          <table:table-cell table:style-name="ce1" office:value-type="string" calcext:value-type="string">
            <text:p>_FFS8</text:p>
          </table:table-cell>
          <table:table-cell table:style-name="ce1" table:formula="of:=[.B133]&amp;[.C133]" office:value-type="string" office:string-value="crumpling_of_wallpaper_FFS8" calcext:value-type="string">
            <text:p>crumpling_of_wallpaper_FFS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lickering_of_candle</text:p>
          </table:table-cell>
          <table:table-cell table:style-name="ce1" table:formula="of:=LOWER([.A134])" office:value-type="string" office:string-value="flickering_of_candle" calcext:value-type="string">
            <text:p>flickering_of_candle</text:p>
          </table:table-cell>
          <table:table-cell table:style-name="ce1" office:value-type="string" calcext:value-type="string">
            <text:p>_FFS8</text:p>
          </table:table-cell>
          <table:table-cell table:style-name="ce1" table:formula="of:=[.B134]&amp;[.C134]" office:value-type="string" office:string-value="flickering_of_candle_FFS8" calcext:value-type="string">
            <text:p>flickering_of_candle_FFS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ootsteps</text:p>
          </table:table-cell>
          <table:table-cell table:style-name="ce1" table:formula="of:=LOWER([.A135])" office:value-type="string" office:string-value="footsteps" calcext:value-type="string">
            <text:p>footsteps</text:p>
          </table:table-cell>
          <table:table-cell table:style-name="ce1" office:value-type="string" calcext:value-type="string">
            <text:p>_FFS8</text:p>
          </table:table-cell>
          <table:table-cell table:style-name="ce1" table:formula="of:=[.B135]&amp;[.C135]" office:value-type="string" office:string-value="footsteps_FFS8" calcext:value-type="string">
            <text:p>footsteps_FFS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F_whispering</text:p>
          </table:table-cell>
          <table:table-cell table:style-name="ce1" table:formula="of:=LOWER([.A136])" office:value-type="string" office:string-value="hf_whispering" calcext:value-type="string">
            <text:p>hf_whispering</text:p>
          </table:table-cell>
          <table:table-cell table:style-name="ce1" office:value-type="string" calcext:value-type="string">
            <text:p>_FFS8</text:p>
          </table:table-cell>
          <table:table-cell table:style-name="ce1" table:formula="of:=[.B136]&amp;[.C136]" office:value-type="string" office:string-value="hf_whispering_FFS8" calcext:value-type="string">
            <text:p>hf_whispering_FFS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mpact_of_candle_on_shelf</text:p>
          </table:table-cell>
          <table:table-cell table:style-name="ce1" table:formula="of:=LOWER([.A137])" office:value-type="string" office:string-value="impact_of_candle_on_shelf" calcext:value-type="string">
            <text:p>impact_of_candle_on_shelf</text:p>
          </table:table-cell>
          <table:table-cell table:style-name="ce1" office:value-type="string" calcext:value-type="string">
            <text:p>_FFS8</text:p>
          </table:table-cell>
          <table:table-cell table:style-name="ce1" table:formula="of:=[.B137]&amp;[.C137]" office:value-type="string" office:string-value="impact_of_candle_on_shelf_FFS8" calcext:value-type="string">
            <text:p>impact_of_candle_on_shelf_FFS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F_rumble</text:p>
          </table:table-cell>
          <table:table-cell table:style-name="ce1" table:formula="of:=LOWER([.A138])" office:value-type="string" office:string-value="lf_rumble" calcext:value-type="string">
            <text:p>lf_rumble</text:p>
          </table:table-cell>
          <table:table-cell office:value-type="string" calcext:value-type="string">
            <text:p>_FFS8</text:p>
          </table:table-cell>
          <table:table-cell table:style-name="ce1" table:formula="of:=[.B138]&amp;[.C138]" office:value-type="string" office:string-value="lf_rumble_FFS8" calcext:value-type="string">
            <text:p>lf_rumble_FFS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aper_falling_on_floor</text:p>
          </table:table-cell>
          <table:table-cell table:style-name="ce1" table:formula="of:=LOWER([.A139])" office:value-type="string" office:string-value="paper_falling_on_floor" calcext:value-type="string">
            <text:p>paper_falling_on_floor</text:p>
          </table:table-cell>
          <table:table-cell table:style-name="ce1" office:value-type="string" calcext:value-type="string">
            <text:p>_FFS8</text:p>
          </table:table-cell>
          <table:table-cell table:style-name="ce1" table:formula="of:=[.B139]&amp;[.C139]" office:value-type="string" office:string-value="paper_falling_on_floor_FFS8" calcext:value-type="string">
            <text:p>paper_falling_on_floor_FFS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ipping_wallpaper</text:p>
          </table:table-cell>
          <table:table-cell table:style-name="ce1" table:formula="of:=LOWER([.A140])" office:value-type="string" office:string-value="ripping_wallpaper" calcext:value-type="string">
            <text:p>ripping_wallpaper</text:p>
          </table:table-cell>
          <table:table-cell table:style-name="ce1" office:value-type="string" calcext:value-type="string">
            <text:p>_FFS8</text:p>
          </table:table-cell>
          <table:table-cell table:style-name="ce1" table:formula="of:=[.B140]&amp;[.C140]" office:value-type="string" office:string-value="ripping_wallpaper_FFS8" calcext:value-type="string">
            <text:p>ripping_wallpaper_FFS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craping_of_hand_on_wallpaper</text:p>
          </table:table-cell>
          <table:table-cell table:style-name="ce1" table:formula="of:=LOWER([.A141])" office:value-type="string" office:string-value="scraping_of_hand_on_wallpaper" calcext:value-type="string">
            <text:p>scraping_of_hand_on_wallpaper</text:p>
          </table:table-cell>
          <table:table-cell table:style-name="ce1" office:value-type="string" calcext:value-type="string">
            <text:p>_FFS8</text:p>
          </table:table-cell>
          <table:table-cell table:style-name="ce1" table:formula="of:=[.B141]&amp;[.C141]" office:value-type="string" office:string-value="scraping_of_hand_on_wallpaper_FFS8" calcext:value-type="string">
            <text:p>scraping_of_hand_on_wallpaper_FFS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ynth_pad</text:p>
          </table:table-cell>
          <table:table-cell table:style-name="ce1" table:formula="of:=LOWER([.A142])" office:value-type="string" office:string-value="synth_pad" calcext:value-type="string">
            <text:p>synth_pad</text:p>
          </table:table-cell>
          <table:table-cell table:style-name="ce1" office:value-type="string" calcext:value-type="string">
            <text:p>_FFS8</text:p>
          </table:table-cell>
          <table:table-cell table:style-name="ce1" table:formula="of:=[.B142]&amp;[.C142]" office:value-type="string" office:string-value="synth_pad_FFS8" calcext:value-type="string">
            <text:p>synth_pad_FFS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 table:number-rows-repeated="10484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D" table:style-name="ta3">
        <office:forms form:automatic-focus="false" form:apply-design-mode="false"/>
        <table:table-column table:style-name="co7" table:default-cell-style-name="ce3"/>
        <table:table-column table:style-name="co8" table:default-cell-style-name="ce3"/>
        <table:table-column table:style-name="co3" table:default-cell-style-name="ce3"/>
        <table:table-column table:style-name="co9" table:default-cell-style-name="ce3"/>
        <table:table-column table:style-name="co3" table:number-columns-repeated="1020" table:default-cell-style-name="ce3"/>
        <table:table-row table:style-name="ro1">
          <table:table-cell table:style-name="ce1" office:value-type="string" calcext:value-type="string">
            <text:p>Barking</text:p>
          </table:table-cell>
          <table:table-cell table:style-name="ce1" table:formula="of:=LOWER([.A1])" office:value-type="string" office:string-value="barking" calcext:value-type="string">
            <text:p>barking</text:p>
          </table:table-cell>
          <table:table-cell table:style-name="ce1" office:value-type="string" calcext:value-type="string">
            <text:p>_NDS1</text:p>
          </table:table-cell>
          <table:table-cell table:style-name="ce1" table:formula="of:=[.B1]&amp;[.C1]" office:value-type="string" office:string-value="barking_NDS1" calcext:value-type="string">
            <text:p>barking_NDS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rrato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irds</text:p>
          </table:table-cell>
          <table:table-cell table:style-name="ce1" table:formula="of:=LOWER([.A2])" office:value-type="string" office:string-value="birds" calcext:value-type="string">
            <text:p>birds</text:p>
          </table:table-cell>
          <table:table-cell table:style-name="ce1" office:value-type="string" calcext:value-type="string">
            <text:p>_NDS1</text:p>
          </table:table-cell>
          <table:table-cell table:style-name="ce1" table:formula="of:=[.B2]&amp;[.C2]" office:value-type="string" office:string-value="birds_NDS1" calcext:value-type="string">
            <text:p>birds_NDS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usic/SFX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rass</text:p>
          </table:table-cell>
          <table:table-cell table:style-name="ce1" table:formula="of:=LOWER([.A3])" office:value-type="string" office:string-value="brass" calcext:value-type="string">
            <text:p>brass</text:p>
          </table:table-cell>
          <table:table-cell table:style-name="ce1" office:value-type="string" calcext:value-type="string">
            <text:p>_NDS1</text:p>
          </table:table-cell>
          <table:table-cell table:style-name="ce1" table:formula="of:=[.B3]&amp;[.C3]" office:value-type="string" office:string-value="brass_NDS1" calcext:value-type="string">
            <text:p>brass_NDS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ground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Brushing_of_ostritch_feathers</text:p>
          </table:table-cell>
          <table:table-cell table:style-name="ce1" table:formula="of:=LOWER([.A4])" office:value-type="string" office:string-value="brushing_of_ostritch_feathers" calcext:value-type="string">
            <text:p>brushing_of_ostritch_feathers</text:p>
          </table:table-cell>
          <table:table-cell table:style-name="ce1" office:value-type="string" calcext:value-type="string">
            <text:p>_NDS1</text:p>
          </table:table-cell>
          <table:table-cell table:style-name="ce1" table:formula="of:=[.B4]&amp;[.C4]" office:value-type="string" office:string-value="brushing_of_ostritch_feathers_NDS1" calcext:value-type="string">
            <text:p>brushing_of_ostritch_feathers_NDS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oreground (usually visible)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eetah_breathing</text:p>
          </table:table-cell>
          <table:table-cell table:style-name="ce1" table:formula="of:=LOWER([.A5])" office:value-type="string" office:string-value="cheetah_breathing" calcext:value-type="string">
            <text:p>cheetah_breathing</text:p>
          </table:table-cell>
          <table:table-cell table:style-name="ce1" office:value-type="string" calcext:value-type="string">
            <text:p>_NDS1</text:p>
          </table:table-cell>
          <table:table-cell table:style-name="ce1" table:formula="of:=[.B5]&amp;[.C5]" office:value-type="string" office:string-value="cheetah_breathing_NDS1" calcext:value-type="string">
            <text:p>cheetah_breathing_NDS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heetah_footsteps</text:p>
          </table:table-cell>
          <table:table-cell table:style-name="ce1" table:formula="of:=LOWER([.A6])" office:value-type="string" office:string-value="cheetah_footsteps" calcext:value-type="string">
            <text:p>cheetah_footsteps</text:p>
          </table:table-cell>
          <table:table-cell table:style-name="ce1" office:value-type="string" calcext:value-type="string">
            <text:p>_NDS1</text:p>
          </table:table-cell>
          <table:table-cell table:style-name="ce1" table:formula="of:=[.B6]&amp;[.C6]" office:value-type="string" office:string-value="cheetah_footsteps_NDS1" calcext:value-type="string">
            <text:p>cheetah_footsteps_NDS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heetahs_panting</text:p>
          </table:table-cell>
          <table:table-cell table:style-name="ce1" table:formula="of:=LOWER([.A7])" office:value-type="string" office:string-value="cheetahs_panting" calcext:value-type="string">
            <text:p>cheetahs_panting</text:p>
          </table:table-cell>
          <table:table-cell table:style-name="ce1" office:value-type="string" calcext:value-type="string">
            <text:p>_NDS1</text:p>
          </table:table-cell>
          <table:table-cell table:style-name="ce1" table:formula="of:=[.B7]&amp;[.C7]" office:value-type="string" office:string-value="cheetahs_panting_NDS1" calcext:value-type="string">
            <text:p>cheetahs_panting_NDS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rickets</text:p>
          </table:table-cell>
          <table:table-cell table:style-name="ce1" table:formula="of:=LOWER([.A8])" office:value-type="string" office:string-value="crickets" calcext:value-type="string">
            <text:p>crickets</text:p>
          </table:table-cell>
          <table:table-cell table:style-name="ce1" office:value-type="string" calcext:value-type="string">
            <text:p>_NDS1</text:p>
          </table:table-cell>
          <table:table-cell table:style-name="ce1" table:formula="of:=[.B8]&amp;[.C8]" office:value-type="string" office:string-value="crickets_NDS1" calcext:value-type="string">
            <text:p>crickets_NDS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rum</text:p>
          </table:table-cell>
          <table:table-cell table:style-name="ce1" table:formula="of:=LOWER([.A9])" office:value-type="string" office:string-value="drum" calcext:value-type="string">
            <text:p>drum</text:p>
          </table:table-cell>
          <table:table-cell table:style-name="ce1" office:value-type="string" calcext:value-type="string">
            <text:p>_NDS1</text:p>
          </table:table-cell>
          <table:table-cell table:style-name="ce1" table:formula="of:=[.B9]&amp;[.C9]" office:value-type="string" office:string-value="drum_NDS1" calcext:value-type="string">
            <text:p>drum_NDS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rums</text:p>
          </table:table-cell>
          <table:table-cell table:style-name="ce1" table:formula="of:=LOWER([.A10])" office:value-type="string" office:string-value="drums" calcext:value-type="string">
            <text:p>drums</text:p>
          </table:table-cell>
          <table:table-cell table:style-name="ce1" office:value-type="string" calcext:value-type="string">
            <text:p>_NDS1</text:p>
          </table:table-cell>
          <table:table-cell table:style-name="ce1" table:formula="of:=[.B10]&amp;[.C10]" office:value-type="string" office:string-value="drums_NDS1" calcext:value-type="string">
            <text:p>drums_NDS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lap_of_ear_</text:p>
          </table:table-cell>
          <table:table-cell table:style-name="ce1" table:formula="of:=LOWER([.A11])" office:value-type="string" office:string-value="flap_of_ear_" calcext:value-type="string">
            <text:p>flap_of_ear_</text:p>
          </table:table-cell>
          <table:table-cell table:style-name="ce1" office:value-type="string" calcext:value-type="string">
            <text:p>_NDS1</text:p>
          </table:table-cell>
          <table:table-cell table:style-name="ce1" table:formula="of:=[.B11]&amp;[.C11]" office:value-type="string" office:string-value="flap_of_ear__NDS1" calcext:value-type="string">
            <text:p>flap_of_ear__NDS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ly_buzzing</text:p>
          </table:table-cell>
          <table:table-cell table:style-name="ce1" table:formula="of:=LOWER([.A12])" office:value-type="string" office:string-value="fly_buzzing" calcext:value-type="string">
            <text:p>fly_buzzing</text:p>
          </table:table-cell>
          <table:table-cell table:style-name="ce1" office:value-type="string" calcext:value-type="string">
            <text:p>_NDS1</text:p>
          </table:table-cell>
          <table:table-cell table:style-name="ce1" table:formula="of:=[.B12]&amp;[.C12]" office:value-type="string" office:string-value="fly_buzzing_NDS1" calcext:value-type="string">
            <text:p>fly_buzzing_NDS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i_hats</text:p>
          </table:table-cell>
          <table:table-cell table:style-name="ce1" table:formula="of:=LOWER([.A13])" office:value-type="string" office:string-value="hi_hats" calcext:value-type="string">
            <text:p>hi_hats</text:p>
          </table:table-cell>
          <table:table-cell table:style-name="ce1" office:value-type="string" calcext:value-type="string">
            <text:p>_NDS1</text:p>
          </table:table-cell>
          <table:table-cell table:style-name="ce1" table:formula="of:=[.B13]&amp;[.C13]" office:value-type="string" office:string-value="hi_hats_NDS1" calcext:value-type="string">
            <text:p>hi_hats_NDS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mpact_of_cheetah_tackling_ostrich</text:p>
          </table:table-cell>
          <table:table-cell table:style-name="ce1" table:formula="of:=LOWER([.A14])" office:value-type="string" office:string-value="impact_of_cheetah_tackling_ostrich" calcext:value-type="string">
            <text:p>impact_of_cheetah_tackling_ostrich</text:p>
          </table:table-cell>
          <table:table-cell table:style-name="ce1" office:value-type="string" calcext:value-type="string">
            <text:p>_NDS1</text:p>
          </table:table-cell>
          <table:table-cell table:style-name="ce1" table:formula="of:=[.B14]&amp;[.C14]" office:value-type="string" office:string-value="impact_of_cheetah_tackling_ostrich_NDS1" calcext:value-type="string">
            <text:p>impact_of_cheetah_tackling_ostrich_NDS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mpact_of_ostritch_falling</text:p>
          </table:table-cell>
          <table:table-cell table:style-name="ce1" table:formula="of:=LOWER([.A15])" office:value-type="string" office:string-value="impact_of_ostritch_falling" calcext:value-type="string">
            <text:p>impact_of_ostritch_falling</text:p>
          </table:table-cell>
          <table:table-cell table:style-name="ce1" office:value-type="string" calcext:value-type="string">
            <text:p>_NDS1</text:p>
          </table:table-cell>
          <table:table-cell table:style-name="ce1" table:formula="of:=[.B15]&amp;[.C15]" office:value-type="string" office:string-value="impact_of_ostritch_falling_NDS1" calcext:value-type="string">
            <text:p>impact_of_ostritch_falling_NDS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icking_sound</text:p>
          </table:table-cell>
          <table:table-cell table:style-name="ce1" table:formula="of:=LOWER([.A16])" office:value-type="string" office:string-value="licking_sound" calcext:value-type="string">
            <text:p>licking_sound</text:p>
          </table:table-cell>
          <table:table-cell table:style-name="ce1" office:value-type="string" calcext:value-type="string">
            <text:p>_NDS1</text:p>
          </table:table-cell>
          <table:table-cell table:style-name="ce1" table:formula="of:=[.B16]&amp;[.C16]" office:value-type="string" office:string-value="licking_sound_NDS1" calcext:value-type="string">
            <text:p>licking_sound_NDS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Narrator</text:p>
          </table:table-cell>
          <table:table-cell table:style-name="ce1" table:formula="of:=LOWER([.A17])" office:value-type="string" office:string-value="narrator" calcext:value-type="string">
            <text:p>narrator</text:p>
          </table:table-cell>
          <table:table-cell table:style-name="ce1" office:value-type="string" calcext:value-type="string">
            <text:p>_NDS1</text:p>
          </table:table-cell>
          <table:table-cell table:style-name="ce1" table:formula="of:=[.B17]&amp;[.C17]" office:value-type="string" office:string-value="narrator_NDS1" calcext:value-type="string">
            <text:p>narrator_NDS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Ostritch_footsteps</text:p>
          </table:table-cell>
          <table:table-cell table:style-name="ce1" table:formula="of:=LOWER([.A18])" office:value-type="string" office:string-value="ostritch_footsteps" calcext:value-type="string">
            <text:p>ostritch_footsteps</text:p>
          </table:table-cell>
          <table:table-cell table:style-name="ce1" office:value-type="string" calcext:value-type="string">
            <text:p>_NDS1</text:p>
          </table:table-cell>
          <table:table-cell table:style-name="ce1" table:formula="of:=[.B18]&amp;[.C18]" office:value-type="string" office:string-value="ostritch_footsteps_NDS1" calcext:value-type="string">
            <text:p>ostritch_footsteps_NDS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Ostritch_grunting</text:p>
          </table:table-cell>
          <table:table-cell table:style-name="ce1" table:formula="of:=LOWER([.A19])" office:value-type="string" office:string-value="ostritch_grunting" calcext:value-type="string">
            <text:p>ostritch_grunting</text:p>
          </table:table-cell>
          <table:table-cell table:style-name="ce1" office:value-type="string" calcext:value-type="string">
            <text:p>_NDS1</text:p>
          </table:table-cell>
          <table:table-cell table:style-name="ce1" table:formula="of:=[.B19]&amp;[.C19]" office:value-type="string" office:string-value="ostritch_grunting_NDS1" calcext:value-type="string">
            <text:p>ostritch_grunting_NDS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Ostritch_kick</text:p>
          </table:table-cell>
          <table:table-cell table:style-name="ce1" table:formula="of:=LOWER([.A20])" office:value-type="string" office:string-value="ostritch_kick" calcext:value-type="string">
            <text:p>ostritch_kick</text:p>
          </table:table-cell>
          <table:table-cell table:style-name="ce1" office:value-type="string" calcext:value-type="string">
            <text:p>_NDS1</text:p>
          </table:table-cell>
          <table:table-cell table:style-name="ce1" table:formula="of:=[.B20]&amp;[.C20]" office:value-type="string" office:string-value="ostritch_kick_NDS1" calcext:value-type="string">
            <text:p>ostritch_kick_NDS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Ostritch_pecking_grass</text:p>
          </table:table-cell>
          <table:table-cell table:style-name="ce1" table:formula="of:=LOWER([.A21])" office:value-type="string" office:string-value="ostritch_pecking_grass" calcext:value-type="string">
            <text:p>ostritch_pecking_grass</text:p>
          </table:table-cell>
          <table:table-cell table:style-name="ce1" office:value-type="string" calcext:value-type="string">
            <text:p>_NDS1</text:p>
          </table:table-cell>
          <table:table-cell table:style-name="ce1" table:formula="of:=[.B21]&amp;[.C21]" office:value-type="string" office:string-value="ostritch_pecking_grass_NDS1" calcext:value-type="string">
            <text:p>ostritch_pecking_grass_NDS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Ostritch_squarking</text:p>
          </table:table-cell>
          <table:table-cell table:style-name="ce1" table:formula="of:=LOWER([.A22])" office:value-type="string" office:string-value="ostritch_squarking" calcext:value-type="string">
            <text:p>ostritch_squarking</text:p>
          </table:table-cell>
          <table:table-cell table:style-name="ce1" office:value-type="string" calcext:value-type="string">
            <text:p>_NDS1</text:p>
          </table:table-cell>
          <table:table-cell table:style-name="ce1" table:formula="of:=[.B22]&amp;[.C22]" office:value-type="string" office:string-value="ostritch_squarking_NDS1" calcext:value-type="string">
            <text:p>ostritch_squarking_NDS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Ostritch_vocalisation</text:p>
          </table:table-cell>
          <table:table-cell table:style-name="ce1" table:formula="of:=LOWER([.A23])" office:value-type="string" office:string-value="ostritch_vocalisation" calcext:value-type="string">
            <text:p>ostritch_vocalisation</text:p>
          </table:table-cell>
          <table:table-cell table:style-name="ce1" office:value-type="string" calcext:value-type="string">
            <text:p>_NDS1</text:p>
          </table:table-cell>
          <table:table-cell table:style-name="ce1" table:formula="of:=[.B23]&amp;[.C23]" office:value-type="string" office:string-value="ostritch_vocalisation_NDS1" calcext:value-type="string">
            <text:p>ostritch_vocalisation_NDS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Ostritch_warbling</text:p>
          </table:table-cell>
          <table:table-cell table:style-name="ce1" table:formula="of:=LOWER([.A24])" office:value-type="string" office:string-value="ostritch_warbling" calcext:value-type="string">
            <text:p>ostritch_warbling</text:p>
          </table:table-cell>
          <table:table-cell table:style-name="ce1" office:value-type="string" calcext:value-type="string">
            <text:p>_NDS1</text:p>
          </table:table-cell>
          <table:table-cell table:style-name="ce1" table:formula="of:=[.B24]&amp;[.C24]" office:value-type="string" office:string-value="ostritch_warbling_NDS1" calcext:value-type="string">
            <text:p>ostritch_warbling_NDS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Pan_pipes</text:p>
          </table:table-cell>
          <table:table-cell table:style-name="ce1" table:formula="of:=LOWER([.A25])" office:value-type="string" office:string-value="pan_pipes" calcext:value-type="string">
            <text:p>pan_pipes</text:p>
          </table:table-cell>
          <table:table-cell table:style-name="ce1" office:value-type="string" calcext:value-type="string">
            <text:p>_NDS1</text:p>
          </table:table-cell>
          <table:table-cell table:style-name="ce1" table:formula="of:=[.B25]&amp;[.C25]" office:value-type="string" office:string-value="pan_pipes_NDS1" calcext:value-type="string">
            <text:p>pan_pipes_NDS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lucked_instrument</text:p>
          </table:table-cell>
          <table:table-cell table:style-name="ce1" table:formula="of:=LOWER([.A26])" office:value-type="string" office:string-value="plucked_instrument" calcext:value-type="string">
            <text:p>plucked_instrument</text:p>
          </table:table-cell>
          <table:table-cell table:style-name="ce1" office:value-type="string" calcext:value-type="string">
            <text:p>_NDS1</text:p>
          </table:table-cell>
          <table:table-cell table:style-name="ce1" table:formula="of:=[.B26]&amp;[.C26]" office:value-type="string" office:string-value="plucked_instrument_NDS1" calcext:value-type="string">
            <text:p>plucked_instrument_NDS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ustling_of_grass</text:p>
          </table:table-cell>
          <table:table-cell table:style-name="ce1" table:formula="of:=LOWER([.A27])" office:value-type="string" office:string-value="rustling_of_grass" calcext:value-type="string">
            <text:p>rustling_of_grass</text:p>
          </table:table-cell>
          <table:table-cell table:style-name="ce1" office:value-type="string" calcext:value-type="string">
            <text:p>_NDS1</text:p>
          </table:table-cell>
          <table:table-cell table:style-name="ce1" table:formula="of:=[.B27]&amp;[.C27]" office:value-type="string" office:string-value="rustling_of_grass_NDS1" calcext:value-type="string">
            <text:p>rustling_of_grass_NDS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quawk</text:p>
          </table:table-cell>
          <table:table-cell table:style-name="ce1" table:formula="of:=LOWER([.A28])" office:value-type="string" office:string-value="squawk" calcext:value-type="string">
            <text:p>squawk</text:p>
          </table:table-cell>
          <table:table-cell table:style-name="ce1" office:value-type="string" calcext:value-type="string">
            <text:p>_NDS1</text:p>
          </table:table-cell>
          <table:table-cell table:style-name="ce1" table:formula="of:=[.B28]&amp;[.C28]" office:value-type="string" office:string-value="squawk_NDS1" calcext:value-type="string">
            <text:p>squawk_NDS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trings</text:p>
          </table:table-cell>
          <table:table-cell table:style-name="ce1" table:formula="of:=LOWER([.A29])" office:value-type="string" office:string-value="strings" calcext:value-type="string">
            <text:p>strings</text:p>
          </table:table-cell>
          <table:table-cell table:style-name="ce1" office:value-type="string" calcext:value-type="string">
            <text:p>_NDS1</text:p>
          </table:table-cell>
          <table:table-cell table:style-name="ce1" table:formula="of:=[.B29]&amp;[.C29]" office:value-type="string" office:string-value="strings_NDS1" calcext:value-type="string">
            <text:p>strings_NDS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ynth</text:p>
          </table:table-cell>
          <table:table-cell table:style-name="ce1" table:formula="of:=LOWER([.A30])" office:value-type="string" office:string-value="synth" calcext:value-type="string">
            <text:p>synth</text:p>
          </table:table-cell>
          <table:table-cell table:style-name="ce1" office:value-type="string" calcext:value-type="string">
            <text:p>_NDS1</text:p>
          </table:table-cell>
          <table:table-cell table:style-name="ce1" table:formula="of:=[.B30]&amp;[.C30]" office:value-type="string" office:string-value="synth_NDS1" calcext:value-type="string">
            <text:p>synth_NDS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histling</text:p>
          </table:table-cell>
          <table:table-cell table:style-name="ce1" table:formula="of:=LOWER([.A31])" office:value-type="string" office:string-value="whistling" calcext:value-type="string">
            <text:p>whistling</text:p>
          </table:table-cell>
          <table:table-cell table:style-name="ce1" office:value-type="string" calcext:value-type="string">
            <text:p>_NDS1</text:p>
          </table:table-cell>
          <table:table-cell table:style-name="ce1" table:formula="of:=[.B31]&amp;[.C31]" office:value-type="string" office:string-value="whistling_NDS1" calcext:value-type="string">
            <text:p>whistling_NDS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ind</text:p>
          </table:table-cell>
          <table:table-cell table:formula="of:=LOWER([.A32])" office:value-type="string" office:string-value="wind" calcext:value-type="string">
            <text:p>wind</text:p>
          </table:table-cell>
          <table:table-cell office:value-type="string" calcext:value-type="string">
            <text:p>_NDS1</text:p>
          </table:table-cell>
          <table:table-cell table:formula="of:=[.B32]&amp;[.C32]" office:value-type="string" office:string-value="wind_NDS1" calcext:value-type="string">
            <text:p>wind_NDS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ings_flaping</text:p>
          </table:table-cell>
          <table:table-cell table:style-name="ce1" table:formula="of:=LOWER([.A33])" office:value-type="string" office:string-value="wings_flaping" calcext:value-type="string">
            <text:p>wings_flaping</text:p>
          </table:table-cell>
          <table:table-cell table:style-name="ce1" office:value-type="string" calcext:value-type="string">
            <text:p>_NDS1</text:p>
          </table:table-cell>
          <table:table-cell table:style-name="ce1" table:formula="of:=[.B33]&amp;[.C33]" office:value-type="string" office:string-value="wings_flaping_NDS1" calcext:value-type="string">
            <text:p>wings_flaping_NDS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ooshing</text:p>
          </table:table-cell>
          <table:table-cell table:style-name="ce1" table:formula="of:=LOWER([.A34])" office:value-type="string" office:string-value="wooshing" calcext:value-type="string">
            <text:p>wooshing</text:p>
          </table:table-cell>
          <table:table-cell table:style-name="ce1" office:value-type="string" calcext:value-type="string">
            <text:p>_NDS1</text:p>
          </table:table-cell>
          <table:table-cell table:style-name="ce1" table:formula="of:=[.B34]&amp;[.C34]" office:value-type="string" office:string-value="wooshing_NDS1" calcext:value-type="string">
            <text:p>wooshing_NDS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Zebra_grunt</text:p>
          </table:table-cell>
          <table:table-cell table:style-name="ce1" table:formula="of:=LOWER([.A35])" office:value-type="string" office:string-value="zebra_grunt" calcext:value-type="string">
            <text:p>zebra_grunt</text:p>
          </table:table-cell>
          <table:table-cell table:style-name="ce1" office:value-type="string" calcext:value-type="string">
            <text:p>_NDS1</text:p>
          </table:table-cell>
          <table:table-cell table:style-name="ce1" table:formula="of:=[.B35]&amp;[.C35]" office:value-type="string" office:string-value="zebra_grunt_NDS1" calcext:value-type="string">
            <text:p>zebra_grunt_NDS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ig_splashes</text:p>
          </table:table-cell>
          <table:table-cell table:style-name="ce1" table:formula="of:=LOWER([.A36])" office:value-type="string" office:string-value="big_splashes" calcext:value-type="string">
            <text:p>big_splashes</text:p>
          </table:table-cell>
          <table:table-cell table:style-name="ce1" office:value-type="string" calcext:value-type="string">
            <text:p>_NDS2</text:p>
          </table:table-cell>
          <table:table-cell table:style-name="ce1" table:formula="of:=[.B36]&amp;[.C36]" office:value-type="string" office:string-value="big_splashes_NDS2" calcext:value-type="string">
            <text:p>big_splashes_NDS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entle_splashing_of_water</text:p>
          </table:table-cell>
          <table:table-cell table:style-name="ce1" table:formula="of:=LOWER([.A37])" office:value-type="string" office:string-value="gentle_splashing_of_water" calcext:value-type="string">
            <text:p>gentle_splashing_of_water</text:p>
          </table:table-cell>
          <table:table-cell table:style-name="ce1" office:value-type="string" calcext:value-type="string">
            <text:p>_NDS2</text:p>
          </table:table-cell>
          <table:table-cell table:style-name="ce1" table:formula="of:=[.B37]&amp;[.C37]" office:value-type="string" office:string-value="gentle_splashing_of_water_NDS2" calcext:value-type="string">
            <text:p>gentle_splashing_of_water_NDS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entle_swimming_sound</text:p>
          </table:table-cell>
          <table:table-cell table:style-name="ce1" table:formula="of:=LOWER([.A38])" office:value-type="string" office:string-value="gentle_swimming_sound" calcext:value-type="string">
            <text:p>gentle_swimming_sound</text:p>
          </table:table-cell>
          <table:table-cell table:style-name="ce1" office:value-type="string" calcext:value-type="string">
            <text:p>_NDS2</text:p>
          </table:table-cell>
          <table:table-cell table:style-name="ce1" table:formula="of:=[.B38]&amp;[.C38]" office:value-type="string" office:string-value="gentle_swimming_sound_NDS2" calcext:value-type="string">
            <text:p>gentle_swimming_sound_NDS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mpact_of_flipper</text:p>
          </table:table-cell>
          <table:table-cell table:style-name="ce1" table:formula="of:=LOWER([.A39])" office:value-type="string" office:string-value="impact_of_flipper" calcext:value-type="string">
            <text:p>impact_of_flipper</text:p>
          </table:table-cell>
          <table:table-cell table:style-name="ce1" office:value-type="string" calcext:value-type="string">
            <text:p>_NDS2</text:p>
          </table:table-cell>
          <table:table-cell table:style-name="ce1" table:formula="of:=[.B39]&amp;[.C39]" office:value-type="string" office:string-value="impact_of_flipper_NDS2" calcext:value-type="string">
            <text:p>impact_of_flipper_NDS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Narrator</text:p>
          </table:table-cell>
          <table:table-cell table:style-name="ce1" table:formula="of:=LOWER([.A40])" office:value-type="string" office:string-value="narrator" calcext:value-type="string">
            <text:p>narrator</text:p>
          </table:table-cell>
          <table:table-cell table:style-name="ce1" office:value-type="string" calcext:value-type="string">
            <text:p>_NDS2</text:p>
          </table:table-cell>
          <table:table-cell table:style-name="ce1" table:formula="of:=[.B40]&amp;[.C40]" office:value-type="string" office:string-value="narrator_NDS2" calcext:value-type="string">
            <text:p>narrator_NDS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craping_sound</text:p>
          </table:table-cell>
          <table:table-cell table:style-name="ce1" table:formula="of:=LOWER([.A41])" office:value-type="string" office:string-value="scraping_sound" calcext:value-type="string">
            <text:p>scraping_sound</text:p>
          </table:table-cell>
          <table:table-cell table:style-name="ce1" office:value-type="string" calcext:value-type="string">
            <text:p>_NDS2</text:p>
          </table:table-cell>
          <table:table-cell table:style-name="ce1" table:formula="of:=[.B41]&amp;[.C41]" office:value-type="string" office:string-value="scraping_sound_NDS2" calcext:value-type="string">
            <text:p>scraping_sound_NDS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eal_vocalisation</text:p>
          </table:table-cell>
          <table:table-cell table:style-name="ce1" table:formula="of:=LOWER([.A42])" office:value-type="string" office:string-value="seal_vocalisation" calcext:value-type="string">
            <text:p>seal_vocalisation</text:p>
          </table:table-cell>
          <table:table-cell table:style-name="ce1" office:value-type="string" calcext:value-type="string">
            <text:p>_NDS2</text:p>
          </table:table-cell>
          <table:table-cell table:style-name="ce1" table:formula="of:=[.B42]&amp;[.C42]" office:value-type="string" office:string-value="seal_vocalisation_NDS2" calcext:value-type="string">
            <text:p>seal_vocalisation_NDS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huffling_sounds</text:p>
          </table:table-cell>
          <table:table-cell table:style-name="ce1" table:formula="of:=LOWER([.A43])" office:value-type="string" office:string-value="shuffling_sounds" calcext:value-type="string">
            <text:p>shuffling_sounds</text:p>
          </table:table-cell>
          <table:table-cell table:style-name="ce1" office:value-type="string" calcext:value-type="string">
            <text:p>_NDS2</text:p>
          </table:table-cell>
          <table:table-cell table:style-name="ce1" table:formula="of:=[.B43]&amp;[.C43]" office:value-type="string" office:string-value="shuffling_sounds_NDS2" calcext:value-type="string">
            <text:p>shuffling_sounds_NDS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liding/crunching_of_ice</text:p>
          </table:table-cell>
          <table:table-cell table:style-name="ce1" table:formula="of:=LOWER([.A44])" office:value-type="string" office:string-value="sliding/crunching_of_ice" calcext:value-type="string">
            <text:p>sliding/crunching_of_ice</text:p>
          </table:table-cell>
          <table:table-cell table:style-name="ce1" office:value-type="string" calcext:value-type="string">
            <text:p>_NDS2</text:p>
          </table:table-cell>
          <table:table-cell table:style-name="ce1" table:formula="of:=[.B44]&amp;[.C44]" office:value-type="string" office:string-value="sliding/crunching_of_ice_NDS2" calcext:value-type="string">
            <text:p>sliding/crunching_of_ice_NDS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pash_of_seal_entering_ocean</text:p>
          </table:table-cell>
          <table:table-cell table:style-name="ce1" table:formula="of:=LOWER([.A45])" office:value-type="string" office:string-value="spash_of_seal_entering_ocean" calcext:value-type="string">
            <text:p>spash_of_seal_entering_ocean</text:p>
          </table:table-cell>
          <table:table-cell table:style-name="ce1" office:value-type="string" calcext:value-type="string">
            <text:p>_NDS2</text:p>
          </table:table-cell>
          <table:table-cell table:style-name="ce1" table:formula="of:=[.B45]&amp;[.C45]" office:value-type="string" office:string-value="spash_of_seal_entering_ocean_NDS2" calcext:value-type="string">
            <text:p>spash_of_seal_entering_ocean_NDS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plash_as_whale_turns</text:p>
          </table:table-cell>
          <table:table-cell table:style-name="ce1" table:formula="of:=LOWER([.A46])" office:value-type="string" office:string-value="splash_as_whale_turns" calcext:value-type="string">
            <text:p>splash_as_whale_turns</text:p>
          </table:table-cell>
          <table:table-cell table:style-name="ce1" office:value-type="string" calcext:value-type="string">
            <text:p>_NDS2</text:p>
          </table:table-cell>
          <table:table-cell table:style-name="ce1" table:formula="of:=[.B46]&amp;[.C46]" office:value-type="string" office:string-value="splash_as_whale_turns_NDS2" calcext:value-type="string">
            <text:p>splash_as_whale_turns_NDS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pluttering_sounds</text:p>
          </table:table-cell>
          <table:table-cell table:style-name="ce1" table:formula="of:=LOWER([.A47])" office:value-type="string" office:string-value="spluttering_sounds" calcext:value-type="string">
            <text:p>spluttering_sounds</text:p>
          </table:table-cell>
          <table:table-cell table:style-name="ce1" office:value-type="string" calcext:value-type="string">
            <text:p>_NDS2</text:p>
          </table:table-cell>
          <table:table-cell table:style-name="ce1" table:formula="of:=[.B47]&amp;[.C47]" office:value-type="string" office:string-value="spluttering_sounds_NDS2" calcext:value-type="string">
            <text:p>spluttering_sounds_NDS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trings</text:p>
          </table:table-cell>
          <table:table-cell table:style-name="ce1" table:formula="of:=LOWER([.A48])" office:value-type="string" office:string-value="strings" calcext:value-type="string">
            <text:p>strings</text:p>
          </table:table-cell>
          <table:table-cell table:style-name="ce1" office:value-type="string" calcext:value-type="string">
            <text:p>_NDS2</text:p>
          </table:table-cell>
          <table:table-cell table:style-name="ce1" table:formula="of:=[.B48]&amp;[.C48]" office:value-type="string" office:string-value="strings_NDS2" calcext:value-type="string">
            <text:p>strings_NDS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ynth</text:p>
          </table:table-cell>
          <table:table-cell table:style-name="ce1" table:formula="of:=LOWER([.A49])" office:value-type="string" office:string-value="synth" calcext:value-type="string">
            <text:p>synth</text:p>
          </table:table-cell>
          <table:table-cell table:style-name="ce1" office:value-type="string" calcext:value-type="string">
            <text:p>_NDS2</text:p>
          </table:table-cell>
          <table:table-cell table:style-name="ce1" table:formula="of:=[.B49]&amp;[.C49]" office:value-type="string" office:string-value="synth_NDS2" calcext:value-type="string">
            <text:p>synth_NDS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nderwater_bubbling</text:p>
          </table:table-cell>
          <table:table-cell table:style-name="ce1" table:formula="of:=LOWER([.A50])" office:value-type="string" office:string-value="underwater_bubbling" calcext:value-type="string">
            <text:p>underwater_bubbling</text:p>
          </table:table-cell>
          <table:table-cell table:style-name="ce1" office:value-type="string" calcext:value-type="string">
            <text:p>_NDS2</text:p>
          </table:table-cell>
          <table:table-cell table:style-name="ce1" table:formula="of:=[.B50]&amp;[.C50]" office:value-type="string" office:string-value="underwater_bubbling_NDS2" calcext:value-type="string">
            <text:p>underwater_bubbling_NDS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hale_blowing</text:p>
          </table:table-cell>
          <table:table-cell table:style-name="ce1" table:formula="of:=LOWER([.A51])" office:value-type="string" office:string-value="whale_blowing" calcext:value-type="string">
            <text:p>whale_blowing</text:p>
          </table:table-cell>
          <table:table-cell table:style-name="ce1" office:value-type="string" calcext:value-type="string">
            <text:p>_NDS2</text:p>
          </table:table-cell>
          <table:table-cell table:style-name="ce1" table:formula="of:=[.B51]&amp;[.C51]" office:value-type="string" office:string-value="whale_blowing_NDS2" calcext:value-type="string">
            <text:p>whale_blowing_NDS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ind</text:p>
          </table:table-cell>
          <table:table-cell table:style-name="ce1" table:formula="of:=LOWER([.A52])" office:value-type="string" office:string-value="wind" calcext:value-type="string">
            <text:p>wind</text:p>
          </table:table-cell>
          <table:table-cell office:value-type="string" calcext:value-type="string">
            <text:p>_NDS2</text:p>
          </table:table-cell>
          <table:table-cell table:style-name="ce1" table:formula="of:=[.B52]&amp;[.C52]" office:value-type="string" office:string-value="wind_NDS2" calcext:value-type="string">
            <text:p>wind_NDS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ird_cawing</text:p>
          </table:table-cell>
          <table:table-cell table:style-name="ce1" table:formula="of:=LOWER([.A53])" office:value-type="string" office:string-value="bird_cawing" calcext:value-type="string">
            <text:p>bird_cawing</text:p>
          </table:table-cell>
          <table:table-cell table:style-name="ce1" office:value-type="string" calcext:value-type="string">
            <text:p>_NDS3</text:p>
          </table:table-cell>
          <table:table-cell table:style-name="ce1" table:formula="of:=[.B53]&amp;[.C53]" office:value-type="string" office:string-value="bird_cawing_NDS3" calcext:value-type="string">
            <text:p>bird_cawing_NDS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uzzing_of_fly</text:p>
          </table:table-cell>
          <table:table-cell table:style-name="ce1" table:formula="of:=LOWER([.A54])" office:value-type="string" office:string-value="buzzing_of_fly" calcext:value-type="string">
            <text:p>buzzing_of_fly</text:p>
          </table:table-cell>
          <table:table-cell table:style-name="ce1" office:value-type="string" calcext:value-type="string">
            <text:p>_NDS3</text:p>
          </table:table-cell>
          <table:table-cell table:style-name="ce1" table:formula="of:=[.B54]&amp;[.C54]" office:value-type="string" office:string-value="buzzing_of_fly_NDS3" calcext:value-type="string">
            <text:p>buzzing_of_fly_NDS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reaking</text:p>
          </table:table-cell>
          <table:table-cell table:style-name="ce1" table:formula="of:=LOWER([.A55])" office:value-type="string" office:string-value="creaking" calcext:value-type="string">
            <text:p>creaking</text:p>
          </table:table-cell>
          <table:table-cell table:style-name="ce1" office:value-type="string" calcext:value-type="string">
            <text:p>_NDS3</text:p>
          </table:table-cell>
          <table:table-cell table:style-name="ce1" table:formula="of:=[.B55]&amp;[.C55]" office:value-type="string" office:string-value="creaking_NDS3" calcext:value-type="string">
            <text:p>creaking_NDS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runching_of_trap_closing</text:p>
          </table:table-cell>
          <table:table-cell table:style-name="ce1" table:formula="of:=LOWER([.A56])" office:value-type="string" office:string-value="crunching_of_trap_closing" calcext:value-type="string">
            <text:p>crunching_of_trap_closing</text:p>
          </table:table-cell>
          <table:table-cell table:style-name="ce1" office:value-type="string" calcext:value-type="string">
            <text:p>_NDS3</text:p>
          </table:table-cell>
          <table:table-cell table:style-name="ce1" table:formula="of:=[.B56]&amp;[.C56]" office:value-type="string" office:string-value="crunching_of_trap_closing_NDS3" calcext:value-type="string">
            <text:p>crunching_of_trap_closing_NDS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ly_footsteps</text:p>
          </table:table-cell>
          <table:table-cell table:style-name="ce1" table:formula="of:=LOWER([.A57])" office:value-type="string" office:string-value="fly_footsteps" calcext:value-type="string">
            <text:p>fly_footsteps</text:p>
          </table:table-cell>
          <table:table-cell table:style-name="ce1" office:value-type="string" calcext:value-type="string">
            <text:p>_NDS3</text:p>
          </table:table-cell>
          <table:table-cell table:style-name="ce1" table:formula="of:=[.B57]&amp;[.C57]" office:value-type="string" office:string-value="fly_footsteps_NDS3" calcext:value-type="string">
            <text:p>fly_footsteps_NDS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ly_rubbing_face</text:p>
          </table:table-cell>
          <table:table-cell table:style-name="ce1" table:formula="of:=LOWER([.A58])" office:value-type="string" office:string-value="fly_rubbing_face" calcext:value-type="string">
            <text:p>fly_rubbing_face</text:p>
          </table:table-cell>
          <table:table-cell table:style-name="ce1" office:value-type="string" calcext:value-type="string">
            <text:p>_NDS3</text:p>
          </table:table-cell>
          <table:table-cell table:style-name="ce1" table:formula="of:=[.B58]&amp;[.C58]" office:value-type="string" office:string-value="fly_rubbing_face_NDS3" calcext:value-type="string">
            <text:p>fly_rubbing_face_NDS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etallic_reverb_sound</text:p>
          </table:table-cell>
          <table:table-cell table:style-name="ce1" table:formula="of:=LOWER([.A59])" office:value-type="string" office:string-value="metallic_reverb_sound" calcext:value-type="string">
            <text:p>metallic_reverb_sound</text:p>
          </table:table-cell>
          <table:table-cell table:style-name="ce1" office:value-type="string" calcext:value-type="string">
            <text:p>_NDS3</text:p>
          </table:table-cell>
          <table:table-cell table:style-name="ce1" table:formula="of:=[.B59]&amp;[.C59]" office:value-type="string" office:string-value="metallic_reverb_sound_NDS3" calcext:value-type="string">
            <text:p>metallic_reverb_sound_NDS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Narrator</text:p>
          </table:table-cell>
          <table:table-cell table:style-name="ce1" table:formula="of:=LOWER([.A60])" office:value-type="string" office:string-value="narrator" calcext:value-type="string">
            <text:p>narrator</text:p>
          </table:table-cell>
          <table:table-cell table:style-name="ce1" office:value-type="string" calcext:value-type="string">
            <text:p>_NDS3</text:p>
          </table:table-cell>
          <table:table-cell table:style-name="ce1" table:formula="of:=[.B60]&amp;[.C60]" office:value-type="string" office:string-value="narrator_NDS3" calcext:value-type="string">
            <text:p>narrator_NDS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craping_of_fly_legs</text:p>
          </table:table-cell>
          <table:table-cell table:style-name="ce1" table:formula="of:=LOWER([.A61])" office:value-type="string" office:string-value="scraping_of_fly_legs" calcext:value-type="string">
            <text:p>scraping_of_fly_legs</text:p>
          </table:table-cell>
          <table:table-cell table:style-name="ce1" office:value-type="string" calcext:value-type="string">
            <text:p>_NDS3</text:p>
          </table:table-cell>
          <table:table-cell table:style-name="ce1" table:formula="of:=[.B61]&amp;[.C61]" office:value-type="string" office:string-value="scraping_of_fly_legs_NDS3" calcext:value-type="string">
            <text:p>scraping_of_fly_legs_NDS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cuffling_sounds_as_fly_struggles</text:p>
          </table:table-cell>
          <table:table-cell table:style-name="ce1" table:formula="of:=LOWER([.A62])" office:value-type="string" office:string-value="scuffling_sounds_as_fly_struggles" calcext:value-type="string">
            <text:p>scuffling_sounds_as_fly_struggles</text:p>
          </table:table-cell>
          <table:table-cell table:style-name="ce1" office:value-type="string" calcext:value-type="string">
            <text:p>_NDS3</text:p>
          </table:table-cell>
          <table:table-cell table:style-name="ce1" table:formula="of:=[.B62]&amp;[.C62]" office:value-type="string" office:string-value="scuffling_sounds_as_fly_struggles_NDS3" calcext:value-type="string">
            <text:p>scuffling_sounds_as_fly_struggles_NDS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ucking_sound</text:p>
          </table:table-cell>
          <table:table-cell table:style-name="ce1" table:formula="of:=LOWER([.A63])" office:value-type="string" office:string-value="sucking_sound" calcext:value-type="string">
            <text:p>sucking_sound</text:p>
          </table:table-cell>
          <table:table-cell table:style-name="ce1" office:value-type="string" calcext:value-type="string">
            <text:p>_NDS3</text:p>
          </table:table-cell>
          <table:table-cell table:style-name="ce1" table:formula="of:=[.B63]&amp;[.C63]" office:value-type="string" office:string-value="sucking_sound_NDS3" calcext:value-type="string">
            <text:p>sucking_sound_NDS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ynth_pad_sounds</text:p>
          </table:table-cell>
          <table:table-cell table:style-name="ce1" table:formula="of:=LOWER([.A64])" office:value-type="string" office:string-value="synth_pad_sounds" calcext:value-type="string">
            <text:p>synth_pad_sounds</text:p>
          </table:table-cell>
          <table:table-cell office:value-type="string" calcext:value-type="string">
            <text:p>_NDS3</text:p>
          </table:table-cell>
          <table:table-cell table:style-name="ce1" table:formula="of:=[.B64]&amp;[.C64]" office:value-type="string" office:string-value="synth_pad_sounds_NDS3" calcext:value-type="string">
            <text:p>synth_pad_sounds_NDS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histling_synth</text:p>
          </table:table-cell>
          <table:table-cell table:style-name="ce1" table:formula="of:=LOWER([.A65])" office:value-type="string" office:string-value="whistling_synth" calcext:value-type="string">
            <text:p>whistling_synth</text:p>
          </table:table-cell>
          <table:table-cell table:style-name="ce1" office:value-type="string" calcext:value-type="string">
            <text:p>_NDS3</text:p>
          </table:table-cell>
          <table:table-cell table:style-name="ce1" table:formula="of:=[.B65]&amp;[.C65]" office:value-type="string" office:string-value="whistling_synth_NDS3" calcext:value-type="string">
            <text:p>whistling_synth_NDS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ig_cat_footsteps</text:p>
          </table:table-cell>
          <table:table-cell table:style-name="ce1" table:formula="of:=LOWER([.A66])" office:value-type="string" office:string-value="big_cat_footsteps" calcext:value-type="string">
            <text:p>big_cat_footsteps</text:p>
          </table:table-cell>
          <table:table-cell table:style-name="ce1" office:value-type="string" calcext:value-type="string">
            <text:p>_NDS4</text:p>
          </table:table-cell>
          <table:table-cell table:style-name="ce1" table:formula="of:=[.B66]&amp;[.C66]" office:value-type="string" office:string-value="big_cat_footsteps_NDS4" calcext:value-type="string">
            <text:p>big_cat_footsteps_NDS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ig_splash_of_hippo_emerging/fighting</text:p>
          </table:table-cell>
          <table:table-cell table:style-name="ce1" table:formula="of:=LOWER([.A67])" office:value-type="string" office:string-value="big_splash_of_hippo_emerging/fighting" calcext:value-type="string">
            <text:p>big_splash_of_hippo_emerging/fighting</text:p>
          </table:table-cell>
          <table:table-cell table:style-name="ce1" office:value-type="string" calcext:value-type="string">
            <text:p>_NDS4</text:p>
          </table:table-cell>
          <table:table-cell table:style-name="ce1" table:formula="of:=[.B67]&amp;[.C67]" office:value-type="string" office:string-value="big_splash_of_hippo_emerging/fighting_NDS4" calcext:value-type="string">
            <text:p>big_splash_of_hippo_emerging/fighting_NDS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ird_call_A</text:p>
          </table:table-cell>
          <table:table-cell table:style-name="ce1" table:formula="of:=LOWER([.A68])" office:value-type="string" office:string-value="bird_call_a" calcext:value-type="string">
            <text:p>bird_call_a</text:p>
          </table:table-cell>
          <table:table-cell table:style-name="ce1" office:value-type="string" calcext:value-type="string">
            <text:p>_NDS4</text:p>
          </table:table-cell>
          <table:table-cell table:style-name="ce1" table:formula="of:=[.B68]&amp;[.C68]" office:value-type="string" office:string-value="bird_call_a_NDS4" calcext:value-type="string">
            <text:p>bird_call_a_NDS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ird_call_B</text:p>
          </table:table-cell>
          <table:table-cell table:style-name="ce1" table:formula="of:=LOWER([.A69])" office:value-type="string" office:string-value="bird_call_b" calcext:value-type="string">
            <text:p>bird_call_b</text:p>
          </table:table-cell>
          <table:table-cell table:style-name="ce1" office:value-type="string" calcext:value-type="string">
            <text:p>_NDS4</text:p>
          </table:table-cell>
          <table:table-cell table:style-name="ce1" table:formula="of:=[.B69]&amp;[.C69]" office:value-type="string" office:string-value="bird_call_b_NDS4" calcext:value-type="string">
            <text:p>bird_call_b_NDS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Bird_call_C</text:p>
          </table:table-cell>
          <table:table-cell table:style-name="ce1" table:formula="of:=LOWER([.A70])" office:value-type="string" office:string-value="bird_call_c" calcext:value-type="string">
            <text:p>bird_call_c</text:p>
          </table:table-cell>
          <table:table-cell table:style-name="ce1" office:value-type="string" calcext:value-type="string">
            <text:p>_NDS4</text:p>
          </table:table-cell>
          <table:table-cell table:style-name="ce1" table:formula="of:=[.B70]&amp;[.C70]" office:value-type="string" office:string-value="bird_call_c_NDS4" calcext:value-type="string">
            <text:p>bird_call_c_NDS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hirping_sound</text:p>
          </table:table-cell>
          <table:table-cell table:style-name="ce1" table:formula="of:=LOWER([.A71])" office:value-type="string" office:string-value="chirping_sound" calcext:value-type="string">
            <text:p>chirping_sound</text:p>
          </table:table-cell>
          <table:table-cell table:style-name="ce1" office:value-type="string" calcext:value-type="string">
            <text:p>_NDS4</text:p>
          </table:table-cell>
          <table:table-cell table:style-name="ce1" table:formula="of:=[.B71]&amp;[.C71]" office:value-type="string" office:string-value="chirping_sound_NDS4" calcext:value-type="string">
            <text:p>chirping_sound_NDS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rickets</text:p>
          </table:table-cell>
          <table:table-cell table:style-name="ce1" table:formula="of:=LOWER([.A72])" office:value-type="string" office:string-value="crickets" calcext:value-type="string">
            <text:p>crickets</text:p>
          </table:table-cell>
          <table:table-cell table:style-name="ce1" office:value-type="string" calcext:value-type="string">
            <text:p>_NDS4</text:p>
          </table:table-cell>
          <table:table-cell table:style-name="ce1" table:formula="of:=[.B72]&amp;[.C72]" office:value-type="string" office:string-value="crickets_NDS4" calcext:value-type="string">
            <text:p>crickets_NDS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ymbal</text:p>
          </table:table-cell>
          <table:table-cell table:style-name="ce1" table:formula="of:=LOWER([.A73])" office:value-type="string" office:string-value="cymbal" calcext:value-type="string">
            <text:p>cymbal</text:p>
          </table:table-cell>
          <table:table-cell table:style-name="ce1" office:value-type="string" calcext:value-type="string">
            <text:p>_NDS4</text:p>
          </table:table-cell>
          <table:table-cell table:style-name="ce1" table:formula="of:=[.B73]&amp;[.C73]" office:value-type="string" office:string-value="cymbal_NDS4" calcext:value-type="string">
            <text:p>cymbal_NDS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igging</text:p>
          </table:table-cell>
          <table:table-cell table:style-name="ce1" table:formula="of:=LOWER([.A74])" office:value-type="string" office:string-value="digging" calcext:value-type="string">
            <text:p>digging</text:p>
          </table:table-cell>
          <table:table-cell table:style-name="ce1" office:value-type="string" calcext:value-type="string">
            <text:p>_NDS4</text:p>
          </table:table-cell>
          <table:table-cell table:style-name="ce1" table:formula="of:=[.B74]&amp;[.C74]" office:value-type="string" office:string-value="digging_NDS4" calcext:value-type="string">
            <text:p>digging_NDS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ripping_sound</text:p>
          </table:table-cell>
          <table:table-cell table:style-name="ce1" table:formula="of:=LOWER([.A75])" office:value-type="string" office:string-value="dripping_sound" calcext:value-type="string">
            <text:p>dripping_sound</text:p>
          </table:table-cell>
          <table:table-cell table:style-name="ce1" office:value-type="string" calcext:value-type="string">
            <text:p>_NDS4</text:p>
          </table:table-cell>
          <table:table-cell table:style-name="ce1" table:formula="of:=[.B75]&amp;[.C75]" office:value-type="string" office:string-value="dripping_sound_NDS4" calcext:value-type="string">
            <text:p>dripping_sound_NDS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rums</text:p>
          </table:table-cell>
          <table:table-cell table:style-name="ce1" table:formula="of:=LOWER([.A76])" office:value-type="string" office:string-value="drums" calcext:value-type="string">
            <text:p>drums</text:p>
          </table:table-cell>
          <table:table-cell table:style-name="ce1" office:value-type="string" calcext:value-type="string">
            <text:p>_NDS4</text:p>
          </table:table-cell>
          <table:table-cell table:style-name="ce1" table:formula="of:=[.B76]&amp;[.C76]" office:value-type="string" office:string-value="drums_NDS4" calcext:value-type="string">
            <text:p>drums_NDS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uitar</text:p>
          </table:table-cell>
          <table:table-cell table:style-name="ce1" table:formula="of:=LOWER([.A77])" office:value-type="string" office:string-value="guitar" calcext:value-type="string">
            <text:p>guitar</text:p>
          </table:table-cell>
          <table:table-cell table:style-name="ce1" office:value-type="string" calcext:value-type="string">
            <text:p>_NDS4</text:p>
          </table:table-cell>
          <table:table-cell table:style-name="ce1" table:formula="of:=[.B77]&amp;[.C77]" office:value-type="string" office:string-value="guitar_NDS4" calcext:value-type="string">
            <text:p>guitar_NDS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ippo_blowing_water</text:p>
          </table:table-cell>
          <table:table-cell table:style-name="ce1" table:formula="of:=LOWER([.A78])" office:value-type="string" office:string-value="hippo_blowing_water" calcext:value-type="string">
            <text:p>hippo_blowing_water</text:p>
          </table:table-cell>
          <table:table-cell table:style-name="ce1" office:value-type="string" calcext:value-type="string">
            <text:p>_NDS4</text:p>
          </table:table-cell>
          <table:table-cell table:style-name="ce1" table:formula="of:=[.B78]&amp;[.C78]" office:value-type="string" office:string-value="hippo_blowing_water_NDS4" calcext:value-type="string">
            <text:p>hippo_blowing_water_NDS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ippo_footsteps</text:p>
          </table:table-cell>
          <table:table-cell table:style-name="ce1" table:formula="of:=LOWER([.A79])" office:value-type="string" office:string-value="hippo_footsteps" calcext:value-type="string">
            <text:p>hippo_footsteps</text:p>
          </table:table-cell>
          <table:table-cell table:style-name="ce1" office:value-type="string" calcext:value-type="string">
            <text:p>_NDS4</text:p>
          </table:table-cell>
          <table:table-cell table:style-name="ce1" table:formula="of:=[.B79]&amp;[.C79]" office:value-type="string" office:string-value="hippo_footsteps_NDS4" calcext:value-type="string">
            <text:p>hippo_footsteps_NDS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ippo_grunt</text:p>
          </table:table-cell>
          <table:table-cell table:style-name="ce1" table:formula="of:=LOWER([.A80])" office:value-type="string" office:string-value="hippo_grunt" calcext:value-type="string">
            <text:p>hippo_grunt</text:p>
          </table:table-cell>
          <table:table-cell table:style-name="ce1" office:value-type="string" calcext:value-type="string">
            <text:p>_NDS4</text:p>
          </table:table-cell>
          <table:table-cell table:style-name="ce1" table:formula="of:=[.B80]&amp;[.C80]" office:value-type="string" office:string-value="hippo_grunt_NDS4" calcext:value-type="string">
            <text:p>hippo_grunt_NDS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Narrator</text:p>
          </table:table-cell>
          <table:table-cell table:style-name="ce1" table:formula="of:=LOWER([.A81])" office:value-type="string" office:string-value="narrator" calcext:value-type="string">
            <text:p>narrator</text:p>
          </table:table-cell>
          <table:table-cell office:value-type="string" calcext:value-type="string">
            <text:p>_NDS4</text:p>
          </table:table-cell>
          <table:table-cell table:style-name="ce1" table:formula="of:=[.B81]&amp;[.C81]" office:value-type="string" office:string-value="narrator_NDS4" calcext:value-type="string">
            <text:p>narrator_NDS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ercussion</text:p>
          </table:table-cell>
          <table:table-cell table:style-name="ce1" table:formula="of:=LOWER([.A82])" office:value-type="string" office:string-value="percussion" calcext:value-type="string">
            <text:p>percussion</text:p>
          </table:table-cell>
          <table:table-cell table:style-name="ce1" office:value-type="string" calcext:value-type="string">
            <text:p>_NDS4</text:p>
          </table:table-cell>
          <table:table-cell table:style-name="ce1" table:formula="of:=[.B82]&amp;[.C82]" office:value-type="string" office:string-value="percussion_NDS4" calcext:value-type="string">
            <text:p>percussion_NDS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iano</text:p>
          </table:table-cell>
          <table:table-cell table:style-name="ce1" table:formula="of:=LOWER([.A83])" office:value-type="string" office:string-value="piano" calcext:value-type="string">
            <text:p>piano</text:p>
          </table:table-cell>
          <table:table-cell table:style-name="ce1" office:value-type="string" calcext:value-type="string">
            <text:p>_NDS4</text:p>
          </table:table-cell>
          <table:table-cell table:style-name="ce1" table:formula="of:=[.B83]&amp;[.C83]" office:value-type="string" office:string-value="piano_NDS4" calcext:value-type="string">
            <text:p>piano_NDS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palsh_of_water</text:p>
          </table:table-cell>
          <table:table-cell table:style-name="ce1" table:formula="of:=LOWER([.A84])" office:value-type="string" office:string-value="spalsh_of_water" calcext:value-type="string">
            <text:p>spalsh_of_water</text:p>
          </table:table-cell>
          <table:table-cell table:style-name="ce1" office:value-type="string" calcext:value-type="string">
            <text:p>_NDS4</text:p>
          </table:table-cell>
          <table:table-cell table:style-name="ce1" table:formula="of:=[.B84]&amp;[.C84]" office:value-type="string" office:string-value="spalsh_of_water_NDS4" calcext:value-type="string">
            <text:p>spalsh_of_water_NDS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plash_of_hippos_footsteps</text:p>
          </table:table-cell>
          <table:table-cell table:style-name="ce1" table:formula="of:=LOWER([.A85])" office:value-type="string" office:string-value="splash_of_hippos_footsteps" calcext:value-type="string">
            <text:p>splash_of_hippos_footsteps</text:p>
          </table:table-cell>
          <table:table-cell table:style-name="ce1" office:value-type="string" calcext:value-type="string">
            <text:p>_NDS4</text:p>
          </table:table-cell>
          <table:table-cell table:style-name="ce1" table:formula="of:=[.B85]&amp;[.C85]" office:value-type="string" office:string-value="splash_of_hippos_footsteps_NDS4" calcext:value-type="string">
            <text:p>splash_of_hippos_footsteps_NDS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quelch_as_hippo_moves</text:p>
          </table:table-cell>
          <table:table-cell table:style-name="ce1" table:formula="of:=LOWER([.A86])" office:value-type="string" office:string-value="squelch_as_hippo_moves" calcext:value-type="string">
            <text:p>squelch_as_hippo_moves</text:p>
          </table:table-cell>
          <table:table-cell table:style-name="ce1" office:value-type="string" calcext:value-type="string">
            <text:p>_NDS4</text:p>
          </table:table-cell>
          <table:table-cell table:style-name="ce1" table:formula="of:=[.B86]&amp;[.C86]" office:value-type="string" office:string-value="squelch_as_hippo_moves_NDS4" calcext:value-type="string">
            <text:p>squelch_as_hippo_moves_NDS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trings</text:p>
          </table:table-cell>
          <table:table-cell table:style-name="ce1" table:formula="of:=LOWER([.A87])" office:value-type="string" office:string-value="strings" calcext:value-type="string">
            <text:p>strings</text:p>
          </table:table-cell>
          <table:table-cell table:style-name="ce1" office:value-type="string" calcext:value-type="string">
            <text:p>_NDS4</text:p>
          </table:table-cell>
          <table:table-cell table:style-name="ce1" table:formula="of:=[.B87]&amp;[.C87]" office:value-type="string" office:string-value="strings_NDS4" calcext:value-type="string">
            <text:p>strings_NDS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Synth_impact</text:p>
          </table:table-cell>
          <table:table-cell table:style-name="ce1" table:formula="of:=LOWER([.A88])" office:value-type="string" office:string-value="synth_impact" calcext:value-type="string">
            <text:p>synth_impact</text:p>
          </table:table-cell>
          <table:table-cell table:style-name="ce1" office:value-type="string" calcext:value-type="string">
            <text:p>_NDS4</text:p>
          </table:table-cell>
          <table:table-cell table:style-name="ce1" table:formula="of:=[.B88]&amp;[.C88]" office:value-type="string" office:string-value="synth_impact_NDS4" calcext:value-type="string">
            <text:p>synth_impact_NDS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ynth</text:p>
          </table:table-cell>
          <table:table-cell table:style-name="ce1" table:formula="of:=LOWER([.A89])" office:value-type="string" office:string-value="synth" calcext:value-type="string">
            <text:p>synth</text:p>
          </table:table-cell>
          <table:table-cell table:style-name="ce1" office:value-type="string" calcext:value-type="string">
            <text:p>_NDS4</text:p>
          </table:table-cell>
          <table:table-cell table:style-name="ce1" table:formula="of:=[.B89]&amp;[.C89]" office:value-type="string" office:string-value="synth_NDS4" calcext:value-type="string">
            <text:p>synth_NDS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ater_lapping</text:p>
          </table:table-cell>
          <table:table-cell table:style-name="ce1" table:formula="of:=LOWER([.A90])" office:value-type="string" office:string-value="water_lapping" calcext:value-type="string">
            <text:p>water_lapping</text:p>
          </table:table-cell>
          <table:table-cell table:style-name="ce1" office:value-type="string" calcext:value-type="string">
            <text:p>_NDS4</text:p>
          </table:table-cell>
          <table:table-cell table:style-name="ce1" table:formula="of:=[.B90]&amp;[.C90]" office:value-type="string" office:string-value="water_lapping_NDS4" calcext:value-type="string">
            <text:p>water_lapping_NDS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ater_splash</text:p>
          </table:table-cell>
          <table:table-cell table:style-name="ce1" table:formula="of:=LOWER([.A91])" office:value-type="string" office:string-value="water_splash" calcext:value-type="string">
            <text:p>water_splash</text:p>
          </table:table-cell>
          <table:table-cell table:style-name="ce1" office:value-type="string" calcext:value-type="string">
            <text:p>_NDS4</text:p>
          </table:table-cell>
          <table:table-cell table:style-name="ce1" table:formula="of:=[.B91]&amp;[.C91]" office:value-type="string" office:string-value="water_splash_NDS4" calcext:value-type="string">
            <text:p>water_splash_NDS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S" table:style-name="ta4">
        <office:forms form:automatic-focus="false" form:apply-design-mode="false"/>
        <table:table-column table:style-name="co10" table:default-cell-style-name="ce3"/>
        <table:table-column table:style-name="co3" table:number-columns-repeated="2" table:default-cell-style-name="ce3"/>
        <table:table-column table:style-name="co11" table:default-cell-style-name="ce3"/>
        <table:table-column table:style-name="co3" table:number-columns-repeated="1020" table:default-cell-style-name="ce3"/>
        <table:table-row table:style-name="ro1">
          <table:table-cell table:style-name="ce1" office:value-type="string" calcext:value-type="string">
            <text:p>Birdsong</text:p>
          </table:table-cell>
          <table:table-cell table:style-name="ce1" table:formula="of:=LOWER([.A1])" office:value-type="string" office:string-value="birdsong" calcext:value-type="string">
            <text:p>birdsong</text:p>
          </table:table-cell>
          <table:table-cell table:style-name="ce1" office:value-type="string" calcext:value-type="string">
            <text:p>_SSS1</text:p>
          </table:table-cell>
          <table:table-cell table:style-name="ce1" table:formula="of:=[.B1]&amp;[.C1]" office:value-type="string" office:string-value="birdsong_SSS1" calcext:value-type="string">
            <text:p>birdsong_SSS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mpact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rushing_sound</text:p>
          </table:table-cell>
          <table:table-cell table:style-name="ce1" table:formula="of:=LOWER([.A2])" office:value-type="string" office:string-value="brushing_sound" calcext:value-type="string">
            <text:p>brushing_sound</text:p>
          </table:table-cell>
          <table:table-cell table:style-name="ce1" office:value-type="string" calcext:value-type="string">
            <text:p>_SSS1</text:p>
          </table:table-cell>
          <table:table-cell table:style-name="ce1" table:formula="of:=[.B2]&amp;[.C2]" office:value-type="string" office:string-value="brushing_sound_SSS1" calcext:value-type="string">
            <text:p>brushing_sound_SSS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ocal (like)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Car_accelerating</text:p>
          </table:table-cell>
          <table:table-cell table:style-name="ce1" table:formula="of:=LOWER([.A3])" office:value-type="string" office:string-value="car_accelerating" calcext:value-type="string">
            <text:p>car_accelerating</text:p>
          </table:table-cell>
          <table:table-cell table:style-name="ce1" office:value-type="string" calcext:value-type="string">
            <text:p>_SSS1</text:p>
          </table:table-cell>
          <table:table-cell table:style-name="ce1" table:formula="of:=[.B3]&amp;[.C3]" office:value-type="string" office:string-value="car_accelerating_SSS1" calcext:value-type="string">
            <text:p>car_accelerating_SSS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mbient/constant/dron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ar_starting</text:p>
          </table:table-cell>
          <table:table-cell table:style-name="ce1" table:formula="of:=LOWER([.A4])" office:value-type="string" office:string-value="car_starting" calcext:value-type="string">
            <text:p>car_starting</text:p>
          </table:table-cell>
          <table:table-cell table:style-name="ce1" office:value-type="string" calcext:value-type="string">
            <text:p>_SSS1</text:p>
          </table:table-cell>
          <table:table-cell table:style-name="ce1" table:formula="of:=[.B4]&amp;[.C4]" office:value-type="string" office:string-value="car_starting_SSS1" calcext:value-type="string">
            <text:p>car_starting_SSS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usic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inking_of_coins_in_parking_meter</text:p>
          </table:table-cell>
          <table:table-cell table:style-name="ce1" table:formula="of:=LOWER([.A5])" office:value-type="string" office:string-value="clinking_of_coins_in_parking_meter" calcext:value-type="string">
            <text:p>clinking_of_coins_in_parking_meter</text:p>
          </table:table-cell>
          <table:table-cell table:style-name="ce1" office:value-type="string" calcext:value-type="string">
            <text:p>_SSS1</text:p>
          </table:table-cell>
          <table:table-cell table:style-name="ce1" table:formula="of:=[.B5]&amp;[.C5]" office:value-type="string" office:string-value="clinking_of_coins_in_parking_meter_SSS1" calcext:value-type="string">
            <text:p>clinking_of_coins_in_parking_meter_SSS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nal. Musique concret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ootsteps</text:p>
          </table:table-cell>
          <table:table-cell table:style-name="ce1" table:formula="of:=LOWER([.A6])" office:value-type="string" office:string-value="footsteps" calcext:value-type="string">
            <text:p>footsteps</text:p>
          </table:table-cell>
          <table:table-cell table:style-name="ce1" office:value-type="string" calcext:value-type="string">
            <text:p>_SSS1</text:p>
          </table:table-cell>
          <table:table-cell table:style-name="ce1" table:formula="of:=[.B6]&amp;[.C6]" office:value-type="string" office:string-value="footsteps_SSS1" calcext:value-type="string">
            <text:p>footsteps_SSS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F_vehicle_braking_sound</text:p>
          </table:table-cell>
          <table:table-cell table:style-name="ce1" table:formula="of:=LOWER([.A7])" office:value-type="string" office:string-value="hf_vehicle_braking_sound" calcext:value-type="string">
            <text:p>hf_vehicle_braking_sound</text:p>
          </table:table-cell>
          <table:table-cell table:style-name="ce1" office:value-type="string" calcext:value-type="string">
            <text:p>_SSS1</text:p>
          </table:table-cell>
          <table:table-cell table:style-name="ce1" table:formula="of:=[.B7]&amp;[.C7]" office:value-type="string" office:string-value="hf_vehicle_braking_sound_SSS1" calcext:value-type="string">
            <text:p>hf_vehicle_braking_sound_SSS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um_of_traffic</text:p>
          </table:table-cell>
          <table:table-cell table:style-name="ce1" table:formula="of:=LOWER([.A8])" office:value-type="string" office:string-value="hum_of_traffic" calcext:value-type="string">
            <text:p>hum_of_traffic</text:p>
          </table:table-cell>
          <table:table-cell table:style-name="ce1" office:value-type="string" calcext:value-type="string">
            <text:p>_SSS1</text:p>
          </table:table-cell>
          <table:table-cell table:style-name="ce1" table:formula="of:=[.B8]&amp;[.C8]" office:value-type="string" office:string-value="hum_of_traffic_SSS1" calcext:value-type="string">
            <text:p>hum_of_traffic_SSS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mpact_sound</text:p>
          </table:table-cell>
          <table:table-cell table:style-name="ce1" table:formula="of:=LOWER([.A9])" office:value-type="string" office:string-value="impact_sound" calcext:value-type="string">
            <text:p>impact_sound</text:p>
          </table:table-cell>
          <table:table-cell table:style-name="ce1" office:value-type="string" calcext:value-type="string">
            <text:p>_SSS1</text:p>
          </table:table-cell>
          <table:table-cell table:style-name="ce1" table:formula="of:=[.B9]&amp;[.C9]" office:value-type="string" office:string-value="impact_sound_SSS1" calcext:value-type="string">
            <text:p>impact_sound_SSS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ow_frequency_noise</text:p>
          </table:table-cell>
          <table:table-cell table:formula="of:=LOWER([.A10])" office:value-type="string" office:string-value="low_frequency_noise" calcext:value-type="string">
            <text:p>low_frequency_noise</text:p>
          </table:table-cell>
          <table:table-cell office:value-type="string" calcext:value-type="string">
            <text:p>_SSS1</text:p>
          </table:table-cell>
          <table:table-cell table:formula="of:=[.B10]&amp;[.C10]" office:value-type="string" office:string-value="low_frequency_noise_SSS1" calcext:value-type="string">
            <text:p>low_frequency_noise_SSS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ow_frequency_vehicle_sound</text:p>
          </table:table-cell>
          <table:table-cell table:style-name="ce1" table:formula="of:=LOWER([.A11])" office:value-type="string" office:string-value="low_frequency_vehicle_sound" calcext:value-type="string">
            <text:p>low_frequency_vehicle_sound</text:p>
          </table:table-cell>
          <table:table-cell table:style-name="ce1" office:value-type="string" calcext:value-type="string">
            <text:p>_SSS1</text:p>
          </table:table-cell>
          <table:table-cell table:style-name="ce1" table:formula="of:=[.B11]&amp;[.C11]" office:value-type="string" office:string-value="low_frequency_vehicle_sound_SSS1" calcext:value-type="string">
            <text:p>low_frequency_vehicle_sound_SSS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iren</text:p>
          </table:table-cell>
          <table:table-cell table:style-name="ce1" table:formula="of:=LOWER([.A12])" office:value-type="string" office:string-value="siren" calcext:value-type="string">
            <text:p>siren</text:p>
          </table:table-cell>
          <table:table-cell table:style-name="ce1" office:value-type="string" calcext:value-type="string">
            <text:p>_SSS1</text:p>
          </table:table-cell>
          <table:table-cell table:style-name="ce1" table:formula="of:=[.B12]&amp;[.C12]" office:value-type="string" office:string-value="siren_SSS1" calcext:value-type="string">
            <text:p>siren_SSS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oice</text:p>
          </table:table-cell>
          <table:table-cell table:style-name="ce1" table:formula="of:=LOWER([.A13])" office:value-type="string" office:string-value="voice" calcext:value-type="string">
            <text:p>voice</text:p>
          </table:table-cell>
          <table:table-cell table:style-name="ce1" office:value-type="string" calcext:value-type="string">
            <text:p>_SSS1</text:p>
          </table:table-cell>
          <table:table-cell table:style-name="ce1" table:formula="of:=[.B13]&amp;[.C13]" office:value-type="string" office:string-value="voice_SSS1" calcext:value-type="string">
            <text:p>voice_SSS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larm_sound</text:p>
          </table:table-cell>
          <table:table-cell table:style-name="ce1" table:formula="of:=LOWER([.A14])" office:value-type="string" office:string-value="alarm_sound" calcext:value-type="string">
            <text:p>alarm_sound</text:p>
          </table:table-cell>
          <table:table-cell table:style-name="ce1" office:value-type="string" calcext:value-type="string">
            <text:p>_SSS2</text:p>
          </table:table-cell>
          <table:table-cell table:style-name="ce1" table:formula="of:=[.B14]&amp;[.C14]" office:value-type="string" office:string-value="alarm_sound_SSS2" calcext:value-type="string">
            <text:p>alarm_sound_SSS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us_hissing</text:p>
          </table:table-cell>
          <table:table-cell table:style-name="ce1" table:formula="of:=LOWER([.A15])" office:value-type="string" office:string-value="bus_hissing" calcext:value-type="string">
            <text:p>bus_hissing</text:p>
          </table:table-cell>
          <table:table-cell table:style-name="ce1" office:value-type="string" calcext:value-type="string">
            <text:p>_SSS2</text:p>
          </table:table-cell>
          <table:table-cell table:style-name="ce1" table:formula="of:=[.B15]&amp;[.C15]" office:value-type="string" office:string-value="bus_hissing_SSS2" calcext:value-type="string">
            <text:p>bus_hissing_SSS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lock_tower_bells</text:p>
          </table:table-cell>
          <table:table-cell table:style-name="ce1" table:formula="of:=LOWER([.A16])" office:value-type="string" office:string-value="clock_tower_bells" calcext:value-type="string">
            <text:p>clock_tower_bells</text:p>
          </table:table-cell>
          <table:table-cell table:style-name="ce1" office:value-type="string" calcext:value-type="string">
            <text:p>_SSS2</text:p>
          </table:table-cell>
          <table:table-cell table:style-name="ce1" table:formula="of:=[.B16]&amp;[.C16]" office:value-type="string" office:string-value="clock_tower_bells_SSS2" calcext:value-type="string">
            <text:p>clock_tower_bells_SSS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lunk_of_manhole_cover</text:p>
          </table:table-cell>
          <table:table-cell table:style-name="ce1" table:formula="of:=LOWER([.A17])" office:value-type="string" office:string-value="clunk_of_manhole_cover" calcext:value-type="string">
            <text:p>clunk_of_manhole_cover</text:p>
          </table:table-cell>
          <table:table-cell table:style-name="ce1" office:value-type="string" calcext:value-type="string">
            <text:p>_SSS2</text:p>
          </table:table-cell>
          <table:table-cell table:style-name="ce1" table:formula="of:=[.B17]&amp;[.C17]" office:value-type="string" office:string-value="clunk_of_manhole_cover_SSS2" calcext:value-type="string">
            <text:p>clunk_of_manhole_cover_SSS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ootsteps</text:p>
          </table:table-cell>
          <table:table-cell table:style-name="ce1" table:formula="of:=LOWER([.A18])" office:value-type="string" office:string-value="footsteps" calcext:value-type="string">
            <text:p>footsteps</text:p>
          </table:table-cell>
          <table:table-cell table:style-name="ce1" office:value-type="string" calcext:value-type="string">
            <text:p>_SSS2</text:p>
          </table:table-cell>
          <table:table-cell table:style-name="ce1" table:formula="of:=[.B18]&amp;[.C18]" office:value-type="string" office:string-value="footsteps_SSS2" calcext:value-type="string">
            <text:p>footsteps_SSS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F_braking_sound</text:p>
          </table:table-cell>
          <table:table-cell table:style-name="ce1" table:formula="of:=LOWER([.A19])" office:value-type="string" office:string-value="hf_braking_sound" calcext:value-type="string">
            <text:p>hf_braking_sound</text:p>
          </table:table-cell>
          <table:table-cell table:style-name="ce1" office:value-type="string" calcext:value-type="string">
            <text:p>_SSS2</text:p>
          </table:table-cell>
          <table:table-cell table:style-name="ce1" table:formula="of:=[.B19]&amp;[.C19]" office:value-type="string" office:string-value="hf_braking_sound_SSS2" calcext:value-type="string">
            <text:p>hf_braking_sound_SSS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ooting_sound</text:p>
          </table:table-cell>
          <table:table-cell table:style-name="ce1" table:formula="of:=LOWER([.A20])" office:value-type="string" office:string-value="hooting_sound" calcext:value-type="string">
            <text:p>hooting_sound</text:p>
          </table:table-cell>
          <table:table-cell table:style-name="ce1" office:value-type="string" calcext:value-type="string">
            <text:p>_SSS2</text:p>
          </table:table-cell>
          <table:table-cell table:style-name="ce1" table:formula="of:=[.B20]&amp;[.C20]" office:value-type="string" office:string-value="hooting_sound_SSS2" calcext:value-type="string">
            <text:p>hooting_sound_SSS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um_of_traffic</text:p>
          </table:table-cell>
          <table:table-cell table:style-name="ce1" table:formula="of:=LOWER([.A21])" office:value-type="string" office:string-value="hum_of_traffic" calcext:value-type="string">
            <text:p>hum_of_traffic</text:p>
          </table:table-cell>
          <table:table-cell office:value-type="string" calcext:value-type="string">
            <text:p>_SSS2</text:p>
          </table:table-cell>
          <table:table-cell table:style-name="ce1" table:formula="of:=[.B21]&amp;[.C21]" office:value-type="string" office:string-value="hum_of_traffic_SSS2" calcext:value-type="string">
            <text:p>hum_of_traffic_SSS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ehicle_accelerating</text:p>
          </table:table-cell>
          <table:table-cell table:style-name="ce1" table:formula="of:=LOWER([.A22])" office:value-type="string" office:string-value="vehicle_accelerating" calcext:value-type="string">
            <text:p>vehicle_accelerating</text:p>
          </table:table-cell>
          <table:table-cell table:style-name="ce1" office:value-type="string" calcext:value-type="string">
            <text:p>_SSS2</text:p>
          </table:table-cell>
          <table:table-cell table:style-name="ce1" table:formula="of:=[.B22]&amp;[.C22]" office:value-type="string" office:string-value="vehicle_accelerating_SSS2" calcext:value-type="string">
            <text:p>vehicle_accelerating_SSS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oices</text:p>
          </table:table-cell>
          <table:table-cell table:style-name="ce1" table:formula="of:=LOWER([.A23])" office:value-type="string" office:string-value="voices" calcext:value-type="string">
            <text:p>voices</text:p>
          </table:table-cell>
          <table:table-cell table:style-name="ce1" office:value-type="string" calcext:value-type="string">
            <text:p>_SSS2</text:p>
          </table:table-cell>
          <table:table-cell table:style-name="ce1" table:formula="of:=[.B23]&amp;[.C23]" office:value-type="string" office:string-value="voices_SSS2" calcext:value-type="string">
            <text:p>voices_SSS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rass_music</text:p>
          </table:table-cell>
          <table:table-cell table:style-name="ce1" table:formula="of:=LOWER([.A24])" office:value-type="string" office:string-value="brass_music" calcext:value-type="string">
            <text:p>brass_music</text:p>
          </table:table-cell>
          <table:table-cell table:style-name="ce1" office:value-type="string" calcext:value-type="string">
            <text:p>_SSS3</text:p>
          </table:table-cell>
          <table:table-cell table:style-name="ce1" table:formula="of:=[.B24]&amp;[.C24]" office:value-type="string" office:string-value="brass_music_SSS3" calcext:value-type="string">
            <text:p>brass_music_SSS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hild's_voice_Ow</text:p>
          </table:table-cell>
          <table:table-cell table:style-name="ce1" table:formula="of:=LOWER([.A25])" office:value-type="string" office:string-value="child's_voice_ow" calcext:value-type="string">
            <text:p>child's_voice_ow</text:p>
          </table:table-cell>
          <table:table-cell table:style-name="ce1" office:value-type="string" calcext:value-type="string">
            <text:p>_SSS3</text:p>
          </table:table-cell>
          <table:table-cell table:style-name="ce1" table:formula="of:=[.B25]&amp;[.C25]" office:value-type="string" office:string-value="child's_voice_ow_SSS3" calcext:value-type="string">
            <text:p>child's_voice_ow_SSS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hildren's_voices</text:p>
          </table:table-cell>
          <table:table-cell table:style-name="ce1" table:formula="of:=LOWER([.A26])" office:value-type="string" office:string-value="children's_voices" calcext:value-type="string">
            <text:p>children's_voices</text:p>
          </table:table-cell>
          <table:table-cell table:style-name="ce1" office:value-type="string" calcext:value-type="string">
            <text:p>_SSS3</text:p>
          </table:table-cell>
          <table:table-cell table:style-name="ce1" table:formula="of:=[.B26]&amp;[.C26]" office:value-type="string" office:string-value="children's_voices_SSS3" calcext:value-type="string">
            <text:p>children's_voices_SSS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lattering_pushchairs</text:p>
          </table:table-cell>
          <table:table-cell table:style-name="ce1" table:formula="of:=LOWER([.A27])" office:value-type="string" office:string-value="clattering_pushchairs" calcext:value-type="string">
            <text:p>clattering_pushchairs</text:p>
          </table:table-cell>
          <table:table-cell table:style-name="ce1" office:value-type="string" calcext:value-type="string">
            <text:p>_SSS3</text:p>
          </table:table-cell>
          <table:table-cell table:style-name="ce1" table:formula="of:=[.B27]&amp;[.C27]" office:value-type="string" office:string-value="clattering_pushchairs_SSS3" calcext:value-type="string">
            <text:p>clattering_pushchairs_SSS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reaking_sound</text:p>
          </table:table-cell>
          <table:table-cell table:style-name="ce1" table:formula="of:=LOWER([.A28])" office:value-type="string" office:string-value="creaking_sound" calcext:value-type="string">
            <text:p>creaking_sound</text:p>
          </table:table-cell>
          <table:table-cell table:style-name="ce1" office:value-type="string" calcext:value-type="string">
            <text:p>_SSS3</text:p>
          </table:table-cell>
          <table:table-cell table:style-name="ce1" table:formula="of:=[.B28]&amp;[.C28]" office:value-type="string" office:string-value="creaking_sound_SSS3" calcext:value-type="string">
            <text:p>creaking_sound_SSS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istant_traffic_noise</text:p>
          </table:table-cell>
          <table:table-cell table:style-name="ce1" table:formula="of:=LOWER([.A29])" office:value-type="string" office:string-value="distant_traffic_noise" calcext:value-type="string">
            <text:p>distant_traffic_noise</text:p>
          </table:table-cell>
          <table:table-cell office:value-type="string" calcext:value-type="string">
            <text:p>_SSS3</text:p>
          </table:table-cell>
          <table:table-cell table:style-name="ce1" table:formula="of:=[.B29]&amp;[.C29]" office:value-type="string" office:string-value="distant_traffic_noise_SSS3" calcext:value-type="string">
            <text:p>distant_traffic_noise_SSS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emale_voices</text:p>
          </table:table-cell>
          <table:table-cell table:style-name="ce1" table:formula="of:=LOWER([.A30])" office:value-type="string" office:string-value="female_voices" calcext:value-type="string">
            <text:p>female_voices</text:p>
          </table:table-cell>
          <table:table-cell table:style-name="ce1" office:value-type="string" calcext:value-type="string">
            <text:p>_SSS3</text:p>
          </table:table-cell>
          <table:table-cell table:style-name="ce1" table:formula="of:=[.B30]&amp;[.C30]" office:value-type="string" office:string-value="female_voices_SSS3" calcext:value-type="string">
            <text:p>female_voices_SSS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mpact_sound</text:p>
          </table:table-cell>
          <table:table-cell table:style-name="ce1" table:formula="of:=LOWER([.A31])" office:value-type="string" office:string-value="impact_sound" calcext:value-type="string">
            <text:p>impact_sound</text:p>
          </table:table-cell>
          <table:table-cell table:style-name="ce1" office:value-type="string" calcext:value-type="string">
            <text:p>_SSS3</text:p>
          </table:table-cell>
          <table:table-cell table:style-name="ce1" table:formula="of:=[.B31]&amp;[.C31]" office:value-type="string" office:string-value="impact_sound_SSS3" calcext:value-type="string">
            <text:p>impact_sound_SSS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Jangling_coins</text:p>
          </table:table-cell>
          <table:table-cell table:style-name="ce1" table:formula="of:=LOWER([.A32])" office:value-type="string" office:string-value="jangling_coins" calcext:value-type="string">
            <text:p>jangling_coins</text:p>
          </table:table-cell>
          <table:table-cell table:style-name="ce1" office:value-type="string" calcext:value-type="string">
            <text:p>_SSS3</text:p>
          </table:table-cell>
          <table:table-cell table:style-name="ce1" table:formula="of:=[.B32]&amp;[.C32]" office:value-type="string" office:string-value="jangling_coins_SSS3" calcext:value-type="string">
            <text:p>jangling_coins_SSS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le_voice_singing</text:p>
          </table:table-cell>
          <table:table-cell table:style-name="ce1" table:formula="of:=LOWER([.A33])" office:value-type="string" office:string-value="male_voice_singing" calcext:value-type="string">
            <text:p>male_voice_singing</text:p>
          </table:table-cell>
          <table:table-cell table:style-name="ce1" office:value-type="string" calcext:value-type="string">
            <text:p>_SSS3</text:p>
          </table:table-cell>
          <table:table-cell table:style-name="ce1" table:formula="of:=[.B33]&amp;[.C33]" office:value-type="string" office:string-value="male_voice_singing_SSS3" calcext:value-type="string">
            <text:p>male_voice_singing_SSS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le_voice</text:p>
          </table:table-cell>
          <table:table-cell table:style-name="ce1" table:formula="of:=LOWER([.A34])" office:value-type="string" office:string-value="male_voice" calcext:value-type="string">
            <text:p>male_voice</text:p>
          </table:table-cell>
          <table:table-cell table:style-name="ce1" office:value-type="string" calcext:value-type="string">
            <text:p>_SSS3</text:p>
          </table:table-cell>
          <table:table-cell table:style-name="ce1" table:formula="of:=[.B34]&amp;[.C34]" office:value-type="string" office:string-value="male_voice_SSS3" calcext:value-type="string">
            <text:p>male_voice_SSS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le_voices</text:p>
          </table:table-cell>
          <table:table-cell table:style-name="ce1" table:formula="of:=LOWER([.A35])" office:value-type="string" office:string-value="male_voices" calcext:value-type="string">
            <text:p>male_voices</text:p>
          </table:table-cell>
          <table:table-cell table:style-name="ce1" office:value-type="string" calcext:value-type="string">
            <text:p>_SSS3</text:p>
          </table:table-cell>
          <table:table-cell table:style-name="ce1" table:formula="of:=[.B35]&amp;[.C35]" office:value-type="string" office:string-value="male_voices_SSS3" calcext:value-type="string">
            <text:p>male_voices_SSS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nintelligible_voices</text:p>
          </table:table-cell>
          <table:table-cell table:style-name="ce1" table:formula="of:=LOWER([.A36])" office:value-type="string" office:string-value="unintelligible_voices" calcext:value-type="string">
            <text:p>unintelligible_voices</text:p>
          </table:table-cell>
          <table:table-cell table:style-name="ce1" office:value-type="string" calcext:value-type="string">
            <text:p>_SSS3</text:p>
          </table:table-cell>
          <table:table-cell table:style-name="ce1" table:formula="of:=[.B36]&amp;[.C36]" office:value-type="string" office:string-value="unintelligible_voices_SSS3" calcext:value-type="string">
            <text:p>unintelligible_voices_SSS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lowing_nose</text:p>
          </table:table-cell>
          <table:table-cell table:style-name="ce1" table:formula="of:=LOWER([.A37])" office:value-type="string" office:string-value="blowing_nose" calcext:value-type="string">
            <text:p>blowing_nose</text:p>
          </table:table-cell>
          <table:table-cell table:style-name="ce1" office:value-type="string" calcext:value-type="string">
            <text:p>_SSS4</text:p>
          </table:table-cell>
          <table:table-cell table:style-name="ce1" table:formula="of:=[.B37]&amp;[.C37]" office:value-type="string" office:string-value="blowing_nose_SSS4" calcext:value-type="string">
            <text:p>blowing_nose_SSS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link</text:p>
          </table:table-cell>
          <table:table-cell table:style-name="ce1" table:formula="of:=LOWER([.A38])" office:value-type="string" office:string-value="clink" calcext:value-type="string">
            <text:p>clink</text:p>
          </table:table-cell>
          <table:table-cell table:style-name="ce1" office:value-type="string" calcext:value-type="string">
            <text:p>_SSS4</text:p>
          </table:table-cell>
          <table:table-cell table:style-name="ce1" table:formula="of:=[.B38]&amp;[.C38]" office:value-type="string" office:string-value="clink_SSS4" calcext:value-type="string">
            <text:p>clink_SSS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ugh</text:p>
          </table:table-cell>
          <table:table-cell table:style-name="ce1" table:formula="of:=LOWER([.A39])" office:value-type="string" office:string-value="cough" calcext:value-type="string">
            <text:p>cough</text:p>
          </table:table-cell>
          <table:table-cell table:style-name="ce1" office:value-type="string" calcext:value-type="string">
            <text:p>_SSS4</text:p>
          </table:table-cell>
          <table:table-cell table:style-name="ce1" table:formula="of:=[.B39]&amp;[.C39]" office:value-type="string" office:string-value="cough_SSS4" calcext:value-type="string">
            <text:p>cough_SSS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istant_traffic_noise</text:p>
          </table:table-cell>
          <table:table-cell table:style-name="ce1" table:formula="of:=LOWER([.A40])" office:value-type="string" office:string-value="distant_traffic_noise" calcext:value-type="string">
            <text:p>distant_traffic_noise</text:p>
          </table:table-cell>
          <table:table-cell office:value-type="string" calcext:value-type="string">
            <text:p>_SSS4</text:p>
          </table:table-cell>
          <table:table-cell table:style-name="ce1" table:formula="of:=[.B40]&amp;[.C40]" office:value-type="string" office:string-value="distant_traffic_noise_SSS4" calcext:value-type="string">
            <text:p>distant_traffic_noise_SSS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emale_voices</text:p>
          </table:table-cell>
          <table:table-cell table:style-name="ce1" table:formula="of:=LOWER([.A41])" office:value-type="string" office:string-value="female_voices" calcext:value-type="string">
            <text:p>female_voices</text:p>
          </table:table-cell>
          <table:table-cell table:style-name="ce1" office:value-type="string" calcext:value-type="string">
            <text:p>_SSS4</text:p>
          </table:table-cell>
          <table:table-cell table:style-name="ce1" table:formula="of:=[.B41]&amp;[.C41]" office:value-type="string" office:string-value="female_voices_SSS4" calcext:value-type="string">
            <text:p>female_voices_SSS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ootsteps</text:p>
          </table:table-cell>
          <table:table-cell table:style-name="ce1" table:formula="of:=LOWER([.A42])" office:value-type="string" office:string-value="footsteps" calcext:value-type="string">
            <text:p>footsteps</text:p>
          </table:table-cell>
          <table:table-cell table:style-name="ce1" office:value-type="string" calcext:value-type="string">
            <text:p>_SSS4</text:p>
          </table:table-cell>
          <table:table-cell table:style-name="ce1" table:formula="of:=[.B42]&amp;[.C42]" office:value-type="string" office:string-value="footsteps_SSS4" calcext:value-type="string">
            <text:p>footsteps_SSS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augh</text:p>
          </table:table-cell>
          <table:table-cell table:style-name="ce1" table:formula="of:=LOWER([.A43])" office:value-type="string" office:string-value="laugh" calcext:value-type="string">
            <text:p>laugh</text:p>
          </table:table-cell>
          <table:table-cell table:style-name="ce1" office:value-type="string" calcext:value-type="string">
            <text:p>_SSS4</text:p>
          </table:table-cell>
          <table:table-cell table:style-name="ce1" table:formula="of:=[.B43]&amp;[.C43]" office:value-type="string" office:string-value="laugh_SSS4" calcext:value-type="string">
            <text:p>laugh_SSS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aughter</text:p>
          </table:table-cell>
          <table:table-cell table:style-name="ce1" table:formula="of:=LOWER([.A44])" office:value-type="string" office:string-value="laughter" calcext:value-type="string">
            <text:p>laughter</text:p>
          </table:table-cell>
          <table:table-cell table:style-name="ce1" office:value-type="string" calcext:value-type="string">
            <text:p>_SSS4</text:p>
          </table:table-cell>
          <table:table-cell table:style-name="ce1" table:formula="of:=[.B44]&amp;[.C44]" office:value-type="string" office:string-value="laughter_SSS4" calcext:value-type="string">
            <text:p>laughter_SSS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le_voice</text:p>
          </table:table-cell>
          <table:table-cell table:style-name="ce1" table:formula="of:=LOWER([.A45])" office:value-type="string" office:string-value="male_voice" calcext:value-type="string">
            <text:p>male_voice</text:p>
          </table:table-cell>
          <table:table-cell table:style-name="ce1" office:value-type="string" calcext:value-type="string">
            <text:p>_SSS4</text:p>
          </table:table-cell>
          <table:table-cell table:style-name="ce1" table:formula="of:=[.B45]&amp;[.C45]" office:value-type="string" office:string-value="male_voice_SSS4" calcext:value-type="string">
            <text:p>male_voice_SSS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aper_rustling</text:p>
          </table:table-cell>
          <table:table-cell table:style-name="ce1" table:formula="of:=LOWER([.A46])" office:value-type="string" office:string-value="paper_rustling" calcext:value-type="string">
            <text:p>paper_rustling</text:p>
          </table:table-cell>
          <table:table-cell table:style-name="ce1" office:value-type="string" calcext:value-type="string">
            <text:p>_SSS4</text:p>
          </table:table-cell>
          <table:table-cell table:style-name="ce1" table:formula="of:=[.B46]&amp;[.C46]" office:value-type="string" office:string-value="paper_rustling_SSS4" calcext:value-type="string">
            <text:p>paper_rustling_SSS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attling</text:p>
          </table:table-cell>
          <table:table-cell table:style-name="ce1" table:formula="of:=LOWER([.A47])" office:value-type="string" office:string-value="rattling" calcext:value-type="string">
            <text:p>rattling</text:p>
          </table:table-cell>
          <table:table-cell table:style-name="ce1" office:value-type="string" calcext:value-type="string">
            <text:p>_SSS4</text:p>
          </table:table-cell>
          <table:table-cell table:style-name="ce1" table:formula="of:=[.B47]&amp;[.C47]" office:value-type="string" office:string-value="rattling_SSS4" calcext:value-type="string">
            <text:p>rattling_SSS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ustling</text:p>
          </table:table-cell>
          <table:table-cell table:style-name="ce1" table:formula="of:=LOWER([.A48])" office:value-type="string" office:string-value="rustling" calcext:value-type="string">
            <text:p>rustling</text:p>
          </table:table-cell>
          <table:table-cell table:style-name="ce1" office:value-type="string" calcext:value-type="string">
            <text:p>_SSS4</text:p>
          </table:table-cell>
          <table:table-cell table:style-name="ce1" table:formula="of:=[.B48]&amp;[.C48]" office:value-type="string" office:string-value="rustling_SSS4" calcext:value-type="string">
            <text:p>rustling_SSS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huffling_footsteps</text:p>
          </table:table-cell>
          <table:table-cell table:style-name="ce1" table:formula="of:=LOWER([.A49])" office:value-type="string" office:string-value="shuffling_footsteps" calcext:value-type="string">
            <text:p>shuffling_footsteps</text:p>
          </table:table-cell>
          <table:table-cell table:style-name="ce1" office:value-type="string" calcext:value-type="string">
            <text:p>_SSS4</text:p>
          </table:table-cell>
          <table:table-cell table:style-name="ce1" table:formula="of:=[.B49]&amp;[.C49]" office:value-type="string" office:string-value="shuffling_footsteps_SSS4" calcext:value-type="string">
            <text:p>shuffling_footsteps_SSS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ill_drawer_closing</text:p>
          </table:table-cell>
          <table:table-cell table:style-name="ce1" table:formula="of:=LOWER([.A50])" office:value-type="string" office:string-value="till_drawer_closing" calcext:value-type="string">
            <text:p>till_drawer_closing</text:p>
          </table:table-cell>
          <table:table-cell table:style-name="ce1" office:value-type="string" calcext:value-type="string">
            <text:p>_SSS4</text:p>
          </table:table-cell>
          <table:table-cell table:style-name="ce1" table:formula="of:=[.B50]&amp;[.C50]" office:value-type="string" office:string-value="till_drawer_closing_SSS4" calcext:value-type="string">
            <text:p>till_drawer_closing_SSS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nintelliglible_voices</text:p>
          </table:table-cell>
          <table:table-cell table:style-name="ce1" table:formula="of:=LOWER([.A51])" office:value-type="string" office:string-value="unintelliglible_voices" calcext:value-type="string">
            <text:p>unintelliglible_voices</text:p>
          </table:table-cell>
          <table:table-cell table:style-name="ce1" office:value-type="string" calcext:value-type="string">
            <text:p>_SSS4</text:p>
          </table:table-cell>
          <table:table-cell table:style-name="ce1" table:formula="of:=[.B51]&amp;[.C51]" office:value-type="string" office:string-value="unintelliglible_voices_SSS4" calcext:value-type="string">
            <text:p>unintelliglible_voices_SSS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eep</text:p>
          </table:table-cell>
          <table:table-cell table:style-name="ce1" table:formula="of:=LOWER([.A52])" office:value-type="string" office:string-value="beep" calcext:value-type="string">
            <text:p>beep</text:p>
          </table:table-cell>
          <table:table-cell table:style-name="ce1" office:value-type="string" calcext:value-type="string">
            <text:p>_SSS5</text:p>
          </table:table-cell>
          <table:table-cell table:style-name="ce1" table:formula="of:=[.B52]&amp;[.C52]" office:value-type="string" office:string-value="beep_SSS5" calcext:value-type="string">
            <text:p>beep_SSS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ugh</text:p>
          </table:table-cell>
          <table:table-cell table:style-name="ce1" table:formula="of:=LOWER([.A53])" office:value-type="string" office:string-value="cough" calcext:value-type="string">
            <text:p>cough</text:p>
          </table:table-cell>
          <table:table-cell table:style-name="ce1" office:value-type="string" calcext:value-type="string">
            <text:p>_SSS5</text:p>
          </table:table-cell>
          <table:table-cell table:style-name="ce1" table:formula="of:=[.B53]&amp;[.C53]" office:value-type="string" office:string-value="cough_SSS5" calcext:value-type="string">
            <text:p>cough_SSS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emale_laugh</text:p>
          </table:table-cell>
          <table:table-cell table:style-name="ce1" table:formula="of:=LOWER([.A54])" office:value-type="string" office:string-value="female_laugh" calcext:value-type="string">
            <text:p>female_laugh</text:p>
          </table:table-cell>
          <table:table-cell table:style-name="ce1" office:value-type="string" calcext:value-type="string">
            <text:p>_SSS5</text:p>
          </table:table-cell>
          <table:table-cell table:style-name="ce1" table:formula="of:=[.B54]&amp;[.C54]" office:value-type="string" office:string-value="female_laugh_SSS5" calcext:value-type="string">
            <text:p>female_laugh_SSS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uitar</text:p>
          </table:table-cell>
          <table:table-cell table:style-name="ce1" table:formula="of:=LOWER([.A55])" office:value-type="string" office:string-value="guitar" calcext:value-type="string">
            <text:p>guitar</text:p>
          </table:table-cell>
          <table:table-cell table:style-name="ce1" office:value-type="string" calcext:value-type="string">
            <text:p>_SSS5</text:p>
          </table:table-cell>
          <table:table-cell table:style-name="ce1" table:formula="of:=[.B55]&amp;[.C55]" office:value-type="string" office:string-value="guitar_SSS5" calcext:value-type="string">
            <text:p>guitar_SSS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mpact</text:p>
          </table:table-cell>
          <table:table-cell table:style-name="ce1" table:formula="of:=LOWER([.A56])" office:value-type="string" office:string-value="impact" calcext:value-type="string">
            <text:p>impact</text:p>
          </table:table-cell>
          <table:table-cell table:style-name="ce1" office:value-type="string" calcext:value-type="string">
            <text:p>_SSS5</text:p>
          </table:table-cell>
          <table:table-cell table:style-name="ce1" table:formula="of:=[.B56]&amp;[.C56]" office:value-type="string" office:string-value="impact_SSS5" calcext:value-type="string">
            <text:p>impact_SSS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Jangling_sound</text:p>
          </table:table-cell>
          <table:table-cell table:style-name="ce1" table:formula="of:=LOWER([.A57])" office:value-type="string" office:string-value="jangling_sound" calcext:value-type="string">
            <text:p>jangling_sound</text:p>
          </table:table-cell>
          <table:table-cell table:style-name="ce1" office:value-type="string" calcext:value-type="string">
            <text:p>_SSS5</text:p>
          </table:table-cell>
          <table:table-cell table:style-name="ce1" table:formula="of:=[.B57]&amp;[.C57]" office:value-type="string" office:string-value="jangling_sound_SSS5" calcext:value-type="string">
            <text:p>jangling_sound_SSS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le_shop_assistant_voice</text:p>
          </table:table-cell>
          <table:table-cell table:style-name="ce1" table:formula="of:=LOWER([.A58])" office:value-type="string" office:string-value="male_shop_assistant_voice" calcext:value-type="string">
            <text:p>male_shop_assistant_voice</text:p>
          </table:table-cell>
          <table:table-cell table:style-name="ce1" office:value-type="string" calcext:value-type="string">
            <text:p>_SSS5</text:p>
          </table:table-cell>
          <table:table-cell table:style-name="ce1" table:formula="of:=[.B58]&amp;[.C58]" office:value-type="string" office:string-value="male_shop_assistant_voice_SSS5" calcext:value-type="string">
            <text:p>male_shop_assistant_voice_SSS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hone_notification_whistle</text:p>
          </table:table-cell>
          <table:table-cell table:style-name="ce1" table:formula="of:=LOWER([.A59])" office:value-type="string" office:string-value="phone_notification_whistle" calcext:value-type="string">
            <text:p>phone_notification_whistle</text:p>
          </table:table-cell>
          <table:table-cell table:style-name="ce1" office:value-type="string" calcext:value-type="string">
            <text:p>_SSS5</text:p>
          </table:table-cell>
          <table:table-cell table:style-name="ce1" table:formula="of:=[.B59]&amp;[.C59]" office:value-type="string" office:string-value="phone_notification_whistle_SSS5" calcext:value-type="string">
            <text:p>phone_notification_whistle_SSS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lastic_rustling</text:p>
          </table:table-cell>
          <table:table-cell table:style-name="ce1" table:formula="of:=LOWER([.A60])" office:value-type="string" office:string-value="plastic_rustling" calcext:value-type="string">
            <text:p>plastic_rustling</text:p>
          </table:table-cell>
          <table:table-cell table:style-name="ce1" office:value-type="string" calcext:value-type="string">
            <text:p>_SSS5</text:p>
          </table:table-cell>
          <table:table-cell table:style-name="ce1" table:formula="of:=[.B60]&amp;[.C60]" office:value-type="string" office:string-value="plastic_rustling_SSS5" calcext:value-type="string">
            <text:p>plastic_rustling_SSS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tapler_clicking</text:p>
          </table:table-cell>
          <table:table-cell table:style-name="ce1" table:formula="of:=LOWER([.A61])" office:value-type="string" office:string-value="stapler_clicking" calcext:value-type="string">
            <text:p>stapler_clicking</text:p>
          </table:table-cell>
          <table:table-cell table:style-name="ce1" office:value-type="string" calcext:value-type="string">
            <text:p>_SSS5</text:p>
          </table:table-cell>
          <table:table-cell table:style-name="ce1" table:formula="of:=[.B61]&amp;[.C61]" office:value-type="string" office:string-value="stapler_clicking_SSS5" calcext:value-type="string">
            <text:p>stapler_clicking_SSS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tore_music</text:p>
          </table:table-cell>
          <table:table-cell table:style-name="ce1" table:formula="of:=LOWER([.A62])" office:value-type="string" office:string-value="store_music" calcext:value-type="string">
            <text:p>store_music</text:p>
          </table:table-cell>
          <table:table-cell office:value-type="string" calcext:value-type="string">
            <text:p>_SSS5</text:p>
          </table:table-cell>
          <table:table-cell table:style-name="ce1" table:formula="of:=[.B62]&amp;[.C62]" office:value-type="string" office:string-value="store_music_SSS5" calcext:value-type="string">
            <text:p>store_music_SSS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ill_drawer_closing</text:p>
          </table:table-cell>
          <table:table-cell table:style-name="ce1" table:formula="of:=LOWER([.A63])" office:value-type="string" office:string-value="till_drawer_closing" calcext:value-type="string">
            <text:p>till_drawer_closing</text:p>
          </table:table-cell>
          <table:table-cell table:style-name="ce1" office:value-type="string" calcext:value-type="string">
            <text:p>_SSS5</text:p>
          </table:table-cell>
          <table:table-cell table:style-name="ce1" table:formula="of:=[.B63]&amp;[.C63]" office:value-type="string" office:string-value="till_drawer_closing_SSS5" calcext:value-type="string">
            <text:p>till_drawer_closing_SSS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nintelligible_voices</text:p>
          </table:table-cell>
          <table:table-cell table:style-name="ce1" table:formula="of:=LOWER([.A64])" office:value-type="string" office:string-value="unintelligible_voices" calcext:value-type="string">
            <text:p>unintelligible_voices</text:p>
          </table:table-cell>
          <table:table-cell table:style-name="ce1" office:value-type="string" calcext:value-type="string">
            <text:p>_SSS5</text:p>
          </table:table-cell>
          <table:table-cell table:style-name="ce1" table:formula="of:=[.B64]&amp;[.C64]" office:value-type="string" office:string-value="unintelligible_voices_SSS5" calcext:value-type="string">
            <text:p>unintelligible_voices_SSS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lick</text:p>
          </table:table-cell>
          <table:table-cell table:style-name="ce1" table:formula="of:=LOWER([.A65])" office:value-type="string" office:string-value="click" calcext:value-type="string">
            <text:p>click</text:p>
          </table:table-cell>
          <table:table-cell table:style-name="ce1" office:value-type="string" calcext:value-type="string">
            <text:p>_SSS6</text:p>
          </table:table-cell>
          <table:table-cell table:style-name="ce1" table:formula="of:=[.B65]&amp;[.C65]" office:value-type="string" office:string-value="click_SSS6" calcext:value-type="string">
            <text:p>click_SSS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lunk_</text:p>
          </table:table-cell>
          <table:table-cell table:style-name="ce1" table:formula="of:=LOWER([.A66])" office:value-type="string" office:string-value="clunk_" calcext:value-type="string">
            <text:p>clunk_</text:p>
          </table:table-cell>
          <table:table-cell table:style-name="ce1" office:value-type="string" calcext:value-type="string">
            <text:p>_SSS6</text:p>
          </table:table-cell>
          <table:table-cell table:style-name="ce1" table:formula="of:=[.B66]&amp;[.C66]" office:value-type="string" office:string-value="clunk__SSS6" calcext:value-type="string">
            <text:p>clunk__SSS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reak</text:p>
          </table:table-cell>
          <table:table-cell table:style-name="ce1" table:formula="of:=LOWER([.A67])" office:value-type="string" office:string-value="creak" calcext:value-type="string">
            <text:p>creak</text:p>
          </table:table-cell>
          <table:table-cell table:style-name="ce1" office:value-type="string" calcext:value-type="string">
            <text:p>_SSS6</text:p>
          </table:table-cell>
          <table:table-cell table:style-name="ce1" table:formula="of:=[.B67]&amp;[.C67]" office:value-type="string" office:string-value="creak_SSS6" calcext:value-type="string">
            <text:p>creak_SSS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oor_closing</text:p>
          </table:table-cell>
          <table:table-cell table:style-name="ce1" table:formula="of:=LOWER([.A68])" office:value-type="string" office:string-value="door_closing" calcext:value-type="string">
            <text:p>door_closing</text:p>
          </table:table-cell>
          <table:table-cell table:style-name="ce1" office:value-type="string" calcext:value-type="string">
            <text:p>_SSS6</text:p>
          </table:table-cell>
          <table:table-cell table:style-name="ce1" table:formula="of:=[.B68]&amp;[.C68]" office:value-type="string" office:string-value="door_closing_SSS6" calcext:value-type="string">
            <text:p>door_closing_SSS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oor_creaking</text:p>
          </table:table-cell>
          <table:table-cell table:style-name="ce1" table:formula="of:=LOWER([.A69])" office:value-type="string" office:string-value="door_creaking" calcext:value-type="string">
            <text:p>door_creaking</text:p>
          </table:table-cell>
          <table:table-cell table:style-name="ce1" office:value-type="string" calcext:value-type="string">
            <text:p>_SSS6</text:p>
          </table:table-cell>
          <table:table-cell table:style-name="ce1" table:formula="of:=[.B69]&amp;[.C69]" office:value-type="string" office:string-value="door_creaking_SSS6" calcext:value-type="string">
            <text:p>door_creaking_SSS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oor_opening</text:p>
          </table:table-cell>
          <table:table-cell table:style-name="ce1" table:formula="of:=LOWER([.A70])" office:value-type="string" office:string-value="door_opening" calcext:value-type="string">
            <text:p>door_opening</text:p>
          </table:table-cell>
          <table:table-cell table:style-name="ce1" office:value-type="string" calcext:value-type="string">
            <text:p>_SSS6</text:p>
          </table:table-cell>
          <table:table-cell table:style-name="ce1" table:formula="of:=[.B70]&amp;[.C70]" office:value-type="string" office:string-value="door_opening_SSS6" calcext:value-type="string">
            <text:p>door_opening_SSS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ootsteps</text:p>
          </table:table-cell>
          <table:table-cell table:style-name="ce1" table:formula="of:=LOWER([.A71])" office:value-type="string" office:string-value="footsteps" calcext:value-type="string">
            <text:p>footsteps</text:p>
          </table:table-cell>
          <table:table-cell table:style-name="ce1" office:value-type="string" calcext:value-type="string">
            <text:p>_SSS6</text:p>
          </table:table-cell>
          <table:table-cell table:style-name="ce1" table:formula="of:=[.B71]&amp;[.C71]" office:value-type="string" office:string-value="footsteps_SSS6" calcext:value-type="string">
            <text:p>footsteps_SSS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atch</text:p>
          </table:table-cell>
          <table:table-cell table:style-name="ce1" table:formula="of:=LOWER([.A72])" office:value-type="string" office:string-value="latch" calcext:value-type="string">
            <text:p>latch</text:p>
          </table:table-cell>
          <table:table-cell table:style-name="ce1" office:value-type="string" calcext:value-type="string">
            <text:p>_SSS6</text:p>
          </table:table-cell>
          <table:table-cell table:style-name="ce1" table:formula="of:=[.B72]&amp;[.C72]" office:value-type="string" office:string-value="latch_SSS6" calcext:value-type="string">
            <text:p>latch_SSS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le_voices</text:p>
          </table:table-cell>
          <table:table-cell table:style-name="ce1" table:formula="of:=LOWER([.A73])" office:value-type="string" office:string-value="male_voices" calcext:value-type="string">
            <text:p>male_voices</text:p>
          </table:table-cell>
          <table:table-cell table:style-name="ce1" office:value-type="string" calcext:value-type="string">
            <text:p>_SSS6</text:p>
          </table:table-cell>
          <table:table-cell table:style-name="ce1" table:formula="of:=[.B73]&amp;[.C73]" office:value-type="string" office:string-value="male_voices_SSS6" calcext:value-type="string">
            <text:p>male_voices_SSS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ustling</text:p>
          </table:table-cell>
          <table:table-cell table:style-name="ce1" table:formula="of:=LOWER([.A74])" office:value-type="string" office:string-value="rustling" calcext:value-type="string">
            <text:p>rustling</text:p>
          </table:table-cell>
          <table:table-cell table:style-name="ce1" office:value-type="string" calcext:value-type="string">
            <text:p>_SSS6</text:p>
          </table:table-cell>
          <table:table-cell table:style-name="ce1" table:formula="of:=[.B74]&amp;[.C74]" office:value-type="string" office:string-value="rustling_SSS6" calcext:value-type="string">
            <text:p>rustling_SSS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crape_of_paper_against_table</text:p>
          </table:table-cell>
          <table:table-cell table:style-name="ce1" table:formula="of:=LOWER([.A75])" office:value-type="string" office:string-value="scrape_of_paper_against_table" calcext:value-type="string">
            <text:p>scrape_of_paper_against_table</text:p>
          </table:table-cell>
          <table:table-cell table:style-name="ce1" office:value-type="string" calcext:value-type="string">
            <text:p>_SSS6</text:p>
          </table:table-cell>
          <table:table-cell table:style-name="ce1" table:formula="of:=[.B75]&amp;[.C75]" office:value-type="string" office:string-value="scrape_of_paper_against_table_SSS6" calcext:value-type="string">
            <text:p>scrape_of_paper_against_table_SSS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huffling_footsteps</text:p>
          </table:table-cell>
          <table:table-cell table:style-name="ce1" table:formula="of:=LOWER([.A76])" office:value-type="string" office:string-value="shuffling_footsteps" calcext:value-type="string">
            <text:p>shuffling_footsteps</text:p>
          </table:table-cell>
          <table:table-cell table:style-name="ce1" office:value-type="string" calcext:value-type="string">
            <text:p>_SSS6</text:p>
          </table:table-cell>
          <table:table-cell table:style-name="ce1" table:formula="of:=[.B76]&amp;[.C76]" office:value-type="string" office:string-value="shuffling_footsteps_SSS6" calcext:value-type="string">
            <text:p>shuffling_footsteps_SSS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tapler</text:p>
          </table:table-cell>
          <table:table-cell table:style-name="ce1" table:formula="of:=LOWER([.A77])" office:value-type="string" office:string-value="stapler" calcext:value-type="string">
            <text:p>stapler</text:p>
          </table:table-cell>
          <table:table-cell table:style-name="ce1" office:value-type="string" calcext:value-type="string">
            <text:p>_SSS6</text:p>
          </table:table-cell>
          <table:table-cell table:style-name="ce1" table:formula="of:=[.B77]&amp;[.C77]" office:value-type="string" office:string-value="stapler_SSS6" calcext:value-type="string">
            <text:p>stapler_SSS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tore_music</text:p>
          </table:table-cell>
          <table:table-cell table:style-name="ce1" table:formula="of:=LOWER([.A78])" office:value-type="string" office:string-value="store_music" calcext:value-type="string">
            <text:p>store_music</text:p>
          </table:table-cell>
          <table:table-cell table:style-name="ce1" office:value-type="string" calcext:value-type="string">
            <text:p>_SSS6</text:p>
          </table:table-cell>
          <table:table-cell table:style-name="ce1" table:formula="of:=[.B78]&amp;[.C78]" office:value-type="string" office:string-value="store_music_SSS6" calcext:value-type="string">
            <text:p>store_music_SSS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nintelligible_voices</text:p>
          </table:table-cell>
          <table:table-cell table:style-name="ce1" table:formula="of:=LOWER([.A79])" office:value-type="string" office:string-value="unintelligible_voices" calcext:value-type="string">
            <text:p>unintelligible_voices</text:p>
          </table:table-cell>
          <table:table-cell office:value-type="string" calcext:value-type="string">
            <text:p>_SSS6</text:p>
          </table:table-cell>
          <table:table-cell table:style-name="ce1" table:formula="of:=[.B79]&amp;[.C79]" office:value-type="string" office:string-value="unintelligible_voices_SSS6" calcext:value-type="string">
            <text:p>unintelligible_voices_SSS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ehicle</text:p>
          </table:table-cell>
          <table:table-cell table:style-name="ce1" table:formula="of:=LOWER([.A80])" office:value-type="string" office:string-value="vehicle" calcext:value-type="string">
            <text:p>vehicle</text:p>
          </table:table-cell>
          <table:table-cell table:style-name="ce1" office:value-type="string" calcext:value-type="string">
            <text:p>_SSS6</text:p>
          </table:table-cell>
          <table:table-cell table:style-name="ce1" table:formula="of:=[.B80]&amp;[.C80]" office:value-type="string" office:string-value="vehicle_SSS6" calcext:value-type="string">
            <text:p>vehicle_SSS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elcro_ripping</text:p>
          </table:table-cell>
          <table:table-cell table:style-name="ce1" table:formula="of:=LOWER([.A81])" office:value-type="string" office:string-value="velcro_ripping" calcext:value-type="string">
            <text:p>velcro_ripping</text:p>
          </table:table-cell>
          <table:table-cell table:style-name="ce1" office:value-type="string" calcext:value-type="string">
            <text:p>_SSS6</text:p>
          </table:table-cell>
          <table:table-cell table:style-name="ce1" table:formula="of:=[.B81]&amp;[.C81]" office:value-type="string" office:string-value="velcro_ripping_SSS6" calcext:value-type="string">
            <text:p>velcro_ripping_SSS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licking_sound</text:p>
          </table:table-cell>
          <table:table-cell table:style-name="ce1" table:formula="of:=LOWER([.A82])" office:value-type="string" office:string-value="clicking_sound" calcext:value-type="string">
            <text:p>clicking_sound</text:p>
          </table:table-cell>
          <table:table-cell table:style-name="ce1" office:value-type="string" calcext:value-type="string">
            <text:p>_SSS7</text:p>
          </table:table-cell>
          <table:table-cell table:style-name="ce1" table:formula="of:=[.B82]&amp;[.C82]" office:value-type="string" office:string-value="clicking_sound_SSS7" calcext:value-type="string">
            <text:p>clicking_sound_SSS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utlery_rattling</text:p>
          </table:table-cell>
          <table:table-cell table:style-name="ce1" table:formula="of:=LOWER([.A83])" office:value-type="string" office:string-value="cutlery_rattling" calcext:value-type="string">
            <text:p>cutlery_rattling</text:p>
          </table:table-cell>
          <table:table-cell table:style-name="ce1" office:value-type="string" calcext:value-type="string">
            <text:p>_SSS7</text:p>
          </table:table-cell>
          <table:table-cell table:style-name="ce1" table:formula="of:=[.B83]&amp;[.C83]" office:value-type="string" office:string-value="cutlery_rattling_SSS7" calcext:value-type="string">
            <text:p>cutlery_rattling_SSS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ishwasher_drawer_opening</text:p>
          </table:table-cell>
          <table:table-cell table:style-name="ce1" table:formula="of:=LOWER([.A84])" office:value-type="string" office:string-value="dishwasher_drawer_opening" calcext:value-type="string">
            <text:p>dishwasher_drawer_opening</text:p>
          </table:table-cell>
          <table:table-cell table:style-name="ce1" office:value-type="string" calcext:value-type="string">
            <text:p>_SSS7</text:p>
          </table:table-cell>
          <table:table-cell table:style-name="ce1" table:formula="of:=[.B84]&amp;[.C84]" office:value-type="string" office:string-value="dishwasher_drawer_opening_SSS7" calcext:value-type="string">
            <text:p>dishwasher_drawer_opening_SSS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usic</text:p>
          </table:table-cell>
          <table:table-cell table:style-name="ce1" table:formula="of:=LOWER([.A85])" office:value-type="string" office:string-value="music" calcext:value-type="string">
            <text:p>music</text:p>
          </table:table-cell>
          <table:table-cell office:value-type="string" calcext:value-type="string">
            <text:p>_SSS7</text:p>
          </table:table-cell>
          <table:table-cell table:style-name="ce1" table:formula="of:=[.B85]&amp;[.C85]" office:value-type="string" office:string-value="music_SSS7" calcext:value-type="string">
            <text:p>music_SSS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late_impact</text:p>
          </table:table-cell>
          <table:table-cell table:style-name="ce1" table:formula="of:=LOWER([.A86])" office:value-type="string" office:string-value="plate_impact" calcext:value-type="string">
            <text:p>plate_impact</text:p>
          </table:table-cell>
          <table:table-cell table:style-name="ce1" office:value-type="string" calcext:value-type="string">
            <text:p>_SSS7</text:p>
          </table:table-cell>
          <table:table-cell table:style-name="ce1" table:formula="of:=[.B86]&amp;[.C86]" office:value-type="string" office:string-value="plate_impact_SSS7" calcext:value-type="string">
            <text:p>plate_impact_SSS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nintelligible_voices</text:p>
          </table:table-cell>
          <table:table-cell table:style-name="ce1" table:formula="of:=LOWER([.A87])" office:value-type="string" office:string-value="unintelligible_voices" calcext:value-type="string">
            <text:p>unintelligible_voices</text:p>
          </table:table-cell>
          <table:table-cell table:style-name="ce1" office:value-type="string" calcext:value-type="string">
            <text:p>_SSS7</text:p>
          </table:table-cell>
          <table:table-cell table:style-name="ce1" table:formula="of:=[.B87]&amp;[.C87]" office:value-type="string" office:string-value="unintelligible_voices_SSS7" calcext:value-type="string">
            <text:p>unintelligible_voices_SSS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Air_conditioning_sound</text:p>
          </table:table-cell>
          <table:table-cell table:style-name="ce1" table:formula="of:=LOWER([.A88])" office:value-type="string" office:string-value="air_conditioning_sound" calcext:value-type="string">
            <text:p>air_conditioning_sound</text:p>
          </table:table-cell>
          <table:table-cell office:value-type="string" calcext:value-type="string">
            <text:p>_SSS8</text:p>
          </table:table-cell>
          <table:table-cell table:style-name="ce1" table:formula="of:=[.B88]&amp;[.C88]" office:value-type="string" office:string-value="air_conditioning_sound_SSS8" calcext:value-type="string">
            <text:p>air_conditioning_sound_SSS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istant_bang</text:p>
          </table:table-cell>
          <table:table-cell table:style-name="ce1" table:formula="of:=LOWER([.A89])" office:value-type="string" office:string-value="distant_bang" calcext:value-type="string">
            <text:p>distant_bang</text:p>
          </table:table-cell>
          <table:table-cell table:style-name="ce1" office:value-type="string" calcext:value-type="string">
            <text:p>_SSS8</text:p>
          </table:table-cell>
          <table:table-cell table:style-name="ce1" table:formula="of:=[.B89]&amp;[.C89]" office:value-type="string" office:string-value="distant_bang_SSS8" calcext:value-type="string">
            <text:p>distant_bang_SSS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oor_closing</text:p>
          </table:table-cell>
          <table:table-cell table:style-name="ce1" table:formula="of:=LOWER([.A90])" office:value-type="string" office:string-value="door_closing" calcext:value-type="string">
            <text:p>door_closing</text:p>
          </table:table-cell>
          <table:table-cell table:style-name="ce1" office:value-type="string" calcext:value-type="string">
            <text:p>_SSS8</text:p>
          </table:table-cell>
          <table:table-cell table:style-name="ce1" table:formula="of:=[.B90]&amp;[.C90]" office:value-type="string" office:string-value="door_closing_SSS8" calcext:value-type="string">
            <text:p>door_closing_SSS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oor_opening</text:p>
          </table:table-cell>
          <table:table-cell table:style-name="ce1" table:formula="of:=LOWER([.A91])" office:value-type="string" office:string-value="door_opening" calcext:value-type="string">
            <text:p>door_opening</text:p>
          </table:table-cell>
          <table:table-cell table:style-name="ce1" office:value-type="string" calcext:value-type="string">
            <text:p>_SSS8</text:p>
          </table:table-cell>
          <table:table-cell table:style-name="ce1" table:formula="of:=[.B91]&amp;[.C91]" office:value-type="string" office:string-value="door_opening_SSS8" calcext:value-type="string">
            <text:p>door_opening_SSS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emale_voice</text:p>
          </table:table-cell>
          <table:table-cell table:style-name="ce1" table:formula="of:=LOWER([.A92])" office:value-type="string" office:string-value="female_voice" calcext:value-type="string">
            <text:p>female_voice</text:p>
          </table:table-cell>
          <table:table-cell table:style-name="ce1" office:value-type="string" calcext:value-type="string">
            <text:p>_SSS8</text:p>
          </table:table-cell>
          <table:table-cell table:style-name="ce1" table:formula="of:=[.B92]&amp;[.C92]" office:value-type="string" office:string-value="female_voice_SSS8" calcext:value-type="string">
            <text:p>female_voice_SSS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mpact</text:p>
          </table:table-cell>
          <table:table-cell table:style-name="ce1" table:formula="of:=LOWER([.A93])" office:value-type="string" office:string-value="impact" calcext:value-type="string">
            <text:p>impact</text:p>
          </table:table-cell>
          <table:table-cell table:style-name="ce1" office:value-type="string" calcext:value-type="string">
            <text:p>_SSS8</text:p>
          </table:table-cell>
          <table:table-cell table:style-name="ce1" table:formula="of:=[.B93]&amp;[.C93]" office:value-type="string" office:string-value="impact_SSS8" calcext:value-type="string">
            <text:p>impact_SSS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uffled_announcer_voice</text:p>
          </table:table-cell>
          <table:table-cell table:style-name="ce1" table:formula="of:=LOWER([.A94])" office:value-type="string" office:string-value="muffled_announcer_voice" calcext:value-type="string">
            <text:p>muffled_announcer_voice</text:p>
          </table:table-cell>
          <table:table-cell table:style-name="ce1" office:value-type="string" calcext:value-type="string">
            <text:p>_SSS8</text:p>
          </table:table-cell>
          <table:table-cell table:style-name="ce1" table:formula="of:=[.B94]&amp;[.C94]" office:value-type="string" office:string-value="muffled_announcer_voice_SSS8" calcext:value-type="string">
            <text:p>muffled_announcer_voice_SSS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everberant_music</text:p>
          </table:table-cell>
          <table:table-cell table:style-name="ce1" table:formula="of:=LOWER([.A95])" office:value-type="string" office:string-value="reverberant_music" calcext:value-type="string">
            <text:p>reverberant_music</text:p>
          </table:table-cell>
          <table:table-cell table:style-name="ce1" office:value-type="string" calcext:value-type="string">
            <text:p>_SSS8</text:p>
          </table:table-cell>
          <table:table-cell table:style-name="ce1" table:formula="of:=[.B95]&amp;[.C95]" office:value-type="string" office:string-value="reverberant_music_SSS8" calcext:value-type="string">
            <text:p>reverberant_music_SSS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huffling_footsteps</text:p>
          </table:table-cell>
          <table:table-cell table:style-name="ce1" table:formula="of:=LOWER([.A96])" office:value-type="string" office:string-value="shuffling_footsteps" calcext:value-type="string">
            <text:p>shuffling_footsteps</text:p>
          </table:table-cell>
          <table:table-cell table:style-name="ce1" office:value-type="string" calcext:value-type="string">
            <text:p>_SSS8</text:p>
          </table:table-cell>
          <table:table-cell table:style-name="ce1" table:formula="of:=[.B96]&amp;[.C96]" office:value-type="string" office:string-value="shuffling_footsteps_SSS8" calcext:value-type="string">
            <text:p>shuffling_footsteps_SSS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queaking</text:p>
          </table:table-cell>
          <table:table-cell table:style-name="ce1" table:formula="of:=LOWER([.A97])" office:value-type="string" office:string-value="squeaking" calcext:value-type="string">
            <text:p>squeaking</text:p>
          </table:table-cell>
          <table:table-cell table:style-name="ce1" office:value-type="string" calcext:value-type="string">
            <text:p>_SSS8</text:p>
          </table:table-cell>
          <table:table-cell table:style-name="ce1" table:formula="of:=[.B97]&amp;[.C97]" office:value-type="string" office:string-value="squeaking_SSS8" calcext:value-type="string">
            <text:p>squeaking_SSS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nintelligible_voices</text:p>
          </table:table-cell>
          <table:table-cell table:style-name="ce1" table:formula="of:=LOWER([.A98])" office:value-type="string" office:string-value="unintelligible_voices" calcext:value-type="string">
            <text:p>unintelligible_voices</text:p>
          </table:table-cell>
          <table:table-cell table:style-name="ce1" office:value-type="string" calcext:value-type="string">
            <text:p>_SSS8</text:p>
          </table:table-cell>
          <table:table-cell table:style-name="ce1" table:formula="of:=[.B98]&amp;[.C98]" office:value-type="string" office:string-value="unintelligible_voices_SSS8" calcext:value-type="string">
            <text:p>unintelligible_voices_SSS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n_opening</text:p>
          </table:table-cell>
          <table:table-cell table:style-name="ce1" table:formula="of:=LOWER([.A99])" office:value-type="string" office:string-value="can_opening" calcext:value-type="string">
            <text:p>can_opening</text:p>
          </table:table-cell>
          <table:table-cell table:style-name="ce1" office:value-type="string" calcext:value-type="string">
            <text:p>_SSS9</text:p>
          </table:table-cell>
          <table:table-cell table:style-name="ce1" table:formula="of:=[.B99]&amp;[.C99]" office:value-type="string" office:string-value="can_opening_SSS9" calcext:value-type="string">
            <text:p>can_opening_SSS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hair_scraping_on_floor</text:p>
          </table:table-cell>
          <table:table-cell table:style-name="ce1" table:formula="of:=LOWER([.A100])" office:value-type="string" office:string-value="chair_scraping_on_floor" calcext:value-type="string">
            <text:p>chair_scraping_on_floor</text:p>
          </table:table-cell>
          <table:table-cell table:style-name="ce1" office:value-type="string" calcext:value-type="string">
            <text:p>_SSS9</text:p>
          </table:table-cell>
          <table:table-cell table:style-name="ce1" table:formula="of:=[.B100]&amp;[.C100]" office:value-type="string" office:string-value="chair_scraping_on_floor_SSS9" calcext:value-type="string">
            <text:p>chair_scraping_on_floor_SSS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emale_voice</text:p>
          </table:table-cell>
          <table:table-cell table:style-name="ce1" table:formula="of:=LOWER([.A101])" office:value-type="string" office:string-value="female_voice" calcext:value-type="string">
            <text:p>female_voice</text:p>
          </table:table-cell>
          <table:table-cell table:style-name="ce1" office:value-type="string" calcext:value-type="string">
            <text:p>_SSS9</text:p>
          </table:table-cell>
          <table:table-cell table:style-name="ce1" table:formula="of:=[.B101]&amp;[.C101]" office:value-type="string" office:string-value="female_voice_SSS9" calcext:value-type="string">
            <text:p>female_voice_SSS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Knock_on_table</text:p>
          </table:table-cell>
          <table:table-cell table:style-name="ce1" table:formula="of:=LOWER([.A102])" office:value-type="string" office:string-value="knock_on_table" calcext:value-type="string">
            <text:p>knock_on_table</text:p>
          </table:table-cell>
          <table:table-cell table:style-name="ce1" office:value-type="string" calcext:value-type="string">
            <text:p>_SSS9</text:p>
          </table:table-cell>
          <table:table-cell table:style-name="ce1" table:formula="of:=[.B102]&amp;[.C102]" office:value-type="string" office:string-value="knock_on_table_SSS9" calcext:value-type="string">
            <text:p>knock_on_table_SSS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le_voice</text:p>
          </table:table-cell>
          <table:table-cell table:style-name="ce1" table:formula="of:=LOWER([.A103])" office:value-type="string" office:string-value="male_voice" calcext:value-type="string">
            <text:p>male_voice</text:p>
          </table:table-cell>
          <table:table-cell table:style-name="ce1" office:value-type="string" calcext:value-type="string">
            <text:p>_SSS9</text:p>
          </table:table-cell>
          <table:table-cell table:style-name="ce1" table:formula="of:=[.B103]&amp;[.C103]" office:value-type="string" office:string-value="male_voice_SSS9" calcext:value-type="string">
            <text:p>male_voice_SSS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etallic_impact</text:p>
          </table:table-cell>
          <table:table-cell table:style-name="ce1" table:formula="of:=LOWER([.A104])" office:value-type="string" office:string-value="metallic_impact" calcext:value-type="string">
            <text:p>metallic_impact</text:p>
          </table:table-cell>
          <table:table-cell table:style-name="ce1" office:value-type="string" calcext:value-type="string">
            <text:p>_SSS9</text:p>
          </table:table-cell>
          <table:table-cell table:style-name="ce1" table:formula="of:=[.B104]&amp;[.C104]" office:value-type="string" office:string-value="metallic_impact_SSS9" calcext:value-type="string">
            <text:p>metallic_impact_SSS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aper_crumpling</text:p>
          </table:table-cell>
          <table:table-cell table:style-name="ce1" table:formula="of:=LOWER([.A105])" office:value-type="string" office:string-value="paper_crumpling" calcext:value-type="string">
            <text:p>paper_crumpling</text:p>
          </table:table-cell>
          <table:table-cell table:style-name="ce1" office:value-type="string" calcext:value-type="string">
            <text:p>_SSS9</text:p>
          </table:table-cell>
          <table:table-cell table:style-name="ce1" table:formula="of:=[.B105]&amp;[.C105]" office:value-type="string" office:string-value="paper_crumpling_SSS9" calcext:value-type="string">
            <text:p>paper_crumpling_SSS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late_clanking</text:p>
          </table:table-cell>
          <table:table-cell table:style-name="ce1" table:formula="of:=LOWER([.A106])" office:value-type="string" office:string-value="plate_clanking" calcext:value-type="string">
            <text:p>plate_clanking</text:p>
          </table:table-cell>
          <table:table-cell table:style-name="ce1" office:value-type="string" calcext:value-type="string">
            <text:p>_SSS9</text:p>
          </table:table-cell>
          <table:table-cell table:style-name="ce1" table:formula="of:=[.B106]&amp;[.C106]" office:value-type="string" office:string-value="plate_clanking_SSS9" calcext:value-type="string">
            <text:p>plate_clanking_SSS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attling_door</text:p>
          </table:table-cell>
          <table:table-cell table:style-name="ce1" table:formula="of:=LOWER([.A107])" office:value-type="string" office:string-value="rattling_door" calcext:value-type="string">
            <text:p>rattling_door</text:p>
          </table:table-cell>
          <table:table-cell table:style-name="ce1" office:value-type="string" calcext:value-type="string">
            <text:p>_SSS9</text:p>
          </table:table-cell>
          <table:table-cell table:style-name="ce1" table:formula="of:=[.B107]&amp;[.C107]" office:value-type="string" office:string-value="rattling_door_SSS9" calcext:value-type="string">
            <text:p>rattling_door_SSS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attling_flap</text:p>
          </table:table-cell>
          <table:table-cell table:style-name="ce1" table:formula="of:=LOWER([.A108])" office:value-type="string" office:string-value="rattling_flap" calcext:value-type="string">
            <text:p>rattling_flap</text:p>
          </table:table-cell>
          <table:table-cell table:style-name="ce1" office:value-type="string" calcext:value-type="string">
            <text:p>_SSS9</text:p>
          </table:table-cell>
          <table:table-cell table:style-name="ce1" table:formula="of:=[.B108]&amp;[.C108]" office:value-type="string" office:string-value="rattling_flap_SSS9" calcext:value-type="string">
            <text:p>rattling_flap_SSS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ustling</text:p>
          </table:table-cell>
          <table:table-cell table:style-name="ce1" table:formula="of:=LOWER([.A109])" office:value-type="string" office:string-value="rustling" calcext:value-type="string">
            <text:p>rustling</text:p>
          </table:table-cell>
          <table:table-cell table:style-name="ce1" office:value-type="string" calcext:value-type="string">
            <text:p>_SSS9</text:p>
          </table:table-cell>
          <table:table-cell table:style-name="ce1" table:formula="of:=[.B109]&amp;[.C109]" office:value-type="string" office:string-value="rustling_SSS9" calcext:value-type="string">
            <text:p>rustling_SSS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nintelligible_voices</text:p>
          </table:table-cell>
          <table:table-cell table:style-name="ce1" table:formula="of:=LOWER([.A110])" office:value-type="string" office:string-value="unintelligible_voices" calcext:value-type="string">
            <text:p>unintelligible_voices</text:p>
          </table:table-cell>
          <table:table-cell office:value-type="string" calcext:value-type="string">
            <text:p>_SSS9</text:p>
          </table:table-cell>
          <table:table-cell table:style-name="ce1" table:formula="of:=[.B110]&amp;[.C110]" office:value-type="string" office:string-value="unintelligible_voices_SSS9" calcext:value-type="string">
            <text:p>unintelligible_voices_SSS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 table:number-rows-repeated="10484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" table:style-name="ta5">
        <office:forms form:automatic-focus="false" form:apply-design-mode="false"/>
        <table:table-column table:style-name="co10" table:default-cell-style-name="ce3"/>
        <table:table-column table:style-name="co3" table:number-columns-repeated="2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2">
          <table:table-cell table:style-name="ce1" office:value-type="string" calcext:value-type="string">
            <text:p>Applause</text:p>
          </table:table-cell>
          <table:table-cell table:style-name="ce1" table:formula="of:=LOWER([.A1])" office:value-type="string" office:string-value="applause" calcext:value-type="string">
            <text:p>applause</text:p>
          </table:table-cell>
          <table:table-cell table:style-name="ce1" office:value-type="string" calcext:value-type="string">
            <text:p>_LES1</text:p>
          </table:table-cell>
          <table:table-cell table:style-name="ce1" table:formula="of:=[.B1]&amp;[.C1]" office:value-type="string" office:string-value="applause_LES1" calcext:value-type="string">
            <text:p>applause_LES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imary event sounds. Players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all_kick</text:p>
          </table:table-cell>
          <table:table-cell table:style-name="ce1" table:formula="of:=LOWER([.A2])" office:value-type="string" office:string-value="ball_kick" calcext:value-type="string">
            <text:p>ball_kick</text:p>
          </table:table-cell>
          <table:table-cell table:style-name="ce1" office:value-type="string" calcext:value-type="string">
            <text:p>_LES1</text:p>
          </table:table-cell>
          <table:table-cell table:style-name="ce1" table:formula="of:=[.B2]&amp;[.C2]" office:value-type="string" office:string-value="ball_kick_LES1" calcext:value-type="string">
            <text:p>ball_kick_LES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mmentary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ell</text:p>
          </table:table-cell>
          <table:table-cell table:style-name="ce1" table:formula="of:=LOWER([.A3])" office:value-type="string" office:string-value="bell" calcext:value-type="string">
            <text:p>bell</text:p>
          </table:table-cell>
          <table:table-cell table:style-name="ce1" office:value-type="string" calcext:value-type="string">
            <text:p>_LES1</text:p>
          </table:table-cell>
          <table:table-cell table:style-name="ce1" table:formula="of:=[.B3]&amp;[.C3]" office:value-type="string" office:string-value="bell_LES1" calcext:value-type="string">
            <text:p>bell_LES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econdary sounds. Ref/umpir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ommentator</text:p>
          </table:table-cell>
          <table:table-cell table:style-name="ce1" table:formula="of:=LOWER([.A4])" office:value-type="string" office:string-value="commentator" calcext:value-type="string">
            <text:p>commentator</text:p>
          </table:table-cell>
          <table:table-cell table:style-name="ce1" office:value-type="string" calcext:value-type="string">
            <text:p>_LES1</text:p>
          </table:table-cell>
          <table:table-cell table:style-name="ce1" table:formula="of:=[.B4]&amp;[.C4]" office:value-type="string" office:string-value="commentator_LES1" calcext:value-type="string">
            <text:p>commentator_LES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udience/background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rowd_chanting</text:p>
          </table:table-cell>
          <table:table-cell table:formula="of:=LOWER([.A5])" office:value-type="string" office:string-value="crowd_chanting" calcext:value-type="string">
            <text:p>crowd_chanting</text:p>
          </table:table-cell>
          <table:table-cell office:value-type="string" calcext:value-type="string">
            <text:p>_LES1</text:p>
          </table:table-cell>
          <table:table-cell table:formula="of:=[.B5]&amp;[.C5]" office:value-type="string" office:string-value="crowd_chanting_LES1" calcext:value-type="string">
            <text:p>crowd_chanting_LES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rowd_cheering</text:p>
          </table:table-cell>
          <table:table-cell table:style-name="ce1" table:formula="of:=LOWER([.A6])" office:value-type="string" office:string-value="crowd_cheering" calcext:value-type="string">
            <text:p>crowd_cheering</text:p>
          </table:table-cell>
          <table:table-cell table:style-name="ce1" office:value-type="string" calcext:value-type="string">
            <text:p>_LES1</text:p>
          </table:table-cell>
          <table:table-cell table:style-name="ce1" table:formula="of:=[.B6]&amp;[.C6]" office:value-type="string" office:string-value="crowd_cheering_LES1" calcext:value-type="string">
            <text:p>crowd_cheering_LES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rowd_singing</text:p>
          </table:table-cell>
          <table:table-cell table:style-name="ce1" table:formula="of:=LOWER([.A7])" office:value-type="string" office:string-value="crowd_singing" calcext:value-type="string">
            <text:p>crowd_singing</text:p>
          </table:table-cell>
          <table:table-cell table:style-name="ce1" office:value-type="string" calcext:value-type="string">
            <text:p>_LES1</text:p>
          </table:table-cell>
          <table:table-cell table:style-name="ce1" table:formula="of:=[.B7]&amp;[.C7]" office:value-type="string" office:string-value="crowd_singing_LES1" calcext:value-type="string">
            <text:p>crowd_singing_LES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le_voice_Aaaa</text:p>
          </table:table-cell>
          <table:table-cell table:style-name="ce1" table:formula="of:=LOWER([.A8])" office:value-type="string" office:string-value="male_voice_aaaa" calcext:value-type="string">
            <text:p>male_voice_aaaa</text:p>
          </table:table-cell>
          <table:table-cell table:style-name="ce1" office:value-type="string" calcext:value-type="string">
            <text:p>_LES1</text:p>
          </table:table-cell>
          <table:table-cell table:style-name="ce1" table:formula="of:=[.B8]&amp;[.C8]" office:value-type="string" office:string-value="male_voice_aaaa_LES1" calcext:value-type="string">
            <text:p>male_voice_aaaa_LES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le_voice_Oooo</text:p>
          </table:table-cell>
          <table:table-cell table:style-name="ce1" table:formula="of:=LOWER([.A9])" office:value-type="string" office:string-value="male_voice_oooo" calcext:value-type="string">
            <text:p>male_voice_oooo</text:p>
          </table:table-cell>
          <table:table-cell table:style-name="ce1" office:value-type="string" calcext:value-type="string">
            <text:p>_LES1</text:p>
          </table:table-cell>
          <table:table-cell table:style-name="ce1" table:formula="of:=[.B9]&amp;[.C9]" office:value-type="string" office:string-value="male_voice_oooo_LES1" calcext:value-type="string">
            <text:p>male_voice_oooo_LES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eferees_whistle</text:p>
          </table:table-cell>
          <table:table-cell table:style-name="ce1" table:formula="of:=LOWER([.A10])" office:value-type="string" office:string-value="referees_whistle" calcext:value-type="string">
            <text:p>referees_whistle</text:p>
          </table:table-cell>
          <table:table-cell table:style-name="ce1" office:value-type="string" calcext:value-type="string">
            <text:p>_LES1</text:p>
          </table:table-cell>
          <table:table-cell table:style-name="ce1" table:formula="of:=[.B10]&amp;[.C10]" office:value-type="string" office:string-value="referees_whistle_LES1" calcext:value-type="string">
            <text:p>referees_whistle_LES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hythmic_clapping</text:p>
          </table:table-cell>
          <table:table-cell table:style-name="ce1" table:formula="of:=LOWER([.A11])" office:value-type="string" office:string-value="rhythmic_clapping" calcext:value-type="string">
            <text:p>rhythmic_clapping</text:p>
          </table:table-cell>
          <table:table-cell table:style-name="ce1" office:value-type="string" calcext:value-type="string">
            <text:p>_LES1</text:p>
          </table:table-cell>
          <table:table-cell table:style-name="ce1" table:formula="of:=[.B11]&amp;[.C11]" office:value-type="string" office:string-value="rhythmic_clapping_LES1" calcext:value-type="string">
            <text:p>rhythmic_clapping_LES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houting</text:p>
          </table:table-cell>
          <table:table-cell table:style-name="ce1" table:formula="of:=LOWER([.A12])" office:value-type="string" office:string-value="shouting" calcext:value-type="string">
            <text:p>shouting</text:p>
          </table:table-cell>
          <table:table-cell table:style-name="ce1" office:value-type="string" calcext:value-type="string">
            <text:p>_LES1</text:p>
          </table:table-cell>
          <table:table-cell table:style-name="ce1" table:formula="of:=[.B12]&amp;[.C12]" office:value-type="string" office:string-value="shouting_LES1" calcext:value-type="string">
            <text:p>shouting_LES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ppluase</text:p>
          </table:table-cell>
          <table:table-cell table:style-name="ce1" table:formula="of:=LOWER([.A13])" office:value-type="string" office:string-value="appluase" calcext:value-type="string">
            <text:p>appluase</text:p>
          </table:table-cell>
          <table:table-cell table:style-name="ce1" office:value-type="string" calcext:value-type="string">
            <text:p>_LES2</text:p>
          </table:table-cell>
          <table:table-cell table:style-name="ce1" table:formula="of:=[.B13]&amp;[.C13]" office:value-type="string" office:string-value="appluase_LES2" calcext:value-type="string">
            <text:p>appluase_LES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ass</text:p>
          </table:table-cell>
          <table:table-cell table:style-name="ce1" table:formula="of:=LOWER([.A14])" office:value-type="string" office:string-value="bass" calcext:value-type="string">
            <text:p>bass</text:p>
          </table:table-cell>
          <table:table-cell table:style-name="ce1" office:value-type="string" calcext:value-type="string">
            <text:p>_LES2</text:p>
          </table:table-cell>
          <table:table-cell table:style-name="ce1" table:formula="of:=[.B14]&amp;[.C14]" office:value-type="string" office:string-value="bass_LES2" calcext:value-type="string">
            <text:p>bass_LES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rass</text:p>
          </table:table-cell>
          <table:table-cell table:style-name="ce1" table:formula="of:=LOWER([.A15])" office:value-type="string" office:string-value="brass" calcext:value-type="string">
            <text:p>brass</text:p>
          </table:table-cell>
          <table:table-cell table:style-name="ce1" office:value-type="string" calcext:value-type="string">
            <text:p>_LES2</text:p>
          </table:table-cell>
          <table:table-cell table:style-name="ce1" table:formula="of:=[.B15]&amp;[.C15]" office:value-type="string" office:string-value="brass_LES2" calcext:value-type="string">
            <text:p>brass_LES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i_hat</text:p>
          </table:table-cell>
          <table:table-cell table:style-name="ce1" table:formula="of:=LOWER([.A16])" office:value-type="string" office:string-value="hi_hat" calcext:value-type="string">
            <text:p>hi_hat</text:p>
          </table:table-cell>
          <table:table-cell office:value-type="string" calcext:value-type="string">
            <text:p>_LES2</text:p>
          </table:table-cell>
          <table:table-cell table:style-name="ce1" table:formula="of:=[.B16]&amp;[.C16]" office:value-type="string" office:string-value="hi_hat_LES2" calcext:value-type="string">
            <text:p>hi_hat_LES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mpact_sound</text:p>
          </table:table-cell>
          <table:table-cell table:style-name="ce1" table:formula="of:=LOWER([.A17])" office:value-type="string" office:string-value="impact_sound" calcext:value-type="string">
            <text:p>impact_sound</text:p>
          </table:table-cell>
          <table:table-cell table:style-name="ce1" office:value-type="string" calcext:value-type="string">
            <text:p>_LES2</text:p>
          </table:table-cell>
          <table:table-cell table:style-name="ce1" table:formula="of:=[.B17]&amp;[.C17]" office:value-type="string" office:string-value="impact_sound_LES2" calcext:value-type="string">
            <text:p>impact_sound_LES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dividually_identifiable_claps</text:p>
          </table:table-cell>
          <table:table-cell table:style-name="ce1" table:formula="of:=LOWER([.A18])" office:value-type="string" office:string-value="individually_identifiable_claps" calcext:value-type="string">
            <text:p>individually_identifiable_claps</text:p>
          </table:table-cell>
          <table:table-cell table:style-name="ce1" office:value-type="string" calcext:value-type="string">
            <text:p>_LES2</text:p>
          </table:table-cell>
          <table:table-cell table:style-name="ce1" table:formula="of:=[.B18]&amp;[.C18]" office:value-type="string" office:string-value="individually_identifiable_claps_LES2" calcext:value-type="string">
            <text:p>individually_identifiable_claps_LES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iano</text:p>
          </table:table-cell>
          <table:table-cell table:style-name="ce1" table:formula="of:=LOWER([.A19])" office:value-type="string" office:string-value="piano" calcext:value-type="string">
            <text:p>piano</text:p>
          </table:table-cell>
          <table:table-cell table:style-name="ce1" office:value-type="string" calcext:value-type="string">
            <text:p>_LES2</text:p>
          </table:table-cell>
          <table:table-cell table:style-name="ce1" table:formula="of:=[.B19]&amp;[.C19]" office:value-type="string" office:string-value="piano_LES2" calcext:value-type="string">
            <text:p>piano_LES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xophone</text:p>
          </table:table-cell>
          <table:table-cell table:style-name="ce1" table:formula="of:=LOWER([.A20])" office:value-type="string" office:string-value="saxophone" calcext:value-type="string">
            <text:p>saxophone</text:p>
          </table:table-cell>
          <table:table-cell table:style-name="ce1" office:value-type="string" calcext:value-type="string">
            <text:p>_LES2</text:p>
          </table:table-cell>
          <table:table-cell table:style-name="ce1" table:formula="of:=[.B20]&amp;[.C20]" office:value-type="string" office:string-value="saxophone_LES2" calcext:value-type="string">
            <text:p>saxophone_LES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oice_of_MC</text:p>
          </table:table-cell>
          <table:table-cell table:style-name="ce1" table:formula="of:=LOWER([.A21])" office:value-type="string" office:string-value="voice_of_mc" calcext:value-type="string">
            <text:p>voice_of_mc</text:p>
          </table:table-cell>
          <table:table-cell table:style-name="ce1" office:value-type="string" calcext:value-type="string">
            <text:p>_LES2</text:p>
          </table:table-cell>
          <table:table-cell table:style-name="ce1" table:formula="of:=[.B21]&amp;[.C21]" office:value-type="string" office:string-value="voice_of_mc_LES2" calcext:value-type="string">
            <text:p>voice_of_mc_LES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histling</text:p>
          </table:table-cell>
          <table:table-cell table:style-name="ce1" table:formula="of:=LOWER([.A22])" office:value-type="string" office:string-value="whistling" calcext:value-type="string">
            <text:p>whistling</text:p>
          </table:table-cell>
          <table:table-cell table:style-name="ce1" office:value-type="string" calcext:value-type="string">
            <text:p>_LES2</text:p>
          </table:table-cell>
          <table:table-cell table:style-name="ce1" table:formula="of:=[.B22]&amp;[.C22]" office:value-type="string" office:string-value="whistling_LES2" calcext:value-type="string">
            <text:p>whistling_LES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pplause</text:p>
          </table:table-cell>
          <table:table-cell table:style-name="ce1" table:formula="of:=LOWER([.A23])" office:value-type="string" office:string-value="applause" calcext:value-type="string">
            <text:p>applause</text:p>
          </table:table-cell>
          <table:table-cell table:style-name="ce1" office:value-type="string" calcext:value-type="string">
            <text:p>_LES3</text:p>
          </table:table-cell>
          <table:table-cell table:style-name="ce1" table:formula="of:=[.B23]&amp;[.C23]" office:value-type="string" office:string-value="applause_LES3" calcext:value-type="string">
            <text:p>applause_LES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ig_roar_of_crowd_as_goal_is_scored</text:p>
          </table:table-cell>
          <table:table-cell table:style-name="ce1" table:formula="of:=LOWER([.A24])" office:value-type="string" office:string-value="big_roar_of_crowd_as_goal_is_scored" calcext:value-type="string">
            <text:p>big_roar_of_crowd_as_goal_is_scored</text:p>
          </table:table-cell>
          <table:table-cell table:style-name="ce1" office:value-type="string" calcext:value-type="string">
            <text:p>_LES3</text:p>
          </table:table-cell>
          <table:table-cell table:style-name="ce1" table:formula="of:=[.B24]&amp;[.C24]" office:value-type="string" office:string-value="big_roar_of_crowd_as_goal_is_scored_LES3" calcext:value-type="string">
            <text:p>big_roar_of_crowd_as_goal_is_scored_LES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mmentator</text:p>
          </table:table-cell>
          <table:table-cell table:style-name="ce1" table:formula="of:=LOWER([.A25])" office:value-type="string" office:string-value="commentator" calcext:value-type="string">
            <text:p>commentator</text:p>
          </table:table-cell>
          <table:table-cell table:style-name="ce1" office:value-type="string" calcext:value-type="string">
            <text:p>_LES3</text:p>
          </table:table-cell>
          <table:table-cell table:style-name="ce1" table:formula="of:=[.B25]&amp;[.C25]" office:value-type="string" office:string-value="commentator_LES3" calcext:value-type="string">
            <text:p>commentator_LES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rowd_chanting</text:p>
          </table:table-cell>
          <table:table-cell table:style-name="ce1" table:formula="of:=LOWER([.A26])" office:value-type="string" office:string-value="crowd_chanting" calcext:value-type="string">
            <text:p>crowd_chanting</text:p>
          </table:table-cell>
          <table:table-cell office:value-type="string" calcext:value-type="string">
            <text:p>_LES3</text:p>
          </table:table-cell>
          <table:table-cell table:style-name="ce1" table:formula="of:=[.B26]&amp;[.C26]" office:value-type="string" office:string-value="crowd_chanting_LES3" calcext:value-type="string">
            <text:p>crowd_chanting_LES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rowd_cheering</text:p>
          </table:table-cell>
          <table:table-cell table:style-name="ce1" table:formula="of:=LOWER([.A27])" office:value-type="string" office:string-value="crowd_cheering" calcext:value-type="string">
            <text:p>crowd_cheering</text:p>
          </table:table-cell>
          <table:table-cell table:style-name="ce1" office:value-type="string" calcext:value-type="string">
            <text:p>_LES3</text:p>
          </table:table-cell>
          <table:table-cell table:style-name="ce1" table:formula="of:=[.B27]&amp;[.C27]" office:value-type="string" office:string-value="crowd_cheering_LES3" calcext:value-type="string">
            <text:p>crowd_cheering_LES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rowd_singing</text:p>
          </table:table-cell>
          <table:table-cell table:style-name="ce1" table:formula="of:=LOWER([.A28])" office:value-type="string" office:string-value="crowd_singing" calcext:value-type="string">
            <text:p>crowd_singing</text:p>
          </table:table-cell>
          <table:table-cell table:style-name="ce1" office:value-type="string" calcext:value-type="string">
            <text:p>_LES3</text:p>
          </table:table-cell>
          <table:table-cell table:style-name="ce1" table:formula="of:=[.B28]&amp;[.C28]" office:value-type="string" office:string-value="crowd_singing_LES3" calcext:value-type="string">
            <text:p>crowd_singing_LES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orn</text:p>
          </table:table-cell>
          <table:table-cell table:style-name="ce1" table:formula="of:=LOWER([.A29])" office:value-type="string" office:string-value="horn" calcext:value-type="string">
            <text:p>horn</text:p>
          </table:table-cell>
          <table:table-cell table:style-name="ce1" office:value-type="string" calcext:value-type="string">
            <text:p>_LES3</text:p>
          </table:table-cell>
          <table:table-cell table:style-name="ce1" table:formula="of:=[.B29]&amp;[.C29]" office:value-type="string" office:string-value="horn_LES3" calcext:value-type="string">
            <text:p>horn_LES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dividually_identifiable_claps</text:p>
          </table:table-cell>
          <table:table-cell table:style-name="ce1" table:formula="of:=LOWER([.A30])" office:value-type="string" office:string-value="individually_identifiable_claps" calcext:value-type="string">
            <text:p>individually_identifiable_claps</text:p>
          </table:table-cell>
          <table:table-cell table:style-name="ce1" office:value-type="string" calcext:value-type="string">
            <text:p>_LES3</text:p>
          </table:table-cell>
          <table:table-cell table:style-name="ce1" table:formula="of:=[.B30]&amp;[.C30]" office:value-type="string" office:string-value="individually_identifiable_claps_LES3" calcext:value-type="string">
            <text:p>individually_identifiable_claps_LES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eferees_whistle</text:p>
          </table:table-cell>
          <table:table-cell table:style-name="ce1" table:formula="of:=LOWER([.A31])" office:value-type="string" office:string-value="referees_whistle" calcext:value-type="string">
            <text:p>referees_whistle</text:p>
          </table:table-cell>
          <table:table-cell table:style-name="ce1" office:value-type="string" calcext:value-type="string">
            <text:p>_LES3</text:p>
          </table:table-cell>
          <table:table-cell table:style-name="ce1" table:formula="of:=[.B31]&amp;[.C31]" office:value-type="string" office:string-value="referees_whistle_LES3" calcext:value-type="string">
            <text:p>referees_whistle_LES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tadium_announcer</text:p>
          </table:table-cell>
          <table:table-cell table:style-name="ce1" table:formula="of:=LOWER([.A32])" office:value-type="string" office:string-value="stadium_announcer" calcext:value-type="string">
            <text:p>stadium_announcer</text:p>
          </table:table-cell>
          <table:table-cell table:style-name="ce1" office:value-type="string" calcext:value-type="string">
            <text:p>_LES3</text:p>
          </table:table-cell>
          <table:table-cell table:style-name="ce1" table:formula="of:=[.B32]&amp;[.C32]" office:value-type="string" office:string-value="stadium_announcer_LES3" calcext:value-type="string">
            <text:p>stadium_announcer_LES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oices_in_crowd</text:p>
          </table:table-cell>
          <table:table-cell table:style-name="ce1" table:formula="of:=LOWER([.A33])" office:value-type="string" office:string-value="voices_in_crowd" calcext:value-type="string">
            <text:p>voices_in_crowd</text:p>
          </table:table-cell>
          <table:table-cell table:style-name="ce1" office:value-type="string" calcext:value-type="string">
            <text:p>_LES3</text:p>
          </table:table-cell>
          <table:table-cell table:style-name="ce1" table:formula="of:=[.B33]&amp;[.C33]" office:value-type="string" office:string-value="voices_in_crowd_LES3" calcext:value-type="string">
            <text:p>voices_in_crowd_LES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histling</text:p>
          </table:table-cell>
          <table:table-cell table:style-name="ce1" table:formula="of:=LOWER([.A34])" office:value-type="string" office:string-value="whistling" calcext:value-type="string">
            <text:p>whistling</text:p>
          </table:table-cell>
          <table:table-cell table:style-name="ce1" office:value-type="string" calcext:value-type="string">
            <text:p>_LES3</text:p>
          </table:table-cell>
          <table:table-cell table:style-name="ce1" table:formula="of:=[.B34]&amp;[.C34]" office:value-type="string" office:string-value="whistling_LES3" calcext:value-type="string">
            <text:p>whistling_LES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pplause</text:p>
          </table:table-cell>
          <table:table-cell table:style-name="ce1" table:formula="of:=LOWER([.A35])" office:value-type="string" office:string-value="applause" calcext:value-type="string">
            <text:p>applause</text:p>
          </table:table-cell>
          <table:table-cell table:style-name="ce1" office:value-type="string" calcext:value-type="string">
            <text:p>_LES4</text:p>
          </table:table-cell>
          <table:table-cell table:style-name="ce1" table:formula="of:=[.B35]&amp;[.C35]" office:value-type="string" office:string-value="applause_LES4" calcext:value-type="string">
            <text:p>applause_LES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hilds_voice</text:p>
          </table:table-cell>
          <table:table-cell table:style-name="ce1" table:formula="of:=LOWER([.A36])" office:value-type="string" office:string-value="childs_voice" calcext:value-type="string">
            <text:p>childs_voice</text:p>
          </table:table-cell>
          <table:table-cell table:style-name="ce1" office:value-type="string" calcext:value-type="string">
            <text:p>_LES4</text:p>
          </table:table-cell>
          <table:table-cell table:style-name="ce1" table:formula="of:=[.B36]&amp;[.C36]" office:value-type="string" office:string-value="childs_voice_LES4" calcext:value-type="string">
            <text:p>childs_voice_LES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ughs</text:p>
          </table:table-cell>
          <table:table-cell table:style-name="ce1" table:formula="of:=LOWER([.A37])" office:value-type="string" office:string-value="coughs" calcext:value-type="string">
            <text:p>coughs</text:p>
          </table:table-cell>
          <table:table-cell office:value-type="string" calcext:value-type="string">
            <text:p>_LES4</text:p>
          </table:table-cell>
          <table:table-cell table:style-name="ce1" table:formula="of:=[.B37]&amp;[.C37]" office:value-type="string" office:string-value="coughs_LES4" calcext:value-type="string">
            <text:p>coughs_LES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rowd_cheering</text:p>
          </table:table-cell>
          <table:table-cell table:style-name="ce1" table:formula="of:=LOWER([.A38])" office:value-type="string" office:string-value="crowd_cheering" calcext:value-type="string">
            <text:p>crowd_cheering</text:p>
          </table:table-cell>
          <table:table-cell table:style-name="ce1" office:value-type="string" calcext:value-type="string">
            <text:p>_LES4</text:p>
          </table:table-cell>
          <table:table-cell table:style-name="ce1" table:formula="of:=[.B38]&amp;[.C38]" office:value-type="string" office:string-value="crowd_cheering_LES4" calcext:value-type="string">
            <text:p>crowd_cheering_LES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rowd_shouting</text:p>
          </table:table-cell>
          <table:table-cell table:style-name="ce1" table:formula="of:=LOWER([.A39])" office:value-type="string" office:string-value="crowd_shouting" calcext:value-type="string">
            <text:p>crowd_shouting</text:p>
          </table:table-cell>
          <table:table-cell table:style-name="ce1" office:value-type="string" calcext:value-type="string">
            <text:p>_LES4</text:p>
          </table:table-cell>
          <table:table-cell table:style-name="ce1" table:formula="of:=[.B39]&amp;[.C39]" office:value-type="string" office:string-value="crowd_shouting_LES4" calcext:value-type="string">
            <text:p>crowd_shouting_LES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rowd_whistling</text:p>
          </table:table-cell>
          <table:table-cell table:style-name="ce1" table:formula="of:=LOWER([.A40])" office:value-type="string" office:string-value="crowd_whistling" calcext:value-type="string">
            <text:p>crowd_whistling</text:p>
          </table:table-cell>
          <table:table-cell table:style-name="ce1" office:value-type="string" calcext:value-type="string">
            <text:p>_LES4</text:p>
          </table:table-cell>
          <table:table-cell table:style-name="ce1" table:formula="of:=[.B40]&amp;[.C40]" office:value-type="string" office:string-value="crowd_whistling_LES4" calcext:value-type="string">
            <text:p>crowd_whistling_LES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emale_commentator</text:p>
          </table:table-cell>
          <table:table-cell table:style-name="ce1" table:formula="of:=LOWER([.A41])" office:value-type="string" office:string-value="female_commentator" calcext:value-type="string">
            <text:p>female_commentator</text:p>
          </table:table-cell>
          <table:table-cell table:style-name="ce1" office:value-type="string" calcext:value-type="string">
            <text:p>_LES4</text:p>
          </table:table-cell>
          <table:table-cell table:style-name="ce1" table:formula="of:=[.B41]&amp;[.C41]" office:value-type="string" office:string-value="female_commentator_LES4" calcext:value-type="string">
            <text:p>female_commentator_LES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ootsteps</text:p>
          </table:table-cell>
          <table:table-cell table:style-name="ce1" table:formula="of:=LOWER([.A42])" office:value-type="string" office:string-value="footsteps" calcext:value-type="string">
            <text:p>footsteps</text:p>
          </table:table-cell>
          <table:table-cell table:style-name="ce1" office:value-type="string" calcext:value-type="string">
            <text:p>_LES4</text:p>
          </table:table-cell>
          <table:table-cell table:style-name="ce1" table:formula="of:=[.B42]&amp;[.C42]" office:value-type="string" office:string-value="footsteps_LES4" calcext:value-type="string">
            <text:p>footsteps_LES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runt</text:p>
          </table:table-cell>
          <table:table-cell table:style-name="ce1" table:formula="of:=LOWER([.A43])" office:value-type="string" office:string-value="grunt" calcext:value-type="string">
            <text:p>grunt</text:p>
          </table:table-cell>
          <table:table-cell table:style-name="ce1" office:value-type="string" calcext:value-type="string">
            <text:p>_LES4</text:p>
          </table:table-cell>
          <table:table-cell table:style-name="ce1" table:formula="of:=[.B43]&amp;[.C43]" office:value-type="string" office:string-value="grunt_LES4" calcext:value-type="string">
            <text:p>grunt_LES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mpact_of_ball_on_court</text:p>
          </table:table-cell>
          <table:table-cell table:style-name="ce1" table:formula="of:=LOWER([.A44])" office:value-type="string" office:string-value="impact_of_ball_on_court" calcext:value-type="string">
            <text:p>impact_of_ball_on_court</text:p>
          </table:table-cell>
          <table:table-cell table:style-name="ce1" office:value-type="string" calcext:value-type="string">
            <text:p>_LES4</text:p>
          </table:table-cell>
          <table:table-cell table:style-name="ce1" table:formula="of:=[.B44]&amp;[.C44]" office:value-type="string" office:string-value="impact_of_ball_on_court_LES4" calcext:value-type="string">
            <text:p>impact_of_ball_on_court_LES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mpact_of_ball_on_racket</text:p>
          </table:table-cell>
          <table:table-cell table:style-name="ce1" table:formula="of:=LOWER([.A45])" office:value-type="string" office:string-value="impact_of_ball_on_racket" calcext:value-type="string">
            <text:p>impact_of_ball_on_racket</text:p>
          </table:table-cell>
          <table:table-cell table:style-name="ce1" office:value-type="string" calcext:value-type="string">
            <text:p>_LES4</text:p>
          </table:table-cell>
          <table:table-cell table:style-name="ce1" table:formula="of:=[.B45]&amp;[.C45]" office:value-type="string" office:string-value="impact_of_ball_on_racket_LES4" calcext:value-type="string">
            <text:p>impact_of_ball_on_racket_LES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mpact_of_ball_on_wall</text:p>
          </table:table-cell>
          <table:table-cell table:style-name="ce1" table:formula="of:=LOWER([.A46])" office:value-type="string" office:string-value="impact_of_ball_on_wall" calcext:value-type="string">
            <text:p>impact_of_ball_on_wall</text:p>
          </table:table-cell>
          <table:table-cell table:style-name="ce1" office:value-type="string" calcext:value-type="string">
            <text:p>_LES4</text:p>
          </table:table-cell>
          <table:table-cell table:style-name="ce1" table:formula="of:=[.B46]&amp;[.C46]" office:value-type="string" office:string-value="impact_of_ball_on_wall_LES4" calcext:value-type="string">
            <text:p>impact_of_ball_on_wall_LES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dividually_identifiable_claps</text:p>
          </table:table-cell>
          <table:table-cell table:style-name="ce1" table:formula="of:=LOWER([.A47])" office:value-type="string" office:string-value="individually_identifiable_claps" calcext:value-type="string">
            <text:p>individually_identifiable_claps</text:p>
          </table:table-cell>
          <table:table-cell table:style-name="ce1" office:value-type="string" calcext:value-type="string">
            <text:p>_LES4</text:p>
          </table:table-cell>
          <table:table-cell table:style-name="ce1" table:formula="of:=[.B47]&amp;[.C47]" office:value-type="string" office:string-value="individually_identifiable_claps_LES4" calcext:value-type="string">
            <text:p>individually_identifiable_claps_LES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le_commentator_A</text:p>
          </table:table-cell>
          <table:table-cell table:style-name="ce1" table:formula="of:=LOWER([.A48])" office:value-type="string" office:string-value="male_commentator_a" calcext:value-type="string">
            <text:p>male_commentator_a</text:p>
          </table:table-cell>
          <table:table-cell table:style-name="ce1" office:value-type="string" calcext:value-type="string">
            <text:p>_LES4</text:p>
          </table:table-cell>
          <table:table-cell table:style-name="ce1" table:formula="of:=[.B48]&amp;[.C48]" office:value-type="string" office:string-value="male_commentator_a_LES4" calcext:value-type="string">
            <text:p>male_commentator_a_LES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le_commentator_B</text:p>
          </table:table-cell>
          <table:table-cell table:style-name="ce1" table:formula="of:=LOWER([.A49])" office:value-type="string" office:string-value="male_commentator_b" calcext:value-type="string">
            <text:p>male_commentator_b</text:p>
          </table:table-cell>
          <table:table-cell table:style-name="ce1" office:value-type="string" calcext:value-type="string">
            <text:p>_LES4</text:p>
          </table:table-cell>
          <table:table-cell table:style-name="ce1" table:formula="of:=[.B49]&amp;[.C49]" office:value-type="string" office:string-value="male_commentator_b_LES4" calcext:value-type="string">
            <text:p>male_commentator_b_LES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Net_fault_beep</text:p>
          </table:table-cell>
          <table:table-cell table:style-name="ce1" table:formula="of:=LOWER([.A50])" office:value-type="string" office:string-value="net_fault_beep" calcext:value-type="string">
            <text:p>net_fault_beep</text:p>
          </table:table-cell>
          <table:table-cell table:style-name="ce1" office:value-type="string" calcext:value-type="string">
            <text:p>_LES4</text:p>
          </table:table-cell>
          <table:table-cell table:style-name="ce1" table:formula="of:=[.B50]&amp;[.C50]" office:value-type="string" office:string-value="net_fault_beep_LES4" calcext:value-type="string">
            <text:p>net_fault_beep_LES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oar_of_crowd</text:p>
          </table:table-cell>
          <table:table-cell table:style-name="ce1" table:formula="of:=LOWER([.A51])" office:value-type="string" office:string-value="roar_of_crowd" calcext:value-type="string">
            <text:p>roar_of_crowd</text:p>
          </table:table-cell>
          <table:table-cell table:style-name="ce1" office:value-type="string" calcext:value-type="string">
            <text:p>_LES4</text:p>
          </table:table-cell>
          <table:table-cell table:style-name="ce1" table:formula="of:=[.B51]&amp;[.C51]" office:value-type="string" office:string-value="roar_of_crowd_LES4" calcext:value-type="string">
            <text:p>roar_of_crowd_LES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ustling</text:p>
          </table:table-cell>
          <table:table-cell table:style-name="ce1" table:formula="of:=LOWER([.A52])" office:value-type="string" office:string-value="rustling" calcext:value-type="string">
            <text:p>rustling</text:p>
          </table:table-cell>
          <table:table-cell table:style-name="ce1" office:value-type="string" calcext:value-type="string">
            <text:p>_LES4</text:p>
          </table:table-cell>
          <table:table-cell table:style-name="ce1" table:formula="of:=[.B52]&amp;[.C52]" office:value-type="string" office:string-value="rustling_LES4" calcext:value-type="string">
            <text:p>rustling_LES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cream</text:p>
          </table:table-cell>
          <table:table-cell table:style-name="ce1" table:formula="of:=LOWER([.A53])" office:value-type="string" office:string-value="scream" calcext:value-type="string">
            <text:p>scream</text:p>
          </table:table-cell>
          <table:table-cell table:style-name="ce1" office:value-type="string" calcext:value-type="string">
            <text:p>_LES4</text:p>
          </table:table-cell>
          <table:table-cell table:style-name="ce1" table:formula="of:=[.B53]&amp;[.C53]" office:value-type="string" office:string-value="scream_LES4" calcext:value-type="string">
            <text:p>scream_LES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mpires_voice</text:p>
          </table:table-cell>
          <table:table-cell table:style-name="ce1" table:formula="of:=LOWER([.A54])" office:value-type="string" office:string-value="umpires_voice" calcext:value-type="string">
            <text:p>umpires_voice</text:p>
          </table:table-cell>
          <table:table-cell table:style-name="ce1" office:value-type="string" calcext:value-type="string">
            <text:p>_LES4</text:p>
          </table:table-cell>
          <table:table-cell table:style-name="ce1" table:formula="of:=[.B54]&amp;[.C54]" office:value-type="string" office:string-value="umpires_voice_LES4" calcext:value-type="string">
            <text:p>umpires_voice_LES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oice_in_crowd</text:p>
          </table:table-cell>
          <table:table-cell table:style-name="ce1" table:formula="of:=LOWER([.A55])" office:value-type="string" office:string-value="voice_in_crowd" calcext:value-type="string">
            <text:p>voice_in_crowd</text:p>
          </table:table-cell>
          <table:table-cell table:style-name="ce1" office:value-type="string" calcext:value-type="string">
            <text:p>_LES4</text:p>
          </table:table-cell>
          <table:table-cell table:style-name="ce1" table:formula="of:=[.B55]&amp;[.C55]" office:value-type="string" office:string-value="voice_in_crowd_LES4" calcext:value-type="string">
            <text:p>voice_in_crowd_LES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pplause</text:p>
          </table:table-cell>
          <table:table-cell table:style-name="ce1" table:formula="of:=LOWER([.A56])" office:value-type="string" office:string-value="applause" calcext:value-type="string">
            <text:p>applause</text:p>
          </table:table-cell>
          <table:table-cell office:value-type="string" calcext:value-type="string">
            <text:p>_LES5</text:p>
          </table:table-cell>
          <table:table-cell table:style-name="ce1" table:formula="of:=[.B56]&amp;[.C56]" office:value-type="string" office:string-value="applause_LES5" calcext:value-type="string">
            <text:p>applause_LES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heering</text:p>
          </table:table-cell>
          <table:table-cell table:style-name="ce1" table:formula="of:=LOWER([.A57])" office:value-type="string" office:string-value="cheering" calcext:value-type="string">
            <text:p>cheering</text:p>
          </table:table-cell>
          <table:table-cell table:style-name="ce1" office:value-type="string" calcext:value-type="string">
            <text:p>_LES5</text:p>
          </table:table-cell>
          <table:table-cell table:style-name="ce1" table:formula="of:=[.B57]&amp;[.C57]" office:value-type="string" office:string-value="cheering_LES5" calcext:value-type="string">
            <text:p>cheering_LES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lick</text:p>
          </table:table-cell>
          <table:table-cell table:style-name="ce1" table:formula="of:=LOWER([.A58])" office:value-type="string" office:string-value="click" calcext:value-type="string">
            <text:p>click</text:p>
          </table:table-cell>
          <table:table-cell table:style-name="ce1" office:value-type="string" calcext:value-type="string">
            <text:p>_LES5</text:p>
          </table:table-cell>
          <table:table-cell table:style-name="ce1" table:formula="of:=[.B58]&amp;[.C58]" office:value-type="string" office:string-value="click_LES5" calcext:value-type="string">
            <text:p>click_LES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rowd_babble/murmur</text:p>
          </table:table-cell>
          <table:table-cell table:style-name="ce1" table:formula="of:=LOWER([.A59])" office:value-type="string" office:string-value="crowd_babble/murmur" calcext:value-type="string">
            <text:p>crowd_babble/murmur</text:p>
          </table:table-cell>
          <table:table-cell table:style-name="ce1" office:value-type="string" calcext:value-type="string">
            <text:p>_LES5</text:p>
          </table:table-cell>
          <table:table-cell table:style-name="ce1" table:formula="of:=[.B59]&amp;[.C59]" office:value-type="string" office:string-value="crowd_babble/murmur_LES5" calcext:value-type="string">
            <text:p>crowd_babble/murmur_LES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irework</text:p>
          </table:table-cell>
          <table:table-cell table:style-name="ce1" table:formula="of:=LOWER([.A60])" office:value-type="string" office:string-value="firework" calcext:value-type="string">
            <text:p>firework</text:p>
          </table:table-cell>
          <table:table-cell table:style-name="ce1" office:value-type="string" calcext:value-type="string">
            <text:p>_LES5</text:p>
          </table:table-cell>
          <table:table-cell table:style-name="ce1" table:formula="of:=[.B60]&amp;[.C60]" office:value-type="string" office:string-value="firework_LES5" calcext:value-type="string">
            <text:p>firework_LES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orn_sound</text:p>
          </table:table-cell>
          <table:table-cell table:style-name="ce1" table:formula="of:=LOWER([.A61])" office:value-type="string" office:string-value="horn_sound" calcext:value-type="string">
            <text:p>horn_sound</text:p>
          </table:table-cell>
          <table:table-cell table:style-name="ce1" office:value-type="string" calcext:value-type="string">
            <text:p>_LES5</text:p>
          </table:table-cell>
          <table:table-cell table:style-name="ce1" table:formula="of:=[.B61]&amp;[.C61]" office:value-type="string" office:string-value="horn_sound_LES5" calcext:value-type="string">
            <text:p>horn_sound_LES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arty_popper</text:p>
          </table:table-cell>
          <table:table-cell table:style-name="ce1" table:formula="of:=LOWER([.A62])" office:value-type="string" office:string-value="party_popper" calcext:value-type="string">
            <text:p>party_popper</text:p>
          </table:table-cell>
          <table:table-cell table:style-name="ce1" office:value-type="string" calcext:value-type="string">
            <text:p>_LES5</text:p>
          </table:table-cell>
          <table:table-cell table:style-name="ce1" table:formula="of:=[.B62]&amp;[.C62]" office:value-type="string" office:string-value="party_popper_LES5" calcext:value-type="string">
            <text:p>party_popper_LES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houting</text:p>
          </table:table-cell>
          <table:table-cell table:style-name="ce1" table:formula="of:=LOWER([.A63])" office:value-type="string" office:string-value="shouting" calcext:value-type="string">
            <text:p>shouting</text:p>
          </table:table-cell>
          <table:table-cell table:style-name="ce1" office:value-type="string" calcext:value-type="string">
            <text:p>_LES5</text:p>
          </table:table-cell>
          <table:table-cell table:style-name="ce1" table:formula="of:=[.B63]&amp;[.C63]" office:value-type="string" office:string-value="shouting_LES5" calcext:value-type="string">
            <text:p>shouting_LES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trumming_sound</text:p>
          </table:table-cell>
          <table:table-cell table:style-name="ce1" table:formula="of:=LOWER([.A64])" office:value-type="string" office:string-value="strumming_sound" calcext:value-type="string">
            <text:p>strumming_sound</text:p>
          </table:table-cell>
          <table:table-cell table:style-name="ce1" office:value-type="string" calcext:value-type="string">
            <text:p>_LES5</text:p>
          </table:table-cell>
          <table:table-cell table:style-name="ce1" table:formula="of:=[.B64]&amp;[.C64]" office:value-type="string" office:string-value="strumming_sound_LES5" calcext:value-type="string">
            <text:p>strumming_sound_LES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oice_Wooo</text:p>
          </table:table-cell>
          <table:table-cell table:style-name="ce1" table:formula="of:=LOWER([.A65])" office:value-type="string" office:string-value="voice_wooo" calcext:value-type="string">
            <text:p>voice_wooo</text:p>
          </table:table-cell>
          <table:table-cell table:style-name="ce1" office:value-type="string" calcext:value-type="string">
            <text:p>_LES5</text:p>
          </table:table-cell>
          <table:table-cell table:style-name="ce1" table:formula="of:=[.B65]&amp;[.C65]" office:value-type="string" office:string-value="voice_wooo_LES5" calcext:value-type="string">
            <text:p>voice_wooo_LES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hining_sound</text:p>
          </table:table-cell>
          <table:table-cell table:style-name="ce1" table:formula="of:=LOWER([.A66])" office:value-type="string" office:string-value="whining_sound" calcext:value-type="string">
            <text:p>whining_sound</text:p>
          </table:table-cell>
          <table:table-cell table:style-name="ce1" office:value-type="string" calcext:value-type="string">
            <text:p>_LES5</text:p>
          </table:table-cell>
          <table:table-cell table:style-name="ce1" table:formula="of:=[.B66]&amp;[.C66]" office:value-type="string" office:string-value="whining_sound_LES5" calcext:value-type="string">
            <text:p>whining_sound_LES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histles</text:p>
          </table:table-cell>
          <table:table-cell table:style-name="ce1" table:formula="of:=LOWER([.A67])" office:value-type="string" office:string-value="whistles" calcext:value-type="string">
            <text:p>whistles</text:p>
          </table:table-cell>
          <table:table-cell table:style-name="ce1" office:value-type="string" calcext:value-type="string">
            <text:p>_LES5</text:p>
          </table:table-cell>
          <table:table-cell table:style-name="ce1" table:formula="of:=[.B67]&amp;[.C67]" office:value-type="string" office:string-value="whistles_LES5" calcext:value-type="string">
            <text:p>whistles_LES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hoop</text:p>
          </table:table-cell>
          <table:table-cell table:style-name="ce1" table:formula="of:=LOWER([.A68])" office:value-type="string" office:string-value="whoop" calcext:value-type="string">
            <text:p>whoop</text:p>
          </table:table-cell>
          <table:table-cell table:style-name="ce1" office:value-type="string" calcext:value-type="string">
            <text:p>_LES5</text:p>
          </table:table-cell>
          <table:table-cell table:style-name="ce1" table:formula="of:=[.B68]&amp;[.C68]" office:value-type="string" office:string-value="whoop_LES5" calcext:value-type="string">
            <text:p>whoop_LES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pplause</text:p>
          </table:table-cell>
          <table:table-cell table:style-name="ce1" table:formula="of:=LOWER([.A69])" office:value-type="string" office:string-value="applause" calcext:value-type="string">
            <text:p>applause</text:p>
          </table:table-cell>
          <table:table-cell table:style-name="ce1" office:value-type="string" calcext:value-type="string">
            <text:p>_LES6</text:p>
          </table:table-cell>
          <table:table-cell table:style-name="ce1" table:formula="of:=[.B69]&amp;[.C69]" office:value-type="string" office:string-value="applause_LES6" calcext:value-type="string">
            <text:p>applause_LES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rass</text:p>
          </table:table-cell>
          <table:table-cell table:style-name="ce1" table:formula="of:=LOWER([.A70])" office:value-type="string" office:string-value="brass" calcext:value-type="string">
            <text:p>brass</text:p>
          </table:table-cell>
          <table:table-cell table:style-name="ce1" office:value-type="string" calcext:value-type="string">
            <text:p>_LES6</text:p>
          </table:table-cell>
          <table:table-cell table:style-name="ce1" table:formula="of:=[.B70]&amp;[.C70]" office:value-type="string" office:string-value="brass_LES6" calcext:value-type="string">
            <text:p>brass_LES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hoir_singling</text:p>
          </table:table-cell>
          <table:table-cell table:style-name="ce1" table:formula="of:=LOWER([.A71])" office:value-type="string" office:string-value="choir_singling" calcext:value-type="string">
            <text:p>choir_singling</text:p>
          </table:table-cell>
          <table:table-cell table:style-name="ce1" office:value-type="string" calcext:value-type="string">
            <text:p>_LES6</text:p>
          </table:table-cell>
          <table:table-cell table:style-name="ce1" table:formula="of:=[.B71]&amp;[.C71]" office:value-type="string" office:string-value="choir_singling_LES6" calcext:value-type="string">
            <text:p>choir_singling_LES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ughs</text:p>
          </table:table-cell>
          <table:table-cell table:style-name="ce1" table:formula="of:=LOWER([.A72])" office:value-type="string" office:string-value="coughs" calcext:value-type="string">
            <text:p>coughs</text:p>
          </table:table-cell>
          <table:table-cell table:style-name="ce1" office:value-type="string" calcext:value-type="string">
            <text:p>_LES6</text:p>
          </table:table-cell>
          <table:table-cell table:style-name="ce1" table:formula="of:=[.B72]&amp;[.C72]" office:value-type="string" office:string-value="coughs_LES6" calcext:value-type="string">
            <text:p>coughs_LES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rowd_cheering</text:p>
          </table:table-cell>
          <table:table-cell table:style-name="ce1" table:formula="of:=LOWER([.A73])" office:value-type="string" office:string-value="crowd_cheering" calcext:value-type="string">
            <text:p>crowd_cheering</text:p>
          </table:table-cell>
          <table:table-cell table:style-name="ce1" office:value-type="string" calcext:value-type="string">
            <text:p>_LES6</text:p>
          </table:table-cell>
          <table:table-cell table:style-name="ce1" table:formula="of:=[.B73]&amp;[.C73]" office:value-type="string" office:string-value="crowd_cheering_LES6" calcext:value-type="string">
            <text:p>crowd_cheering_LES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rowd_whistling</text:p>
          </table:table-cell>
          <table:table-cell table:style-name="ce1" table:formula="of:=LOWER([.A74])" office:value-type="string" office:string-value="crowd_whistling" calcext:value-type="string">
            <text:p>crowd_whistling</text:p>
          </table:table-cell>
          <table:table-cell table:style-name="ce1" office:value-type="string" calcext:value-type="string">
            <text:p>_LES6</text:p>
          </table:table-cell>
          <table:table-cell table:style-name="ce1" table:formula="of:=[.B74]&amp;[.C74]" office:value-type="string" office:string-value="crowd_whistling_LES6" calcext:value-type="string">
            <text:p>crowd_whistling_LES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orn</text:p>
          </table:table-cell>
          <table:table-cell table:style-name="ce1" table:formula="of:=LOWER([.A75])" office:value-type="string" office:string-value="horn" calcext:value-type="string">
            <text:p>horn</text:p>
          </table:table-cell>
          <table:table-cell office:value-type="string" calcext:value-type="string">
            <text:p>_LES6</text:p>
          </table:table-cell>
          <table:table-cell table:style-name="ce1" table:formula="of:=[.B75]&amp;[.C75]" office:value-type="string" office:string-value="horn_LES6" calcext:value-type="string">
            <text:p>horn_LES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dividual_whistle</text:p>
          </table:table-cell>
          <table:table-cell table:style-name="ce1" table:formula="of:=LOWER([.A76])" office:value-type="string" office:string-value="individual_whistle" calcext:value-type="string">
            <text:p>individual_whistle</text:p>
          </table:table-cell>
          <table:table-cell table:style-name="ce1" office:value-type="string" calcext:value-type="string">
            <text:p>_LES6</text:p>
          </table:table-cell>
          <table:table-cell table:style-name="ce1" table:formula="of:=[.B76]&amp;[.C76]" office:value-type="string" office:string-value="individual_whistle_LES6" calcext:value-type="string">
            <text:p>individual_whistle_LES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aughter</text:p>
          </table:table-cell>
          <table:table-cell table:style-name="ce1" table:formula="of:=LOWER([.A77])" office:value-type="string" office:string-value="laughter" calcext:value-type="string">
            <text:p>laughter</text:p>
          </table:table-cell>
          <table:table-cell table:style-name="ce1" office:value-type="string" calcext:value-type="string">
            <text:p>_LES6</text:p>
          </table:table-cell>
          <table:table-cell table:style-name="ce1" table:formula="of:=[.B77]&amp;[.C77]" office:value-type="string" office:string-value="laughter_LES6" calcext:value-type="string">
            <text:p>laughter_LES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oud_horn</text:p>
          </table:table-cell>
          <table:table-cell table:style-name="ce1" table:formula="of:=LOWER([.A78])" office:value-type="string" office:string-value="loud_horn" calcext:value-type="string">
            <text:p>loud_horn</text:p>
          </table:table-cell>
          <table:table-cell table:style-name="ce1" office:value-type="string" calcext:value-type="string">
            <text:p>_LES6</text:p>
          </table:table-cell>
          <table:table-cell table:style-name="ce1" table:formula="of:=[.B78]&amp;[.C78]" office:value-type="string" office:string-value="loud_horn_LES6" calcext:value-type="string">
            <text:p>loud_horn_LES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arty_popper</text:p>
          </table:table-cell>
          <table:table-cell table:style-name="ce1" table:formula="of:=LOWER([.A79])" office:value-type="string" office:string-value="party_popper" calcext:value-type="string">
            <text:p>party_popper</text:p>
          </table:table-cell>
          <table:table-cell table:style-name="ce1" office:value-type="string" calcext:value-type="string">
            <text:p>_LES6</text:p>
          </table:table-cell>
          <table:table-cell table:style-name="ce1" table:formula="of:=[.B79]&amp;[.C79]" office:value-type="string" office:string-value="party_popper_LES6" calcext:value-type="string">
            <text:p>party_popper_LES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ercussion</text:p>
          </table:table-cell>
          <table:table-cell table:style-name="ce1" table:formula="of:=LOWER([.A80])" office:value-type="string" office:string-value="percussion" calcext:value-type="string">
            <text:p>percussion</text:p>
          </table:table-cell>
          <table:table-cell table:style-name="ce1" office:value-type="string" calcext:value-type="string">
            <text:p>_LES6</text:p>
          </table:table-cell>
          <table:table-cell table:style-name="ce1" table:formula="of:=[.B80]&amp;[.C80]" office:value-type="string" office:string-value="percussion_LES6" calcext:value-type="string">
            <text:p>percussion_LES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trings</text:p>
          </table:table-cell>
          <table:table-cell table:style-name="ce1" table:formula="of:=LOWER([.A81])" office:value-type="string" office:string-value="strings" calcext:value-type="string">
            <text:p>strings</text:p>
          </table:table-cell>
          <table:table-cell table:style-name="ce1" office:value-type="string" calcext:value-type="string">
            <text:p>_LES6</text:p>
          </table:table-cell>
          <table:table-cell table:style-name="ce1" table:formula="of:=[.B81]&amp;[.C81]" office:value-type="string" office:string-value="strings_LES6" calcext:value-type="string">
            <text:p>strings_LES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oice_of_MC</text:p>
          </table:table-cell>
          <table:table-cell table:style-name="ce1" table:formula="of:=LOWER([.A82])" office:value-type="string" office:string-value="voice_of_mc" calcext:value-type="string">
            <text:p>voice_of_mc</text:p>
          </table:table-cell>
          <table:table-cell table:style-name="ce1" office:value-type="string" calcext:value-type="string">
            <text:p>_LES6</text:p>
          </table:table-cell>
          <table:table-cell table:style-name="ce1" table:formula="of:=[.B82]&amp;[.C82]" office:value-type="string" office:string-value="voice_of_mc_LES6" calcext:value-type="string">
            <text:p>voice_of_mc_LES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lack</text:p>
          </table:table-cell>
          <table:table-cell table:style-name="ce1" table:formula="of:=LOWER([.A83])" office:value-type="string" office:string-value="clack" calcext:value-type="string">
            <text:p>clack</text:p>
          </table:table-cell>
          <table:table-cell table:style-name="ce1" office:value-type="string" calcext:value-type="string">
            <text:p>_LES7</text:p>
          </table:table-cell>
          <table:table-cell table:style-name="ce1" table:formula="of:=[.B83]&amp;[.C83]" office:value-type="string" office:string-value="clack_LES7" calcext:value-type="string">
            <text:p>clack_LES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lick</text:p>
          </table:table-cell>
          <table:table-cell table:style-name="ce1" table:formula="of:=LOWER([.A84])" office:value-type="string" office:string-value="click" calcext:value-type="string">
            <text:p>click</text:p>
          </table:table-cell>
          <table:table-cell table:style-name="ce1" office:value-type="string" calcext:value-type="string">
            <text:p>_LES7</text:p>
          </table:table-cell>
          <table:table-cell table:style-name="ce1" table:formula="of:=[.B84]&amp;[.C84]" office:value-type="string" office:string-value="click_LES7" calcext:value-type="string">
            <text:p>click_LES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ughs</text:p>
          </table:table-cell>
          <table:table-cell table:style-name="ce1" table:formula="of:=LOWER([.A85])" office:value-type="string" office:string-value="coughs" calcext:value-type="string">
            <text:p>coughs</text:p>
          </table:table-cell>
          <table:table-cell table:style-name="ce1" office:value-type="string" calcext:value-type="string">
            <text:p>_LES7</text:p>
          </table:table-cell>
          <table:table-cell table:style-name="ce1" table:formula="of:=[.B85]&amp;[.C85]" office:value-type="string" office:string-value="coughs_LES7" calcext:value-type="string">
            <text:p>coughs_LES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rowd_applause</text:p>
          </table:table-cell>
          <table:table-cell table:style-name="ce1" table:formula="of:=LOWER([.A86])" office:value-type="string" office:string-value="crowd_applause" calcext:value-type="string">
            <text:p>crowd_applause</text:p>
          </table:table-cell>
          <table:table-cell table:style-name="ce1" office:value-type="string" calcext:value-type="string">
            <text:p>_LES7</text:p>
          </table:table-cell>
          <table:table-cell table:style-name="ce1" table:formula="of:=[.B86]&amp;[.C86]" office:value-type="string" office:string-value="crowd_applause_LES7" calcext:value-type="string">
            <text:p>crowd_applause_LES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rowd_babble</text:p>
          </table:table-cell>
          <table:table-cell table:style-name="ce1" table:formula="of:=LOWER([.A87])" office:value-type="string" office:string-value="crowd_babble" calcext:value-type="string">
            <text:p>crowd_babble</text:p>
          </table:table-cell>
          <table:table-cell office:value-type="string" calcext:value-type="string">
            <text:p>_LES7</text:p>
          </table:table-cell>
          <table:table-cell table:style-name="ce1" table:formula="of:=[.B87]&amp;[.C87]" office:value-type="string" office:string-value="crowd_babble_LES7" calcext:value-type="string">
            <text:p>crowd_babble_LES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rowd_chanting</text:p>
          </table:table-cell>
          <table:table-cell table:style-name="ce1" table:formula="of:=LOWER([.A88])" office:value-type="string" office:string-value="crowd_chanting" calcext:value-type="string">
            <text:p>crowd_chanting</text:p>
          </table:table-cell>
          <table:table-cell table:style-name="ce1" office:value-type="string" calcext:value-type="string">
            <text:p>_LES7</text:p>
          </table:table-cell>
          <table:table-cell table:style-name="ce1" table:formula="of:=[.B88]&amp;[.C88]" office:value-type="string" office:string-value="crowd_chanting_LES7" calcext:value-type="string">
            <text:p>crowd_chanting_LES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rowd_cheering</text:p>
          </table:table-cell>
          <table:table-cell table:style-name="ce1" table:formula="of:=LOWER([.A89])" office:value-type="string" office:string-value="crowd_cheering" calcext:value-type="string">
            <text:p>crowd_cheering</text:p>
          </table:table-cell>
          <table:table-cell table:style-name="ce1" office:value-type="string" calcext:value-type="string">
            <text:p>_LES7</text:p>
          </table:table-cell>
          <table:table-cell table:style-name="ce1" table:formula="of:=[.B89]&amp;[.C89]" office:value-type="string" office:string-value="crowd_cheering_LES7" calcext:value-type="string">
            <text:p>crowd_cheering_LES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rowd_groan</text:p>
          </table:table-cell>
          <table:table-cell table:style-name="ce1" table:formula="of:=LOWER([.A90])" office:value-type="string" office:string-value="crowd_groan" calcext:value-type="string">
            <text:p>crowd_groan</text:p>
          </table:table-cell>
          <table:table-cell table:style-name="ce1" office:value-type="string" calcext:value-type="string">
            <text:p>_LES7</text:p>
          </table:table-cell>
          <table:table-cell table:style-name="ce1" table:formula="of:=[.B90]&amp;[.C90]" office:value-type="string" office:string-value="crowd_groan_LES7" calcext:value-type="string">
            <text:p>crowd_groan_LES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rowd_whsitling</text:p>
          </table:table-cell>
          <table:table-cell table:style-name="ce1" table:formula="of:=LOWER([.A91])" office:value-type="string" office:string-value="crowd_whsitling" calcext:value-type="string">
            <text:p>crowd_whsitling</text:p>
          </table:table-cell>
          <table:table-cell table:style-name="ce1" office:value-type="string" calcext:value-type="string">
            <text:p>_LES7</text:p>
          </table:table-cell>
          <table:table-cell table:style-name="ce1" table:formula="of:=[.B91]&amp;[.C91]" office:value-type="string" office:string-value="crowd_whsitling_LES7" calcext:value-type="string">
            <text:p>crowd_whsitling_LES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emale_voice_in_crowd_shouting</text:p>
          </table:table-cell>
          <table:table-cell table:style-name="ce1" table:formula="of:=LOWER([.A92])" office:value-type="string" office:string-value="female_voice_in_crowd_shouting" calcext:value-type="string">
            <text:p>female_voice_in_crowd_shouting</text:p>
          </table:table-cell>
          <table:table-cell table:style-name="ce1" office:value-type="string" calcext:value-type="string">
            <text:p>_LES7</text:p>
          </table:table-cell>
          <table:table-cell table:style-name="ce1" table:formula="of:=[.B92]&amp;[.C92]" office:value-type="string" office:string-value="female_voice_in_crowd_shouting_LES7" calcext:value-type="string">
            <text:p>female_voice_in_crowd_shouting_LES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ootsteps</text:p>
          </table:table-cell>
          <table:table-cell table:style-name="ce1" table:formula="of:=LOWER([.A93])" office:value-type="string" office:string-value="footsteps" calcext:value-type="string">
            <text:p>footsteps</text:p>
          </table:table-cell>
          <table:table-cell table:style-name="ce1" office:value-type="string" calcext:value-type="string">
            <text:p>_LES7</text:p>
          </table:table-cell>
          <table:table-cell table:style-name="ce1" table:formula="of:=[.B93]&amp;[.C93]" office:value-type="string" office:string-value="footsteps_LES7" calcext:value-type="string">
            <text:p>footsteps_LES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runt</text:p>
          </table:table-cell>
          <table:table-cell table:style-name="ce1" table:formula="of:=LOWER([.A94])" office:value-type="string" office:string-value="grunt" calcext:value-type="string">
            <text:p>grunt</text:p>
          </table:table-cell>
          <table:table-cell table:style-name="ce1" office:value-type="string" calcext:value-type="string">
            <text:p>_LES7</text:p>
          </table:table-cell>
          <table:table-cell table:style-name="ce1" table:formula="of:=[.B94]&amp;[.C94]" office:value-type="string" office:string-value="grunt_LES7" calcext:value-type="string">
            <text:p>grunt_LES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mpact_of_ball_on_racket</text:p>
          </table:table-cell>
          <table:table-cell table:style-name="ce1" table:formula="of:=LOWER([.A95])" office:value-type="string" office:string-value="impact_of_ball_on_racket" calcext:value-type="string">
            <text:p>impact_of_ball_on_racket</text:p>
          </table:table-cell>
          <table:table-cell table:style-name="ce1" office:value-type="string" calcext:value-type="string">
            <text:p>_LES7</text:p>
          </table:table-cell>
          <table:table-cell table:style-name="ce1" table:formula="of:=[.B95]&amp;[.C95]" office:value-type="string" office:string-value="impact_of_ball_on_racket_LES7" calcext:value-type="string">
            <text:p>impact_of_ball_on_racket_LES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dividual_whistles</text:p>
          </table:table-cell>
          <table:table-cell table:style-name="ce1" table:formula="of:=LOWER([.A96])" office:value-type="string" office:string-value="individual_whistles" calcext:value-type="string">
            <text:p>individual_whistles</text:p>
          </table:table-cell>
          <table:table-cell table:style-name="ce1" office:value-type="string" calcext:value-type="string">
            <text:p>_LES7</text:p>
          </table:table-cell>
          <table:table-cell table:style-name="ce1" table:formula="of:=[.B96]&amp;[.C96]" office:value-type="string" office:string-value="individual_whistles_LES7" calcext:value-type="string">
            <text:p>individual_whistles_LES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dividually_identifiable_claps</text:p>
          </table:table-cell>
          <table:table-cell table:style-name="ce1" table:formula="of:=LOWER([.A97])" office:value-type="string" office:string-value="individually_identifiable_claps" calcext:value-type="string">
            <text:p>individually_identifiable_claps</text:p>
          </table:table-cell>
          <table:table-cell table:style-name="ce1" office:value-type="string" calcext:value-type="string">
            <text:p>_LES7</text:p>
          </table:table-cell>
          <table:table-cell table:style-name="ce1" table:formula="of:=[.B97]&amp;[.C97]" office:value-type="string" office:string-value="individually_identifiable_claps_LES7" calcext:value-type="string">
            <text:p>individually_identifiable_claps_LES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le_commentator_voice_A</text:p>
          </table:table-cell>
          <table:table-cell table:style-name="ce1" table:formula="of:=LOWER([.A98])" office:value-type="string" office:string-value="male_commentator_voice_a" calcext:value-type="string">
            <text:p>male_commentator_voice_a</text:p>
          </table:table-cell>
          <table:table-cell table:style-name="ce1" office:value-type="string" calcext:value-type="string">
            <text:p>_LES7</text:p>
          </table:table-cell>
          <table:table-cell table:style-name="ce1" table:formula="of:=[.B98]&amp;[.C98]" office:value-type="string" office:string-value="male_commentator_voice_a_LES7" calcext:value-type="string">
            <text:p>male_commentator_voice_a_LES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le_commentator_voice_B</text:p>
          </table:table-cell>
          <table:table-cell table:style-name="ce1" table:formula="of:=LOWER([.A99])" office:value-type="string" office:string-value="male_commentator_voice_b" calcext:value-type="string">
            <text:p>male_commentator_voice_b</text:p>
          </table:table-cell>
          <table:table-cell table:style-name="ce1" office:value-type="string" calcext:value-type="string">
            <text:p>_LES7</text:p>
          </table:table-cell>
          <table:table-cell table:style-name="ce1" table:formula="of:=[.B99]&amp;[.C99]" office:value-type="string" office:string-value="male_commentator_voice_b_LES7" calcext:value-type="string">
            <text:p>male_commentator_voice_b_LES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le_umprire_voice</text:p>
          </table:table-cell>
          <table:table-cell table:style-name="ce1" table:formula="of:=LOWER([.A100])" office:value-type="string" office:string-value="male_umprire_voice" calcext:value-type="string">
            <text:p>male_umprire_voice</text:p>
          </table:table-cell>
          <table:table-cell table:style-name="ce1" office:value-type="string" calcext:value-type="string">
            <text:p>_LES7</text:p>
          </table:table-cell>
          <table:table-cell table:style-name="ce1" table:formula="of:=[.B100]&amp;[.C100]" office:value-type="string" office:string-value="male_umprire_voice_LES7" calcext:value-type="string">
            <text:p>male_umprire_voice_LES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le_voice_in_crowd_shouting</text:p>
          </table:table-cell>
          <table:table-cell table:style-name="ce1" table:formula="of:=LOWER([.A101])" office:value-type="string" office:string-value="male_voice_in_crowd_shouting" calcext:value-type="string">
            <text:p>male_voice_in_crowd_shouting</text:p>
          </table:table-cell>
          <table:table-cell table:style-name="ce1" office:value-type="string" calcext:value-type="string">
            <text:p>_LES7</text:p>
          </table:table-cell>
          <table:table-cell table:style-name="ce1" table:formula="of:=[.B101]&amp;[.C101]" office:value-type="string" office:string-value="male_voice_in_crowd_shouting_LES7" calcext:value-type="string">
            <text:p>male_voice_in_crowd_shouting_LES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le_voice_shouting</text:p>
          </table:table-cell>
          <table:table-cell table:style-name="ce1" table:formula="of:=LOWER([.A102])" office:value-type="string" office:string-value="male_voice_shouting" calcext:value-type="string">
            <text:p>male_voice_shouting</text:p>
          </table:table-cell>
          <table:table-cell table:style-name="ce1" office:value-type="string" calcext:value-type="string">
            <text:p>_LES7</text:p>
          </table:table-cell>
          <table:table-cell table:style-name="ce1" table:formula="of:=[.B102]&amp;[.C102]" office:value-type="string" office:string-value="male_voice_shouting_LES7" calcext:value-type="string">
            <text:p>male_voice_shouting_LES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Shushing</text:p>
          </table:table-cell>
          <table:table-cell table:style-name="ce1" table:formula="of:=LOWER([.A103])" office:value-type="string" office:string-value="shushing" calcext:value-type="string">
            <text:p>shushing</text:p>
          </table:table-cell>
          <table:table-cell table:style-name="ce1" office:value-type="string" calcext:value-type="string">
            <text:p>_LES7</text:p>
          </table:table-cell>
          <table:table-cell table:style-name="ce1" table:formula="of:=[.B103]&amp;[.C103]" office:value-type="string" office:string-value="shushing_LES7" calcext:value-type="string">
            <text:p>shushing_LES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Sound_of_ball_bouncing</text:p>
          </table:table-cell>
          <table:table-cell table:style-name="ce1" table:formula="of:=LOWER([.A104])" office:value-type="string" office:string-value="sound_of_ball_bouncing" calcext:value-type="string">
            <text:p>sound_of_ball_bouncing</text:p>
          </table:table-cell>
          <table:table-cell table:style-name="ce1" office:value-type="string" calcext:value-type="string">
            <text:p>_LES7</text:p>
          </table:table-cell>
          <table:table-cell table:style-name="ce1" table:formula="of:=[.B104]&amp;[.C104]" office:value-type="string" office:string-value="sound_of_ball_bouncing_LES7" calcext:value-type="string">
            <text:p>sound_of_ball_bouncing_LES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hud</text:p>
          </table:table-cell>
          <table:table-cell table:style-name="ce1" table:formula="of:=LOWER([.A105])" office:value-type="string" office:string-value="thud" calcext:value-type="string">
            <text:p>thud</text:p>
          </table:table-cell>
          <table:table-cell table:style-name="ce1" office:value-type="string" calcext:value-type="string">
            <text:p>_LES7</text:p>
          </table:table-cell>
          <table:table-cell table:style-name="ce1" table:formula="of:=[.B105]&amp;[.C105]" office:value-type="string" office:string-value="thud_LES7" calcext:value-type="string">
            <text:p>thud_LES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l" table:style-name="ta6">
        <table:table-column table:style-name="co3" table:number-columns-repeated="1024" table:default-cell-style-name="ce3"/>
        <table:table-row table:style-name="ro2">
          <table:table-cell office:value-type="string" calcext:value-type="string">
            <text:p>male_voice_d_R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irring_sound_R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eping_R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bot_voice_R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cking_gun_R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bric_crumpling_R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ss_R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nth_R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n_zaps_R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rp_RD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nth_RD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rothys_voice_RD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rd_tweeting_RD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ymbals_RD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ackling_sound_RD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g_barking_RD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nchkin_laugh_RD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nckin_voice_RD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otsteps_RD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rds_screeching_RD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ating_of_wings_RD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nkey_landing_RD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nkey_grunting_RD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nkey_voice_RD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ooshing_sound_RD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istling_sound_RD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rowing_sound_RD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nkey_screaming_RD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f_rumble_RD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rothys_voice_RD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rds_screeching_RD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n_mans_voice_RD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ons_voice_RD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rieking_sound_RD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recrows_voice_RD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ar_sound_RD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aping_synth_sound_RD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nding_impact_RD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rothy_scream_RD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s_drum_RD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nth_pad_RD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xe_impacting_wood_RD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aking_of_falling_tree_RD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act_of_fallingtree_RD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e_voice_a_RD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ooming_of_robots_RD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e_voice_b_RD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nth_RD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bot_voice_RD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act_of_ball_on_bat_RD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apping_of_flying_ball_RD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ings_RD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losion_RD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mentators_voice_RD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hicle_screeching_RD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eaking_glass_RD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g_zooming_sound_RD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ud_RD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ren_RD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d_synth_RD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rothys_voice_RD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inking_sound_RD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ooshing_sound_RD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oden_impact_RD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nd_whistling_RD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cle_henrys_voice_RD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te_rattling_RD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nt_ems_voice_RD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otsteps_RD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or_closing_RD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hes_clinking_RD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ud_of_fencepost_RD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llar_door_opening_RD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udding_sound_RD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in_RD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oaning_sound_RD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under_RD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g_barking_RD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n_roof_collapsing_RD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mming_voice_RD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ockenspiel_RD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n_man_creaking_RD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nd_RD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recrows_voice_RD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ons_voice_RD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rothys_voice_RD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n_mans_voice_RD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reeching_sound_RD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g_barking_RD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f_rumble_RD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ooshing_RD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ating_of_wings_RD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nkeys_voice_RD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ons_roar_RD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nkey_vocalisation_RD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ss_RD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cussion_RD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ons_growl_RD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ymbal_RD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odwind_RD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f_rumble_RD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rothys_voice_RD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n_mans_voice_RD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recrows_voice_RD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owling_RD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rds_screeching_RD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g_barking_RD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n_man_shouting_RD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recrow_shouting_RD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on_roar_RD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recrow_unintelligible__voice_RD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nman_unintelligible_voice__RD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n_man_falling_RD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ons_voice_RD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reeching_sound_RD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oaning_sounds_RD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ttering_of_tin_man_RD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aking_of_tin_man_RD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rothy_scream_RD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e_voice_d_RDS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nth_pad_RDS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nd_RDS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otsteps_RDS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unting_RDS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act_RDS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male_computer_voice_RDS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ap_RDS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losion_RDS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ssing_RDS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e_computer_voice_RDS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uter_music_-_fanfare_RDS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uter_fizzling_RDS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owed_down_music_RDS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eeping_RDS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e_voice_b_RDS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e_voice_a_RDS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inking_of_glasses_RDS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uring_of_drinks_RDS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gh_frequency_whirring_RDS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n_opening_RDS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e_voice_c_RDS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queaking_RDS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k_popping_RDS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ordian_RDS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ooshing_sound_RDS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uttering_synth_sound_RDS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ttling_of_ice_bucket_RDS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otsteps_RDS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otsteps_on_metal_staircase_RDS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ings_RDS1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stling_footsteps_RDS1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e_voice_a_RDS1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ushing_sound_RDS1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rd_tweeting_RDS1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ubulence_sound_RDS1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ooshing_sound_RDS1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gh_frequency_crackling_RDS1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uffling_sound_RDS1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ss_instruments_RDS1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ar_of_spaceship_decending_RDS1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act_of_spaceship_landing_RDS1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nock_on_door_RDS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pening_door_RDS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e_voice_answering_door_RDS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e_voice_a_RDS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eyboard_RDS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wd_babble_RDS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ums_RDS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osing_door_RDS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ink_of_glasses_RDS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e_voice_b_RDS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itar_RDS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terodactyl_voice_RDS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or_laugh_RDS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male_laugh_RDS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or_voice_RDS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male_voice_RDS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tor_car_FF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otsteps_FF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wd_babble_FF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e_voice_a_FF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ll_FF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male_voice_a_FF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ses_hooves_FF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x_opening_sound_FF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raping_FF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e_voice_b_FF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ock_ticking_FF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nipping_FF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stling_of_paper_FF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aking_chair_FF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ses_hooves_FF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ings_FF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act_of_object_on_table_FF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bric_brushing_FF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angling_keys_FF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odwind_FF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otsteps_on_stairs_FF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e_voice_a_FF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male_voice_b_FF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aking_of_basket_FF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act_of_basket_on_table_FF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ings_FF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rd_squark_FF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rd_voice_FF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in_FF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ttle_of_lamp_FF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or_lock_FF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or_opening_FF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or_creaking_FF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braphone_FF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or_closing_FF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angling_of_watch_chain_FF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nth_pad_FF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osing_watch_FF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act_of_watch_on_table_FF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ud_FF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aking_window_FF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osing_curtains_FF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nd_FF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rdsong_FF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otsteps_FF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ins_FF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e_voice_a_FF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e_voice_c_FF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stle_of_paper_FF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angling_coins_FF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se_breathing_FF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ings_FF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oves_FF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se_grunt_FF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t_wheels_FF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nd_whistling_FF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se_snorting_FF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t_wheels_FF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oves_FF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rds_FF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otsteps_FF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ings_FF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w_cawing_FF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nd_FF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act_of_breifcase_FF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angling_keys_FF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locking_door_FF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pening_door_FF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or_creaking_FF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umping_paper_FF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ings_FF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rpsicord_FF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ufflings_cards_FF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f_whisper_FF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odwind_FF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ving_chair_FF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ud_upstairs_FF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otsteps_FF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aking_upstairs_FF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sic_box_FF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act_of_object_on_desk_FF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otsteps_on_stairs_FF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ak_of_stairs_FF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nd_whistling_FF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eathing_FF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f_ringing_FF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bric_brushing_FF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or_creaking_FF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ispering_FF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or_rattling_FF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re_crackling_FF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ud_as_door_kicked_FF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stling_of_baby_bird_FF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act_of_lantern_on_floor_FF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stle_of_nest_FF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w_flapping_FF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w_cawing_FF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ass_smashing_FF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e_voice_a_FF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ndow_opening_FF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rdsong_FF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or_creaking_FF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otsteps_FF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or_closing_FF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ings_FF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rdsong_FF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nd_FF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wling_sound_FF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se_neighing_FF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e_voice_a_FF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male_scream_FF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oves_FF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ilds_voice_a_FF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ilds_voice_b_FF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eathing_FF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f_rumbling_FF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e_voice_shouting_FF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reaming_FF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ild_shouting_FF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act_sound_FF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ir_moving_FF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nth_pad_FF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ock_ticking_FF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re_crackling_FF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f_rumble_FF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aking_sounds_FF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f_whispering_FF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reeching_FF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g_growling_FF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g_barking_FF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f_rumble_FFS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nth_pad_FFS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ickering_of_candle_FFS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otsteps_FFS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aking_FFS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act_of_candle_on_shelf_FFS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raping_of_hand_on_wallpaper_FFS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pping_wallpaper_FFS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per_falling_on_floor_FFS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f_whispering_FFS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umpling_of_wallpaper_FFS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ockwork_monkey_FFS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nd_N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n_pipes_N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nth_N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rator_N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ucked_instrument_N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um_N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etah_footsteps_N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rds_N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ickets_N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istling_N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quawk_N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ap_of_ear__N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ebra_grunt_N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king_N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ings_N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cking_sound_N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etah_breathing_N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y_buzzing_N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stling_of_grass_N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stritch_footsteps_N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stritch_pecking_grass_N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oshing_N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stritch_warbling_N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stritch_vocalisation_N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_hats_N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ums_N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stritch_squarking_N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act_of_cheetah_tackling_ostrich_N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ss_N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stritch_grunting_N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ushing_of_ostritch_feathers_N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act_of_ostritch_falling_N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ngs_flaping_N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stritch_kick_N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etahs_panting_ND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nd_ND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nth_ND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tle_splashing_of_water_ND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rator_ND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lash_as_whale_turns_ND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ale_blowing_ND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luttering_sounds_ND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uffling_sounds_ND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iding/crunching_of_ice_ND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al_vocalisation_ND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raping_sound_ND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act_of_flipper_ND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ash_of_seal_entering_ocean_ND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derwater_bubbling_ND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ings_ND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tle_swimming_sound_ND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g_splashes_ND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nth_pad_sounds_ND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istling_synth_ND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rd_cawing_ND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rator_ND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aking_ND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tallic_reverb_sound_ND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zzing_of_fly_ND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raping_of_fly_legs_ND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y_rubbing_face_ND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y_footsteps_ND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cking_sound_ND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unching_of_trap_closing_ND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uffling_sounds_as_fly_struggles_ND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rator_ND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ickets_ND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irping_sound_ND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g_cat_footsteps_ND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ter_splash_ND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rd_call_a_ND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gging_ND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ipping_sound_ND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quelch_as_hippo_moves_ND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nth_ND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itar_ND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ppo_footsteps_ND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rd_call_b_ND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cussion_ND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ano_ND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ings_ND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ppo_blowing_water_ND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ter_lapping_ND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ppo_grunt_ND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alsh_of_water_ND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ums_ND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g_splash_of_hippo_emerging/fighting_ND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ymbal_ND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nth_impact_ND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rd_call_c_ND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lash_of_hippos_footsteps_ND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w_frequency_noise_SS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rdsong_SS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m_of_traffic_SS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inking_of_coins_in_parking_meter_SS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ushing_sound_SS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act_sound_SS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oice_SS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_starting_SS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ren_SS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_accelerating_SS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f_vehicle_braking_sound_SS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otsteps_SS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w_frequency_vehicle_sound_SS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m_of_traffic_SS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otsteps_SS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ock_tower_bells_SS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f_braking_sound_SS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arm_sound_SS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s_hissing_SS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hicle_accelerating_SS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unk_of_manhole_cover_SS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oices_SS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oting_sound_SS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tant_traffic_noise_SS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ttering_pushchairs_SS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intelligible_voices_SS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ildren's_voices_SS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e_voice_SS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male_voices_SS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angling_coins_SS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aking_sound_SS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act_sound_SS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e_voices_SS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e_voice_singing_SS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ss_music_SS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ild's_voice_ow_SS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tant_traffic_noise_SS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intelliglible_voices_SS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ughter_SS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male_voices_SS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uffling_footsteps_SS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ll_drawer_closing_SS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per_rustling_SS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otsteps_SS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stling_SS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owing_nose_SS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gh_SS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ink_SS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ugh_SS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ttling_SS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e_voice_SS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ore_music_SS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ll_drawer_closing_SS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e_shop_assistant_voice_SS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male_laugh_SS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intelligible_voices_SS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act_SS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gh_SS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angling_sound_SS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one_notification_whistle_SS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itar_SS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stic_rustling_SS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ep_SS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pler_clicking_SS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intelligible_voices_SS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stling_SS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ak_SS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ick_SS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unk__SS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rape_of_paper_against_table_SS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or_opening_SS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or_creaking_SS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uffling_footsteps_SS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or_closing_SS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hicle_SS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otsteps_SS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tch_SS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ore_music_SS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e_voices_SS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pler_SS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lcro_ripping_SS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sic_SS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intelligible_voices_SS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te_impact_SS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tlery_rattling_SS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icking_sound_SS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hwasher_drawer_opening_SS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ir_conditioning_sound_SSS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queaking_SSS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ffled_announcer_voice_SSS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intelligible_voices_SSS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act_SSS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uffling_footsteps_SSS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or_closing_SSS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male_voice_SSS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tant_bang_SSS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or_opening_SSS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verberant_music_SSS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intelligible_voices_SSS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per_crumpling_SSS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ir_scraping_on_floor_SSS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te_clanking_SSS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stling_SSS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n_opening_SSS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tallic_impact_SSS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male_voice_SSS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nock_on_table_SSS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ttling_door_SSS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ttling_flap_SSS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e_voice_SSS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wd_chanting_LE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plause_LE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ferees_whistle_LE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ll_kick_LE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mentator_LE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outing_LE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e_voice_oooo_LE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e_voice_aaaa_LE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ythmic_clapping_LE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wd_cheering_LE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wd_singing_LE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ll_LES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_hat_LE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ss_LE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s_LE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xophone_LE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ano_LE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pluase_LE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dividually_identifiable_claps_LE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istling_LE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oice_of_mc_LE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act_sound_LE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wd_chanting_LE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mentator_LE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wd_cheering_LE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dividually_identifiable_claps_LE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istling_LE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n_LE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oices_in_crowd_LE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g_roar_of_crowd_as_goal_is_scored_LE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plause_LE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dium_announcer_LE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ferees_whistle_LE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wd_singing_LE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ghs_LE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stling_LE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act_of_ball_on_racket_LE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unt_LE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ream_LE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ar_of_crowd_LE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plause_LE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e_commentator_a_LE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oice_in_crowd_LE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mpires_voice_LE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e_commentator_b_LE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male_commentator_LE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wd_shouting_LE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dividually_identifiable_claps_LE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ilds_voice_LE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t_fault_beep_LE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act_of_ball_on_court_LE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otsteps_LE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act_of_ball_on_wall_LE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wd_cheering_LE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wd_whistling_LES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plause_LE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ering_LE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oice_wooo_LE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outing_LE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istles_LE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umming_sound_LE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ty_popper_LE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wd_babble/murmur_LE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rework_LE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oop_LE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n_sound_LE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ick_LE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ining_sound_LES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n_LE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wd_cheering_LE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plause_LE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wd_whistling_LE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dividual_whistle_LE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oice_of_mc_LE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ty_popper_LE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ghs_LE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ughter_LE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ud_horn_LE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ss_LE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ings_LE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cussion_LE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oir_singling_LES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wd_babble_LE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e_umprire_voice_LE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otsteps_LE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ick_LE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ghs_LE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unt_LE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act_of_ball_on_racket_LE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wd_groan_LE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ud_LE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ck_LE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und_of_ball_bouncing_LE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wd_cheering_LE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wd_applause_LE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wd_whsitling_LE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dividually_identifiable_claps_LE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e_commentator_voice_a_LE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e_voice_in_crowd_shouting_LE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male_voice_in_crowd_shouting_LE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dividual_whistles_LE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wd_chanting_LE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e_commentator_voice_b_LE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ushing_LES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e_voice_shouting_LES7</text:p>
          </table:table-cell>
          <table:table-cell table:number-columns-repeated="1023"/>
        </table:table-row>
        <table:table-row table:style-name="ro2" table:number-rows-repeated="10479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RD.A1:RD.G176">
          <table:sort>
            <table:sort-by table:field-number="2" table:data-type="automatic"/>
          </table:sort>
        </table:database-range>
        <table:database-range table:name="__Anonymous_Sheet_DB__1" table:target-range-address="FF.A1:FF.D142" table:contains-header="false">
          <table:sort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2" table:target-range-address="ND.A1:ND.D91">
          <table:sort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3" table:target-range-address="SS.A1:SS.D110">
          <table:sort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4" table:target-range-address="LE.A1:LE.D105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number:text> </number:text>
      <loext:fill-character> </loext:fill-character>
      <number:text>- </number:text>
    </number:number-style>
    <number:text-style style:name="N10120" number:language="en" number:country="GB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D" style:display-name="PageStyle_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F" style:display-name="PageStyle_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D" style:display-name="PageStyle_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S" style:display-name="PageStyle_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" style:display-name="PageStyle_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" style:display-name="PageStyle_Al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9T19:23:26</meta:creation-date>
    <meta:initial-creator>James</meta:initial-creator>
    <dc:language>en-GB</dc:language>
    <dc:date>2014-12-19T15:20:37.951255343</dc:date>
    <meta:editing-cycles>24</meta:editing-cycles>
    <meta:editing-duration>PT1H7M21S</meta:editing-duration>
    <meta:generator>LibreOffice/4.2.7.2$Linux_X86_64 LibreOffice_project/420m0$Build-2</meta:generator>
    <meta:document-statistic meta:table-count="6" meta:cell-count="5039" meta:object-count="0"/>
  </office:meta>
</office:document-meta>
</file>